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016in"/>
    </style:style>
    <style:style style:name="co2" style:family="table-column">
      <style:table-column-properties fo:break-before="auto" style:column-width="2.7764in"/>
    </style:style>
    <style:style style:name="co3" style:family="table-column">
      <style:table-column-properties fo:break-before="auto" style:column-width="0.6752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4.3701in"/>
    </style:style>
    <style:style style:name="co7" style:family="table-column">
      <style:table-column-properties fo:break-before="auto" style:column-width="0.6035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io_ports$0: BYTE +-&gt; {[0,0,0,0,0,0,0,0]} &amp; dom(io_ports$0) = BYTE &amp; %xx.(xx: BV16 | [0,0,0,0,0,0,0,0]): BV16 +-&gt; BYTE &amp; dom(%xx.(xx: BV16 | [0,0,0,0,0,0,0,0])) = BV16 &amp; ran(%xx.(xx: BV16 | [0,0,0,0,0,0,0,0])): POW(BYTE) &amp; !(address,value).(address: BV16 &amp; value: BYTE =&gt; %xx.(xx: BV16 | [0,0,0,0,0,0,0,0])&lt;+{address|-&gt;value}: BV16 +-&gt; BYTE &amp; dom(%xx.(xx: BV16 | [0,0,0,0,0,0,0,0])&lt;+{address|-&gt;value}) = BV16)) &amp; </text:p>
            <text:p><text:s text:c="2"/>btrue</text:p>
            <text:p><text:s/>=&gt; </text:p>
            <text:p><text:s text:c="2"/>({1|-&gt;id_reg_8|-&gt;[1,1,1,1,1,1,1,1]}\/{2|-&gt;id_reg_8|-&gt;[1,1,1,1,1,1,1,1]}\/{3|-&gt;id_reg_8|-&gt;[1,1,1,1,1,1,1,1]}\/{4|-&gt;id_reg_8|-&gt;[1,1,1,1,1,1,1,1]}\/{5|-&gt;id_reg_8|-&gt;[1,1,1,1,1,1,1,1]}\/{6|-&gt;id_reg_8|-&gt;[1,1,1,1,1,1,1,1]}\/{7|-&gt;id_reg_8|-&gt;[1,1,1,1,1,1,1,1]}\/{8|-&gt;id_reg_8|-&gt;[1,1,1,1,1,1,1,1]}\/{9|-&gt;id_reg_8|-&gt;[1,1,1,1,1,1,1,1]}\/{10|-&gt;id_reg_8|-&gt;[1,1,1,1,1,1,1,1]}\/{11|-&gt;id_reg_8|-&gt;[1,1,1,1,1,1,1,1]}\/{12|-&gt;id_reg_8|-&gt;[1,1,1,1,1,1,1,1]}\/{13|-&gt;id_reg_8|-&gt;[1,1,1,1,1,1,1,1]}\/{14|-&gt;id_reg_8|-&gt;[1,1,1,1,1,1,1,1]}\/{15|-&gt;id_reg_8|-&gt;[1,1,1,1,1,1,1,1]}\/{16|-&gt;id_reg_8|-&gt;[1,1,1,1,1,1,1,1]}: (1..16)*{id_reg_8} +-&gt; BYTE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26660">
            <text:p>266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io_ports$0: BYTE +-&gt; {[0,0,0,0,0,0,0,0]} &amp; dom(io_ports$0) = BYTE &amp; %xx.(xx: BV16 | [0,0,0,0,0,0,0,0]): BV16 +-&gt; BYTE &amp; dom(%xx.(xx: BV16 | [0,0,0,0,0,0,0,0])) = BV16 &amp; ran(%xx.(xx: BV16 | [0,0,0,0,0,0,0,0])): POW(BYTE) &amp; !(address,value).(address: BV16 &amp; value: BYTE =&gt; %xx.(xx: BV16 | [0,0,0,0,0,0,0,0])&lt;+{address|-&gt;value}: BV16 +-&gt; BYTE &amp; dom(%xx.(xx: BV16 | [0,0,0,0,0,0,0,0])&lt;+{address|-&gt;value}) = BV16)) &amp; </text:p>
            <text:p><text:s text:c="2"/>btrue</text:p>
            <text:p><text:s/>=&gt; </text:p>
            <text:p><text:s text:c="2"/>(dom({1|-&gt;id_reg_8|-&gt;[1,1,1,1,1,1,1,1]}\/{2|-&gt;id_reg_8|-&gt;[1,1,1,1,1,1,1,1]}\/{3|-&gt;id_reg_8|-&gt;[1,1,1,1,1,1,1,1]}\/{4|-&gt;id_reg_8|-&gt;[1,1,1,1,1,1,1,1]}\/{5|-&gt;id_reg_8|-&gt;[1,1,1,1,1,1,1,1]}\/{6|-&gt;id_reg_8|-&gt;[1,1,1,1,1,1,1,1]}\/{7|-&gt;id_reg_8|-&gt;[1,1,1,1,1,1,1,1]}\/{8|-&gt;id_reg_8|-&gt;[1,1,1,1,1,1,1,1]}\/{9|-&gt;id_reg_8|-&gt;[1,1,1,1,1,1,1,1]}\/{10|-&gt;id_reg_8|-&gt;[1,1,1,1,1,1,1,1]}\/{11|-&gt;id_reg_8|-&gt;[1,1,1,1,1,1,1,1]}\/{12|-&gt;id_reg_8|-&gt;[1,1,1,1,1,1,1,1]}\/{13|-&gt;id_reg_8|-&gt;[1,1,1,1,1,1,1,1]}\/{14|-&gt;id_reg_8|-&gt;[1,1,1,1,1,1,1,1]}\/{15|-&gt;id_reg_8|-&gt;[1,1,1,1,1,1,1,1]}\/{16|-&gt;id_reg_8|-&gt;[1,1,1,1,1,1,1,1]}) = (1..16)*{id_reg_8}))</text:p>
          </table:table-cell>
          <table:table-cell table:number-columns-repeated="2" office:value-type="string">
            <text:p>INITIAL</text:p>
          </table:table-cell>
          <table:table-cell office:value-type="float" office:value="263175">
            <text:p>2631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io_ports$0: BYTE +-&gt; {[0,0,0,0,0,0,0,0]} &amp; dom(io_ports$0) = BYTE &amp; %xx.(xx: BV16 | [0,0,0,0,0,0,0,0]): BV16 +-&gt; BYTE &amp; dom(%xx.(xx: BV16 | [0,0,0,0,0,0,0,0])) = BV16 &amp; ran(%xx.(xx: BV16 | [0,0,0,0,0,0,0,0])): POW(BYTE) &amp; !(address,value).(address: BV16 &amp; value: BYTE =&gt; %xx.(xx: BV16 | [0,0,0,0,0,0,0,0])&lt;+{address|-&gt;value}: BV16 +-&gt; BYTE &amp; dom(%xx.(xx: BV16 | [0,0,0,0,0,0,0,0])&lt;+{address|-&gt;value}) = BV16)) &amp; </text:p>
            <text:p><text:s text:c="2"/>btrue</text:p>
            <text:p><text:s/>=&gt; </text:p>
            <text:p><text:s text:c="2"/>(io_ports$0: BYTE +-&gt; BYTE))</text:p>
          </table:table-cell>
          <table:table-cell table:number-columns-repeated="2" office:value-type="string">
            <text:p>INITIAL</text:p>
          </table:table-cell>
          <table:table-cell office:value-type="float" office:value="263643">
            <text:p>26364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gs8: (1..16)*{id_reg_8} +-&gt; BYTE &amp; dom(rgs8) = (1..16)*{id_reg_8} &amp; pc: USHORT &amp; sp: BV16 &amp; ix: BV16 &amp; iy: BV16 &amp; i_: BYTE &amp; r_: BYTE &amp; iff1: BIT &amp; iff2: BIT &amp; im: BIT*BIT &amp; io_ports: BYTE +-&gt; BYTE &amp; dom(io_ports) = BYTE) &amp; </text:p>
            <text:p><text:s text:c="2"/>btrue</text:p>
            <text:p><text:s/>=&gt; </text:p>
            <text:p><text:s text:c="2"/>(mem(byte_bv16(rgs8(9|-&gt;id_reg_8),rgs8(10|-&gt;id_reg_8))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78">
            <text:p>1157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gs8: (1..16)*{id_reg_8} +-&gt; BYTE &amp; dom(rgs8) = (1..16)*{id_reg_8} &amp; pc: USHORT &amp; sp: BV16 &amp; ix: BV16 &amp; iy: BV16 &amp; i_: BYTE &amp; r_: BYTE &amp; iff1: BIT &amp; iff2: BIT &amp; im: BIT*BIT &amp; io_ports: BYTE +-&gt; BYTE &amp; dom(io_ports) = BYTE) &amp; </text:p>
            <text:p><text:s text:c="2"/>btrue</text:p>
            <text:p><text:s/>=&gt; </text:p>
            <text:p><text:s text:c="2"/>(mem(byte_bv16(rgs8(5|-&gt;id_reg_8),rgs8(6|-&gt;id_reg_8))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68">
            <text:p>1166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gs8: (1..16)*{id_reg_8} +-&gt; BYTE &amp; dom(rgs8) = (1..16)*{id_reg_8} &amp; pc: USHORT &amp; sp: BV16 &amp; ix: BV16 &amp; iy: BV16 &amp; i_: BYTE &amp; r_: BYTE &amp; iff1: BIT &amp; iff2: BIT &amp; im: BIT*BIT &amp; io_ports: BYTE +-&gt; BYTE &amp; dom(io_ports) = BYTE) &amp; </text:p>
            <text:p><text:s text:c="2"/>btrue</text:p>
            <text:p><text:s/>=&gt; </text:p>
            <text:p><text:s text:c="2"/>(byte_bv16(rgs8(1|-&gt;id_reg_8),rgs8(2|-&gt;id_reg_8)): BV16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4">
            <text:p>1158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gs8: (1..16)*{id_reg_8} +-&gt; BYTE &amp; dom(rgs8) = (1..16)*{id_reg_8} &amp; pc: USHORT &amp; sp: BV16 &amp; ix: BV16 &amp; iy: BV16 &amp; i_: BYTE &amp; r_: BYTE &amp; iff1: BIT &amp; iff2: BIT &amp; im: BIT*BIT &amp; io_ports: BYTE +-&gt; BYTE &amp; dom(io_ports) = BYTE) &amp; </text:p>
            <text:p><text:s text:c="2"/>btrue</text:p>
            <text:p><text:s/>=&gt; </text:p>
            <text:p><text:s text:c="2"/>(byte_bv16(rgs8(9|-&gt;id_reg_8),rgs8(10|-&gt;id_reg_8)): BV16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46">
            <text:p>1174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gs8: (1..16)*{id_reg_8} +-&gt; BYTE &amp; dom(rgs8) = (1..16)*{id_reg_8} &amp; pc: USHORT &amp; sp: BV16 &amp; ix: BV16 &amp; iy: BV16 &amp; i_: BYTE &amp; r_: BYTE &amp; iff1: BIT &amp; iff2: BIT &amp; im: BIT*BIT &amp; io_ports: BYTE +-&gt; BYTE &amp; dom(io_ports) = BYTE) &amp; </text:p>
            <text:p><text:s text:c="2"/>btrue</text:p>
            <text:p><text:s/>=&gt; </text:p>
            <text:p><text:s text:c="2"/>(byte_bv16(rgs8(13|-&gt;id_reg_8),rgs8(14|-&gt;id_reg_8)): BV16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58">
            <text:p>1155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gs8: (1..16)*{id_reg_8} +-&gt; BYTE &amp; dom(rgs8) = (1..16)*{id_reg_8} &amp; pc: USHORT &amp; sp: BV16 &amp; ix: BV16 &amp; iy: BV16 &amp; i_: BYTE &amp; r_: BYTE &amp; iff1: BIT &amp; iff2: BIT &amp; im: BIT*BIT &amp; io_ports: BYTE +-&gt; BYTE &amp; dom(io_ports) = BYTE) &amp; </text:p>
            <text:p><text:s text:c="2"/>btrue</text:p>
            <text:p><text:s/>=&gt; </text:p>
            <text:p><text:s text:c="2"/>(byte_bv16(rgs8(5|-&gt;id_reg_8),rgs8(6|-&gt;id_reg_8)): BV16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71">
            <text:p>1157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) &amp; </text:p>
            <text:p><text:s text:c="2"/>btrue</text:p>
            <text:p><text:s/>=&gt; </text:p>
            <text:p><text:s text:c="2"/>(rgs8&lt;+({xx|-&gt;xxr}\/{yy|-&gt;yyr}\/{zz|-&gt;zzr}\/{vv|-&gt;vvr}\/{ww|-&gt;wwr}\/{aa|-&gt;aar}\/{bb|-&gt;bbr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5">
            <text:p>1159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) &amp; </text:p>
            <text:p><text:s text:c="2"/>btrue</text:p>
            <text:p><text:s/>=&gt; </text:p>
            <text:p><text:s text:c="2"/>(dom(rgs8&lt;+({xx|-&gt;xxr}\/{yy|-&gt;yyr}\/{zz|-&gt;zzr}\/{vv|-&gt;vvr}\/{ww|-&gt;wwr}\/{aa|-&gt;aar}\/{bb|-&gt;bbr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28">
            <text:p>1162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) &amp; </text:p>
            <text:p><text:s text:c="2"/>btrue</text:p>
            <text:p><text:s/>=&gt; </text:p>
            <text:p><text:s text:c="2"/>(rgs8&lt;+({xx|-&gt;xxr}\/{yy|-&gt;yyr}\/{zz|-&gt;zzr}\/{vv|-&gt;vvr}\/{ww|-&gt;wwr}\/{aa|-&gt;aar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5">
            <text:p>1158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) &amp; </text:p>
            <text:p><text:s text:c="2"/>btrue</text:p>
            <text:p><text:s/>=&gt; </text:p>
            <text:p><text:s text:c="2"/>(dom(rgs8&lt;+({xx|-&gt;xxr}\/{yy|-&gt;yyr}\/{zz|-&gt;zzr}\/{vv|-&gt;vvr}\/{ww|-&gt;wwr}\/{aa|-&gt;aar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70">
            <text:p>1167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) &amp; </text:p>
            <text:p><text:s text:c="2"/>btrue</text:p>
            <text:p><text:s/>=&gt; </text:p>
            <text:p><text:s text:c="2"/>(rgs8&lt;+({xx|-&gt;xxr}\/{yy|-&gt;yyr}\/{zz|-&gt;zzr}\/{vv|-&gt;vvr}\/{ww|-&gt;wwr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85">
            <text:p>1168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) &amp; </text:p>
            <text:p><text:s text:c="2"/>btrue</text:p>
            <text:p><text:s/>=&gt; </text:p>
            <text:p><text:s text:c="2"/>(dom(rgs8&lt;+({xx|-&gt;xxr}\/{yy|-&gt;yyr}\/{zz|-&gt;zzr}\/{vv|-&gt;vvr}\/{ww|-&gt;wwr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53">
            <text:p>1165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) &amp; </text:p>
            <text:p><text:s text:c="2"/>btrue</text:p>
            <text:p><text:s/>=&gt; </text:p>
            <text:p><text:s text:c="2"/>(rgs8&lt;+({xx|-&gt;xxr}\/{yy|-&gt;yyr}\/{zz|-&gt;zzr}\/{vv|-&gt;vvr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28">
            <text:p>1172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) &amp; </text:p>
            <text:p><text:s text:c="2"/>btrue</text:p>
            <text:p><text:s/>=&gt; </text:p>
            <text:p><text:s text:c="2"/>(dom(rgs8&lt;+({xx|-&gt;xxr}\/{yy|-&gt;yyr}\/{zz|-&gt;zzr}\/{vv|-&gt;vvr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17">
            <text:p>1151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xx: (1..16)*{id_reg_8} &amp; xxr: BYTE &amp; yy: (1..16)*{id_reg_8} &amp; yyr: BYTE &amp; zz: (1..16)*{id_reg_8} &amp; zzr: BYTE &amp; not(xx = yy) &amp; not(xx = zz) &amp; not(yy = zz)) &amp; </text:p>
            <text:p><text:s text:c="2"/>btrue</text:p>
            <text:p><text:s/>=&gt; </text:p>
            <text:p><text:s text:c="2"/>(rgs8&lt;+({xx|-&gt;xxr}\/{yy|-&gt;yyr}\/{zz|-&gt;zzr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91">
            <text:p>1169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xx: (1..16)*{id_reg_8} &amp; xxr: BYTE &amp; yy: (1..16)*{id_reg_8} &amp; yyr: BYTE &amp; zz: (1..16)*{id_reg_8} &amp; zzr: BYTE &amp; not(xx = yy) &amp; not(xx = zz) &amp; not(yy = zz)) &amp; </text:p>
            <text:p><text:s text:c="2"/>btrue</text:p>
            <text:p><text:s/>=&gt; </text:p>
            <text:p><text:s text:c="2"/>(dom(rgs8&lt;+({xx|-&gt;xxr}\/{yy|-&gt;yyr}\/{zz|-&gt;zzr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89">
            <text:p>1168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xx: (1..16)*{id_reg_8} &amp; xxr: BYTE &amp; yy: (1..16)*{id_reg_8} &amp; yyr: BYTE &amp; not(xx = yy)) &amp; </text:p>
            <text:p><text:s text:c="2"/>btrue</text:p>
            <text:p><text:s/>=&gt; </text:p>
            <text:p><text:s text:c="2"/>(rgs8&lt;+({xx|-&gt;xxr}\/{yy|-&gt;yyr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73">
            <text:p>1177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xx: (1..16)*{id_reg_8} &amp; xxr: BYTE &amp; yy: (1..16)*{id_reg_8} &amp; yyr: BYTE &amp; not(xx = yy)) &amp; </text:p>
            <text:p><text:s text:c="2"/>btrue</text:p>
            <text:p><text:s/>=&gt; </text:p>
            <text:p><text:s text:c="2"/>(dom(rgs8&lt;+({xx|-&gt;xxr}\/{yy|-&gt;yyr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25">
            <text:p>1162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xx: (1..16)*{id_reg_8} &amp; xxr: BYTE) &amp; </text:p>
            <text:p><text:s text:c="2"/>btrue</text:p>
            <text:p><text:s/>=&gt; </text:p>
            <text:p><text:s text:c="2"/>(rgs8&lt;+{xx|-&gt;xxr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4">
            <text:p>1160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xx: (1..16)*{id_reg_8} &amp; xxr: BYTE) &amp; </text:p>
            <text:p><text:s text:c="2"/>btrue</text:p>
            <text:p><text:s/>=&gt; </text:p>
            <text:p><text:s text:c="2"/>(dom(rgs8&lt;+{xx|-&gt;xxr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26">
            <text:p>1152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xx: (1..16)*{id_reg_8} +-&gt; BYTE &amp; dom(xx) = (1..16)*{id_reg_8}) &amp; </text:p>
            <text:p><text:s text:c="2"/>btrue</text:p>
            <text:p><text:s/>=&gt; </text:p>
            <text:p><text:s text:c="2"/>(rgs8&lt;+xx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5">
            <text:p>1158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xx: (1..16)*{id_reg_8} +-&gt; BYTE &amp; dom(xx) = (1..16)*{id_reg_8}) &amp; </text:p>
            <text:p><text:s text:c="2"/>btrue</text:p>
            <text:p><text:s/>=&gt; </text:p>
            <text:p><text:s text:c="2"/>(dom(rgs8&lt;+xx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42">
            <text:p>1154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1: BIT &amp; b2: BIT &amp; b3: BIT &amp; b4: BIT &amp; b5: BIT &amp; b6: BIT) &amp; </text:p>
            <text:p><text:s text:c="2"/>btrue</text:p>
            <text:p><text:s/>=&gt; </text:p>
            <text:p><text:s text:c="2"/>(update_flag_reg(b1,b2,b3,b4,b5,b6): {2|-&gt;id_reg_8}*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75">
            <text:p>1157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gs8: (1..16)*{id_reg_8} +-&gt; BYTE &amp; dom(rgs8) = (1..16)*{id_reg_8} &amp; pc: USHORT &amp; sp: BV16 &amp; ix: BV16 &amp; iy: BV16 &amp; i_: BYTE &amp; r_: BYTE &amp; iff1: BIT &amp; iff2: BIT &amp; im: BIT*BIT &amp; io_ports: BYTE +-&gt; BYTE &amp; dom(io_ports) = BYTE) &amp; </text:p>
            <text:p><text:s text:c="2"/>btrue</text:p>
            <text:p><text:s/>=&gt; </text:p>
            <text:p><text:s text:c="2"/>(ran(update_flag_reg): POW({2|-&gt;id_reg_8}*BYTE)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38">
            <text:p>1163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gs8: (1..16)*{id_reg_8} +-&gt; BYTE &amp; dom(rgs8) = (1..16)*{id_reg_8} &amp; pc: USHORT &amp; sp: BV16 &amp; ix: BV16 &amp; iy: BV16 &amp; i_: BYTE &amp; r_: BYTE &amp; iff1: BIT &amp; iff2: BIT &amp; im: BIT*BIT &amp; io_ports: BYTE +-&gt; BYTE &amp; dom(io_ports) = BYTE) &amp; </text:p>
            <text:p><text:s text:c="2"/>btrue</text:p>
            <text:p><text:s/>=&gt; </text:p>
            <text:p><text:s text:c="2"/>(dom(update_flag_reg) = BIT*BIT*BIT*BIT*BIT*BIT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07">
            <text:p>1170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gs8: (1..16)*{id_reg_8} +-&gt; BYTE &amp; dom(rgs8) = (1..16)*{id_reg_8} &amp; pc: USHORT &amp; sp: BV16 &amp; ix: BV16 &amp; iy: BV16 &amp; i_: BYTE &amp; r_: BYTE &amp; iff1: BIT &amp; iff2: BIT &amp; im: BIT*BIT &amp; io_ports: BYTE +-&gt; BYTE &amp; dom(io_ports) = BYTE) &amp; </text:p>
            <text:p><text:s text:c="2"/>btrue</text:p>
            <text:p><text:s/>=&gt; </text:p>
            <text:p><text:s text:c="2"/>(update_refresh_reg(r_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5">
            <text:p>1160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gs8: (1..16)*{id_reg_8} +-&gt; BYTE &amp; dom(rgs8) = (1..16)*{id_reg_8} &amp; pc: USHORT &amp; sp: BV16 &amp; ix: BV16 &amp; iy: BV16 &amp; i_: BYTE &amp; r_: BYTE &amp; iff1: BIT &amp; iff2: BIT &amp; im: BIT*BIT &amp; io_ports: BYTE +-&gt; BYTE &amp; dom(io_ports) = BYTE) &amp; </text:p>
            <text:p><text:s text:c="2"/>btrue</text:p>
            <text:p><text:s/>=&gt; </text:p>
            <text:p><text:s text:c="2"/>(mem(byte_bv16(schar_byte(0),mem(byte_bv16(rgs8(1|-&gt;id_reg_8),rgs8(2|-&gt;id_reg_8))))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77">
            <text:p>1157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gs8: (1..16)*{id_reg_8} +-&gt; BYTE &amp; dom(rgs8) = (1..16)*{id_reg_8} &amp; pc: USHORT &amp; sp: BV16 &amp; ix: BV16 &amp; iy: BV16 &amp; i_: BYTE &amp; r_: BYTE &amp; iff1: BIT &amp; iff2: BIT &amp; im: BIT*BIT &amp; io_ports: BYTE +-&gt; BYTE &amp; dom(io_ports) = BYTE) &amp; </text:p>
            <text:p><text:s text:c="2"/>btrue</text:p>
            <text:p><text:s/>=&gt; </text:p>
            <text:p><text:s text:c="2"/>(mem(byte_bv16(schar_byte(0),mem(byte_bv16(rgs8(13|-&gt;id_reg_8),rgs8(14|-&gt;id_reg_8))))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7">
            <text:p>1161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gs8: (1..16)*{id_reg_8} +-&gt; BYTE &amp; dom(rgs8) = (1..16)*{id_reg_8} &amp; pc: USHORT &amp; sp: BV16 &amp; ix: BV16 &amp; iy: BV16 &amp; i_: BYTE &amp; r_: BYTE &amp; iff1: BIT &amp; iff2: BIT &amp; im: BIT*BIT &amp; io_ports: BYTE +-&gt; BYTE &amp; dom(io_ports) = BYTE) &amp; </text:p>
            <text:p><text:s text:c="2"/>btrue</text:p>
            <text:p><text:s/>=&gt; </text:p>
            <text:p><text:s text:c="2"/>(mem(byte_bv16(schar_byte(0),mem(byte_bv16(rgs8(9|-&gt;id_reg_8),rgs8(10|-&gt;id_reg_8))))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5">
            <text:p>1161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gs8: (1..16)*{id_reg_8} +-&gt; BYTE &amp; dom(rgs8) = (1..16)*{id_reg_8} &amp; pc: USHORT &amp; sp: BV16 &amp; ix: BV16 &amp; iy: BV16 &amp; i_: BYTE &amp; r_: BYTE &amp; iff1: BIT &amp; iff2: BIT &amp; im: BIT*BIT &amp; io_ports: BYTE +-&gt; BYTE &amp; dom(io_ports) = BYTE) &amp; </text:p>
            <text:p><text:s text:c="2"/>btrue</text:p>
            <text:p><text:s/>=&gt; </text:p>
            <text:p><text:s text:c="2"/>(mem(byte_bv16(schar_byte(0),mem(byte_bv16(rgs8(5|-&gt;id_reg_8),rgs8(6|-&gt;id_reg_8))))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32">
            <text:p>1153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gs8: (1..16)*{id_reg_8} +-&gt; BYTE &amp; dom(rgs8) = (1..16)*{id_reg_8} &amp; pc: USHORT &amp; sp: BV16 &amp; ix: BV16 &amp; iy: BV16 &amp; i_: BYTE &amp; r_: BYTE &amp; iff1: BIT &amp; iff2: BIT &amp; im: BIT*BIT &amp; io_ports: BYTE +-&gt; BYTE &amp; dom(io_ports) = BYTE) &amp; </text:p>
            <text:p><text:s text:c="2"/>btrue</text:p>
            <text:p><text:s/>=&gt; </text:p>
            <text:p><text:s text:c="2"/>(instruction_next(pc): USHORT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64">
            <text:p>1166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gs8: (1..16)*{id_reg_8} +-&gt; BYTE &amp; dom(rgs8) = (1..16)*{id_reg_8} &amp; pc: USHORT &amp; sp: BV16 &amp; ix: BV16 &amp; iy: BV16 &amp; i_: BYTE &amp; r_: BYTE &amp; iff1: BIT &amp; iff2: BIT &amp; im: BIT*BIT &amp; io_ports: BYTE +-&gt; BYTE &amp; dom(io_ports) = BYTE) &amp; </text:p>
            <text:p><text:s text:c="2"/>btrue</text:p>
            <text:p><text:s/>=&gt; </text:p>
            <text:p><text:s text:c="2"/>(ran(rgs8): POW(BYTE)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33">
            <text:p>1163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gs8: (1..16)*{id_reg_8} +-&gt; BYTE &amp; dom(rgs8) = (1..16)*{id_reg_8} &amp; pc: USHORT &amp; sp: BV16 &amp; ix: BV16 &amp; iy: BV16 &amp; i_: BYTE &amp; r_: BYTE &amp; iff1: BIT &amp; iff2: BIT &amp; im: BIT*BIT &amp; io_ports: BYTE +-&gt; BYTE &amp; dom(io_ports) = BYTE) &amp; </text:p>
            <text:p><text:s text:c="2"/>btrue</text:p>
            <text:p><text:s/>=&gt; </text:p>
            <text:p><text:s text:c="2"/>(cc_get: ((1..16)*{id_reg_8} --&gt; BYTE)*(0..8) +-&gt; BIT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08">
            <text:p>1150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gs8: (1..16)*{id_reg_8} +-&gt; BYTE &amp; dom(rgs8) = (1..16)*{id_reg_8} &amp; pc: USHORT &amp; sp: BV16 &amp; ix: BV16 &amp; iy: BV16 &amp; i_: BYTE &amp; r_: BYTE &amp; iff1: BIT &amp; iff2: BIT &amp; im: BIT*BIT &amp; io_ports: BYTE +-&gt; BYTE &amp; dom(io_ports) = BYTE) &amp; </text:p>
            <text:p><text:s text:c="2"/>btrue</text:p>
            <text:p><text:s/>=&gt; </text:p>
            <text:p><text:s text:c="2"/>(get_bv_reg16: BV16*((1..16)*{id_reg_8} --&gt; BYTE)*((1..5)*{id_reg_16}) +-&gt; BV16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27">
            <text:p>1172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gs8: (1..16)*{id_reg_8} +-&gt; BYTE &amp; dom(rgs8) = (1..16)*{id_reg_8} &amp; pc: USHORT &amp; sp: BV16 &amp; ix: BV16 &amp; iy: BV16 &amp; i_: BYTE &amp; r_: BYTE &amp; iff1: BIT &amp; iff2: BIT &amp; im: BIT*BIT &amp; io_ports: BYTE +-&gt; BYTE &amp; dom(io_ports) = BYTE) &amp; </text:p>
            <text:p><text:s text:c="2"/>btrue</text:p>
            <text:p><text:s/>=&gt; </text:p>
            <text:p><text:s text:c="2"/>(card(update_flag_reg) = 64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87">
            <text:p>1168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gs8: (1..16)*{id_reg_8} +-&gt; BYTE &amp; dom(rgs8) = (1..16)*{id_reg_8} &amp; pc: USHORT &amp; sp: BV16 &amp; ix: BV16 &amp; iy: BV16 &amp; i_: BYTE &amp; r_: BYTE &amp; iff1: BIT &amp; iff2: BIT &amp; im: BIT*BIT &amp; io_ports: BYTE +-&gt; BYTE &amp; dom(io_ports) = BYTE) &amp; </text:p>
            <text:p><text:s text:c="2"/>btrue</text:p>
            <text:p><text:s/>=&gt; </text:p>
            <text:p><text:s text:c="2"/>(card(REG16_TO_REG8) = 5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77">
            <text:p>1157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address: UCHAR &amp; value: SCHAR) &amp; </text:p>
            <text:p><text:s text:c="2"/>btrue</text:p>
            <text:p><text:s/>=&gt; </text:p>
            <text:p><text:s text:c="2"/>(io_ports&lt;+{uchar_byte(address)|-&gt;schar_byte(value)}: BYTE +-&gt; BYTE))</text:p>
          </table:table-cell>
          <table:table-cell table:number-columns-repeated="2" office:value-type="string">
            <text:p>INITIAL</text:p>
          </table:table-cell>
          <table:table-cell office:value-type="float" office:value="262673">
            <text:p>26267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address: UCHAR &amp; value: SCHAR) &amp; </text:p>
            <text:p><text:s text:c="2"/>btrue</text:p>
            <text:p><text:s/>=&gt; </text:p>
            <text:p><text:s text:c="2"/>(dom(io_ports&lt;+{uchar_byte(address)|-&gt;schar_byte(value)}) = BYTE))</text:p>
          </table:table-cell>
          <table:table-cell table:number-columns-repeated="2" office:value-type="string">
            <text:p>INITIAL</text:p>
          </table:table-cell>
          <table:table-cell office:value-type="float" office:value="265443">
            <text:p>26544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n: UCHAR) &amp; </text:p>
            <text:p><text:s text:c="2"/>btrue</text:p>
            <text:p><text:s/>=&gt; </text:p>
            <text:p><text:s text:c="2"/>(rgs8&lt;+{1|-&gt;id_reg_8|-&gt;io_ports(uchar_byte(nn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483">
            <text:p>1148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n: UCHAR) &amp; </text:p>
            <text:p><text:s text:c="2"/>btrue</text:p>
            <text:p><text:s/>=&gt; </text:p>
            <text:p><text:s text:c="2"/>(dom(rgs8&lt;+{1|-&gt;id_reg_8|-&gt;io_ports(uchar_byte(nn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3">
            <text:p>1158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negative = is_negative(io_ports(rgs8(6|-&gt;id_reg_8))) &amp; zero = is_zero(io_ports(rgs8(6|-&gt;id_reg_8))) &amp; half_carry = 0 &amp; pv = parity_even(io_ports(rgs8(6|-&gt;id_reg_8))) &amp; add_sub = 0 &amp; carry = bv8get(rgs8(2|-&gt;id_reg_8),0)) &amp; </text:p>
            <text:p><text:s text:c="2"/>btrue</text:p>
            <text:p><text:s/>=&gt; </text:p>
            <text:p><text:s text:c="2"/>(rgs8&lt;+({rr|-&gt;io_ports(rgs8(6|-&gt;id_reg_8))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15">
            <text:p>1151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negative = is_negative(io_ports(rgs8(6|-&gt;id_reg_8))) &amp; zero = is_zero(io_ports(rgs8(6|-&gt;id_reg_8))) &amp; half_carry = 0 &amp; pv = parity_even(io_ports(rgs8(6|-&gt;id_reg_8))) &amp; add_sub = 0 &amp; carry = bv8get(rgs8(2|-&gt;id_reg_8),0)) &amp; </text:p>
            <text:p><text:s text:c="2"/>btrue</text:p>
            <text:p><text:s/>=&gt; </text:p>
            <text:p><text:s text:c="2"/>(dom(rgs8&lt;+({rr|-&gt;io_ports(rgs8(6|-&gt;id_reg_8))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95">
            <text:p>1169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inc_BV16(byte_bv16(rgs8(13|-&gt;id_reg_8),rgs8(14|-&gt;id_reg_8)))) &amp; negative = is_negative(io_ports(rgs8(6|-&gt;id_reg_8))) &amp; zero = is_zero(dec(rgs8(5|-&gt;id_reg_8))) &amp; half_carry = bv8get(rgs8(2|-&gt;id_reg_8),4) &amp; pv = parity_even(io_ports(rgs8(6|-&gt;id_reg_8))) &amp; add_sub = 1 &amp; carry = bv8get(rgs8(2|-&gt;id_reg_8),0)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rgs8&lt;+({13|-&gt;id_reg_8|-&gt;hvn}\/{14|-&gt;id_reg_8|-&gt;lvn}\/{5|-&gt;id_reg_8|-&gt;dec(rgs8(5|-&gt;id_reg_8))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1">
            <text:p>1161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inc_BV16(byte_bv16(rgs8(13|-&gt;id_reg_8),rgs8(14|-&gt;id_reg_8)))) &amp; negative = is_negative(io_ports(rgs8(6|-&gt;id_reg_8))) &amp; zero = is_zero(dec(rgs8(5|-&gt;id_reg_8))) &amp; half_carry = bv8get(rgs8(2|-&gt;id_reg_8),4) &amp; pv = parity_even(io_ports(rgs8(6|-&gt;id_reg_8))) &amp; add_sub = 1 &amp; carry = bv8get(rgs8(2|-&gt;id_reg_8),0)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dom(rgs8&lt;+({13|-&gt;id_reg_8|-&gt;hvn}\/{14|-&gt;id_reg_8|-&gt;lvn}\/{5|-&gt;id_reg_8|-&gt;dec(rgs8(5|-&gt;id_reg_8))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7">
            <text:p>1160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inc_BV16(byte_bv16(rgs8(13|-&gt;id_reg_8),rgs8(14|-&gt;id_reg_8)))) &amp; negative = is_negative(io_ports(rgs8(6|-&gt;id_reg_8))) &amp; zero = 1 &amp; half_carry = bv8get(rgs8(2|-&gt;id_reg_8),4) &amp; pv = parity_even(io_ports(rgs8(6|-&gt;id_reg_8))) &amp; add_sub = 1 &amp; carry = bv8get(rgs8(2|-&gt;id_reg_8),0) &amp; is_zero(dec(rgs8(5|-&gt;id_reg_8))) = 1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rgs8&lt;+({13|-&gt;id_reg_8|-&gt;hvn}\/{14|-&gt;id_reg_8|-&gt;lvn}\/{5|-&gt;id_reg_8|-&gt;dec(rgs8(5|-&gt;id_reg_8))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9">
            <text:p>1159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inc_BV16(byte_bv16(rgs8(13|-&gt;id_reg_8),rgs8(14|-&gt;id_reg_8)))) &amp; negative = is_negative(io_ports(rgs8(6|-&gt;id_reg_8))) &amp; zero = 1 &amp; half_carry = bv8get(rgs8(2|-&gt;id_reg_8),4) &amp; pv = parity_even(io_ports(rgs8(6|-&gt;id_reg_8))) &amp; add_sub = 1 &amp; carry = bv8get(rgs8(2|-&gt;id_reg_8),0) &amp; is_zero(dec(rgs8(5|-&gt;id_reg_8))) = 1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dom(rgs8&lt;+({13|-&gt;id_reg_8|-&gt;hvn}\/{14|-&gt;id_reg_8|-&gt;lvn}\/{5|-&gt;id_reg_8|-&gt;dec(rgs8(5|-&gt;id_reg_8))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0">
            <text:p>1159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inc_BV16(byte_bv16(rgs8(13|-&gt;id_reg_8),rgs8(14|-&gt;id_reg_8)))) &amp; negative = is_negative(io_ports(rgs8(6|-&gt;id_reg_8))) &amp; zero = 1 &amp; half_carry = bv8get(rgs8(2|-&gt;id_reg_8),4) &amp; pv = parity_even(io_ports(rgs8(6|-&gt;id_reg_8))) &amp; add_sub = 1 &amp; carry = bv8get(rgs8(2|-&gt;id_reg_8),0) &amp; not(is_zero(dec(rgs8(5|-&gt;id_reg_8))) = 1)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rgs8&lt;+({13|-&gt;id_reg_8|-&gt;hvn}\/{14|-&gt;id_reg_8|-&gt;lvn}\/{5|-&gt;id_reg_8|-&gt;dec(rgs8(5|-&gt;id_reg_8))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0">
            <text:p>1161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inc_BV16(byte_bv16(rgs8(13|-&gt;id_reg_8),rgs8(14|-&gt;id_reg_8)))) &amp; negative = is_negative(io_ports(rgs8(6|-&gt;id_reg_8))) &amp; zero = 1 &amp; half_carry = bv8get(rgs8(2|-&gt;id_reg_8),4) &amp; pv = parity_even(io_ports(rgs8(6|-&gt;id_reg_8))) &amp; add_sub = 1 &amp; carry = bv8get(rgs8(2|-&gt;id_reg_8),0) &amp; not(is_zero(dec(rgs8(5|-&gt;id_reg_8))) = 1)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dom(rgs8&lt;+({13|-&gt;id_reg_8|-&gt;hvn}\/{14|-&gt;id_reg_8|-&gt;lvn}\/{5|-&gt;id_reg_8|-&gt;dec(rgs8(5|-&gt;id_reg_8))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59">
            <text:p>1155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dec_BV16(byte_bv16(rgs8(13|-&gt;id_reg_8),rgs8(14|-&gt;id_reg_8)))) &amp; negative = is_negative(io_ports(rgs8(6|-&gt;id_reg_8))) &amp; zero = is_zero(dec(rgs8(5|-&gt;id_reg_8))) &amp; half_carry = bv8get(rgs8(2|-&gt;id_reg_8),4) &amp; pv = parity_even(io_ports(rgs8(6|-&gt;id_reg_8))) &amp; add_sub = 1 &amp; carry = bv8get(rgs8(2|-&gt;id_reg_8),0)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rgs8&lt;+({13|-&gt;id_reg_8|-&gt;hvn}\/{14|-&gt;id_reg_8|-&gt;lvn}\/{5|-&gt;id_reg_8|-&gt;dec(rgs8(5|-&gt;id_reg_8))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08">
            <text:p>1170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dec_BV16(byte_bv16(rgs8(13|-&gt;id_reg_8),rgs8(14|-&gt;id_reg_8)))) &amp; negative = is_negative(io_ports(rgs8(6|-&gt;id_reg_8))) &amp; zero = is_zero(dec(rgs8(5|-&gt;id_reg_8))) &amp; half_carry = bv8get(rgs8(2|-&gt;id_reg_8),4) &amp; pv = parity_even(io_ports(rgs8(6|-&gt;id_reg_8))) &amp; add_sub = 1 &amp; carry = bv8get(rgs8(2|-&gt;id_reg_8),0)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dom(rgs8&lt;+({13|-&gt;id_reg_8|-&gt;hvn}\/{14|-&gt;id_reg_8|-&gt;lvn}\/{5|-&gt;id_reg_8|-&gt;dec(rgs8(5|-&gt;id_reg_8))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27">
            <text:p>1172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dec_BV16(byte_bv16(rgs8(13|-&gt;id_reg_8),rgs8(14|-&gt;id_reg_8)))) &amp; negative = is_negative(io_ports(rgs8(6|-&gt;id_reg_8))) &amp; zero = is_zero(dec(rgs8(5|-&gt;id_reg_8))) &amp; half_carry = bv8get(rgs8(2|-&gt;id_reg_8),4) &amp; pv = parity_even(io_ports(rgs8(6|-&gt;id_reg_8))) &amp; add_sub = 1 &amp; carry = bv8get(rgs8(2|-&gt;id_reg_8),0) &amp; is_zero(dec(rgs8(5|-&gt;id_reg_8))) = 1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rgs8&lt;+({13|-&gt;id_reg_8|-&gt;hvn}\/{14|-&gt;id_reg_8|-&gt;lvn}\/{5|-&gt;id_reg_8|-&gt;dec(rgs8(5|-&gt;id_reg_8))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46">
            <text:p>1154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dec_BV16(byte_bv16(rgs8(13|-&gt;id_reg_8),rgs8(14|-&gt;id_reg_8)))) &amp; negative = is_negative(io_ports(rgs8(6|-&gt;id_reg_8))) &amp; zero = is_zero(dec(rgs8(5|-&gt;id_reg_8))) &amp; half_carry = bv8get(rgs8(2|-&gt;id_reg_8),4) &amp; pv = parity_even(io_ports(rgs8(6|-&gt;id_reg_8))) &amp; add_sub = 1 &amp; carry = bv8get(rgs8(2|-&gt;id_reg_8),0) &amp; is_zero(dec(rgs8(5|-&gt;id_reg_8))) = 1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dom(rgs8&lt;+({13|-&gt;id_reg_8|-&gt;hvn}\/{14|-&gt;id_reg_8|-&gt;lvn}\/{5|-&gt;id_reg_8|-&gt;dec(rgs8(5|-&gt;id_reg_8))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7">
            <text:p>1159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dec_BV16(byte_bv16(rgs8(13|-&gt;id_reg_8),rgs8(14|-&gt;id_reg_8)))) &amp; negative = is_negative(io_ports(rgs8(6|-&gt;id_reg_8))) &amp; zero = is_zero(dec(rgs8(5|-&gt;id_reg_8))) &amp; half_carry = bv8get(rgs8(2|-&gt;id_reg_8),4) &amp; pv = parity_even(io_ports(rgs8(6|-&gt;id_reg_8))) &amp; add_sub = 1 &amp; carry = bv8get(rgs8(2|-&gt;id_reg_8),0) &amp; not(is_zero(dec(rgs8(5|-&gt;id_reg_8))) = 1)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rgs8&lt;+({13|-&gt;id_reg_8|-&gt;hvn}\/{14|-&gt;id_reg_8|-&gt;lvn}\/{5|-&gt;id_reg_8|-&gt;dec(rgs8(5|-&gt;id_reg_8))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87">
            <text:p>1168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dec_BV16(byte_bv16(rgs8(13|-&gt;id_reg_8),rgs8(14|-&gt;id_reg_8)))) &amp; negative = is_negative(io_ports(rgs8(6|-&gt;id_reg_8))) &amp; zero = is_zero(dec(rgs8(5|-&gt;id_reg_8))) &amp; half_carry = bv8get(rgs8(2|-&gt;id_reg_8),4) &amp; pv = parity_even(io_ports(rgs8(6|-&gt;id_reg_8))) &amp; add_sub = 1 &amp; carry = bv8get(rgs8(2|-&gt;id_reg_8),0) &amp; not(is_zero(dec(rgs8(5|-&gt;id_reg_8))) = 1)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dom(rgs8&lt;+({13|-&gt;id_reg_8|-&gt;hvn}\/{14|-&gt;id_reg_8|-&gt;lvn}\/{5|-&gt;id_reg_8|-&gt;dec(rgs8(5|-&gt;id_reg_8))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47">
            <text:p>1154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n: UCHAR) &amp; </text:p>
            <text:p><text:s text:c="2"/>btrue</text:p>
            <text:p><text:s/>=&gt; </text:p>
            <text:p><text:s text:c="2"/>(io_ports&lt;+{uchar_byte(nn)|-&gt;rgs8(1|-&gt;id_reg_8)}: BYTE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14">
            <text:p>1151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n: UCHAR) &amp; </text:p>
            <text:p><text:s text:c="2"/>btrue</text:p>
            <text:p><text:s/>=&gt; </text:p>
            <text:p><text:s text:c="2"/>(dom(io_ports&lt;+{uchar_byte(nn)|-&gt;rgs8(1|-&gt;id_reg_8)}) =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2">
            <text:p>1161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r: (1..16)*{id_reg_8} &amp; not(rr = 2|-&gt;id_reg_8)) &amp; </text:p>
            <text:p><text:s text:c="2"/>btrue</text:p>
            <text:p><text:s/>=&gt; </text:p>
            <text:p><text:s text:c="2"/>(io_ports&lt;+{rgs8(rr)|-&gt;rgs8(6|-&gt;id_reg_8)}: BYTE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68">
            <text:p>1156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r: (1..16)*{id_reg_8} &amp; not(rr = 2|-&gt;id_reg_8)) &amp; </text:p>
            <text:p><text:s text:c="2"/>btrue</text:p>
            <text:p><text:s/>=&gt; </text:p>
            <text:p><text:s text:c="2"/>(dom(io_ports&lt;+{rgs8(rr)|-&gt;rgs8(6|-&gt;id_reg_8)}) =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56">
            <text:p>1165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inc_BV16(byte_bv16(rgs8(13|-&gt;id_reg_8),rgs8(14|-&gt;id_reg_8)))) &amp; negative = is_negative(mem(byte_bv16(rgs8(13|-&gt;id_reg_8),rgs8(14|-&gt;id_reg_8)))) &amp; zero = is_zero(dec(rgs8(5|-&gt;id_reg_8))) &amp; half_carry = bv8get(rgs8(2|-&gt;id_reg_8),4) &amp; pv = parity_even(mem(byte_bv16(rgs8(13|-&gt;id_reg_8),rgs8(14|-&gt;id_reg_8)))) &amp; add_sub = 1 &amp; carry = bv8get(rgs8(2|-&gt;id_reg_8),0)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rgs8&lt;+({13|-&gt;id_reg_8|-&gt;hvn}\/{14|-&gt;id_reg_8|-&gt;lvn}\/{5|-&gt;id_reg_8|-&gt;dec(rgs8(5|-&gt;id_reg_8))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13">
            <text:p>1171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inc_BV16(byte_bv16(rgs8(13|-&gt;id_reg_8),rgs8(14|-&gt;id_reg_8)))) &amp; negative = is_negative(mem(byte_bv16(rgs8(13|-&gt;id_reg_8),rgs8(14|-&gt;id_reg_8)))) &amp; zero = is_zero(dec(rgs8(5|-&gt;id_reg_8))) &amp; half_carry = bv8get(rgs8(2|-&gt;id_reg_8),4) &amp; pv = parity_even(mem(byte_bv16(rgs8(13|-&gt;id_reg_8),rgs8(14|-&gt;id_reg_8)))) &amp; add_sub = 1 &amp; carry = bv8get(rgs8(2|-&gt;id_reg_8),0)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dom(rgs8&lt;+({13|-&gt;id_reg_8|-&gt;hvn}\/{14|-&gt;id_reg_8|-&gt;lvn}\/{5|-&gt;id_reg_8|-&gt;dec(rgs8(5|-&gt;id_reg_8))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9">
            <text:p>1158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inc_BV16(byte_bv16(rgs8(13|-&gt;id_reg_8),rgs8(14|-&gt;id_reg_8)))) &amp; negative = is_negative(mem(byte_bv16(rgs8(13|-&gt;id_reg_8),rgs8(14|-&gt;id_reg_8)))) &amp; zero = is_zero(dec(rgs8(5|-&gt;id_reg_8))) &amp; half_carry = bv8get(rgs8(2|-&gt;id_reg_8),4) &amp; pv = parity_even(mem(byte_bv16(rgs8(13|-&gt;id_reg_8),rgs8(14|-&gt;id_reg_8)))) &amp; add_sub = 1 &amp; carry = bv8get(rgs8(2|-&gt;id_reg_8),0)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io_ports&lt;+{rgs8(6|-&gt;id_reg_8)|-&gt;mem(byte_bv16(rgs8(13|-&gt;id_reg_8),rgs8(14|-&gt;id_reg_8)))}: BYTE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5">
            <text:p>1160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inc_BV16(byte_bv16(rgs8(13|-&gt;id_reg_8),rgs8(14|-&gt;id_reg_8)))) &amp; negative = is_negative(mem(byte_bv16(rgs8(13|-&gt;id_reg_8),rgs8(14|-&gt;id_reg_8)))) &amp; zero = is_zero(dec(rgs8(5|-&gt;id_reg_8))) &amp; half_carry = bv8get(rgs8(2|-&gt;id_reg_8),4) &amp; pv = parity_even(mem(byte_bv16(rgs8(13|-&gt;id_reg_8),rgs8(14|-&gt;id_reg_8)))) &amp; add_sub = 1 &amp; carry = bv8get(rgs8(2|-&gt;id_reg_8),0)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dom(io_ports&lt;+{rgs8(6|-&gt;id_reg_8)|-&gt;mem(byte_bv16(rgs8(13|-&gt;id_reg_8),rgs8(14|-&gt;id_reg_8)))}) =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87">
            <text:p>1168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inc_BV16(byte_bv16(rgs8(13|-&gt;id_reg_8),rgs8(14|-&gt;id_reg_8)))) &amp; negative = is_negative(mem(byte_bv16(rgs8(13|-&gt;id_reg_8),rgs8(14|-&gt;id_reg_8)))) &amp; zero = is_zero(dec(rgs8(5|-&gt;id_reg_8))) &amp; half_carry = bv8get(rgs8(2|-&gt;id_reg_8),4) &amp; pv = parity_even(mem(byte_bv16(rgs8(13|-&gt;id_reg_8),rgs8(14|-&gt;id_reg_8)))) &amp; add_sub = 1 &amp; carry = bv8get(rgs8(2|-&gt;id_reg_8),0) &amp; is_zero(dec(rgs8(5|-&gt;id_reg_8))) = 1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rgs8&lt;+({13|-&gt;id_reg_8|-&gt;hvn}\/{14|-&gt;id_reg_8|-&gt;lvn}\/{5|-&gt;id_reg_8|-&gt;dec(rgs8(5|-&gt;id_reg_8))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59">
            <text:p>1175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inc_BV16(byte_bv16(rgs8(13|-&gt;id_reg_8),rgs8(14|-&gt;id_reg_8)))) &amp; negative = is_negative(mem(byte_bv16(rgs8(13|-&gt;id_reg_8),rgs8(14|-&gt;id_reg_8)))) &amp; zero = is_zero(dec(rgs8(5|-&gt;id_reg_8))) &amp; half_carry = bv8get(rgs8(2|-&gt;id_reg_8),4) &amp; pv = parity_even(mem(byte_bv16(rgs8(13|-&gt;id_reg_8),rgs8(14|-&gt;id_reg_8)))) &amp; add_sub = 1 &amp; carry = bv8get(rgs8(2|-&gt;id_reg_8),0) &amp; is_zero(dec(rgs8(5|-&gt;id_reg_8))) = 1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dom(rgs8&lt;+({13|-&gt;id_reg_8|-&gt;hvn}\/{14|-&gt;id_reg_8|-&gt;lvn}\/{5|-&gt;id_reg_8|-&gt;dec(rgs8(5|-&gt;id_reg_8))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64">
            <text:p>1156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inc_BV16(byte_bv16(rgs8(13|-&gt;id_reg_8),rgs8(14|-&gt;id_reg_8)))) &amp; negative = is_negative(mem(byte_bv16(rgs8(13|-&gt;id_reg_8),rgs8(14|-&gt;id_reg_8)))) &amp; zero = is_zero(dec(rgs8(5|-&gt;id_reg_8))) &amp; half_carry = bv8get(rgs8(2|-&gt;id_reg_8),4) &amp; pv = parity_even(mem(byte_bv16(rgs8(13|-&gt;id_reg_8),rgs8(14|-&gt;id_reg_8)))) &amp; add_sub = 1 &amp; carry = bv8get(rgs8(2|-&gt;id_reg_8),0) &amp; is_zero(dec(rgs8(5|-&gt;id_reg_8))) = 1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io_ports&lt;+{rgs8(6|-&gt;id_reg_8)|-&gt;mem(byte_bv16(rgs8(13|-&gt;id_reg_8),rgs8(14|-&gt;id_reg_8)))}: BYTE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30">
            <text:p>1153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inc_BV16(byte_bv16(rgs8(13|-&gt;id_reg_8),rgs8(14|-&gt;id_reg_8)))) &amp; negative = is_negative(mem(byte_bv16(rgs8(13|-&gt;id_reg_8),rgs8(14|-&gt;id_reg_8)))) &amp; zero = is_zero(dec(rgs8(5|-&gt;id_reg_8))) &amp; half_carry = bv8get(rgs8(2|-&gt;id_reg_8),4) &amp; pv = parity_even(mem(byte_bv16(rgs8(13|-&gt;id_reg_8),rgs8(14|-&gt;id_reg_8)))) &amp; add_sub = 1 &amp; carry = bv8get(rgs8(2|-&gt;id_reg_8),0) &amp; is_zero(dec(rgs8(5|-&gt;id_reg_8))) = 1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dom(io_ports&lt;+{rgs8(6|-&gt;id_reg_8)|-&gt;mem(byte_bv16(rgs8(13|-&gt;id_reg_8),rgs8(14|-&gt;id_reg_8)))}) =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48">
            <text:p>1174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inc_BV16(byte_bv16(rgs8(13|-&gt;id_reg_8),rgs8(14|-&gt;id_reg_8)))) &amp; negative = is_negative(mem(byte_bv16(rgs8(13|-&gt;id_reg_8),rgs8(14|-&gt;id_reg_8)))) &amp; zero = is_zero(dec(rgs8(5|-&gt;id_reg_8))) &amp; half_carry = bv8get(rgs8(2|-&gt;id_reg_8),4) &amp; pv = parity_even(mem(byte_bv16(rgs8(13|-&gt;id_reg_8),rgs8(14|-&gt;id_reg_8)))) &amp; add_sub = 1 &amp; carry = bv8get(rgs8(2|-&gt;id_reg_8),0) &amp; not(is_zero(dec(rgs8(5|-&gt;id_reg_8))) = 1)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rgs8&lt;+({13|-&gt;id_reg_8|-&gt;hvn}\/{14|-&gt;id_reg_8|-&gt;lvn}\/{5|-&gt;id_reg_8|-&gt;dec(rgs8(5|-&gt;id_reg_8))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53">
            <text:p>1155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inc_BV16(byte_bv16(rgs8(13|-&gt;id_reg_8),rgs8(14|-&gt;id_reg_8)))) &amp; negative = is_negative(mem(byte_bv16(rgs8(13|-&gt;id_reg_8),rgs8(14|-&gt;id_reg_8)))) &amp; zero = is_zero(dec(rgs8(5|-&gt;id_reg_8))) &amp; half_carry = bv8get(rgs8(2|-&gt;id_reg_8),4) &amp; pv = parity_even(mem(byte_bv16(rgs8(13|-&gt;id_reg_8),rgs8(14|-&gt;id_reg_8)))) &amp; add_sub = 1 &amp; carry = bv8get(rgs8(2|-&gt;id_reg_8),0) &amp; not(is_zero(dec(rgs8(5|-&gt;id_reg_8))) = 1)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dom(rgs8&lt;+({13|-&gt;id_reg_8|-&gt;hvn}\/{14|-&gt;id_reg_8|-&gt;lvn}\/{5|-&gt;id_reg_8|-&gt;dec(rgs8(5|-&gt;id_reg_8))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6">
            <text:p>1158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inc_BV16(byte_bv16(rgs8(13|-&gt;id_reg_8),rgs8(14|-&gt;id_reg_8)))) &amp; negative = is_negative(mem(byte_bv16(rgs8(13|-&gt;id_reg_8),rgs8(14|-&gt;id_reg_8)))) &amp; zero = is_zero(dec(rgs8(5|-&gt;id_reg_8))) &amp; half_carry = bv8get(rgs8(2|-&gt;id_reg_8),4) &amp; pv = parity_even(mem(byte_bv16(rgs8(13|-&gt;id_reg_8),rgs8(14|-&gt;id_reg_8)))) &amp; add_sub = 1 &amp; carry = bv8get(rgs8(2|-&gt;id_reg_8),0) &amp; not(is_zero(dec(rgs8(5|-&gt;id_reg_8))) = 1)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io_ports&lt;+{rgs8(6|-&gt;id_reg_8)|-&gt;mem(byte_bv16(rgs8(13|-&gt;id_reg_8),rgs8(14|-&gt;id_reg_8)))}: BYTE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7">
            <text:p>1160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inc_BV16(byte_bv16(rgs8(13|-&gt;id_reg_8),rgs8(14|-&gt;id_reg_8)))) &amp; negative = is_negative(mem(byte_bv16(rgs8(13|-&gt;id_reg_8),rgs8(14|-&gt;id_reg_8)))) &amp; zero = is_zero(dec(rgs8(5|-&gt;id_reg_8))) &amp; half_carry = bv8get(rgs8(2|-&gt;id_reg_8),4) &amp; pv = parity_even(mem(byte_bv16(rgs8(13|-&gt;id_reg_8),rgs8(14|-&gt;id_reg_8)))) &amp; add_sub = 1 &amp; carry = bv8get(rgs8(2|-&gt;id_reg_8),0) &amp; not(is_zero(dec(rgs8(5|-&gt;id_reg_8))) = 1)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dom(io_ports&lt;+{rgs8(6|-&gt;id_reg_8)|-&gt;mem(byte_bv16(rgs8(13|-&gt;id_reg_8),rgs8(14|-&gt;id_reg_8)))}) =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52">
            <text:p>1155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dec_BV16(byte_bv16(rgs8(13|-&gt;id_reg_8),rgs8(14|-&gt;id_reg_8)))) &amp; negative = is_negative(mem(byte_bv16(rgs8(13|-&gt;id_reg_8),rgs8(14|-&gt;id_reg_8)))) &amp; zero = is_zero(dec(rgs8(5|-&gt;id_reg_8))) &amp; half_carry = bv8get(rgs8(2|-&gt;id_reg_8),4) &amp; pv = parity_even(mem(byte_bv16(rgs8(13|-&gt;id_reg_8),rgs8(14|-&gt;id_reg_8)))) &amp; add_sub = 1 &amp; carry = bv8get(rgs8(2|-&gt;id_reg_8),0)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rgs8&lt;+({13|-&gt;id_reg_8|-&gt;hvn}\/{14|-&gt;id_reg_8|-&gt;lvn}\/{5|-&gt;id_reg_8|-&gt;dec(rgs8(5|-&gt;id_reg_8))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44">
            <text:p>1164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dec_BV16(byte_bv16(rgs8(13|-&gt;id_reg_8),rgs8(14|-&gt;id_reg_8)))) &amp; negative = is_negative(mem(byte_bv16(rgs8(13|-&gt;id_reg_8),rgs8(14|-&gt;id_reg_8)))) &amp; zero = is_zero(dec(rgs8(5|-&gt;id_reg_8))) &amp; half_carry = bv8get(rgs8(2|-&gt;id_reg_8),4) &amp; pv = parity_even(mem(byte_bv16(rgs8(13|-&gt;id_reg_8),rgs8(14|-&gt;id_reg_8)))) &amp; add_sub = 1 &amp; carry = bv8get(rgs8(2|-&gt;id_reg_8),0)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dom(rgs8&lt;+({13|-&gt;id_reg_8|-&gt;hvn}\/{14|-&gt;id_reg_8|-&gt;lvn}\/{5|-&gt;id_reg_8|-&gt;dec(rgs8(5|-&gt;id_reg_8))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42">
            <text:p>1154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dec_BV16(byte_bv16(rgs8(13|-&gt;id_reg_8),rgs8(14|-&gt;id_reg_8)))) &amp; negative = is_negative(mem(byte_bv16(rgs8(13|-&gt;id_reg_8),rgs8(14|-&gt;id_reg_8)))) &amp; zero = is_zero(dec(rgs8(5|-&gt;id_reg_8))) &amp; half_carry = bv8get(rgs8(2|-&gt;id_reg_8),4) &amp; pv = parity_even(mem(byte_bv16(rgs8(13|-&gt;id_reg_8),rgs8(14|-&gt;id_reg_8)))) &amp; add_sub = 1 &amp; carry = bv8get(rgs8(2|-&gt;id_reg_8),0)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io_ports&lt;+{rgs8(6|-&gt;id_reg_8)|-&gt;mem(byte_bv16(rgs8(13|-&gt;id_reg_8),rgs8(14|-&gt;id_reg_8)))}: BYTE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94">
            <text:p>11794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dec_BV16(byte_bv16(rgs8(13|-&gt;id_reg_8),rgs8(14|-&gt;id_reg_8)))) &amp; negative = is_negative(mem(byte_bv16(rgs8(13|-&gt;id_reg_8),rgs8(14|-&gt;id_reg_8)))) &amp; zero = is_zero(dec(rgs8(5|-&gt;id_reg_8))) &amp; half_carry = bv8get(rgs8(2|-&gt;id_reg_8),4) &amp; pv = parity_even(mem(byte_bv16(rgs8(13|-&gt;id_reg_8),rgs8(14|-&gt;id_reg_8)))) &amp; add_sub = 1 &amp; carry = bv8get(rgs8(2|-&gt;id_reg_8),0)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dom(io_ports&lt;+{rgs8(6|-&gt;id_reg_8)|-&gt;mem(byte_bv16(rgs8(13|-&gt;id_reg_8),rgs8(14|-&gt;id_reg_8)))}) =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78">
            <text:p>1177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dec_BV16(byte_bv16(rgs8(13|-&gt;id_reg_8),rgs8(14|-&gt;id_reg_8)))) &amp; negative = is_negative(mem(byte_bv16(rgs8(13|-&gt;id_reg_8),rgs8(14|-&gt;id_reg_8)))) &amp; zero = is_zero(dec(rgs8(5|-&gt;id_reg_8))) &amp; half_carry = bv8get(rgs8(2|-&gt;id_reg_8),4) &amp; pv = parity_even(mem(byte_bv16(rgs8(13|-&gt;id_reg_8),rgs8(14|-&gt;id_reg_8)))) &amp; add_sub = 1 &amp; carry = bv8get(rgs8(2|-&gt;id_reg_8),0) &amp; is_zero(dec(rgs8(5|-&gt;id_reg_8))) = 1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rgs8&lt;+({13|-&gt;id_reg_8|-&gt;hvn}\/{14|-&gt;id_reg_8|-&gt;lvn}\/{5|-&gt;id_reg_8|-&gt;dec(rgs8(5|-&gt;id_reg_8))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6">
            <text:p>1158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dec_BV16(byte_bv16(rgs8(13|-&gt;id_reg_8),rgs8(14|-&gt;id_reg_8)))) &amp; negative = is_negative(mem(byte_bv16(rgs8(13|-&gt;id_reg_8),rgs8(14|-&gt;id_reg_8)))) &amp; zero = is_zero(dec(rgs8(5|-&gt;id_reg_8))) &amp; half_carry = bv8get(rgs8(2|-&gt;id_reg_8),4) &amp; pv = parity_even(mem(byte_bv16(rgs8(13|-&gt;id_reg_8),rgs8(14|-&gt;id_reg_8)))) &amp; add_sub = 1 &amp; carry = bv8get(rgs8(2|-&gt;id_reg_8),0) &amp; is_zero(dec(rgs8(5|-&gt;id_reg_8))) = 1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dom(rgs8&lt;+({13|-&gt;id_reg_8|-&gt;hvn}\/{14|-&gt;id_reg_8|-&gt;lvn}\/{5|-&gt;id_reg_8|-&gt;dec(rgs8(5|-&gt;id_reg_8))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7">
            <text:p>1161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dec_BV16(byte_bv16(rgs8(13|-&gt;id_reg_8),rgs8(14|-&gt;id_reg_8)))) &amp; negative = is_negative(mem(byte_bv16(rgs8(13|-&gt;id_reg_8),rgs8(14|-&gt;id_reg_8)))) &amp; zero = is_zero(dec(rgs8(5|-&gt;id_reg_8))) &amp; half_carry = bv8get(rgs8(2|-&gt;id_reg_8),4) &amp; pv = parity_even(mem(byte_bv16(rgs8(13|-&gt;id_reg_8),rgs8(14|-&gt;id_reg_8)))) &amp; add_sub = 1 &amp; carry = bv8get(rgs8(2|-&gt;id_reg_8),0) &amp; is_zero(dec(rgs8(5|-&gt;id_reg_8))) = 1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io_ports&lt;+{rgs8(6|-&gt;id_reg_8)|-&gt;mem(byte_bv16(rgs8(13|-&gt;id_reg_8),rgs8(14|-&gt;id_reg_8)))}: BYTE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3">
            <text:p>11583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dec_BV16(byte_bv16(rgs8(13|-&gt;id_reg_8),rgs8(14|-&gt;id_reg_8)))) &amp; negative = is_negative(mem(byte_bv16(rgs8(13|-&gt;id_reg_8),rgs8(14|-&gt;id_reg_8)))) &amp; zero = is_zero(dec(rgs8(5|-&gt;id_reg_8))) &amp; half_carry = bv8get(rgs8(2|-&gt;id_reg_8),4) &amp; pv = parity_even(mem(byte_bv16(rgs8(13|-&gt;id_reg_8),rgs8(14|-&gt;id_reg_8)))) &amp; add_sub = 1 &amp; carry = bv8get(rgs8(2|-&gt;id_reg_8),0) &amp; is_zero(dec(rgs8(5|-&gt;id_reg_8))) = 1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dom(io_ports&lt;+{rgs8(6|-&gt;id_reg_8)|-&gt;mem(byte_bv16(rgs8(13|-&gt;id_reg_8),rgs8(14|-&gt;id_reg_8)))}) =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86">
            <text:p>1168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dec_BV16(byte_bv16(rgs8(13|-&gt;id_reg_8),rgs8(14|-&gt;id_reg_8)))) &amp; negative = is_negative(mem(byte_bv16(rgs8(13|-&gt;id_reg_8),rgs8(14|-&gt;id_reg_8)))) &amp; zero = is_zero(dec(rgs8(5|-&gt;id_reg_8))) &amp; half_carry = bv8get(rgs8(2|-&gt;id_reg_8),4) &amp; pv = parity_even(mem(byte_bv16(rgs8(13|-&gt;id_reg_8),rgs8(14|-&gt;id_reg_8)))) &amp; add_sub = 1 &amp; carry = bv8get(rgs8(2|-&gt;id_reg_8),0) &amp; not(is_zero(dec(rgs8(5|-&gt;id_reg_8))) = 1)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rgs8&lt;+({13|-&gt;id_reg_8|-&gt;hvn}\/{14|-&gt;id_reg_8|-&gt;lvn}\/{5|-&gt;id_reg_8|-&gt;dec(rgs8(5|-&gt;id_reg_8))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55">
            <text:p>1165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dec_BV16(byte_bv16(rgs8(13|-&gt;id_reg_8),rgs8(14|-&gt;id_reg_8)))) &amp; negative = is_negative(mem(byte_bv16(rgs8(13|-&gt;id_reg_8),rgs8(14|-&gt;id_reg_8)))) &amp; zero = is_zero(dec(rgs8(5|-&gt;id_reg_8))) &amp; half_carry = bv8get(rgs8(2|-&gt;id_reg_8),4) &amp; pv = parity_even(mem(byte_bv16(rgs8(13|-&gt;id_reg_8),rgs8(14|-&gt;id_reg_8)))) &amp; add_sub = 1 &amp; carry = bv8get(rgs8(2|-&gt;id_reg_8),0) &amp; not(is_zero(dec(rgs8(5|-&gt;id_reg_8))) = 1)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dom(rgs8&lt;+({13|-&gt;id_reg_8|-&gt;hvn}\/{14|-&gt;id_reg_8|-&gt;lvn}\/{5|-&gt;id_reg_8|-&gt;dec(rgs8(5|-&gt;id_reg_8))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1">
            <text:p>1161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dec_BV16(byte_bv16(rgs8(13|-&gt;id_reg_8),rgs8(14|-&gt;id_reg_8)))) &amp; negative = is_negative(mem(byte_bv16(rgs8(13|-&gt;id_reg_8),rgs8(14|-&gt;id_reg_8)))) &amp; zero = is_zero(dec(rgs8(5|-&gt;id_reg_8))) &amp; half_carry = bv8get(rgs8(2|-&gt;id_reg_8),4) &amp; pv = parity_even(mem(byte_bv16(rgs8(13|-&gt;id_reg_8),rgs8(14|-&gt;id_reg_8)))) &amp; add_sub = 1 &amp; carry = bv8get(rgs8(2|-&gt;id_reg_8),0) &amp; not(is_zero(dec(rgs8(5|-&gt;id_reg_8))) = 1)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io_ports&lt;+{rgs8(6|-&gt;id_reg_8)|-&gt;mem(byte_bv16(rgs8(13|-&gt;id_reg_8),rgs8(14|-&gt;id_reg_8)))}: BYTE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09">
            <text:p>1150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egative: BIT &amp; zero: BIT &amp; half_carry: BIT &amp; pv: BIT &amp; add_sub: BIT &amp; carry: BIT &amp; hvn: BYTE &amp; lvn: BYTE &amp; hvn,lvn = bv16_byte(dec_BV16(byte_bv16(rgs8(13|-&gt;id_reg_8),rgs8(14|-&gt;id_reg_8)))) &amp; negative = is_negative(mem(byte_bv16(rgs8(13|-&gt;id_reg_8),rgs8(14|-&gt;id_reg_8)))) &amp; zero = is_zero(dec(rgs8(5|-&gt;id_reg_8))) &amp; half_carry = bv8get(rgs8(2|-&gt;id_reg_8),4) &amp; pv = parity_even(mem(byte_bv16(rgs8(13|-&gt;id_reg_8),rgs8(14|-&gt;id_reg_8)))) &amp; add_sub = 1 &amp; carry = bv8get(rgs8(2|-&gt;id_reg_8),0) &amp; not(is_zero(dec(rgs8(5|-&gt;id_reg_8))) = 1) &amp; mem&lt;+{byte_bv16(rgs8(13|-&gt;id_reg_8),rgs8(14|-&gt;id_reg_8))|-&gt;io_ports(rgs8(6|-&gt;id_reg_8))}: BV16 +-&gt; BYTE &amp; dom(mem&lt;+{byte_bv16(rgs8(13|-&gt;id_reg_8),rgs8(14|-&gt;id_reg_8))|-&gt;io_ports(rgs8(6|-&gt;id_reg_8))}) = BV16 &amp; ran(mem&lt;+{byte_bv16(rgs8(13|-&gt;id_reg_8),rgs8(14|-&gt;id_reg_8))|-&gt;io_ports(rgs8(6|-&gt;id_reg_8))}): POW(BYTE) &amp; !(address,value).(address: BV16 &amp; value: BYTE =&gt; mem&lt;+{byte_bv16(rgs8(13|-&gt;id_reg_8),rgs8(14|-&gt;id_reg_8))|-&gt;io_ports(rgs8(6|-&gt;id_reg_8))}&lt;+{address|-&gt;value}: BV16 +-&gt; BYTE &amp; dom(mem&lt;+{byte_bv16(rgs8(13|-&gt;id_reg_8),rgs8(14|-&gt;id_reg_8))|-&gt;io_ports(rgs8(6|-&gt;id_reg_8))}&lt;+{address|-&gt;value}) = BV16)) &amp; </text:p>
            <text:p><text:s text:c="2"/>btrue</text:p>
            <text:p><text:s/>=&gt; </text:p>
            <text:p><text:s text:c="2"/>(dom(io_ports&lt;+{rgs8(6|-&gt;id_reg_8)|-&gt;mem(byte_bv16(rgs8(13|-&gt;id_reg_8),rgs8(14|-&gt;id_reg_8)))}) =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42">
            <text:p>1154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rgs8&lt;+({1|-&gt;id_reg_8|-&gt;rotateleft(rgs8(1|-&gt;id_reg_8))}\/{update_flag_reg(bv8get(rgs8(2|-&gt;id_reg_8),7),bv8get(rgs8(2|-&gt;id_reg_8),6),0,bv8get(rgs8(2|-&gt;id_reg_8),2),0,bv8get(rgs8(1|-&gt;id_reg_8),7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59">
            <text:p>1175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dom(rgs8&lt;+({1|-&gt;id_reg_8|-&gt;rotateleft(rgs8(1|-&gt;id_reg_8))}\/{update_flag_reg(bv8get(rgs8(2|-&gt;id_reg_8),7),bv8get(rgs8(2|-&gt;id_reg_8),6),0,bv8get(rgs8(2|-&gt;id_reg_8),2),0,bv8get(rgs8(1|-&gt;id_reg_8),7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65">
            <text:p>1176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rgs8&lt;+({1|-&gt;id_reg_8|-&gt;(rotateleft(rgs8(1|-&gt;id_reg_8))&lt;+{1|-&gt;bv8get(rgs8(2|-&gt;id_reg_8),0)})}\/{update_flag_reg(bv8get(rgs8(2|-&gt;id_reg_8),7),bv8get(rgs8(2|-&gt;id_reg_8),6),0,bv8get(rgs8(2|-&gt;id_reg_8),2),0,bv8get(rgs8(1|-&gt;id_reg_8),7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92">
            <text:p>1169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dom(rgs8&lt;+({1|-&gt;id_reg_8|-&gt;(rotateleft(rgs8(1|-&gt;id_reg_8))&lt;+{1|-&gt;bv8get(rgs8(2|-&gt;id_reg_8),0)})}\/{update_flag_reg(bv8get(rgs8(2|-&gt;id_reg_8),7),bv8get(rgs8(2|-&gt;id_reg_8),6),0,bv8get(rgs8(2|-&gt;id_reg_8),2),0,bv8get(rgs8(1|-&gt;id_reg_8),7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32">
            <text:p>1173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rgs8&lt;+({1|-&gt;id_reg_8|-&gt;rotateright(rgs8(1|-&gt;id_reg_8))}\/{update_flag_reg(bv8get(rgs8(2|-&gt;id_reg_8),7),bv8get(rgs8(2|-&gt;id_reg_8),6),0,bv8get(rgs8(2|-&gt;id_reg_8),2),0,bv8get(rgs8(1|-&gt;id_reg_8),0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28">
            <text:p>1172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dom(rgs8&lt;+({1|-&gt;id_reg_8|-&gt;rotateright(rgs8(1|-&gt;id_reg_8))}\/{update_flag_reg(bv8get(rgs8(2|-&gt;id_reg_8),7),bv8get(rgs8(2|-&gt;id_reg_8),6),0,bv8get(rgs8(2|-&gt;id_reg_8),2),0,bv8get(rgs8(1|-&gt;id_reg_8),0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18">
            <text:p>1171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rgs8&lt;+({1|-&gt;id_reg_8|-&gt;(rotateright(rgs8(1|-&gt;id_reg_8))&lt;+{8|-&gt;bv8get(rgs8(2|-&gt;id_reg_8),0)})}\/{update_flag_reg(bv8get(rgs8(2|-&gt;id_reg_8),7),bv8get(rgs8(2|-&gt;id_reg_8),6),0,bv8get(rgs8(2|-&gt;id_reg_8),2),0,bv8get(rgs8(1|-&gt;id_reg_8),0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61">
            <text:p>1176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dom(rgs8&lt;+({1|-&gt;id_reg_8|-&gt;(rotateright(rgs8(1|-&gt;id_reg_8))&lt;+{8|-&gt;bv8get(rgs8(2|-&gt;id_reg_8),0)})}\/{update_flag_reg(bv8get(rgs8(2|-&gt;id_reg_8),7),bv8get(rgs8(2|-&gt;id_reg_8),6),0,bv8get(rgs8(2|-&gt;id_reg_8),2),0,bv8get(rgs8(1|-&gt;id_reg_8),0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83">
            <text:p>1178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left(rgs8(rr))) &amp; </text:p>
            <text:p><text:s text:c="2"/>btrue</text:p>
            <text:p><text:s/>=&gt; </text:p>
            <text:p><text:s text:c="2"/>(rgs8&lt;+({rr|-&gt;res}\/{update_flag_reg(is_negative(res),is_zero(res),0,parity_even(res),0,bv8get(rgs8(rr),7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9">
            <text:p>1158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left(rgs8(rr))) &amp; </text:p>
            <text:p><text:s text:c="2"/>btrue</text:p>
            <text:p><text:s/>=&gt; </text:p>
            <text:p><text:s text:c="2"/>(dom(rgs8&lt;+({rr|-&gt;res}\/{update_flag_reg(is_negative(res),is_zero(res),0,parity_even(res),0,bv8get(rgs8(rr),7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59">
            <text:p>1155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left(mem(byte_bv16(rgs8(13|-&gt;id_reg_8),rgs8(14|-&gt;id_reg_8)))) &amp; mem&lt;+{byte_bv16(rgs8(13|-&gt;id_reg_8),rgs8(14|-&gt;id_reg_8))|-&gt;res}: BV16 +-&gt; BYTE &amp; dom(mem&lt;+{byte_bv16(rgs8(13|-&gt;id_reg_8),rgs8(14|-&gt;id_reg_8))|-&gt;res}) = BV16 &amp; ran(mem&lt;+{byte_bv16(rgs8(13|-&gt;id_reg_8),rgs8(14|-&gt;id_reg_8))|-&gt;res}): POW(BYTE) &amp; !(address,value).(address: BV16 &amp; value: BYTE =&gt; mem&lt;+{byte_bv16(rgs8(13|-&gt;id_reg_8),rgs8(14|-&gt;id_reg_8))|-&gt;res}&lt;+{address|-&gt;value}: BV16 +-&gt; BYTE &amp; dom(mem&lt;+{byte_bv16(rgs8(13|-&gt;id_reg_8),rgs8(14|-&gt;id_reg_8))|-&gt;res}&lt;+{address|-&gt;value}) = BV16)) &amp; </text:p>
            <text:p><text:s text:c="2"/>btrue</text:p>
            <text:p><text:s/>=&gt; </text:p>
            <text:p><text:s text:c="2"/>(rgs8&lt;+{update_flag_reg(is_negative(res),is_zero(res),0,parity_even(res),0,bv8get(mem(byte_bv16(rgs8(13|-&gt;id_reg_8),rgs8(14|-&gt;id_reg_8))),7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4">
            <text:p>1159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left(mem(byte_bv16(rgs8(13|-&gt;id_reg_8),rgs8(14|-&gt;id_reg_8)))) &amp; mem&lt;+{byte_bv16(rgs8(13|-&gt;id_reg_8),rgs8(14|-&gt;id_reg_8))|-&gt;res}: BV16 +-&gt; BYTE &amp; dom(mem&lt;+{byte_bv16(rgs8(13|-&gt;id_reg_8),rgs8(14|-&gt;id_reg_8))|-&gt;res}) = BV16 &amp; ran(mem&lt;+{byte_bv16(rgs8(13|-&gt;id_reg_8),rgs8(14|-&gt;id_reg_8))|-&gt;res}): POW(BYTE) &amp; !(address,value).(address: BV16 &amp; value: BYTE =&gt; mem&lt;+{byte_bv16(rgs8(13|-&gt;id_reg_8),rgs8(14|-&gt;id_reg_8))|-&gt;res}&lt;+{address|-&gt;value}: BV16 +-&gt; BYTE &amp; dom(mem&lt;+{byte_bv16(rgs8(13|-&gt;id_reg_8),rgs8(14|-&gt;id_reg_8))|-&gt;res}&lt;+{address|-&gt;value}) = BV16)) &amp; </text:p>
            <text:p><text:s text:c="2"/>btrue</text:p>
            <text:p><text:s/>=&gt; </text:p>
            <text:p><text:s text:c="2"/>(dom(rgs8&lt;+{update_flag_reg(is_negative(res),is_zero(res),0,parity_even(res),0,bv8get(mem(byte_bv16(rgs8(13|-&gt;id_reg_8),rgs8(14|-&gt;id_reg_8))),7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3">
            <text:p>1161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left(mem(ushort_bv16((bv16_ushort(ix)+desloc+65536) mod 65536)))) &amp; </text:p>
            <text:p><text:s text:c="2"/>btrue</text:p>
            <text:p><text:s/>=&gt; </text:p>
            <text:p><text:s text:c="2"/>(ushort_bv16((bv16_ushort(ix)+desloc+65536) mod 65536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705">
            <text:p>1170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left(mem(ushort_bv16((bv16_ushort(ix)+desloc+65536) mod 65536))) &amp; mem&lt;+{ushort_bv16((bv16_ushort(ix)+desloc+65536) mod 65536)|-&gt;res}: BV16 +-&gt; BYTE &amp; dom(mem&lt;+{ushort_bv16((bv16_ushort(ix)+desloc+65536) mod 65536)|-&gt;res}) = BV16 &amp; ran(mem&lt;+{ushort_bv16((bv16_ushort(ix)+desloc+65536) mod 65536)|-&gt;res}): POW(BYTE) &amp; !(address,value).(address: BV16 &amp; value: BYTE =&gt; mem&lt;+{ushort_bv16((bv16_ushort(ix)+desloc+65536) mod 65536)|-&gt;res}&lt;+{address|-&gt;value}: BV16 +-&gt; BYTE &amp; dom(mem&lt;+{ushort_bv16((bv16_ushort(ix)+desloc+65536) mod 65536)|-&gt;res}&lt;+{address|-&gt;value}) = BV16)) &amp; </text:p>
            <text:p><text:s text:c="2"/>btrue</text:p>
            <text:p><text:s/>=&gt; </text:p>
            <text:p><text:s text:c="2"/>(rgs8&lt;+{update_flag_reg(is_negative(res),is_zero(res),0,parity_even(res),0,bv8get(mem(ushort_bv16((bv16_ushort(ix)+desloc+65536) mod 65536)),7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35">
            <text:p>1153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left(mem(ushort_bv16((bv16_ushort(ix)+desloc+65536) mod 65536))) &amp; mem&lt;+{ushort_bv16((bv16_ushort(ix)+desloc+65536) mod 65536)|-&gt;res}: BV16 +-&gt; BYTE &amp; dom(mem&lt;+{ushort_bv16((bv16_ushort(ix)+desloc+65536) mod 65536)|-&gt;res}) = BV16 &amp; ran(mem&lt;+{ushort_bv16((bv16_ushort(ix)+desloc+65536) mod 65536)|-&gt;res}): POW(BYTE) &amp; !(address,value).(address: BV16 &amp; value: BYTE =&gt; mem&lt;+{ushort_bv16((bv16_ushort(ix)+desloc+65536) mod 65536)|-&gt;res}&lt;+{address|-&gt;value}: BV16 +-&gt; BYTE &amp; dom(mem&lt;+{ushort_bv16((bv16_ushort(ix)+desloc+65536) mod 65536)|-&gt;res}&lt;+{address|-&gt;value}) = BV16)) &amp; </text:p>
            <text:p><text:s text:c="2"/>btrue</text:p>
            <text:p><text:s/>=&gt; </text:p>
            <text:p><text:s text:c="2"/>(dom(rgs8&lt;+{update_flag_reg(is_negative(res),is_zero(res),0,parity_even(res),0,bv8get(mem(ushort_bv16((bv16_ushort(ix)+desloc+65536) mod 65536)),7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474">
            <text:p>1147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left(mem(ushort_bv16((bv16_ushort(iy)+desloc+65536) mod 65536)))) &amp; </text:p>
            <text:p><text:s text:c="2"/>btrue</text:p>
            <text:p><text:s/>=&gt; </text:p>
            <text:p><text:s text:c="2"/>(ushort_bv16((bv16_ushort(iy)+desloc+65536) mod 65536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611">
            <text:p>1161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left(mem(ushort_bv16((bv16_ushort(iy)+desloc+65536) mod 65536))) &amp; mem&lt;+{ushort_bv16((bv16_ushort(iy)+desloc+65536) mod 65536)|-&gt;res}: BV16 +-&gt; BYTE &amp; dom(mem&lt;+{ushort_bv16((bv16_ushort(iy)+desloc+65536) mod 65536)|-&gt;res}) = BV16 &amp; ran(mem&lt;+{ushort_bv16((bv16_ushort(iy)+desloc+65536) mod 65536)|-&gt;res}): POW(BYTE) &amp; !(address,value).(address: BV16 &amp; value: BYTE =&gt; mem&lt;+{ushort_bv16((bv16_ushort(iy)+desloc+65536) mod 65536)|-&gt;res}&lt;+{address|-&gt;value}: BV16 +-&gt; BYTE &amp; dom(mem&lt;+{ushort_bv16((bv16_ushort(iy)+desloc+65536) mod 65536)|-&gt;res}&lt;+{address|-&gt;value}) = BV16)) &amp; </text:p>
            <text:p><text:s text:c="2"/>btrue</text:p>
            <text:p><text:s/>=&gt; </text:p>
            <text:p><text:s text:c="2"/>(rgs8&lt;+{update_flag_reg(is_negative(res),is_zero(res),0,parity_even(res),0,bv8get(mem(ushort_bv16((bv16_ushort(iy)+desloc+65536) mod 65536)),7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8">
            <text:p>1161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left(mem(ushort_bv16((bv16_ushort(iy)+desloc+65536) mod 65536))) &amp; mem&lt;+{ushort_bv16((bv16_ushort(iy)+desloc+65536) mod 65536)|-&gt;res}: BV16 +-&gt; BYTE &amp; dom(mem&lt;+{ushort_bv16((bv16_ushort(iy)+desloc+65536) mod 65536)|-&gt;res}) = BV16 &amp; ran(mem&lt;+{ushort_bv16((bv16_ushort(iy)+desloc+65536) mod 65536)|-&gt;res}): POW(BYTE) &amp; !(address,value).(address: BV16 &amp; value: BYTE =&gt; mem&lt;+{ushort_bv16((bv16_ushort(iy)+desloc+65536) mod 65536)|-&gt;res}&lt;+{address|-&gt;value}: BV16 +-&gt; BYTE &amp; dom(mem&lt;+{ushort_bv16((bv16_ushort(iy)+desloc+65536) mod 65536)|-&gt;res}&lt;+{address|-&gt;value}) = BV16)) &amp; </text:p>
            <text:p><text:s text:c="2"/>btrue</text:p>
            <text:p><text:s/>=&gt; </text:p>
            <text:p><text:s text:c="2"/>(dom(rgs8&lt;+{update_flag_reg(is_negative(res),is_zero(res),0,parity_even(res),0,bv8get(mem(ushort_bv16((bv16_ushort(iy)+desloc+65536) mod 65536)),7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06">
            <text:p>1170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left(rgs8(rr))&lt;+{1|-&gt;bv8get(rgs8(2|-&gt;id_reg_8),0)}) &amp; </text:p>
            <text:p><text:s text:c="2"/>btrue</text:p>
            <text:p><text:s/>=&gt; </text:p>
            <text:p><text:s text:c="2"/>(rgs8&lt;+({rr|-&gt;res}\/{update_flag_reg(is_negative(res),is_zero(res),0,parity_even(res),0,bv8get(rgs8(rr),7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24">
            <text:p>1172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left(rgs8(rr))&lt;+{1|-&gt;bv8get(rgs8(2|-&gt;id_reg_8),0)}) &amp; </text:p>
            <text:p><text:s text:c="2"/>btrue</text:p>
            <text:p><text:s/>=&gt; </text:p>
            <text:p><text:s text:c="2"/>(dom(rgs8&lt;+({rr|-&gt;res}\/{update_flag_reg(is_negative(res),is_zero(res),0,parity_even(res),0,bv8get(rgs8(rr),7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3">
            <text:p>1158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left(mem(byte_bv16(rgs8(13|-&gt;id_reg_8),rgs8(14|-&gt;id_reg_8))))&lt;+{0|-&gt;bv8get(rgs8(2|-&gt;id_reg_8),0)} &amp; mem&lt;+{byte_bv16(rgs8(13|-&gt;id_reg_8),rgs8(14|-&gt;id_reg_8))|-&gt;res}: BV16 +-&gt; BYTE &amp; dom(mem&lt;+{byte_bv16(rgs8(13|-&gt;id_reg_8),rgs8(14|-&gt;id_reg_8))|-&gt;res}) = BV16 &amp; ran(mem&lt;+{byte_bv16(rgs8(13|-&gt;id_reg_8),rgs8(14|-&gt;id_reg_8))|-&gt;res}): POW(BYTE) &amp; !(address,value).(address: BV16 &amp; value: BYTE =&gt; mem&lt;+{byte_bv16(rgs8(13|-&gt;id_reg_8),rgs8(14|-&gt;id_reg_8))|-&gt;res}&lt;+{address|-&gt;value}: BV16 +-&gt; BYTE &amp; dom(mem&lt;+{byte_bv16(rgs8(13|-&gt;id_reg_8),rgs8(14|-&gt;id_reg_8))|-&gt;res}&lt;+{address|-&gt;value}) = BV16)) &amp; </text:p>
            <text:p><text:s text:c="2"/>btrue</text:p>
            <text:p><text:s/>=&gt; </text:p>
            <text:p><text:s text:c="2"/>(rgs8&lt;+{update_flag_reg(is_negative(res),is_zero(res),0,parity_even(res),0,bv8get(mem(byte_bv16(rgs8(13|-&gt;id_reg_8),rgs8(14|-&gt;id_reg_8))),7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812">
            <text:p>1181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left(mem(byte_bv16(rgs8(13|-&gt;id_reg_8),rgs8(14|-&gt;id_reg_8))))&lt;+{0|-&gt;bv8get(rgs8(2|-&gt;id_reg_8),0)} &amp; mem&lt;+{byte_bv16(rgs8(13|-&gt;id_reg_8),rgs8(14|-&gt;id_reg_8))|-&gt;res}: BV16 +-&gt; BYTE &amp; dom(mem&lt;+{byte_bv16(rgs8(13|-&gt;id_reg_8),rgs8(14|-&gt;id_reg_8))|-&gt;res}) = BV16 &amp; ran(mem&lt;+{byte_bv16(rgs8(13|-&gt;id_reg_8),rgs8(14|-&gt;id_reg_8))|-&gt;res}): POW(BYTE) &amp; !(address,value).(address: BV16 &amp; value: BYTE =&gt; mem&lt;+{byte_bv16(rgs8(13|-&gt;id_reg_8),rgs8(14|-&gt;id_reg_8))|-&gt;res}&lt;+{address|-&gt;value}: BV16 +-&gt; BYTE &amp; dom(mem&lt;+{byte_bv16(rgs8(13|-&gt;id_reg_8),rgs8(14|-&gt;id_reg_8))|-&gt;res}&lt;+{address|-&gt;value}) = BV16)) &amp; </text:p>
            <text:p><text:s text:c="2"/>btrue</text:p>
            <text:p><text:s/>=&gt; </text:p>
            <text:p><text:s text:c="2"/>(dom(rgs8&lt;+{update_flag_reg(is_negative(res),is_zero(res),0,parity_even(res),0,bv8get(mem(byte_bv16(rgs8(13|-&gt;id_reg_8),rgs8(14|-&gt;id_reg_8))),7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28">
            <text:p>1162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left(mem(ushort_bv16((bv16_ushort(ix)+desloc+65536) mod 65536)))&lt;+{1|-&gt;bv8get(rgs8(2|-&gt;id_reg_8),0)}) &amp; </text:p>
            <text:p><text:s text:c="2"/>btrue</text:p>
            <text:p><text:s/>=&gt; </text:p>
            <text:p><text:s text:c="2"/>(ushort_bv16((bv16_ushort(ix)+desloc+65536) mod 65536): BV16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23">
            <text:p>1162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left(mem(ushort_bv16((bv16_ushort(ix)+desloc+65536) mod 65536)))&lt;+{1|-&gt;bv8get(rgs8(2|-&gt;id_reg_8),0)} &amp; mem&lt;+{ushort_bv16((bv16_ushort(ix)+desloc+65536) mod 65536)|-&gt;res}: BV16 +-&gt; BYTE &amp; dom(mem&lt;+{ushort_bv16((bv16_ushort(ix)+desloc+65536) mod 65536)|-&gt;res}) = BV16 &amp; ran(mem&lt;+{ushort_bv16((bv16_ushort(ix)+desloc+65536) mod 65536)|-&gt;res}): POW(BYTE) &amp; !(address,value).(address: BV16 &amp; value: BYTE =&gt; mem&lt;+{ushort_bv16((bv16_ushort(ix)+desloc+65536) mod 65536)|-&gt;res}&lt;+{address|-&gt;value}: BV16 +-&gt; BYTE &amp; dom(mem&lt;+{ushort_bv16((bv16_ushort(ix)+desloc+65536) mod 65536)|-&gt;res}&lt;+{address|-&gt;value}) = BV16)) &amp; </text:p>
            <text:p><text:s text:c="2"/>btrue</text:p>
            <text:p><text:s/>=&gt; </text:p>
            <text:p><text:s text:c="2"/>(rgs8&lt;+{update_flag_reg(is_negative(res),is_zero(res),0,parity_even(res),0,bv8get(mem(ushort_bv16((bv16_ushort(ix)+desloc+65536) mod 65536)),7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89">
            <text:p>11689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left(mem(ushort_bv16((bv16_ushort(ix)+desloc+65536) mod 65536)))&lt;+{1|-&gt;bv8get(rgs8(2|-&gt;id_reg_8),0)} &amp; mem&lt;+{ushort_bv16((bv16_ushort(ix)+desloc+65536) mod 65536)|-&gt;res}: BV16 +-&gt; BYTE &amp; dom(mem&lt;+{ushort_bv16((bv16_ushort(ix)+desloc+65536) mod 65536)|-&gt;res}) = BV16 &amp; ran(mem&lt;+{ushort_bv16((bv16_ushort(ix)+desloc+65536) mod 65536)|-&gt;res}): POW(BYTE) &amp; !(address,value).(address: BV16 &amp; value: BYTE =&gt; mem&lt;+{ushort_bv16((bv16_ushort(ix)+desloc+65536) mod 65536)|-&gt;res}&lt;+{address|-&gt;value}: BV16 +-&gt; BYTE &amp; dom(mem&lt;+{ushort_bv16((bv16_ushort(ix)+desloc+65536) mod 65536)|-&gt;res}&lt;+{address|-&gt;value}) = BV16)) &amp; </text:p>
            <text:p><text:s text:c="2"/>btrue</text:p>
            <text:p><text:s/>=&gt; </text:p>
            <text:p><text:s text:c="2"/>(dom(rgs8&lt;+{update_flag_reg(is_negative(res),is_zero(res),0,parity_even(res),0,bv8get(mem(ushort_bv16((bv16_ushort(ix)+desloc+65536) mod 65536)),7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7">
            <text:p>1158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left(mem(ushort_bv16((bv16_ushort(iy)+desloc+65536) mod 65536)))&lt;+{1|-&gt;bv8get(rgs8(2|-&gt;id_reg_8),0)}) &amp; </text:p>
            <text:p><text:s text:c="2"/>btrue</text:p>
            <text:p><text:s/>=&gt; </text:p>
            <text:p><text:s text:c="2"/>(ushort_bv16((bv16_ushort(iy)+desloc+65536) mod 65536): BV16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4">
            <text:p>1158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left(mem(ushort_bv16((bv16_ushort(iy)+desloc+65536) mod 65536)))&lt;+{1|-&gt;bv8get(rgs8(2|-&gt;id_reg_8),0)} &amp; mem&lt;+{ushort_bv16((bv16_ushort(iy)+desloc+65536) mod 65536)|-&gt;res}: BV16 +-&gt; BYTE &amp; dom(mem&lt;+{ushort_bv16((bv16_ushort(iy)+desloc+65536) mod 65536)|-&gt;res}) = BV16 &amp; ran(mem&lt;+{ushort_bv16((bv16_ushort(iy)+desloc+65536) mod 65536)|-&gt;res}): POW(BYTE) &amp; !(address,value).(address: BV16 &amp; value: BYTE =&gt; mem&lt;+{ushort_bv16((bv16_ushort(iy)+desloc+65536) mod 65536)|-&gt;res}&lt;+{address|-&gt;value}: BV16 +-&gt; BYTE &amp; dom(mem&lt;+{ushort_bv16((bv16_ushort(iy)+desloc+65536) mod 65536)|-&gt;res}&lt;+{address|-&gt;value}) = BV16)) &amp; </text:p>
            <text:p><text:s text:c="2"/>btrue</text:p>
            <text:p><text:s/>=&gt; </text:p>
            <text:p><text:s text:c="2"/>(rgs8&lt;+{update_flag_reg(is_negative(res),is_zero(res),0,parity_even(res),0,bv8get(mem(ushort_bv16((bv16_ushort(iy)+desloc+65536) mod 65536)),7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46">
            <text:p>1174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left(mem(ushort_bv16((bv16_ushort(iy)+desloc+65536) mod 65536)))&lt;+{1|-&gt;bv8get(rgs8(2|-&gt;id_reg_8),0)} &amp; mem&lt;+{ushort_bv16((bv16_ushort(iy)+desloc+65536) mod 65536)|-&gt;res}: BV16 +-&gt; BYTE &amp; dom(mem&lt;+{ushort_bv16((bv16_ushort(iy)+desloc+65536) mod 65536)|-&gt;res}) = BV16 &amp; ran(mem&lt;+{ushort_bv16((bv16_ushort(iy)+desloc+65536) mod 65536)|-&gt;res}): POW(BYTE) &amp; !(address,value).(address: BV16 &amp; value: BYTE =&gt; mem&lt;+{ushort_bv16((bv16_ushort(iy)+desloc+65536) mod 65536)|-&gt;res}&lt;+{address|-&gt;value}: BV16 +-&gt; BYTE &amp; dom(mem&lt;+{ushort_bv16((bv16_ushort(iy)+desloc+65536) mod 65536)|-&gt;res}&lt;+{address|-&gt;value}) = BV16)) &amp; </text:p>
            <text:p><text:s text:c="2"/>btrue</text:p>
            <text:p><text:s/>=&gt; </text:p>
            <text:p><text:s text:c="2"/>(dom(rgs8&lt;+{update_flag_reg(is_negative(res),is_zero(res),0,parity_even(res),0,bv8get(mem(ushort_bv16((bv16_ushort(iy)+desloc+65536) mod 65536)),7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1">
            <text:p>1160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rgs8(rr))) &amp; </text:p>
            <text:p><text:s text:c="2"/>btrue</text:p>
            <text:p><text:s/>=&gt; </text:p>
            <text:p><text:s text:c="2"/>(rgs8&lt;+({rr|-&gt;res}\/{update_flag_reg(is_negative(res),is_zero(res),0,parity_even(res),0,bv8get(rgs8(rr),0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2">
            <text:p>11592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rgs8(rr))) &amp; </text:p>
            <text:p><text:s text:c="2"/>btrue</text:p>
            <text:p><text:s/>=&gt; </text:p>
            <text:p><text:s text:c="2"/>(dom(rgs8&lt;+({rr|-&gt;res}\/{update_flag_reg(is_negative(res),is_zero(res),0,parity_even(res),0,bv8get(rgs8(rr),0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495">
            <text:p>1149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byte_bv16(rgs8(13|-&gt;id_reg_8),rgs8(14|-&gt;id_reg_8)))) &amp; mem&lt;+{byte_bv16(rgs8(13|-&gt;id_reg_8),rgs8(14|-&gt;id_reg_8))|-&gt;res}: BV16 +-&gt; BYTE &amp; dom(mem&lt;+{byte_bv16(rgs8(13|-&gt;id_reg_8),rgs8(14|-&gt;id_reg_8))|-&gt;res}) = BV16 &amp; ran(mem&lt;+{byte_bv16(rgs8(13|-&gt;id_reg_8),rgs8(14|-&gt;id_reg_8))|-&gt;res}): POW(BYTE) &amp; !(address,value).(address: BV16 &amp; value: BYTE =&gt; mem&lt;+{byte_bv16(rgs8(13|-&gt;id_reg_8),rgs8(14|-&gt;id_reg_8))|-&gt;res}&lt;+{address|-&gt;value}: BV16 +-&gt; BYTE &amp; dom(mem&lt;+{byte_bv16(rgs8(13|-&gt;id_reg_8),rgs8(14|-&gt;id_reg_8))|-&gt;res}&lt;+{address|-&gt;value}) = BV16)) &amp; </text:p>
            <text:p><text:s text:c="2"/>btrue</text:p>
            <text:p><text:s/>=&gt; </text:p>
            <text:p><text:s text:c="2"/>(rgs8&lt;+{update_flag_reg(is_negative(res),is_zero(res),0,parity_even(res),0,bv8get(mem(byte_bv16(rgs8(13|-&gt;id_reg_8),rgs8(14|-&gt;id_reg_8))),0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1">
            <text:p>1161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byte_bv16(rgs8(13|-&gt;id_reg_8),rgs8(14|-&gt;id_reg_8)))) &amp; mem&lt;+{byte_bv16(rgs8(13|-&gt;id_reg_8),rgs8(14|-&gt;id_reg_8))|-&gt;res}: BV16 +-&gt; BYTE &amp; dom(mem&lt;+{byte_bv16(rgs8(13|-&gt;id_reg_8),rgs8(14|-&gt;id_reg_8))|-&gt;res}) = BV16 &amp; ran(mem&lt;+{byte_bv16(rgs8(13|-&gt;id_reg_8),rgs8(14|-&gt;id_reg_8))|-&gt;res}): POW(BYTE) &amp; !(address,value).(address: BV16 &amp; value: BYTE =&gt; mem&lt;+{byte_bv16(rgs8(13|-&gt;id_reg_8),rgs8(14|-&gt;id_reg_8))|-&gt;res}&lt;+{address|-&gt;value}: BV16 +-&gt; BYTE &amp; dom(mem&lt;+{byte_bv16(rgs8(13|-&gt;id_reg_8),rgs8(14|-&gt;id_reg_8))|-&gt;res}&lt;+{address|-&gt;value}) = BV16)) &amp; </text:p>
            <text:p><text:s text:c="2"/>btrue</text:p>
            <text:p><text:s/>=&gt; </text:p>
            <text:p><text:s text:c="2"/>(dom(rgs8&lt;+{update_flag_reg(is_negative(res),is_zero(res),0,parity_even(res),0,bv8get(mem(byte_bv16(rgs8(13|-&gt;id_reg_8),rgs8(14|-&gt;id_reg_8))),0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6">
            <text:p>1159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ushort_bv16((bv16_ushort(ix)+desloc+65536) mod 65536)))) &amp; </text:p>
            <text:p><text:s text:c="2"/>btrue</text:p>
            <text:p><text:s/>=&gt; </text:p>
            <text:p><text:s text:c="2"/>(ushort_bv16((bv16_ushort(ix)+desloc+65536) mod 65536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627">
            <text:p>1162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ushort_bv16((bv16_ushort(ix)+desloc+65536) mod 65536))) &amp; mem&lt;+{ushort_bv16((bv16_ushort(ix)+desloc+65536) mod 65536)|-&gt;res}: BV16 +-&gt; BYTE &amp; dom(mem&lt;+{ushort_bv16((bv16_ushort(ix)+desloc+65536) mod 65536)|-&gt;res}) = BV16 &amp; ran(mem&lt;+{ushort_bv16((bv16_ushort(ix)+desloc+65536) mod 65536)|-&gt;res}): POW(BYTE) &amp; !(address,value).(address: BV16 &amp; value: BYTE =&gt; mem&lt;+{ushort_bv16((bv16_ushort(ix)+desloc+65536) mod 65536)|-&gt;res}&lt;+{address|-&gt;value}: BV16 +-&gt; BYTE &amp; dom(mem&lt;+{ushort_bv16((bv16_ushort(ix)+desloc+65536) mod 65536)|-&gt;res}&lt;+{address|-&gt;value}) = BV16)) &amp; </text:p>
            <text:p><text:s text:c="2"/>btrue</text:p>
            <text:p><text:s/>=&gt; </text:p>
            <text:p><text:s text:c="2"/>(rgs8&lt;+{update_flag_reg(is_negative(res),is_zero(res),0,parity_even(res),0,bv8get(mem(ushort_bv16((bv16_ushort(ix)+desloc+65536) mod 65536)),0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4">
            <text:p>1160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ushort_bv16((bv16_ushort(ix)+desloc+65536) mod 65536))) &amp; mem&lt;+{ushort_bv16((bv16_ushort(ix)+desloc+65536) mod 65536)|-&gt;res}: BV16 +-&gt; BYTE &amp; dom(mem&lt;+{ushort_bv16((bv16_ushort(ix)+desloc+65536) mod 65536)|-&gt;res}) = BV16 &amp; ran(mem&lt;+{ushort_bv16((bv16_ushort(ix)+desloc+65536) mod 65536)|-&gt;res}): POW(BYTE) &amp; !(address,value).(address: BV16 &amp; value: BYTE =&gt; mem&lt;+{ushort_bv16((bv16_ushort(ix)+desloc+65536) mod 65536)|-&gt;res}&lt;+{address|-&gt;value}: BV16 +-&gt; BYTE &amp; dom(mem&lt;+{ushort_bv16((bv16_ushort(ix)+desloc+65536) mod 65536)|-&gt;res}&lt;+{address|-&gt;value}) = BV16)) &amp; </text:p>
            <text:p><text:s text:c="2"/>btrue</text:p>
            <text:p><text:s/>=&gt; </text:p>
            <text:p><text:s text:c="2"/>(dom(rgs8&lt;+{update_flag_reg(is_negative(res),is_zero(res),0,parity_even(res),0,bv8get(mem(ushort_bv16((bv16_ushort(ix)+desloc+65536) mod 65536)),0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79">
            <text:p>1157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ushort_bv16((bv16_ushort(iy)+desloc+65536) mod 65536)))) &amp; </text:p>
            <text:p><text:s text:c="2"/>btrue</text:p>
            <text:p><text:s/>=&gt; </text:p>
            <text:p><text:s text:c="2"/>(ushort_bv16((bv16_ushort(iy)+desloc+65536) mod 65536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551">
            <text:p>1155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ushort_bv16((bv16_ushort(iy)+desloc+65536) mod 65536))) &amp; mem&lt;+{ushort_bv16((bv16_ushort(iy)+desloc+65536) mod 65536)|-&gt;res}: BV16 +-&gt; BYTE &amp; dom(mem&lt;+{ushort_bv16((bv16_ushort(iy)+desloc+65536) mod 65536)|-&gt;res}) = BV16 &amp; ran(mem&lt;+{ushort_bv16((bv16_ushort(iy)+desloc+65536) mod 65536)|-&gt;res}): POW(BYTE) &amp; !(address,value).(address: BV16 &amp; value: BYTE =&gt; mem&lt;+{ushort_bv16((bv16_ushort(iy)+desloc+65536) mod 65536)|-&gt;res}&lt;+{address|-&gt;value}: BV16 +-&gt; BYTE &amp; dom(mem&lt;+{ushort_bv16((bv16_ushort(iy)+desloc+65536) mod 65536)|-&gt;res}&lt;+{address|-&gt;value}) = BV16)) &amp; </text:p>
            <text:p><text:s text:c="2"/>btrue</text:p>
            <text:p><text:s/>=&gt; </text:p>
            <text:p><text:s text:c="2"/>(rgs8&lt;+{update_flag_reg(is_negative(res),is_zero(res),0,parity_even(res),0,bv8get(mem(ushort_bv16((bv16_ushort(iy)+desloc+65536) mod 65536)),0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58">
            <text:p>1155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ushort_bv16((bv16_ushort(iy)+desloc+65536) mod 65536))) &amp; mem&lt;+{ushort_bv16((bv16_ushort(iy)+desloc+65536) mod 65536)|-&gt;res}: BV16 +-&gt; BYTE &amp; dom(mem&lt;+{ushort_bv16((bv16_ushort(iy)+desloc+65536) mod 65536)|-&gt;res}) = BV16 &amp; ran(mem&lt;+{ushort_bv16((bv16_ushort(iy)+desloc+65536) mod 65536)|-&gt;res}): POW(BYTE) &amp; !(address,value).(address: BV16 &amp; value: BYTE =&gt; mem&lt;+{ushort_bv16((bv16_ushort(iy)+desloc+65536) mod 65536)|-&gt;res}&lt;+{address|-&gt;value}: BV16 +-&gt; BYTE &amp; dom(mem&lt;+{ushort_bv16((bv16_ushort(iy)+desloc+65536) mod 65536)|-&gt;res}&lt;+{address|-&gt;value}) = BV16)) &amp; </text:p>
            <text:p><text:s text:c="2"/>btrue</text:p>
            <text:p><text:s/>=&gt; </text:p>
            <text:p><text:s text:c="2"/>(dom(rgs8&lt;+{update_flag_reg(is_negative(res),is_zero(res),0,parity_even(res),0,bv8get(mem(ushort_bv16((bv16_ushort(iy)+desloc+65536) mod 65536)),0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2">
            <text:p>1159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rgs8(rr))&lt;+{1|-&gt;bv8get(rgs8(2|-&gt;id_reg_8),0)}) &amp; </text:p>
            <text:p><text:s text:c="2"/>btrue</text:p>
            <text:p><text:s/>=&gt; </text:p>
            <text:p><text:s text:c="2"/>(rgs8&lt;+({rr|-&gt;res}\/{update_flag_reg(is_negative(res),is_zero(res),0,parity_even(res),0,bv8get(rgs8(rr),0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2">
            <text:p>1158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rgs8(rr))&lt;+{1|-&gt;bv8get(rgs8(2|-&gt;id_reg_8),0)}) &amp; </text:p>
            <text:p><text:s text:c="2"/>btrue</text:p>
            <text:p><text:s/>=&gt; </text:p>
            <text:p><text:s text:c="2"/>(dom(rgs8&lt;+({rr|-&gt;res}\/{update_flag_reg(is_negative(res),is_zero(res),0,parity_even(res),0,bv8get(rgs8(rr),0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04">
            <text:p>1170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byte_bv16(rgs8(13|-&gt;id_reg_8),rgs8(14|-&gt;id_reg_8))))&lt;+{1|-&gt;bv8get(rgs8(2|-&gt;id_reg_8),0)} &amp; mem&lt;+{byte_bv16(rgs8(13|-&gt;id_reg_8),rgs8(14|-&gt;id_reg_8))|-&gt;res}: BV16 +-&gt; BYTE &amp; dom(mem&lt;+{byte_bv16(rgs8(13|-&gt;id_reg_8),rgs8(14|-&gt;id_reg_8))|-&gt;res}) = BV16 &amp; ran(mem&lt;+{byte_bv16(rgs8(13|-&gt;id_reg_8),rgs8(14|-&gt;id_reg_8))|-&gt;res}): POW(BYTE) &amp; !(address,value).(address: BV16 &amp; value: BYTE =&gt; mem&lt;+{byte_bv16(rgs8(13|-&gt;id_reg_8),rgs8(14|-&gt;id_reg_8))|-&gt;res}&lt;+{address|-&gt;value}: BV16 +-&gt; BYTE &amp; dom(mem&lt;+{byte_bv16(rgs8(13|-&gt;id_reg_8),rgs8(14|-&gt;id_reg_8))|-&gt;res}&lt;+{address|-&gt;value}) = BV16)) &amp; </text:p>
            <text:p><text:s text:c="2"/>btrue</text:p>
            <text:p><text:s/>=&gt; </text:p>
            <text:p><text:s text:c="2"/>(rgs8&lt;+{update_flag_reg(is_negative(res),is_zero(res),0,parity_even(res),0,bv8get(mem(byte_bv16(rgs8(13|-&gt;id_reg_8),rgs8(14|-&gt;id_reg_8))),0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26">
            <text:p>1172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byte_bv16(rgs8(13|-&gt;id_reg_8),rgs8(14|-&gt;id_reg_8))))&lt;+{1|-&gt;bv8get(rgs8(2|-&gt;id_reg_8),0)} &amp; mem&lt;+{byte_bv16(rgs8(13|-&gt;id_reg_8),rgs8(14|-&gt;id_reg_8))|-&gt;res}: BV16 +-&gt; BYTE &amp; dom(mem&lt;+{byte_bv16(rgs8(13|-&gt;id_reg_8),rgs8(14|-&gt;id_reg_8))|-&gt;res}) = BV16 &amp; ran(mem&lt;+{byte_bv16(rgs8(13|-&gt;id_reg_8),rgs8(14|-&gt;id_reg_8))|-&gt;res}): POW(BYTE) &amp; !(address,value).(address: BV16 &amp; value: BYTE =&gt; mem&lt;+{byte_bv16(rgs8(13|-&gt;id_reg_8),rgs8(14|-&gt;id_reg_8))|-&gt;res}&lt;+{address|-&gt;value}: BV16 +-&gt; BYTE &amp; dom(mem&lt;+{byte_bv16(rgs8(13|-&gt;id_reg_8),rgs8(14|-&gt;id_reg_8))|-&gt;res}&lt;+{address|-&gt;value}) = BV16)) &amp; </text:p>
            <text:p><text:s text:c="2"/>btrue</text:p>
            <text:p><text:s/>=&gt; </text:p>
            <text:p><text:s text:c="2"/>(dom(rgs8&lt;+{update_flag_reg(is_negative(res),is_zero(res),0,parity_even(res),0,bv8get(mem(byte_bv16(rgs8(13|-&gt;id_reg_8),rgs8(14|-&gt;id_reg_8))),0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18">
            <text:p>1151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ushort_bv16((bv16_ushort(ix)+desloc+65536) mod 65536)))&lt;+{1|-&gt;bv8get(rgs8(2|-&gt;id_reg_8),0)}) &amp; </text:p>
            <text:p><text:s text:c="2"/>btrue</text:p>
            <text:p><text:s/>=&gt; </text:p>
            <text:p><text:s text:c="2"/>(ushort_bv16((bv16_ushort(ix)+desloc+65536) mod 65536): BV16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68">
            <text:p>1166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ushort_bv16((bv16_ushort(ix)+desloc+65536) mod 65536)))&lt;+{1|-&gt;bv8get(rgs8(2|-&gt;id_reg_8),0)} &amp; mem&lt;+{ushort_bv16((bv16_ushort(ix)+desloc+65536) mod 65536)|-&gt;res}: BV16 +-&gt; BYTE &amp; dom(mem&lt;+{ushort_bv16((bv16_ushort(ix)+desloc+65536) mod 65536)|-&gt;res}) = BV16 &amp; ran(mem&lt;+{ushort_bv16((bv16_ushort(ix)+desloc+65536) mod 65536)|-&gt;res}): POW(BYTE) &amp; !(address,value).(address: BV16 &amp; value: BYTE =&gt; mem&lt;+{ushort_bv16((bv16_ushort(ix)+desloc+65536) mod 65536)|-&gt;res}&lt;+{address|-&gt;value}: BV16 +-&gt; BYTE &amp; dom(mem&lt;+{ushort_bv16((bv16_ushort(ix)+desloc+65536) mod 65536)|-&gt;res}&lt;+{address|-&gt;value}) = BV16)) &amp; </text:p>
            <text:p><text:s text:c="2"/>btrue</text:p>
            <text:p><text:s/>=&gt; </text:p>
            <text:p><text:s text:c="2"/>(rgs8&lt;+{update_flag_reg(is_negative(res),is_zero(res),0,parity_even(res),0,bv8get(mem(ushort_bv16((bv16_ushort(ix)+desloc+65536) mod 65536)),0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10">
            <text:p>1171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ushort_bv16((bv16_ushort(ix)+desloc+65536) mod 65536)))&lt;+{1|-&gt;bv8get(rgs8(2|-&gt;id_reg_8),0)} &amp; mem&lt;+{ushort_bv16((bv16_ushort(ix)+desloc+65536) mod 65536)|-&gt;res}: BV16 +-&gt; BYTE &amp; dom(mem&lt;+{ushort_bv16((bv16_ushort(ix)+desloc+65536) mod 65536)|-&gt;res}) = BV16 &amp; ran(mem&lt;+{ushort_bv16((bv16_ushort(ix)+desloc+65536) mod 65536)|-&gt;res}): POW(BYTE) &amp; !(address,value).(address: BV16 &amp; value: BYTE =&gt; mem&lt;+{ushort_bv16((bv16_ushort(ix)+desloc+65536) mod 65536)|-&gt;res}&lt;+{address|-&gt;value}: BV16 +-&gt; BYTE &amp; dom(mem&lt;+{ushort_bv16((bv16_ushort(ix)+desloc+65536) mod 65536)|-&gt;res}&lt;+{address|-&gt;value}) = BV16)) &amp; </text:p>
            <text:p><text:s text:c="2"/>btrue</text:p>
            <text:p><text:s/>=&gt; </text:p>
            <text:p><text:s text:c="2"/>(dom(rgs8&lt;+{update_flag_reg(is_negative(res),is_zero(res),0,parity_even(res),0,bv8get(mem(ushort_bv16((bv16_ushort(ix)+desloc+65536) mod 65536)),0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1">
            <text:p>11611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ushort_bv16((bv16_ushort(iy)+desloc+65536) mod 65536)))&lt;+{1|-&gt;bv8get(rgs8(2|-&gt;id_reg_8),0)}) &amp; </text:p>
            <text:p><text:s text:c="2"/>btrue</text:p>
            <text:p><text:s/>=&gt; </text:p>
            <text:p><text:s text:c="2"/>(ushort_bv16((bv16_ushort(iy)+desloc+65536) mod 65536): BV16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22">
            <text:p>1172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ushort_bv16((bv16_ushort(iy)+desloc+65536) mod 65536)))&lt;+{1|-&gt;bv8get(rgs8(2|-&gt;id_reg_8),0)} &amp; mem&lt;+{ushort_bv16((bv16_ushort(iy)+desloc+65536) mod 65536)|-&gt;res}: BV16 +-&gt; BYTE &amp; dom(mem&lt;+{ushort_bv16((bv16_ushort(iy)+desloc+65536) mod 65536)|-&gt;res}) = BV16 &amp; ran(mem&lt;+{ushort_bv16((bv16_ushort(iy)+desloc+65536) mod 65536)|-&gt;res}): POW(BYTE) &amp; !(address,value).(address: BV16 &amp; value: BYTE =&gt; mem&lt;+{ushort_bv16((bv16_ushort(iy)+desloc+65536) mod 65536)|-&gt;res}&lt;+{address|-&gt;value}: BV16 +-&gt; BYTE &amp; dom(mem&lt;+{ushort_bv16((bv16_ushort(iy)+desloc+65536) mod 65536)|-&gt;res}&lt;+{address|-&gt;value}) = BV16)) &amp; </text:p>
            <text:p><text:s text:c="2"/>btrue</text:p>
            <text:p><text:s/>=&gt; </text:p>
            <text:p><text:s text:c="2"/>(rgs8&lt;+{update_flag_reg(is_negative(res),is_zero(res),0,parity_even(res),0,bv8get(mem(ushort_bv16((bv16_ushort(iy)+desloc+65536) mod 65536)),0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9">
            <text:p>115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ushort_bv16((bv16_ushort(iy)+desloc+65536) mod 65536)))&lt;+{1|-&gt;bv8get(rgs8(2|-&gt;id_reg_8),0)} &amp; mem&lt;+{ushort_bv16((bv16_ushort(iy)+desloc+65536) mod 65536)|-&gt;res}: BV16 +-&gt; BYTE &amp; dom(mem&lt;+{ushort_bv16((bv16_ushort(iy)+desloc+65536) mod 65536)|-&gt;res}) = BV16 &amp; ran(mem&lt;+{ushort_bv16((bv16_ushort(iy)+desloc+65536) mod 65536)|-&gt;res}): POW(BYTE) &amp; !(address,value).(address: BV16 &amp; value: BYTE =&gt; mem&lt;+{ushort_bv16((bv16_ushort(iy)+desloc+65536) mod 65536)|-&gt;res}&lt;+{address|-&gt;value}: BV16 +-&gt; BYTE &amp; dom(mem&lt;+{ushort_bv16((bv16_ushort(iy)+desloc+65536) mod 65536)|-&gt;res}&lt;+{address|-&gt;value}) = BV16)) &amp; </text:p>
            <text:p><text:s text:c="2"/>btrue</text:p>
            <text:p><text:s/>=&gt; </text:p>
            <text:p><text:s text:c="2"/>(dom(rgs8&lt;+{update_flag_reg(is_negative(res),is_zero(res),0,parity_even(res),0,bv8get(mem(ushort_bv16((bv16_ushort(iy)+desloc+65536) mod 65536)),0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73">
            <text:p>1157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rgs8(rr))&lt;+{1|-&gt;bv8get(rgs8(2|-&gt;id_reg_8),0)}) &amp; </text:p>
            <text:p><text:s text:c="2"/>btrue</text:p>
            <text:p><text:s/>=&gt; </text:p>
            <text:p><text:s text:c="2"/>(rgs8&lt;+({rr|-&gt;res}\/{update_flag_reg(is_negative(res),is_zero(res),0,parity_even(res),0,bv8get(rgs8(rr),7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28">
            <text:p>1162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rgs8(rr))&lt;+{1|-&gt;bv8get(rgs8(2|-&gt;id_reg_8),0)}) &amp; </text:p>
            <text:p><text:s text:c="2"/>btrue</text:p>
            <text:p><text:s/>=&gt; </text:p>
            <text:p><text:s text:c="2"/>(dom(rgs8&lt;+({rr|-&gt;res}\/{update_flag_reg(is_negative(res),is_zero(res),0,parity_even(res),0,bv8get(rgs8(rr),7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8">
            <text:p>1160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byte_bv16(rgs8(13|-&gt;id_reg_8),rgs8(14|-&gt;id_reg_8))))&lt;+{1|-&gt;bv8get(rgs8(2|-&gt;id_reg_8),0)} &amp; mem&lt;+{byte_bv16(rgs8(13|-&gt;id_reg_8),rgs8(14|-&gt;id_reg_8))|-&gt;res}: BV16 +-&gt; BYTE &amp; dom(mem&lt;+{byte_bv16(rgs8(13|-&gt;id_reg_8),rgs8(14|-&gt;id_reg_8))|-&gt;res}) = BV16 &amp; ran(mem&lt;+{byte_bv16(rgs8(13|-&gt;id_reg_8),rgs8(14|-&gt;id_reg_8))|-&gt;res}): POW(BYTE) &amp; !(address,value).(address: BV16 &amp; value: BYTE =&gt; mem&lt;+{byte_bv16(rgs8(13|-&gt;id_reg_8),rgs8(14|-&gt;id_reg_8))|-&gt;res}&lt;+{address|-&gt;value}: BV16 +-&gt; BYTE &amp; dom(mem&lt;+{byte_bv16(rgs8(13|-&gt;id_reg_8),rgs8(14|-&gt;id_reg_8))|-&gt;res}&lt;+{address|-&gt;value}) = BV16)) &amp; </text:p>
            <text:p><text:s text:c="2"/>btrue</text:p>
            <text:p><text:s/>=&gt; </text:p>
            <text:p><text:s text:c="2"/>(rgs8&lt;+{update_flag_reg(is_negative(res),is_zero(res),0,parity_even(res),0,bv8get(mem(byte_bv16(rgs8(13|-&gt;id_reg_8),rgs8(14|-&gt;id_reg_8))),7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49">
            <text:p>1164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byte_bv16(rgs8(13|-&gt;id_reg_8),rgs8(14|-&gt;id_reg_8))))&lt;+{1|-&gt;bv8get(rgs8(2|-&gt;id_reg_8),0)} &amp; mem&lt;+{byte_bv16(rgs8(13|-&gt;id_reg_8),rgs8(14|-&gt;id_reg_8))|-&gt;res}: BV16 +-&gt; BYTE &amp; dom(mem&lt;+{byte_bv16(rgs8(13|-&gt;id_reg_8),rgs8(14|-&gt;id_reg_8))|-&gt;res}) = BV16 &amp; ran(mem&lt;+{byte_bv16(rgs8(13|-&gt;id_reg_8),rgs8(14|-&gt;id_reg_8))|-&gt;res}): POW(BYTE) &amp; !(address,value).(address: BV16 &amp; value: BYTE =&gt; mem&lt;+{byte_bv16(rgs8(13|-&gt;id_reg_8),rgs8(14|-&gt;id_reg_8))|-&gt;res}&lt;+{address|-&gt;value}: BV16 +-&gt; BYTE &amp; dom(mem&lt;+{byte_bv16(rgs8(13|-&gt;id_reg_8),rgs8(14|-&gt;id_reg_8))|-&gt;res}&lt;+{address|-&gt;value}) = BV16)) &amp; </text:p>
            <text:p><text:s text:c="2"/>btrue</text:p>
            <text:p><text:s/>=&gt; </text:p>
            <text:p><text:s text:c="2"/>(dom(rgs8&lt;+{update_flag_reg(is_negative(res),is_zero(res),0,parity_even(res),0,bv8get(mem(byte_bv16(rgs8(13|-&gt;id_reg_8),rgs8(14|-&gt;id_reg_8))),7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37">
            <text:p>1153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byte_bv16(rgs8(13|-&gt;id_reg_8),rgs8(14|-&gt;id_reg_8))))&lt;+{8|-&gt;mem(byte_bv16(rgs8(13|-&gt;id_reg_8),rgs8(14|-&gt;id_reg_8)))(7)} &amp; mem&lt;+{byte_bv16(rgs8(13|-&gt;id_reg_8),rgs8(14|-&gt;id_reg_8))|-&gt;res}: BV16 +-&gt; BYTE &amp; dom(mem&lt;+{byte_bv16(rgs8(13|-&gt;id_reg_8),rgs8(14|-&gt;id_reg_8))|-&gt;res}) = BV16 &amp; ran(mem&lt;+{byte_bv16(rgs8(13|-&gt;id_reg_8),rgs8(14|-&gt;id_reg_8))|-&gt;res}): POW(BYTE) &amp; !(address,value).(address: BV16 &amp; value: BYTE =&gt; mem&lt;+{byte_bv16(rgs8(13|-&gt;id_reg_8),rgs8(14|-&gt;id_reg_8))|-&gt;res}&lt;+{address|-&gt;value}: BV16 +-&gt; BYTE &amp; dom(mem&lt;+{byte_bv16(rgs8(13|-&gt;id_reg_8),rgs8(14|-&gt;id_reg_8))|-&gt;res}&lt;+{address|-&gt;value}) = BV16)) &amp; </text:p>
            <text:p><text:s text:c="2"/>btrue</text:p>
            <text:p><text:s/>=&gt; </text:p>
            <text:p><text:s text:c="2"/>(rgs8&lt;+{update_flag_reg(is_negative(res),is_zero(res),0,parity_even(res),0,bv8get(mem(byte_bv16(rgs8(13|-&gt;id_reg_8),rgs8(14|-&gt;id_reg_8))),0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20">
            <text:p>1162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byte_bv16(rgs8(13|-&gt;id_reg_8),rgs8(14|-&gt;id_reg_8))))&lt;+{8|-&gt;mem(byte_bv16(rgs8(13|-&gt;id_reg_8),rgs8(14|-&gt;id_reg_8)))(7)} &amp; mem&lt;+{byte_bv16(rgs8(13|-&gt;id_reg_8),rgs8(14|-&gt;id_reg_8))|-&gt;res}: BV16 +-&gt; BYTE &amp; dom(mem&lt;+{byte_bv16(rgs8(13|-&gt;id_reg_8),rgs8(14|-&gt;id_reg_8))|-&gt;res}) = BV16 &amp; ran(mem&lt;+{byte_bv16(rgs8(13|-&gt;id_reg_8),rgs8(14|-&gt;id_reg_8))|-&gt;res}): POW(BYTE) &amp; !(address,value).(address: BV16 &amp; value: BYTE =&gt; mem&lt;+{byte_bv16(rgs8(13|-&gt;id_reg_8),rgs8(14|-&gt;id_reg_8))|-&gt;res}&lt;+{address|-&gt;value}: BV16 +-&gt; BYTE &amp; dom(mem&lt;+{byte_bv16(rgs8(13|-&gt;id_reg_8),rgs8(14|-&gt;id_reg_8))|-&gt;res}&lt;+{address|-&gt;value}) = BV16)) &amp; </text:p>
            <text:p><text:s text:c="2"/>btrue</text:p>
            <text:p><text:s/>=&gt; </text:p>
            <text:p><text:s text:c="2"/>(dom(rgs8&lt;+{update_flag_reg(is_negative(res),is_zero(res),0,parity_even(res),0,bv8get(mem(byte_bv16(rgs8(13|-&gt;id_reg_8),rgs8(14|-&gt;id_reg_8))),0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1">
            <text:p>1160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ushort_bv16((bv16_ushort(ix)+desloc+65536) mod 65536)))&lt;+{7|-&gt;bv8get(mem(ushort_bv16((bv16_ushort(ix)+desloc+65536) mod 65536)),7)}) &amp; </text:p>
            <text:p><text:s text:c="2"/>btrue</text:p>
            <text:p><text:s/>=&gt; </text:p>
            <text:p><text:s text:c="2"/>(ushort_bv16((bv16_ushort(ix)+desloc+65536) mod 65536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637">
            <text:p>1163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ushort_bv16((bv16_ushort(ix)+desloc+65536) mod 65536)))&lt;+{7|-&gt;bv8get(mem(ushort_bv16((bv16_ushort(ix)+desloc+65536) mod 65536)),7)} &amp; mem&lt;+{ushort_bv16((bv16_ushort(ix)+desloc+65536) mod 65536)|-&gt;res}: BV16 +-&gt; BYTE &amp; dom(mem&lt;+{ushort_bv16((bv16_ushort(ix)+desloc+65536) mod 65536)|-&gt;res}) = BV16 &amp; ran(mem&lt;+{ushort_bv16((bv16_ushort(ix)+desloc+65536) mod 65536)|-&gt;res}): POW(BYTE) &amp; !(address,value).(address: BV16 &amp; value: BYTE =&gt; mem&lt;+{ushort_bv16((bv16_ushort(ix)+desloc+65536) mod 65536)|-&gt;res}&lt;+{address|-&gt;value}: BV16 +-&gt; BYTE &amp; dom(mem&lt;+{ushort_bv16((bv16_ushort(ix)+desloc+65536) mod 65536)|-&gt;res}&lt;+{address|-&gt;value}) = BV16)) &amp; </text:p>
            <text:p><text:s text:c="2"/>btrue</text:p>
            <text:p><text:s/>=&gt; </text:p>
            <text:p><text:s text:c="2"/>(rgs8&lt;+{update_flag_reg(is_negative(res),is_zero(res),0,parity_even(res),0,bv8get(mem(ushort_bv16((bv16_ushort(ix)+desloc+65536) mod 65536)),0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19">
            <text:p>1171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ushort_bv16((bv16_ushort(ix)+desloc+65536) mod 65536)))&lt;+{7|-&gt;bv8get(mem(ushort_bv16((bv16_ushort(ix)+desloc+65536) mod 65536)),7)} &amp; mem&lt;+{ushort_bv16((bv16_ushort(ix)+desloc+65536) mod 65536)|-&gt;res}: BV16 +-&gt; BYTE &amp; dom(mem&lt;+{ushort_bv16((bv16_ushort(ix)+desloc+65536) mod 65536)|-&gt;res}) = BV16 &amp; ran(mem&lt;+{ushort_bv16((bv16_ushort(ix)+desloc+65536) mod 65536)|-&gt;res}): POW(BYTE) &amp; !(address,value).(address: BV16 &amp; value: BYTE =&gt; mem&lt;+{ushort_bv16((bv16_ushort(ix)+desloc+65536) mod 65536)|-&gt;res}&lt;+{address|-&gt;value}: BV16 +-&gt; BYTE &amp; dom(mem&lt;+{ushort_bv16((bv16_ushort(ix)+desloc+65536) mod 65536)|-&gt;res}&lt;+{address|-&gt;value}) = BV16)) &amp; </text:p>
            <text:p><text:s text:c="2"/>btrue</text:p>
            <text:p><text:s/>=&gt; </text:p>
            <text:p><text:s text:c="2"/>(dom(rgs8&lt;+{update_flag_reg(is_negative(res),is_zero(res),0,parity_even(res),0,bv8get(mem(ushort_bv16((bv16_ushort(ix)+desloc+65536) mod 65536)),0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77">
            <text:p>1157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ushort_bv16((bv16_ushort(iy)+desloc+65536) mod 65536)))&lt;+{7|-&gt;bv8get(mem(ushort_bv16((bv16_ushort(iy)+desloc+65536) mod 65536)),7)}) &amp; </text:p>
            <text:p><text:s text:c="2"/>btrue</text:p>
            <text:p><text:s/>=&gt; </text:p>
            <text:p><text:s text:c="2"/>(ushort_bv16((bv16_ushort(ix)+desloc+65536) mod 65536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520">
            <text:p>1152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ushort_bv16((bv16_ushort(iy)+desloc+65536) mod 65536)))&lt;+{7|-&gt;bv8get(mem(ushort_bv16((bv16_ushort(iy)+desloc+65536) mod 65536)),7)} &amp; mem&lt;+{ushort_bv16((bv16_ushort(ix)+desloc+65536) mod 65536)|-&gt;res}: BV16 +-&gt; BYTE &amp; dom(mem&lt;+{ushort_bv16((bv16_ushort(ix)+desloc+65536) mod 65536)|-&gt;res}) = BV16 &amp; ran(mem&lt;+{ushort_bv16((bv16_ushort(ix)+desloc+65536) mod 65536)|-&gt;res}): POW(BYTE) &amp; !(address,value).(address: BV16 &amp; value: BYTE =&gt; mem&lt;+{ushort_bv16((bv16_ushort(ix)+desloc+65536) mod 65536)|-&gt;res}&lt;+{address|-&gt;value}: BV16 +-&gt; BYTE &amp; dom(mem&lt;+{ushort_bv16((bv16_ushort(ix)+desloc+65536) mod 65536)|-&gt;res}&lt;+{address|-&gt;value}) = BV16)) &amp; </text:p>
            <text:p><text:s text:c="2"/>btrue</text:p>
            <text:p><text:s/>=&gt; </text:p>
            <text:p><text:s text:c="2"/>(rgs8&lt;+{update_flag_reg(is_negative(res),is_zero(res),0,parity_even(res),0,bv8get(mem(ushort_bv16((bv16_ushort(iy)+desloc+65536) mod 65536)),0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6">
            <text:p>11586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rotateright(mem(ushort_bv16((bv16_ushort(iy)+desloc+65536) mod 65536)))&lt;+{7|-&gt;bv8get(mem(ushort_bv16((bv16_ushort(iy)+desloc+65536) mod 65536)),7)} &amp; mem&lt;+{ushort_bv16((bv16_ushort(ix)+desloc+65536) mod 65536)|-&gt;res}: BV16 +-&gt; BYTE &amp; dom(mem&lt;+{ushort_bv16((bv16_ushort(ix)+desloc+65536) mod 65536)|-&gt;res}) = BV16 &amp; ran(mem&lt;+{ushort_bv16((bv16_ushort(ix)+desloc+65536) mod 65536)|-&gt;res}): POW(BYTE) &amp; !(address,value).(address: BV16 &amp; value: BYTE =&gt; mem&lt;+{ushort_bv16((bv16_ushort(ix)+desloc+65536) mod 65536)|-&gt;res}&lt;+{address|-&gt;value}: BV16 +-&gt; BYTE &amp; dom(mem&lt;+{ushort_bv16((bv16_ushort(ix)+desloc+65536) mod 65536)|-&gt;res}&lt;+{address|-&gt;value}) = BV16)) &amp; </text:p>
            <text:p><text:s text:c="2"/>btrue</text:p>
            <text:p><text:s/>=&gt; </text:p>
            <text:p><text:s text:c="2"/>(dom(rgs8&lt;+{update_flag_reg(is_negative(res),is_zero(res),0,parity_even(res),0,bv8get(mem(ushort_bv16((bv16_ushort(iy)+desloc+65536) mod 65536)),0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77">
            <text:p>11677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bitclear(rotateright(rgs8(rr)),7)) &amp; </text:p>
            <text:p><text:s text:c="2"/>btrue</text:p>
            <text:p><text:s/>=&gt; </text:p>
            <text:p><text:s text:c="2"/>(rgs8&lt;+({rr|-&gt;res}\/{update_flag_reg(0,is_zero(res),0,parity_even(res),0,bv8get(rgs8(rr),0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28">
            <text:p>1162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bitclear(rotateright(rgs8(rr)),7)) &amp; </text:p>
            <text:p><text:s text:c="2"/>btrue</text:p>
            <text:p><text:s/>=&gt; </text:p>
            <text:p><text:s text:c="2"/>(dom(rgs8&lt;+({rr|-&gt;res}\/{update_flag_reg(0,is_zero(res),0,parity_even(res),0,bv8get(rgs8(rr),0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27">
            <text:p>1152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bitclear(rotateright(mem(byte_bv16(rgs8(13|-&gt;id_reg_8),rgs8(14|-&gt;id_reg_8)))),7) &amp; mem&lt;+{byte_bv16(rgs8(13|-&gt;id_reg_8),rgs8(14|-&gt;id_reg_8))|-&gt;res}: BV16 +-&gt; BYTE &amp; dom(mem&lt;+{byte_bv16(rgs8(13|-&gt;id_reg_8),rgs8(14|-&gt;id_reg_8))|-&gt;res}) = BV16 &amp; ran(mem&lt;+{byte_bv16(rgs8(13|-&gt;id_reg_8),rgs8(14|-&gt;id_reg_8))|-&gt;res}): POW(BYTE) &amp; !(address,value).(address: BV16 &amp; value: BYTE =&gt; mem&lt;+{byte_bv16(rgs8(13|-&gt;id_reg_8),rgs8(14|-&gt;id_reg_8))|-&gt;res}&lt;+{address|-&gt;value}: BV16 +-&gt; BYTE &amp; dom(mem&lt;+{byte_bv16(rgs8(13|-&gt;id_reg_8),rgs8(14|-&gt;id_reg_8))|-&gt;res}&lt;+{address|-&gt;value}) = BV16)) &amp; </text:p>
            <text:p><text:s text:c="2"/>btrue</text:p>
            <text:p><text:s/>=&gt; </text:p>
            <text:p><text:s text:c="2"/>(rgs8&lt;+{update_flag_reg(0,is_zero(res),0,parity_even(res),0,bv8get(mem(byte_bv16(rgs8(13|-&gt;id_reg_8),rgs8(14|-&gt;id_reg_8))),0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62">
            <text:p>1156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bitclear(rotateright(mem(byte_bv16(rgs8(13|-&gt;id_reg_8),rgs8(14|-&gt;id_reg_8)))),7) &amp; mem&lt;+{byte_bv16(rgs8(13|-&gt;id_reg_8),rgs8(14|-&gt;id_reg_8))|-&gt;res}: BV16 +-&gt; BYTE &amp; dom(mem&lt;+{byte_bv16(rgs8(13|-&gt;id_reg_8),rgs8(14|-&gt;id_reg_8))|-&gt;res}) = BV16 &amp; ran(mem&lt;+{byte_bv16(rgs8(13|-&gt;id_reg_8),rgs8(14|-&gt;id_reg_8))|-&gt;res}): POW(BYTE) &amp; !(address,value).(address: BV16 &amp; value: BYTE =&gt; mem&lt;+{byte_bv16(rgs8(13|-&gt;id_reg_8),rgs8(14|-&gt;id_reg_8))|-&gt;res}&lt;+{address|-&gt;value}: BV16 +-&gt; BYTE &amp; dom(mem&lt;+{byte_bv16(rgs8(13|-&gt;id_reg_8),rgs8(14|-&gt;id_reg_8))|-&gt;res}&lt;+{address|-&gt;value}) = BV16)) &amp; </text:p>
            <text:p><text:s text:c="2"/>btrue</text:p>
            <text:p><text:s/>=&gt; </text:p>
            <text:p><text:s text:c="2"/>(dom(rgs8&lt;+{update_flag_reg(0,is_zero(res),0,parity_even(res),0,bv8get(mem(byte_bv16(rgs8(13|-&gt;id_reg_8),rgs8(14|-&gt;id_reg_8))),0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4">
            <text:p>1161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bitclear(rotateright(mem(ushort_bv16((bv16_ushort(ix)+desloc+65536) mod 65536))),7)) &amp; </text:p>
            <text:p><text:s text:c="2"/>btrue</text:p>
            <text:p><text:s/>=&gt; </text:p>
            <text:p><text:s text:c="2"/>(ushort_bv16((bv16_ushort(ix)+desloc+65536) mod 65536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645">
            <text:p>1164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bitclear(rotateright(mem(ushort_bv16((bv16_ushort(ix)+desloc+65536) mod 65536))),7) &amp; mem&lt;+{ushort_bv16((bv16_ushort(ix)+desloc+65536) mod 65536)|-&gt;res}: BV16 +-&gt; BYTE &amp; dom(mem&lt;+{ushort_bv16((bv16_ushort(ix)+desloc+65536) mod 65536)|-&gt;res}) = BV16 &amp; ran(mem&lt;+{ushort_bv16((bv16_ushort(ix)+desloc+65536) mod 65536)|-&gt;res}): POW(BYTE) &amp; !(address,value).(address: BV16 &amp; value: BYTE =&gt; mem&lt;+{ushort_bv16((bv16_ushort(ix)+desloc+65536) mod 65536)|-&gt;res}&lt;+{address|-&gt;value}: BV16 +-&gt; BYTE &amp; dom(mem&lt;+{ushort_bv16((bv16_ushort(ix)+desloc+65536) mod 65536)|-&gt;res}&lt;+{address|-&gt;value}) = BV16)) &amp; </text:p>
            <text:p><text:s text:c="2"/>btrue</text:p>
            <text:p><text:s/>=&gt; </text:p>
            <text:p><text:s text:c="2"/>(rgs8&lt;+{update_flag_reg(0,is_zero(res),0,parity_even(res),0,bv8get(mem(ushort_bv16((bv16_ushort(ix)+desloc+65536) mod 65536)),0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33">
            <text:p>11633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bitclear(rotateright(mem(ushort_bv16((bv16_ushort(ix)+desloc+65536) mod 65536))),7) &amp; mem&lt;+{ushort_bv16((bv16_ushort(ix)+desloc+65536) mod 65536)|-&gt;res}: BV16 +-&gt; BYTE &amp; dom(mem&lt;+{ushort_bv16((bv16_ushort(ix)+desloc+65536) mod 65536)|-&gt;res}) = BV16 &amp; ran(mem&lt;+{ushort_bv16((bv16_ushort(ix)+desloc+65536) mod 65536)|-&gt;res}): POW(BYTE) &amp; !(address,value).(address: BV16 &amp; value: BYTE =&gt; mem&lt;+{ushort_bv16((bv16_ushort(ix)+desloc+65536) mod 65536)|-&gt;res}&lt;+{address|-&gt;value}: BV16 +-&gt; BYTE &amp; dom(mem&lt;+{ushort_bv16((bv16_ushort(ix)+desloc+65536) mod 65536)|-&gt;res}&lt;+{address|-&gt;value}) = BV16)) &amp; </text:p>
            <text:p><text:s text:c="2"/>btrue</text:p>
            <text:p><text:s/>=&gt; </text:p>
            <text:p><text:s text:c="2"/>(dom(rgs8&lt;+{update_flag_reg(0,is_zero(res),0,parity_even(res),0,bv8get(mem(ushort_bv16((bv16_ushort(ix)+desloc+65536) mod 65536)),0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3">
            <text:p>1160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bitclear(rotateright(mem(ushort_bv16((bv16_ushort(iy)+desloc+65536) mod 65536))),7)) &amp; </text:p>
            <text:p><text:s text:c="2"/>btrue</text:p>
            <text:p><text:s/>=&gt; </text:p>
            <text:p><text:s text:c="2"/>(ushort_bv16((bv16_ushort(iy)+desloc+65536) mod 65536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695">
            <text:p>1169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bitclear(rotateright(mem(ushort_bv16((bv16_ushort(iy)+desloc+65536) mod 65536))),7) &amp; mem&lt;+{ushort_bv16((bv16_ushort(iy)+desloc+65536) mod 65536)|-&gt;res}: BV16 +-&gt; BYTE &amp; dom(mem&lt;+{ushort_bv16((bv16_ushort(iy)+desloc+65536) mod 65536)|-&gt;res}) = BV16 &amp; ran(mem&lt;+{ushort_bv16((bv16_ushort(iy)+desloc+65536) mod 65536)|-&gt;res}): POW(BYTE) &amp; !(address,value).(address: BV16 &amp; value: BYTE =&gt; mem&lt;+{ushort_bv16((bv16_ushort(iy)+desloc+65536) mod 65536)|-&gt;res}&lt;+{address|-&gt;value}: BV16 +-&gt; BYTE &amp; dom(mem&lt;+{ushort_bv16((bv16_ushort(iy)+desloc+65536) mod 65536)|-&gt;res}&lt;+{address|-&gt;value}) = BV16)) &amp; </text:p>
            <text:p><text:s text:c="2"/>btrue</text:p>
            <text:p><text:s/>=&gt; </text:p>
            <text:p><text:s text:c="2"/>(rgs8&lt;+{update_flag_reg(0,is_zero(res),0,parity_even(res),0,bv8get(mem(ushort_bv16((bv16_ushort(iy)+desloc+65536) mod 65536)),0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95">
            <text:p>1169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res = bitclear(rotateright(mem(ushort_bv16((bv16_ushort(iy)+desloc+65536) mod 65536))),7) &amp; mem&lt;+{ushort_bv16((bv16_ushort(iy)+desloc+65536) mod 65536)|-&gt;res}: BV16 +-&gt; BYTE &amp; dom(mem&lt;+{ushort_bv16((bv16_ushort(iy)+desloc+65536) mod 65536)|-&gt;res}) = BV16 &amp; ran(mem&lt;+{ushort_bv16((bv16_ushort(iy)+desloc+65536) mod 65536)|-&gt;res}): POW(BYTE) &amp; !(address,value).(address: BV16 &amp; value: BYTE =&gt; mem&lt;+{ushort_bv16((bv16_ushort(iy)+desloc+65536) mod 65536)|-&gt;res}&lt;+{address|-&gt;value}: BV16 +-&gt; BYTE &amp; dom(mem&lt;+{ushort_bv16((bv16_ushort(iy)+desloc+65536) mod 65536)|-&gt;res}&lt;+{address|-&gt;value}) = BV16)) &amp; </text:p>
            <text:p><text:s text:c="2"/>btrue</text:p>
            <text:p><text:s/>=&gt; </text:p>
            <text:p><text:s text:c="2"/>(dom(rgs8&lt;+{update_flag_reg(0,is_zero(res),0,parity_even(res),0,bv8get(mem(ushort_bv16((bv16_ushort(iy)+desloc+65536) mod 65536)),0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21">
            <text:p>1152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acc: BYTE &amp; res = {8|-&gt;bv8get(mem(byte_bv16(rgs8(13|-&gt;id_reg_8),rgs8(14|-&gt;id_reg_8))),3)}\/{7|-&gt;bv8get(mem(byte_bv16(rgs8(13|-&gt;id_reg_8),rgs8(14|-&gt;id_reg_8))),2)}\/{6|-&gt;bv8get(mem(byte_bv16(rgs8(13|-&gt;id_reg_8),rgs8(14|-&gt;id_reg_8))),1)}\/{5|-&gt;bv8get(mem(byte_bv16(rgs8(13|-&gt;id_reg_8),rgs8(14|-&gt;id_reg_8))),0)}\/{4|-&gt;bv8get(rgs8(1|-&gt;id_reg_8),3)}\/{3|-&gt;bv8get(rgs8(1|-&gt;id_reg_8),2)}\/{2|-&gt;bv8get(rgs8(1|-&gt;id_reg_8),1)}\/{1|-&gt;bv8get(rgs8(1|-&gt;id_reg_8),0)} &amp; acc = rgs8(1|-&gt;id_reg_8)&lt;+({4|-&gt;bv8get(mem(byte_bv16(rgs8(13|-&gt;id_reg_8),rgs8(14|-&gt;id_reg_8))),7)}\/{3|-&gt;bv8get(mem(byte_bv16(rgs8(13|-&gt;id_reg_8),rgs8(14|-&gt;id_reg_8))),6)}\/{2|-&gt;bv8get(mem(byte_bv16(rgs8(13|-&gt;id_reg_8),rgs8(14|-&gt;id_reg_8))),5)}\/{1|-&gt;bv8get(mem(byte_bv16(rgs8(13|-&gt;id_reg_8),rgs8(14|-&gt;id_reg_8))),4)}) &amp; mem&lt;+{byte_bv16(rgs8(13|-&gt;id_reg_8),rgs8(14|-&gt;id_reg_8))|-&gt;res}: BV16 +-&gt; BYTE &amp; dom(mem&lt;+{byte_bv16(rgs8(13|-&gt;id_reg_8),rgs8(14|-&gt;id_reg_8))|-&gt;res}) = BV16 &amp; ran(mem&lt;+{byte_bv16(rgs8(13|-&gt;id_reg_8),rgs8(14|-&gt;id_reg_8))|-&gt;res}): POW(BYTE) &amp; !(address,value).(address: BV16 &amp; value: BYTE =&gt; mem&lt;+{byte_bv16(rgs8(13|-&gt;id_reg_8),rgs8(14|-&gt;id_reg_8))|-&gt;res}&lt;+{address|-&gt;value}: BV16 +-&gt; BYTE &amp; dom(mem&lt;+{byte_bv16(rgs8(13|-&gt;id_reg_8),rgs8(14|-&gt;id_reg_8))|-&gt;res}&lt;+{address|-&gt;value}) = BV16)) &amp; </text:p>
            <text:p><text:s text:c="2"/>btrue</text:p>
            <text:p><text:s/>=&gt; </text:p>
            <text:p><text:s text:c="2"/>(rgs8&lt;+{update_flag_reg(is_negative(acc),is_zero(acc),0,parity_even(acc),0,bv8get(rgs8(2|-&gt;id_reg_8),0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98">
            <text:p>1179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acc: BYTE &amp; res = {8|-&gt;bv8get(mem(byte_bv16(rgs8(13|-&gt;id_reg_8),rgs8(14|-&gt;id_reg_8))),3)}\/{7|-&gt;bv8get(mem(byte_bv16(rgs8(13|-&gt;id_reg_8),rgs8(14|-&gt;id_reg_8))),2)}\/{6|-&gt;bv8get(mem(byte_bv16(rgs8(13|-&gt;id_reg_8),rgs8(14|-&gt;id_reg_8))),1)}\/{5|-&gt;bv8get(mem(byte_bv16(rgs8(13|-&gt;id_reg_8),rgs8(14|-&gt;id_reg_8))),0)}\/{4|-&gt;bv8get(rgs8(1|-&gt;id_reg_8),3)}\/{3|-&gt;bv8get(rgs8(1|-&gt;id_reg_8),2)}\/{2|-&gt;bv8get(rgs8(1|-&gt;id_reg_8),1)}\/{1|-&gt;bv8get(rgs8(1|-&gt;id_reg_8),0)} &amp; acc = rgs8(1|-&gt;id_reg_8)&lt;+({4|-&gt;bv8get(mem(byte_bv16(rgs8(13|-&gt;id_reg_8),rgs8(14|-&gt;id_reg_8))),7)}\/{3|-&gt;bv8get(mem(byte_bv16(rgs8(13|-&gt;id_reg_8),rgs8(14|-&gt;id_reg_8))),6)}\/{2|-&gt;bv8get(mem(byte_bv16(rgs8(13|-&gt;id_reg_8),rgs8(14|-&gt;id_reg_8))),5)}\/{1|-&gt;bv8get(mem(byte_bv16(rgs8(13|-&gt;id_reg_8),rgs8(14|-&gt;id_reg_8))),4)}) &amp; mem&lt;+{byte_bv16(rgs8(13|-&gt;id_reg_8),rgs8(14|-&gt;id_reg_8))|-&gt;res}: BV16 +-&gt; BYTE &amp; dom(mem&lt;+{byte_bv16(rgs8(13|-&gt;id_reg_8),rgs8(14|-&gt;id_reg_8))|-&gt;res}) = BV16 &amp; ran(mem&lt;+{byte_bv16(rgs8(13|-&gt;id_reg_8),rgs8(14|-&gt;id_reg_8))|-&gt;res}): POW(BYTE) &amp; !(address,value).(address: BV16 &amp; value: BYTE =&gt; mem&lt;+{byte_bv16(rgs8(13|-&gt;id_reg_8),rgs8(14|-&gt;id_reg_8))|-&gt;res}&lt;+{address|-&gt;value}: BV16 +-&gt; BYTE &amp; dom(mem&lt;+{byte_bv16(rgs8(13|-&gt;id_reg_8),rgs8(14|-&gt;id_reg_8))|-&gt;res}&lt;+{address|-&gt;value}) = BV16)) &amp; </text:p>
            <text:p><text:s text:c="2"/>btrue</text:p>
            <text:p><text:s/>=&gt; </text:p>
            <text:p><text:s text:c="2"/>(dom(rgs8&lt;+{update_flag_reg(is_negative(acc),is_zero(acc),0,parity_even(acc),0,bv8get(rgs8(2|-&gt;id_reg_8),0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53">
            <text:p>1165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acc: BYTE &amp; res = {8|-&gt;bv8get(rgs8(1|-&gt;id_reg_8),3)}\/{7|-&gt;bv8get(rgs8(1|-&gt;id_reg_8),2)}\/{6|-&gt;bv8get(rgs8(1|-&gt;id_reg_8),1)}\/{5|-&gt;bv8get(rgs8(1|-&gt;id_reg_8),0)}\/{4|-&gt;bv8get(mem(byte_bv16(rgs8(13|-&gt;id_reg_8),rgs8(14|-&gt;id_reg_8))),7)}\/{3|-&gt;bv8get(mem(byte_bv16(rgs8(13|-&gt;id_reg_8),rgs8(14|-&gt;id_reg_8))),6)}\/{2|-&gt;bv8get(mem(byte_bv16(rgs8(13|-&gt;id_reg_8),rgs8(14|-&gt;id_reg_8))),5)}\/{1|-&gt;bv8get(mem(byte_bv16(rgs8(13|-&gt;id_reg_8),rgs8(14|-&gt;id_reg_8))),4)} &amp; acc = rgs8(1|-&gt;id_reg_8)&lt;+({4|-&gt;bv8get(mem(byte_bv16(rgs8(13|-&gt;id_reg_8),rgs8(14|-&gt;id_reg_8))),3)}\/{3|-&gt;bv8get(mem(byte_bv16(rgs8(13|-&gt;id_reg_8),rgs8(14|-&gt;id_reg_8))),2)}\/{2|-&gt;bv8get(mem(byte_bv16(rgs8(13|-&gt;id_reg_8),rgs8(14|-&gt;id_reg_8))),1)}\/{1|-&gt;bv8get(mem(byte_bv16(rgs8(13|-&gt;id_reg_8),rgs8(14|-&gt;id_reg_8))),0)}) &amp; mem&lt;+{byte_bv16(rgs8(13|-&gt;id_reg_8),rgs8(14|-&gt;id_reg_8))|-&gt;res}: BV16 +-&gt; BYTE &amp; dom(mem&lt;+{byte_bv16(rgs8(13|-&gt;id_reg_8),rgs8(14|-&gt;id_reg_8))|-&gt;res}) = BV16 &amp; ran(mem&lt;+{byte_bv16(rgs8(13|-&gt;id_reg_8),rgs8(14|-&gt;id_reg_8))|-&gt;res}): POW(BYTE) &amp; !(address,value).(address: BV16 &amp; value: BYTE =&gt; mem&lt;+{byte_bv16(rgs8(13|-&gt;id_reg_8),rgs8(14|-&gt;id_reg_8))|-&gt;res}&lt;+{address|-&gt;value}: BV16 +-&gt; BYTE &amp; dom(mem&lt;+{byte_bv16(rgs8(13|-&gt;id_reg_8),rgs8(14|-&gt;id_reg_8))|-&gt;res}&lt;+{address|-&gt;value}) = BV16)) &amp; </text:p>
            <text:p><text:s text:c="2"/>btrue</text:p>
            <text:p><text:s/>=&gt; </text:p>
            <text:p><text:s text:c="2"/>(rgs8&lt;+{update_flag_reg(is_negative(acc),is_zero(acc),0,parity_even(acc),0,bv8get(rgs8(2|-&gt;id_reg_8),0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38">
            <text:p>11538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: BYTE &amp; acc: BYTE &amp; res = {8|-&gt;bv8get(rgs8(1|-&gt;id_reg_8),3)}\/{7|-&gt;bv8get(rgs8(1|-&gt;id_reg_8),2)}\/{6|-&gt;bv8get(rgs8(1|-&gt;id_reg_8),1)}\/{5|-&gt;bv8get(rgs8(1|-&gt;id_reg_8),0)}\/{4|-&gt;bv8get(mem(byte_bv16(rgs8(13|-&gt;id_reg_8),rgs8(14|-&gt;id_reg_8))),7)}\/{3|-&gt;bv8get(mem(byte_bv16(rgs8(13|-&gt;id_reg_8),rgs8(14|-&gt;id_reg_8))),6)}\/{2|-&gt;bv8get(mem(byte_bv16(rgs8(13|-&gt;id_reg_8),rgs8(14|-&gt;id_reg_8))),5)}\/{1|-&gt;bv8get(mem(byte_bv16(rgs8(13|-&gt;id_reg_8),rgs8(14|-&gt;id_reg_8))),4)} &amp; acc = rgs8(1|-&gt;id_reg_8)&lt;+({4|-&gt;bv8get(mem(byte_bv16(rgs8(13|-&gt;id_reg_8),rgs8(14|-&gt;id_reg_8))),3)}\/{3|-&gt;bv8get(mem(byte_bv16(rgs8(13|-&gt;id_reg_8),rgs8(14|-&gt;id_reg_8))),2)}\/{2|-&gt;bv8get(mem(byte_bv16(rgs8(13|-&gt;id_reg_8),rgs8(14|-&gt;id_reg_8))),1)}\/{1|-&gt;bv8get(mem(byte_bv16(rgs8(13|-&gt;id_reg_8),rgs8(14|-&gt;id_reg_8))),0)}) &amp; mem&lt;+{byte_bv16(rgs8(13|-&gt;id_reg_8),rgs8(14|-&gt;id_reg_8))|-&gt;res}: BV16 +-&gt; BYTE &amp; dom(mem&lt;+{byte_bv16(rgs8(13|-&gt;id_reg_8),rgs8(14|-&gt;id_reg_8))|-&gt;res}) = BV16 &amp; ran(mem&lt;+{byte_bv16(rgs8(13|-&gt;id_reg_8),rgs8(14|-&gt;id_reg_8))|-&gt;res}): POW(BYTE) &amp; !(address,value).(address: BV16 &amp; value: BYTE =&gt; mem&lt;+{byte_bv16(rgs8(13|-&gt;id_reg_8),rgs8(14|-&gt;id_reg_8))|-&gt;res}&lt;+{address|-&gt;value}: BV16 +-&gt; BYTE &amp; dom(mem&lt;+{byte_bv16(rgs8(13|-&gt;id_reg_8),rgs8(14|-&gt;id_reg_8))|-&gt;res}&lt;+{address|-&gt;value}) = BV16)) &amp; </text:p>
            <text:p><text:s text:c="2"/>btrue</text:p>
            <text:p><text:s/>=&gt; </text:p>
            <text:p><text:s text:c="2"/>(dom(rgs8&lt;+{update_flag_reg(is_negative(acc),is_zero(acc),0,parity_even(acc),0,bv8get(rgs8(2|-&gt;id_reg_8),0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10">
            <text:p>1171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b: 0..7 &amp; rr: (1..16)*{id_reg_8} &amp; not(rr = 2|-&gt;id_reg_8)) &amp; </text:p>
            <text:p><text:s text:c="2"/>btrue</text:p>
            <text:p><text:s/>=&gt; </text:p>
            <text:p><text:s text:c="2"/>(rgs8&lt;+{update_flag_reg(bv8get(rgs8(2|-&gt;id_reg_8),7),bit_not(bv8get(rgs8(rr),bb)),1,bv8get(rgs8(2|-&gt;id_reg_8),2),0,bv8get(rgs8(2|-&gt;id_reg_8),0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87">
            <text:p>1178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b: 0..7 &amp; rr: (1..16)*{id_reg_8} &amp; not(rr = 2|-&gt;id_reg_8)) &amp; </text:p>
            <text:p><text:s text:c="2"/>btrue</text:p>
            <text:p><text:s/>=&gt; </text:p>
            <text:p><text:s text:c="2"/>(dom(rgs8&lt;+{update_flag_reg(bv8get(rgs8(2|-&gt;id_reg_8),7),bit_not(bv8get(rgs8(rr),bb)),1,bv8get(rgs8(2|-&gt;id_reg_8),2),0,bv8get(rgs8(2|-&gt;id_reg_8),0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67">
            <text:p>1156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b: 0..7) &amp; </text:p>
            <text:p><text:s text:c="2"/>btrue</text:p>
            <text:p><text:s/>=&gt; </text:p>
            <text:p><text:s text:c="2"/>(rgs8&lt;+{update_flag_reg(bv8get(rgs8(2|-&gt;id_reg_8),7),bit_not(bv8get(mem(byte_bv16(rgs8(13|-&gt;id_reg_8),rgs8(14|-&gt;id_reg_8))),bb)),1,bv8get(rgs8(2|-&gt;id_reg_8),2),0,bv8get(rgs8(2|-&gt;id_reg_8),0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02">
            <text:p>1170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b: 0..7) &amp; </text:p>
            <text:p><text:s text:c="2"/>btrue</text:p>
            <text:p><text:s/>=&gt; </text:p>
            <text:p><text:s text:c="2"/>(dom(rgs8&lt;+{update_flag_reg(bv8get(rgs8(2|-&gt;id_reg_8),7),bit_not(bv8get(mem(byte_bv16(rgs8(13|-&gt;id_reg_8),rgs8(14|-&gt;id_reg_8))),bb)),1,bv8get(rgs8(2|-&gt;id_reg_8),2),0,bv8get(rgs8(2|-&gt;id_reg_8),0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7">
            <text:p>1159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b: 0..7 &amp; desloc: SCHAR) &amp; </text:p>
            <text:p><text:s text:c="2"/>btrue</text:p>
            <text:p><text:s/>=&gt; </text:p>
            <text:p><text:s text:c="2"/>(rgs8&lt;+{update_flag_reg(bv8get(rgs8(2|-&gt;id_reg_8),7),bit_not(bv8get(mem(ushort_bv16((bv16_ushort(ix)+desloc+65536) mod 65536)),bb)),1,bv8get(rgs8(2|-&gt;id_reg_8),2),0,bv8get(rgs8(2|-&gt;id_reg_8),0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13">
            <text:p>1151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b: 0..7 &amp; desloc: SCHAR) &amp; </text:p>
            <text:p><text:s text:c="2"/>btrue</text:p>
            <text:p><text:s/>=&gt; </text:p>
            <text:p><text:s text:c="2"/>(dom(rgs8&lt;+{update_flag_reg(bv8get(rgs8(2|-&gt;id_reg_8),7),bit_not(bv8get(mem(ushort_bv16((bv16_ushort(ix)+desloc+65536) mod 65536)),bb)),1,bv8get(rgs8(2|-&gt;id_reg_8),2),0,bv8get(rgs8(2|-&gt;id_reg_8),0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0">
            <text:p>1161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b: 0..7 &amp; desloc: SCHAR) &amp; </text:p>
            <text:p><text:s text:c="2"/>btrue</text:p>
            <text:p><text:s/>=&gt; </text:p>
            <text:p><text:s text:c="2"/>(rgs8&lt;+{update_flag_reg(bv8get(rgs8(2|-&gt;id_reg_8),7),bit_not(bv8get(mem(ushort_bv16((bv16_ushort(iy)+desloc+65536) mod 65536)),bb)),1,bv8get(rgs8(2|-&gt;id_reg_8),2),0,bv8get(rgs8(2|-&gt;id_reg_8),0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75">
            <text:p>11575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b: 0..7 &amp; desloc: SCHAR) &amp; </text:p>
            <text:p><text:s text:c="2"/>btrue</text:p>
            <text:p><text:s/>=&gt; </text:p>
            <text:p><text:s text:c="2"/>(dom(rgs8&lt;+{update_flag_reg(bv8get(rgs8(2|-&gt;id_reg_8),7),bit_not(bv8get(mem(ushort_bv16((bv16_ushort(iy)+desloc+65536) mod 65536)),bb)),1,bv8get(rgs8(2|-&gt;id_reg_8),2),0,bv8get(rgs8(2|-&gt;id_reg_8),0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9">
            <text:p>1159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b: 0..7 &amp; rr: (1..16)*{id_reg_8}) &amp; </text:p>
            <text:p><text:s text:c="2"/>btrue</text:p>
            <text:p><text:s/>=&gt; </text:p>
            <text:p><text:s text:c="2"/>(rgs8&lt;+{rr|-&gt;bitset(rgs8(rr),bb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486">
            <text:p>1148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b: 0..7 &amp; rr: (1..16)*{id_reg_8}) &amp; </text:p>
            <text:p><text:s text:c="2"/>btrue</text:p>
            <text:p><text:s/>=&gt; </text:p>
            <text:p><text:s text:c="2"/>(dom(rgs8&lt;+{rr|-&gt;bitset(rgs8(rr),bb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77">
            <text:p>1157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b: 0..7 &amp; bv16_ushort(byte_bv16(rgs8(13|-&gt;id_reg_8),rgs8(14|-&gt;id_reg_8))): DATA_R_ADR) &amp; </text:p>
            <text:p><text:s text:c="2"/>btrue</text:p>
            <text:p><text:s/>=&gt; </text:p>
            <text:p><text:s text:c="2"/>(bitset(mem(byte_bv16(rgs8(13|-&gt;id_reg_8),rgs8(14|-&gt;id_reg_8))),bb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16">
            <text:p>11516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b: 0..7 &amp; desloc: SCHAR &amp; (bv16_ushort(ix)+desloc+65536) mod 65536: DATA_R_ADR) &amp; </text:p>
            <text:p><text:s text:c="2"/>btrue</text:p>
            <text:p><text:s/>=&gt; </text:p>
            <text:p><text:s text:c="2"/>(ushort_bv16((bv16_ushort(ix)+desloc+65536) mod 65536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525">
            <text:p>1152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b: 0..7 &amp; desloc: SCHAR &amp; (bv16_ushort(ix)+desloc+65536) mod 65536: DATA_R_ADR) &amp; </text:p>
            <text:p><text:s text:c="2"/>btrue</text:p>
            <text:p><text:s/>=&gt; </text:p>
            <text:p><text:s text:c="2"/>(bitset(mem(ushort_bv16((bv16_ushort(ix)+desloc+65536) mod 65536)),bb): BYTE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56976">
            <text:p>5697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b: 0..7 &amp; desloc: SCHAR &amp; (bv16_ushort(iy)+desloc+65536) mod 65536: DATA_R_ADR) &amp; </text:p>
            <text:p><text:s text:c="2"/>btrue</text:p>
            <text:p><text:s/>=&gt; </text:p>
            <text:p><text:s text:c="2"/>(ushort_bv16((bv16_ushort(iy)+desloc+65536) mod 65536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612">
            <text:p>11612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b: 0..7 &amp; desloc: SCHAR &amp; (bv16_ushort(iy)+desloc+65536) mod 65536: DATA_R_ADR) &amp; </text:p>
            <text:p><text:s text:c="2"/>btrue</text:p>
            <text:p><text:s/>=&gt; </text:p>
            <text:p><text:s text:c="2"/>(bitset(mem(ushort_bv16((bv16_ushort(iy)+desloc+65536) mod 65536)),bb): BYTE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56912">
            <text:p>56912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b: 0..7 &amp; rr: (1..16)*{id_reg_8} &amp; not(rr = 2|-&gt;id_reg_8)) &amp; </text:p>
            <text:p><text:s text:c="2"/>btrue</text:p>
            <text:p><text:s/>=&gt; </text:p>
            <text:p><text:s text:c="2"/>(rgs8&lt;+{rr|-&gt;bitclear(rgs8(rr),bb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45">
            <text:p>1154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b: 0..7 &amp; rr: (1..16)*{id_reg_8} &amp; not(rr = 2|-&gt;id_reg_8)) &amp; </text:p>
            <text:p><text:s text:c="2"/>btrue</text:p>
            <text:p><text:s/>=&gt; </text:p>
            <text:p><text:s text:c="2"/>(dom(rgs8&lt;+{rr|-&gt;bitclear(rgs8(rr),bb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9">
            <text:p>11609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b: 0..7 &amp; bv16_ushort(byte_bv16(rgs8(13|-&gt;id_reg_8),rgs8(14|-&gt;id_reg_8))): DATA_R_ADR) &amp; </text:p>
            <text:p><text:s text:c="2"/>btrue</text:p>
            <text:p><text:s/>=&gt; </text:p>
            <text:p><text:s text:c="2"/>(bitclear(mem(byte_bv16(rgs8(13|-&gt;id_reg_8),rgs8(14|-&gt;id_reg_8))),bb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5">
            <text:p>1161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b: 0..7 &amp; desloc: SCHAR &amp; (bv16_ushort(ix)+desloc+65536) mod 65536: DATA_R_ADR) &amp; </text:p>
            <text:p><text:s text:c="2"/>btrue</text:p>
            <text:p><text:s/>=&gt; </text:p>
            <text:p><text:s text:c="2"/>(ushort_bv16((bv16_ushort(ix)+desloc+65536) mod 65536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608">
            <text:p>11608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b: 0..7 &amp; desloc: SCHAR &amp; (bv16_ushort(ix)+desloc+65536) mod 65536: DATA_R_ADR) &amp; </text:p>
            <text:p><text:s text:c="2"/>btrue</text:p>
            <text:p><text:s/>=&gt; </text:p>
            <text:p><text:s text:c="2"/>(bitclear(mem(ushort_bv16((bv16_ushort(ix)+desloc+65536) mod 65536)),bb): BYTE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57344">
            <text:p>57344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b: 0..7 &amp; desloc: SCHAR &amp; (bv16_ushort(iy)+desloc+65536) mod 65536: DATA_R_ADR) &amp; </text:p>
            <text:p><text:s text:c="2"/>btrue</text:p>
            <text:p><text:s/>=&gt; </text:p>
            <text:p><text:s text:c="2"/>(ushort_bv16((bv16_ushort(iy)+desloc+65536) mod 65536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573">
            <text:p>1157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b: 0..7 &amp; desloc: SCHAR &amp; (bv16_ushort(iy)+desloc+65536) mod 65536: DATA_R_ADR) &amp; </text:p>
            <text:p><text:s text:c="2"/>btrue</text:p>
            <text:p><text:s/>=&gt; </text:p>
            <text:p><text:s text:c="2"/>(bitclear(mem(ushort_bv16((bv16_ushort(iy)+desloc+65536) mod 65536)),bb): BYTE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56597">
            <text:p>5659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bv16_ushort(byte_bv16(rgs8(13|-&gt;id_reg_8),rgs8(14|-&gt;id_reg_8))): USHORT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31">
            <text:p>1173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bv16_ushort(ix): USHORT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21">
            <text:p>1172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bv16_ushort(iy): USHORT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92">
            <text:p>1169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is_zero(dec(rgs8(5|-&gt;id_reg_8))) = 1) &amp; </text:p>
            <text:p><text:s text:c="2"/>btrue</text:p>
            <text:p><text:s/>=&gt; </text:p>
            <text:p><text:s text:c="2"/>(rgs8&lt;+{5|-&gt;id_reg_8|-&gt;dec(rgs8(5|-&gt;id_reg_8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5">
            <text:p>1161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is_zero(dec(rgs8(5|-&gt;id_reg_8))) = 1) &amp; </text:p>
            <text:p><text:s text:c="2"/>btrue</text:p>
            <text:p><text:s/>=&gt; </text:p>
            <text:p><text:s text:c="2"/>(dom(rgs8&lt;+{5|-&gt;id_reg_8|-&gt;dec(rgs8(5|-&gt;id_reg_8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91">
            <text:p>1169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ot(is_zero(dec(rgs8(5|-&gt;id_reg_8))) = 1)) &amp; </text:p>
            <text:p><text:s text:c="2"/>btrue</text:p>
            <text:p><text:s/>=&gt; </text:p>
            <text:p><text:s text:c="2"/>(rgs8&lt;+{5|-&gt;id_reg_8|-&gt;dec(rgs8(5|-&gt;id_reg_8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47">
            <text:p>1154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ot(is_zero(dec(rgs8(5|-&gt;id_reg_8))) = 1)) &amp; </text:p>
            <text:p><text:s text:c="2"/>btrue</text:p>
            <text:p><text:s/>=&gt; </text:p>
            <text:p><text:s text:c="2"/>(dom(rgs8&lt;+{5|-&gt;id_reg_8|-&gt;dec(rgs8(5|-&gt;id_reg_8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15">
            <text:p>1151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high: BYTE &amp; low: BYTE &amp; high,low = bv16_byte(ushort_bv16(pc)) &amp; not(ushort_bv16(sub16USHORT(0,bv16_ushort(sp),1)) = ushort_bv16(sub16USHORT(0,bv16_ushort(sp),2)))) &amp; </text:p>
            <text:p><text:s text:c="2"/>btrue</text:p>
            <text:p><text:s/>=&gt; </text:p>
            <text:p><text:s text:c="2"/>({ushort_bv16(sub16USHORT(0,bv16_ushort(sp),1))|-&gt;high}\/{ushort_bv16(sub16USHORT(0,bv16_ushort(sp),2))|-&gt;low}: BV16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56">
            <text:p>1165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high: BYTE &amp; low: BYTE &amp; high,low = bv16_byte(ushort_bv16(pc)) &amp; cc_get(rgs8,cc) = 1) &amp; </text:p>
            <text:p><text:s text:c="2"/>btrue</text:p>
            <text:p><text:s/>=&gt; </text:p>
            <text:p><text:s text:c="2"/>({ushort_bv16(sub16USHORT(0,bv16_ushort(sp),1))|-&gt;high}\/{ushort_bv16(sub16USHORT(0,bv16_ushort(sp),2))|-&gt;low}: BV16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34">
            <text:p>11634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bv16_ushort(byte_bv16(mem(ushort_bv16(add16USHORT(0,bv16_ushort(sp),1))),mem(sp))): USHORT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76">
            <text:p>1177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c_get(rgs8,cc) = 1) &amp; </text:p>
            <text:p><text:s text:c="2"/>btrue</text:p>
            <text:p><text:s/>=&gt; </text:p>
            <text:p><text:s text:c="2"/>(bv16_ushort(byte_bv16(mem(ushort_bv16(add16USHORT(0,bv16_ushort(sp),1))),mem(sp))): USHORT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787">
            <text:p>1178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bv16_ushort(byte_bv16(mem(ushort_bv16(add16USHORT(0,bv16_ushort(sp),1))),mem(sp))): USHORT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39">
            <text:p>11739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bv16_ushort(byte_bv16(mem(ushort_bv16(add16USHORT(0,bv16_ushort(sp),1))),mem(sp))): USHORT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6">
            <text:p>1160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: BYTE &amp; pc_h: BYTE &amp; bv16_byte(ushort_bv16(pc)) = pc_l|-&gt;pc_h) &amp; </text:p>
            <text:p><text:s text:c="2"/>btrue</text:p>
            <text:p><text:s/>=&gt; </text:p>
            <text:p><text:s text:c="2"/>({ushort_bv16(sub16USHORT(0,bv16_ushort(sp),1))|-&gt;pc_h}\/{ushort_bv16(sub16USHORT(0,bv16_ushort(sp),2))|-&gt;pc_l}: BV16 +-&gt; BYTE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598">
            <text:p>11598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: BYTE &amp; pc_h: BYTE &amp; bv16_byte(ushort_bv16(pc)) = pc_l|-&gt;pc_h &amp; mem&lt;+({ushort_bv16(sub16USHORT(0,bv16_ushort(sp),1))|-&gt;pc_h}\/{ushort_bv16(sub16USHORT(0,bv16_ushort(sp),2))|-&gt;pc_l}): BV16 +-&gt; BYTE &amp; dom(mem&lt;+({ushort_bv16(sub16USHORT(0,bv16_ushort(sp),1))|-&gt;pc_h}\/{ushort_bv16(sub16USHORT(0,bv16_ushort(sp),2))|-&gt;pc_l})) = BV16 &amp; ran(mem&lt;+({ushort_bv16(sub16USHORT(0,bv16_ushort(sp),1))|-&gt;pc_h}\/{ushort_bv16(sub16USHORT(0,bv16_ushort(sp),2))|-&gt;pc_l})): POW(BYTE) &amp; !(address,value).(address: BV16 &amp; value: BYTE =&gt; mem&lt;+({ushort_bv16(sub16USHORT(0,bv16_ushort(sp),1))|-&gt;pc_h}\/{ushort_bv16(sub16USHORT(0,bv16_ushort(sp),2))|-&gt;pc_l})&lt;+{address|-&gt;value}: BV16 +-&gt; BYTE &amp; dom(mem&lt;+({ushort_bv16(sub16USHORT(0,bv16_ushort(sp),1))|-&gt;pc_h}\/{ushort_bv16(sub16USHORT(0,bv16_ushort(sp),2))|-&gt;pc_l})&lt;+{address|-&gt;value}) = BV16)) &amp; </text:p>
            <text:p><text:s text:c="2"/>btrue</text:p>
            <text:p><text:s/>=&gt; </text:p>
            <text:p><text:s text:c="2"/>(pp*8: USHORT))</text:p>
          </table:table-cell>
          <table:table-cell table:number-columns-repeated="2" office:value-type="string">
            <text:p>INITIAL</text:p>
          </table:table-cell>
          <table:table-cell office:value-type="float" office:value="165689">
            <text:p>165689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and(rgs8(1|-&gt;id_reg_8),rgs8(rr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rgs8&lt;+({1|-&gt;id_reg_8|-&gt;result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29">
            <text:p>11529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and(rgs8(1|-&gt;id_reg_8),rgs8(rr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dom(rgs8&lt;+({1|-&gt;id_reg_8|-&gt;result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37">
            <text:p>1163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and(rgs8(1|-&gt;id_reg_8),schar_byte(n1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rgs8&lt;+({1|-&gt;id_reg_8|-&gt;result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27">
            <text:p>1162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and(rgs8(1|-&gt;id_reg_8),schar_byte(n1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dom(rgs8&lt;+({1|-&gt;id_reg_8|-&gt;result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21">
            <text:p>1162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and(rgs8(1|-&gt;id_reg_8),mem(byte_bv16(rgs8(13|-&gt;id_reg_8),rgs8(14|-&gt;id_reg_8))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rgs8&lt;+({1|-&gt;id_reg_8|-&gt;result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77">
            <text:p>1157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and(rgs8(1|-&gt;id_reg_8),mem(byte_bv16(rgs8(13|-&gt;id_reg_8),rgs8(14|-&gt;id_reg_8))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dom(rgs8&lt;+({1|-&gt;id_reg_8|-&gt;result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8">
            <text:p>11618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and(rgs8(1|-&gt;id_reg_8),mem(ushort_bv16((bv16_ushort(ix)+desloc+65536) mod 65536)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rgs8&lt;+({1|-&gt;id_reg_8|-&gt;result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0">
            <text:p>116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and(rgs8(1|-&gt;id_reg_8),mem(ushort_bv16((bv16_ushort(ix)+desloc+65536) mod 65536)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dom(rgs8&lt;+({1|-&gt;id_reg_8|-&gt;result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60">
            <text:p>1156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and(rgs8(1|-&gt;id_reg_8),mem(ushort_bv16((bv16_ushort(iy)+desloc+65536) mod 65536)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rgs8&lt;+({1|-&gt;id_reg_8|-&gt;result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15">
            <text:p>1171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and(rgs8(1|-&gt;id_reg_8),mem(ushort_bv16((bv16_ushort(iy)+desloc+65536) mod 65536)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dom(rgs8&lt;+({1|-&gt;id_reg_8|-&gt;result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423">
            <text:p>11423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or(rgs8(1|-&gt;id_reg_8),rgs8(rr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rgs8&lt;+({1|-&gt;id_reg_8|-&gt;result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67">
            <text:p>1156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or(rgs8(1|-&gt;id_reg_8),rgs8(rr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dom(rgs8&lt;+({1|-&gt;id_reg_8|-&gt;result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63">
            <text:p>11563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or(rgs8(1|-&gt;id_reg_8),schar_byte(n1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rgs8&lt;+({1|-&gt;id_reg_8|-&gt;result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0">
            <text:p>1159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or(rgs8(1|-&gt;id_reg_8),schar_byte(n1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dom(rgs8&lt;+({1|-&gt;id_reg_8|-&gt;result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07">
            <text:p>1170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or(rgs8(1|-&gt;id_reg_8),mem(byte_bv16(rgs8(13|-&gt;id_reg_8),rgs8(14|-&gt;id_reg_8))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rgs8&lt;+({1|-&gt;id_reg_8|-&gt;result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27">
            <text:p>1162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or(rgs8(1|-&gt;id_reg_8),mem(byte_bv16(rgs8(13|-&gt;id_reg_8),rgs8(14|-&gt;id_reg_8))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dom(rgs8&lt;+({1|-&gt;id_reg_8|-&gt;result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479">
            <text:p>11479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or(rgs8(1|-&gt;id_reg_8),mem(ushort_bv16((bv16_ushort(ix)+desloc+65536) mod 65536)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rgs8&lt;+({1|-&gt;id_reg_8|-&gt;result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05">
            <text:p>1170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or(rgs8(1|-&gt;id_reg_8),mem(ushort_bv16((bv16_ushort(ix)+desloc+65536) mod 65536)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dom(rgs8&lt;+({1|-&gt;id_reg_8|-&gt;result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63">
            <text:p>11563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or(rgs8(1|-&gt;id_reg_8),mem(ushort_bv16((bv16_ushort(iy)+desloc+65536) mod 65536)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rgs8&lt;+({1|-&gt;id_reg_8|-&gt;result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18">
            <text:p>1171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or(rgs8(1|-&gt;id_reg_8),mem(ushort_bv16((bv16_ushort(iy)+desloc+65536) mod 65536)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dom(rgs8&lt;+({1|-&gt;id_reg_8|-&gt;result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60">
            <text:p>1156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xor(rgs8(1|-&gt;id_reg_8),rgs8(rr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rgs8&lt;+({1|-&gt;id_reg_8|-&gt;result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4">
            <text:p>1159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xor(rgs8(1|-&gt;id_reg_8),rgs8(rr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dom(rgs8&lt;+({1|-&gt;id_reg_8|-&gt;result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5">
            <text:p>11585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xor(rgs8(1|-&gt;id_reg_8),schar_byte(n1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rgs8&lt;+({1|-&gt;id_reg_8|-&gt;result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476">
            <text:p>1147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xor(rgs8(1|-&gt;id_reg_8),schar_byte(n1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dom(rgs8&lt;+({1|-&gt;id_reg_8|-&gt;result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0">
            <text:p>1161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xor(rgs8(1|-&gt;id_reg_8),mem(byte_bv16(rgs8(13|-&gt;id_reg_8),rgs8(14|-&gt;id_reg_8))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rgs8&lt;+({1|-&gt;id_reg_8|-&gt;result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9">
            <text:p>11609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xor(rgs8(1|-&gt;id_reg_8),mem(byte_bv16(rgs8(13|-&gt;id_reg_8),rgs8(14|-&gt;id_reg_8))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dom(rgs8&lt;+({1|-&gt;id_reg_8|-&gt;result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0">
            <text:p>1161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xor(rgs8(1|-&gt;id_reg_8),mem(ushort_bv16((bv16_ushort(ix)+desloc+65536) mod 65536)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rgs8&lt;+({1|-&gt;id_reg_8|-&gt;result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3">
            <text:p>11603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xor(rgs8(1|-&gt;id_reg_8),mem(ushort_bv16((bv16_ushort(ix)+desloc+65536) mod 65536)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dom(rgs8&lt;+({1|-&gt;id_reg_8|-&gt;result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6">
            <text:p>11606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xor(rgs8(1|-&gt;id_reg_8),mem(ushort_bv16((bv16_ushort(iy)+desloc+65536) mod 65536)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rgs8&lt;+({1|-&gt;id_reg_8|-&gt;result}\/{update_flag_reg(negative,zero,half_carry,pv,add_sub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6">
            <text:p>11596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negative: BIT &amp; zero: BIT &amp; half_carry: BIT &amp; pv: BIT &amp; add_sub: BIT &amp; carry: BIT &amp; result = bv8_xor(rgs8(1|-&gt;id_reg_8),mem(ushort_bv16((bv16_ushort(iy)+desloc+65536) mod 65536))) &amp; negative = is_negative(result) &amp; zero = is_zero(result) &amp; half_carry = 0 &amp; pv = parity_even(result) &amp; add_sub = 0 &amp; carry = 0) &amp; </text:p>
            <text:p><text:s text:c="2"/>btrue</text:p>
            <text:p><text:s/>=&gt; </text:p>
            <text:p><text:s text:c="2"/>(dom(rgs8&lt;+({1|-&gt;id_reg_8|-&gt;result}\/{update_flag_reg(negative,zero,half_carry,pv,add_sub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73">
            <text:p>11573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rgs8(1|-&gt;id_reg_8)),byte_uchar(rgs8(rr)))) &amp; </text:p>
            <text:p><text:s text:c="2"/>btrue</text:p>
            <text:p><text:s/>=&gt; </text:p>
            <text:p><text:s text:c="2"/>(rgs8&lt;+{update_flag_reg(negative,zero,half_carry,carry,1,carry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95">
            <text:p>1169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rgs8(1|-&gt;id_reg_8)),byte_uchar(rgs8(rr)))) &amp; </text:p>
            <text:p><text:s text:c="2"/>btrue</text:p>
            <text:p><text:s/>=&gt; </text:p>
            <text:p><text:s text:c="2"/>(dom(rgs8&lt;+{update_flag_reg(negative,zero,half_carry,carry,1,carry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71">
            <text:p>1157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rgs8(1|-&gt;id_reg_8)),schar_uchar(n1))) &amp; </text:p>
            <text:p><text:s text:c="2"/>btrue</text:p>
            <text:p><text:s/>=&gt; </text:p>
            <text:p><text:s text:c="2"/>(rgs8&lt;+{update_flag_reg(negative,zero,half_carry,carry,1,carry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0">
            <text:p>1159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rgs8(1|-&gt;id_reg_8)),schar_uchar(n1))) &amp; </text:p>
            <text:p><text:s text:c="2"/>btrue</text:p>
            <text:p><text:s/>=&gt; </text:p>
            <text:p><text:s text:c="2"/>(dom(rgs8&lt;+{update_flag_reg(negative,zero,half_carry,carry,1,carry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96">
            <text:p>11696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rgs8(1|-&gt;id_reg_8)),byte_uchar(mem(byte_bv16(rgs8(13|-&gt;id_reg_8),rgs8(14|-&gt;id_reg_8)))))) &amp; </text:p>
            <text:p><text:s text:c="2"/>btrue</text:p>
            <text:p><text:s/>=&gt; </text:p>
            <text:p><text:s text:c="2"/>(rgs8&lt;+{update_flag_reg(negative,zero,half_carry,carry,1,carry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2051">
            <text:p>12051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rgs8(1|-&gt;id_reg_8)),byte_uchar(mem(byte_bv16(rgs8(13|-&gt;id_reg_8),rgs8(14|-&gt;id_reg_8)))))) &amp; </text:p>
            <text:p><text:s text:c="2"/>btrue</text:p>
            <text:p><text:s/>=&gt; </text:p>
            <text:p><text:s text:c="2"/>(dom(rgs8&lt;+{update_flag_reg(negative,zero,half_carry,carry,1,carry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5">
            <text:p>1158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rgs8(1|-&gt;id_reg_8)),byte_uchar(mem(ushort_bv16((bv16_ushort(ix)+desloc+65536) mod 65536))))) &amp; </text:p>
            <text:p><text:s text:c="2"/>btrue</text:p>
            <text:p><text:s/>=&gt; </text:p>
            <text:p><text:s text:c="2"/>(rgs8&lt;+{update_flag_reg(negative,zero,half_carry,carry,1,carry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86">
            <text:p>11686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rgs8(1|-&gt;id_reg_8)),byte_uchar(mem(ushort_bv16((bv16_ushort(ix)+desloc+65536) mod 65536))))) &amp; </text:p>
            <text:p><text:s text:c="2"/>btrue</text:p>
            <text:p><text:s/>=&gt; </text:p>
            <text:p><text:s text:c="2"/>(dom(rgs8&lt;+{update_flag_reg(negative,zero,half_carry,carry,1,carry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03">
            <text:p>11703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rgs8(1|-&gt;id_reg_8)),byte_uchar(mem(ushort_bv16((bv16_ushort(iy)+desloc+65536) mod 65536))))) &amp; </text:p>
            <text:p><text:s text:c="2"/>btrue</text:p>
            <text:p><text:s/>=&gt; </text:p>
            <text:p><text:s text:c="2"/>(rgs8&lt;+{update_flag_reg(negative,zero,half_carry,carry,1,carry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47">
            <text:p>1154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rgs8(1|-&gt;id_reg_8)),byte_uchar(mem(ushort_bv16((bv16_ushort(iy)+desloc+65536) mod 65536))))) &amp; </text:p>
            <text:p><text:s text:c="2"/>btrue</text:p>
            <text:p><text:s/>=&gt; </text:p>
            <text:p><text:s text:c="2"/>(dom(rgs8&lt;+{update_flag_reg(negative,zero,half_carry,carry,1,carry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1">
            <text:p>1160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0,byte_uchar(rgs8(rr)),1)) &amp; </text:p>
            <text:p><text:s text:c="2"/>btrue</text:p>
            <text:p><text:s/>=&gt; </text:p>
            <text:p><text:s text:c="2"/>(rgs8&lt;+({rr|-&gt;uchar_byte(sum)}\/{update_flag_reg(negative,zero,half_carry,carry,0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5">
            <text:p>1161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0,byte_uchar(rgs8(rr)),1)) &amp; </text:p>
            <text:p><text:s text:c="2"/>btrue</text:p>
            <text:p><text:s/>=&gt; </text:p>
            <text:p><text:s text:c="2"/>(dom(rgs8&lt;+({rr|-&gt;uchar_byte(sum)}\/{update_flag_reg(negative,zero,half_carry,carry,0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3">
            <text:p>1160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0,byte_uchar(mem(byte_bv16(rgs8(13|-&gt;id_reg_8),rgs8(14|-&gt;id_reg_8)))),1)) &amp; </text:p>
            <text:p><text:s text:c="2"/>btrue</text:p>
            <text:p><text:s/>=&gt; </text:p>
            <text:p><text:s text:c="2"/>(uchar_byte(sum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1">
            <text:p>11611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0,byte_uchar(mem(byte_bv16(rgs8(13|-&gt;id_reg_8),rgs8(14|-&gt;id_reg_8)))),1) &amp; mem&lt;+{byte_bv16(rgs8(13|-&gt;id_reg_8),rgs8(14|-&gt;id_reg_8))|-&gt;uchar_byte(sum)}: BV16 +-&gt; BYTE &amp; dom(mem&lt;+{byte_bv16(rgs8(13|-&gt;id_reg_8),rgs8(14|-&gt;id_reg_8))|-&gt;uchar_byte(sum)}) = BV16 &amp; ran(mem&lt;+{byte_bv16(rgs8(13|-&gt;id_reg_8),rgs8(14|-&gt;id_reg_8))|-&gt;uchar_byte(sum)}): POW(BYTE) &amp; !(address,value).(address: BV16 &amp; value: BYTE =&gt; mem&lt;+{byte_bv16(rgs8(13|-&gt;id_reg_8),rgs8(14|-&gt;id_reg_8))|-&gt;uchar_byte(sum)}&lt;+{address|-&gt;value}: BV16 +-&gt; BYTE &amp; dom(mem&lt;+{byte_bv16(rgs8(13|-&gt;id_reg_8),rgs8(14|-&gt;id_reg_8))|-&gt;uchar_byte(sum)}&lt;+{address|-&gt;value}) = BV16)) &amp; </text:p>
            <text:p><text:s text:c="2"/>btrue</text:p>
            <text:p><text:s/>=&gt; </text:p>
            <text:p><text:s text:c="2"/>(rgs8&lt;+{update_flag_reg(negative,zero,half_carry,carry,0,carry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0">
            <text:p>1158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0,byte_uchar(mem(byte_bv16(rgs8(13|-&gt;id_reg_8),rgs8(14|-&gt;id_reg_8)))),1) &amp; mem&lt;+{byte_bv16(rgs8(13|-&gt;id_reg_8),rgs8(14|-&gt;id_reg_8))|-&gt;uchar_byte(sum)}: BV16 +-&gt; BYTE &amp; dom(mem&lt;+{byte_bv16(rgs8(13|-&gt;id_reg_8),rgs8(14|-&gt;id_reg_8))|-&gt;uchar_byte(sum)}) = BV16 &amp; ran(mem&lt;+{byte_bv16(rgs8(13|-&gt;id_reg_8),rgs8(14|-&gt;id_reg_8))|-&gt;uchar_byte(sum)}): POW(BYTE) &amp; !(address,value).(address: BV16 &amp; value: BYTE =&gt; mem&lt;+{byte_bv16(rgs8(13|-&gt;id_reg_8),rgs8(14|-&gt;id_reg_8))|-&gt;uchar_byte(sum)}&lt;+{address|-&gt;value}: BV16 +-&gt; BYTE &amp; dom(mem&lt;+{byte_bv16(rgs8(13|-&gt;id_reg_8),rgs8(14|-&gt;id_reg_8))|-&gt;uchar_byte(sum)}&lt;+{address|-&gt;value}) = BV16)) &amp; </text:p>
            <text:p><text:s text:c="2"/>btrue</text:p>
            <text:p><text:s/>=&gt; </text:p>
            <text:p><text:s text:c="2"/>(dom(rgs8&lt;+{update_flag_reg(negative,zero,half_carry,carry,0,carry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83">
            <text:p>11683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0,byte_uchar(mem(ushort_bv16((bv16_ushort(ix)+desloc+65536) mod 65536))),1)) &amp; </text:p>
            <text:p><text:s text:c="2"/>btrue</text:p>
            <text:p><text:s/>=&gt; </text:p>
            <text:p><text:s text:c="2"/>(ushort_bv16((bv16_ushort(ix)+desloc+65536) mod 65536): BV16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92">
            <text:p>1169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0,byte_uchar(mem(ushort_bv16((bv16_ushort(ix)+desloc+65536) mod 65536))),1)) &amp; </text:p>
            <text:p><text:s text:c="2"/>btrue</text:p>
            <text:p><text:s/>=&gt; </text:p>
            <text:p><text:s text:c="2"/>(uchar_byte(sum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44">
            <text:p>11744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0,byte_uchar(mem(ushort_bv16((bv16_ushort(ix)+desloc+65536) mod 65536))),1) &amp; mem&lt;+{ushort_bv16((bv16_ushort(ix)+desloc+65536) mod 65536)|-&gt;uchar_byte(sum)}: BV16 +-&gt; BYTE &amp; dom(mem&lt;+{ushort_bv16((bv16_ushort(ix)+desloc+65536) mod 65536)|-&gt;uchar_byte(sum)}) = BV16 &amp; ran(mem&lt;+{ushort_bv16((bv16_ushort(ix)+desloc+65536) mod 65536)|-&gt;uchar_byte(sum)}): POW(BYTE) &amp; !(address,value).(address: BV16 &amp; value: BYTE =&gt; mem&lt;+{ushort_bv16((bv16_ushort(ix)+desloc+65536) mod 65536)|-&gt;uchar_byte(sum)}&lt;+{address|-&gt;value}: BV16 +-&gt; BYTE &amp; dom(mem&lt;+{ushort_bv16((bv16_ushort(ix)+desloc+65536) mod 65536)|-&gt;uchar_byte(sum)}&lt;+{address|-&gt;value}) = BV16)) &amp; </text:p>
            <text:p><text:s text:c="2"/>btrue</text:p>
            <text:p><text:s/>=&gt; </text:p>
            <text:p><text:s text:c="2"/>(rgs8&lt;+{update_flag_reg(negative,zero,half_carry,carry,0,carry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62">
            <text:p>11562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0,byte_uchar(mem(ushort_bv16((bv16_ushort(ix)+desloc+65536) mod 65536))),1) &amp; mem&lt;+{ushort_bv16((bv16_ushort(ix)+desloc+65536) mod 65536)|-&gt;uchar_byte(sum)}: BV16 +-&gt; BYTE &amp; dom(mem&lt;+{ushort_bv16((bv16_ushort(ix)+desloc+65536) mod 65536)|-&gt;uchar_byte(sum)}) = BV16 &amp; ran(mem&lt;+{ushort_bv16((bv16_ushort(ix)+desloc+65536) mod 65536)|-&gt;uchar_byte(sum)}): POW(BYTE) &amp; !(address,value).(address: BV16 &amp; value: BYTE =&gt; mem&lt;+{ushort_bv16((bv16_ushort(ix)+desloc+65536) mod 65536)|-&gt;uchar_byte(sum)}&lt;+{address|-&gt;value}: BV16 +-&gt; BYTE &amp; dom(mem&lt;+{ushort_bv16((bv16_ushort(ix)+desloc+65536) mod 65536)|-&gt;uchar_byte(sum)}&lt;+{address|-&gt;value}) = BV16)) &amp; </text:p>
            <text:p><text:s text:c="2"/>btrue</text:p>
            <text:p><text:s/>=&gt; </text:p>
            <text:p><text:s text:c="2"/>(dom(rgs8&lt;+{update_flag_reg(negative,zero,half_carry,carry,0,carry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3">
            <text:p>11583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0,byte_uchar(mem(ushort_bv16((bv16_ushort(iy)+desloc+65536) mod 65536))),1)) &amp; </text:p>
            <text:p><text:s text:c="2"/>btrue</text:p>
            <text:p><text:s/>=&gt; </text:p>
            <text:p><text:s text:c="2"/>(ushort_bv16((bv16_ushort(iy)+desloc+65536) mod 65536): BV16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13">
            <text:p>11713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0,byte_uchar(mem(ushort_bv16((bv16_ushort(iy)+desloc+65536) mod 65536))),1)) &amp; </text:p>
            <text:p><text:s text:c="2"/>btrue</text:p>
            <text:p><text:s/>=&gt; </text:p>
            <text:p><text:s text:c="2"/>(uchar_byte(sum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74">
            <text:p>11574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0,byte_uchar(mem(ushort_bv16((bv16_ushort(iy)+desloc+65536) mod 65536))),1) &amp; mem&lt;+{ushort_bv16((bv16_ushort(iy)+desloc+65536) mod 65536)|-&gt;uchar_byte(sum)}: BV16 +-&gt; BYTE &amp; dom(mem&lt;+{ushort_bv16((bv16_ushort(iy)+desloc+65536) mod 65536)|-&gt;uchar_byte(sum)}) = BV16 &amp; ran(mem&lt;+{ushort_bv16((bv16_ushort(iy)+desloc+65536) mod 65536)|-&gt;uchar_byte(sum)}): POW(BYTE) &amp; !(address,value).(address: BV16 &amp; value: BYTE =&gt; mem&lt;+{ushort_bv16((bv16_ushort(iy)+desloc+65536) mod 65536)|-&gt;uchar_byte(sum)}&lt;+{address|-&gt;value}: BV16 +-&gt; BYTE &amp; dom(mem&lt;+{ushort_bv16((bv16_ushort(iy)+desloc+65536) mod 65536)|-&gt;uchar_byte(sum)}&lt;+{address|-&gt;value}) = BV16)) &amp; </text:p>
            <text:p><text:s text:c="2"/>btrue</text:p>
            <text:p><text:s/>=&gt; </text:p>
            <text:p><text:s text:c="2"/>(rgs8&lt;+{update_flag_reg(negative,zero,half_carry,carry,0,carry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47">
            <text:p>1154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0,byte_uchar(mem(ushort_bv16((bv16_ushort(iy)+desloc+65536) mod 65536))),1) &amp; mem&lt;+{ushort_bv16((bv16_ushort(iy)+desloc+65536) mod 65536)|-&gt;uchar_byte(sum)}: BV16 +-&gt; BYTE &amp; dom(mem&lt;+{ushort_bv16((bv16_ushort(iy)+desloc+65536) mod 65536)|-&gt;uchar_byte(sum)}) = BV16 &amp; ran(mem&lt;+{ushort_bv16((bv16_ushort(iy)+desloc+65536) mod 65536)|-&gt;uchar_byte(sum)}): POW(BYTE) &amp; !(address,value).(address: BV16 &amp; value: BYTE =&gt; mem&lt;+{ushort_bv16((bv16_ushort(iy)+desloc+65536) mod 65536)|-&gt;uchar_byte(sum)}&lt;+{address|-&gt;value}: BV16 +-&gt; BYTE &amp; dom(mem&lt;+{ushort_bv16((bv16_ushort(iy)+desloc+65536) mod 65536)|-&gt;uchar_byte(sum)}&lt;+{address|-&gt;value}) = BV16)) &amp; </text:p>
            <text:p><text:s text:c="2"/>btrue</text:p>
            <text:p><text:s/>=&gt; </text:p>
            <text:p><text:s text:c="2"/>(dom(rgs8&lt;+{update_flag_reg(negative,zero,half_carry,carry,0,carry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84">
            <text:p>11684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rgs8(rr)),1)) &amp; </text:p>
            <text:p><text:s text:c="2"/>btrue</text:p>
            <text:p><text:s/>=&gt; </text:p>
            <text:p><text:s text:c="2"/>(rgs8&lt;+({rr|-&gt;uchar_byte(sum)}\/{update_flag_reg(negative,zero,half_carry,carry,1,bv8get(rgs8(2|-&gt;id_reg_8),0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4">
            <text:p>11584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rgs8(rr)),1)) &amp; </text:p>
            <text:p><text:s text:c="2"/>btrue</text:p>
            <text:p><text:s/>=&gt; </text:p>
            <text:p><text:s text:c="2"/>(dom(rgs8&lt;+({rr|-&gt;uchar_byte(sum)}\/{update_flag_reg(negative,zero,half_carry,carry,1,bv8get(rgs8(2|-&gt;id_reg_8),0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862">
            <text:p>11862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mem(byte_bv16(rgs8(13|-&gt;id_reg_8),rgs8(14|-&gt;id_reg_8)))),1)) &amp; </text:p>
            <text:p><text:s text:c="2"/>btrue</text:p>
            <text:p><text:s/>=&gt; </text:p>
            <text:p><text:s text:c="2"/>(uchar_byte(sum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2">
            <text:p>1158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mem(byte_bv16(rgs8(13|-&gt;id_reg_8),rgs8(14|-&gt;id_reg_8)))),1) &amp; mem&lt;+{byte_bv16(rgs8(13|-&gt;id_reg_8),rgs8(14|-&gt;id_reg_8))|-&gt;uchar_byte(sum)}: BV16 +-&gt; BYTE &amp; dom(mem&lt;+{byte_bv16(rgs8(13|-&gt;id_reg_8),rgs8(14|-&gt;id_reg_8))|-&gt;uchar_byte(sum)}) = BV16 &amp; ran(mem&lt;+{byte_bv16(rgs8(13|-&gt;id_reg_8),rgs8(14|-&gt;id_reg_8))|-&gt;uchar_byte(sum)}): POW(BYTE) &amp; !(address,value).(address: BV16 &amp; value: BYTE =&gt; mem&lt;+{byte_bv16(rgs8(13|-&gt;id_reg_8),rgs8(14|-&gt;id_reg_8))|-&gt;uchar_byte(sum)}&lt;+{address|-&gt;value}: BV16 +-&gt; BYTE &amp; dom(mem&lt;+{byte_bv16(rgs8(13|-&gt;id_reg_8),rgs8(14|-&gt;id_reg_8))|-&gt;uchar_byte(sum)}&lt;+{address|-&gt;value}) = BV16)) &amp; </text:p>
            <text:p><text:s text:c="2"/>btrue</text:p>
            <text:p><text:s/>=&gt; </text:p>
            <text:p><text:s text:c="2"/>(rgs8&lt;+{update_flag_reg(negative,zero,half_carry,carry,1,bv8get(rgs8(2|-&gt;id_reg_8),0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50">
            <text:p>1175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mem(byte_bv16(rgs8(13|-&gt;id_reg_8),rgs8(14|-&gt;id_reg_8)))),1) &amp; mem&lt;+{byte_bv16(rgs8(13|-&gt;id_reg_8),rgs8(14|-&gt;id_reg_8))|-&gt;uchar_byte(sum)}: BV16 +-&gt; BYTE &amp; dom(mem&lt;+{byte_bv16(rgs8(13|-&gt;id_reg_8),rgs8(14|-&gt;id_reg_8))|-&gt;uchar_byte(sum)}) = BV16 &amp; ran(mem&lt;+{byte_bv16(rgs8(13|-&gt;id_reg_8),rgs8(14|-&gt;id_reg_8))|-&gt;uchar_byte(sum)}): POW(BYTE) &amp; !(address,value).(address: BV16 &amp; value: BYTE =&gt; mem&lt;+{byte_bv16(rgs8(13|-&gt;id_reg_8),rgs8(14|-&gt;id_reg_8))|-&gt;uchar_byte(sum)}&lt;+{address|-&gt;value}: BV16 +-&gt; BYTE &amp; dom(mem&lt;+{byte_bv16(rgs8(13|-&gt;id_reg_8),rgs8(14|-&gt;id_reg_8))|-&gt;uchar_byte(sum)}&lt;+{address|-&gt;value}) = BV16)) &amp; </text:p>
            <text:p><text:s text:c="2"/>btrue</text:p>
            <text:p><text:s/>=&gt; </text:p>
            <text:p><text:s text:c="2"/>(dom(rgs8&lt;+{update_flag_reg(negative,zero,half_carry,carry,1,bv8get(rgs8(2|-&gt;id_reg_8),0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90">
            <text:p>1169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mem(ushort_bv16((bv16_ushort(ix)+desloc+65536) mod 65536))),1)) &amp; </text:p>
            <text:p><text:s text:c="2"/>btrue</text:p>
            <text:p><text:s/>=&gt; </text:p>
            <text:p><text:s text:c="2"/>(ushort_bv16((bv16_ushort(ix)+desloc+65536) mod 65536): BV16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03">
            <text:p>11703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mem(ushort_bv16((bv16_ushort(ix)+desloc+65536) mod 65536))),1)) &amp; </text:p>
            <text:p><text:s text:c="2"/>btrue</text:p>
            <text:p><text:s/>=&gt; </text:p>
            <text:p><text:s text:c="2"/>(uchar_byte(sum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47">
            <text:p>1164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mem(ushort_bv16((bv16_ushort(ix)+desloc+65536) mod 65536))),1) &amp; mem&lt;+{ushort_bv16((bv16_ushort(ix)+desloc+65536) mod 65536)|-&gt;uchar_byte(sum)}: BV16 +-&gt; BYTE &amp; dom(mem&lt;+{ushort_bv16((bv16_ushort(ix)+desloc+65536) mod 65536)|-&gt;uchar_byte(sum)}) = BV16 &amp; ran(mem&lt;+{ushort_bv16((bv16_ushort(ix)+desloc+65536) mod 65536)|-&gt;uchar_byte(sum)}): POW(BYTE) &amp; !(address,value).(address: BV16 &amp; value: BYTE =&gt; mem&lt;+{ushort_bv16((bv16_ushort(ix)+desloc+65536) mod 65536)|-&gt;uchar_byte(sum)}&lt;+{address|-&gt;value}: BV16 +-&gt; BYTE &amp; dom(mem&lt;+{ushort_bv16((bv16_ushort(ix)+desloc+65536) mod 65536)|-&gt;uchar_byte(sum)}&lt;+{address|-&gt;value}) = BV16)) &amp; </text:p>
            <text:p><text:s text:c="2"/>btrue</text:p>
            <text:p><text:s/>=&gt; </text:p>
            <text:p><text:s text:c="2"/>(rgs8&lt;+{update_flag_reg(negative,zero,half_carry,carry,1,bv8get(rgs8(2|-&gt;id_reg_8),0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35">
            <text:p>11535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mem(ushort_bv16((bv16_ushort(ix)+desloc+65536) mod 65536))),1) &amp; mem&lt;+{ushort_bv16((bv16_ushort(ix)+desloc+65536) mod 65536)|-&gt;uchar_byte(sum)}: BV16 +-&gt; BYTE &amp; dom(mem&lt;+{ushort_bv16((bv16_ushort(ix)+desloc+65536) mod 65536)|-&gt;uchar_byte(sum)}) = BV16 &amp; ran(mem&lt;+{ushort_bv16((bv16_ushort(ix)+desloc+65536) mod 65536)|-&gt;uchar_byte(sum)}): POW(BYTE) &amp; !(address,value).(address: BV16 &amp; value: BYTE =&gt; mem&lt;+{ushort_bv16((bv16_ushort(ix)+desloc+65536) mod 65536)|-&gt;uchar_byte(sum)}&lt;+{address|-&gt;value}: BV16 +-&gt; BYTE &amp; dom(mem&lt;+{ushort_bv16((bv16_ushort(ix)+desloc+65536) mod 65536)|-&gt;uchar_byte(sum)}&lt;+{address|-&gt;value}) = BV16)) &amp; </text:p>
            <text:p><text:s text:c="2"/>btrue</text:p>
            <text:p><text:s/>=&gt; </text:p>
            <text:p><text:s text:c="2"/>(dom(rgs8&lt;+{update_flag_reg(negative,zero,half_carry,carry,1,bv8get(rgs8(2|-&gt;id_reg_8),0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06">
            <text:p>11506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mem(ushort_bv16((bv16_ushort(iy)+desloc+65536) mod 65536))),1)) &amp; </text:p>
            <text:p><text:s text:c="2"/>btrue</text:p>
            <text:p><text:s/>=&gt; </text:p>
            <text:p><text:s text:c="2"/>(ushort_bv16((bv16_ushort(iy)+desloc+65536) mod 65536): BV16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70">
            <text:p>1167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mem(ushort_bv16((bv16_ushort(iy)+desloc+65536) mod 65536))),1)) &amp; </text:p>
            <text:p><text:s text:c="2"/>btrue</text:p>
            <text:p><text:s/>=&gt; </text:p>
            <text:p><text:s text:c="2"/>(uchar_byte(sum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32">
            <text:p>11532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mem(ushort_bv16((bv16_ushort(iy)+desloc+65536) mod 65536))),1) &amp; mem&lt;+{ushort_bv16((bv16_ushort(iy)+desloc+65536) mod 65536)|-&gt;uchar_byte(sum)}: BV16 +-&gt; BYTE &amp; dom(mem&lt;+{ushort_bv16((bv16_ushort(iy)+desloc+65536) mod 65536)|-&gt;uchar_byte(sum)}) = BV16 &amp; ran(mem&lt;+{ushort_bv16((bv16_ushort(iy)+desloc+65536) mod 65536)|-&gt;uchar_byte(sum)}): POW(BYTE) &amp; !(address,value).(address: BV16 &amp; value: BYTE =&gt; mem&lt;+{ushort_bv16((bv16_ushort(iy)+desloc+65536) mod 65536)|-&gt;uchar_byte(sum)}&lt;+{address|-&gt;value}: BV16 +-&gt; BYTE &amp; dom(mem&lt;+{ushort_bv16((bv16_ushort(iy)+desloc+65536) mod 65536)|-&gt;uchar_byte(sum)}&lt;+{address|-&gt;value}) = BV16)) &amp; </text:p>
            <text:p><text:s text:c="2"/>btrue</text:p>
            <text:p><text:s/>=&gt; </text:p>
            <text:p><text:s text:c="2"/>(rgs8&lt;+{update_flag_reg(negative,zero,half_carry,carry,1,bv8get(rgs8(2|-&gt;id_reg_8),0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17">
            <text:p>1151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mem(ushort_bv16((bv16_ushort(iy)+desloc+65536) mod 65536))),1) &amp; mem&lt;+{ushort_bv16((bv16_ushort(iy)+desloc+65536) mod 65536)|-&gt;uchar_byte(sum)}: BV16 +-&gt; BYTE &amp; dom(mem&lt;+{ushort_bv16((bv16_ushort(iy)+desloc+65536) mod 65536)|-&gt;uchar_byte(sum)}) = BV16 &amp; ran(mem&lt;+{ushort_bv16((bv16_ushort(iy)+desloc+65536) mod 65536)|-&gt;uchar_byte(sum)}): POW(BYTE) &amp; !(address,value).(address: BV16 &amp; value: BYTE =&gt; mem&lt;+{ushort_bv16((bv16_ushort(iy)+desloc+65536) mod 65536)|-&gt;uchar_byte(sum)}&lt;+{address|-&gt;value}: BV16 +-&gt; BYTE &amp; dom(mem&lt;+{ushort_bv16((bv16_ushort(iy)+desloc+65536) mod 65536)|-&gt;uchar_byte(sum)}&lt;+{address|-&gt;value}) = BV16)) &amp; </text:p>
            <text:p><text:s text:c="2"/>btrue</text:p>
            <text:p><text:s/>=&gt; </text:p>
            <text:p><text:s text:c="2"/>(dom(rgs8&lt;+{update_flag_reg(negative,zero,half_carry,carry,1,bv8get(rgs8(2|-&gt;id_reg_8),0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17">
            <text:p>1171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USHORT &amp; bv_value: BV16 &amp; bvh: BYTE &amp; bvl: BYTE &amp; negative: BIT &amp; carry: BIT &amp; half_carry: BIT &amp; zero: BIT &amp; get_bv_reg16(sp,rgs8,ss) = bv_value &amp; result = add16USHORT(0,bv16_ushort(byte_bv16(rgs8(13|-&gt;id_reg_8),rgs8(14|-&gt;id_reg_8))),bv16_ushort(bv_value)) &amp; bvh,bvl = bv16_byte(ushort_bv16(result)) &amp; negative = bv8get(rgs8(2|-&gt;id_reg_8),7) &amp; zero = bv8get(rgs8(2|-&gt;id_reg_8),6) &amp; half_carry = add_halfcarryUSHORT(0,bv16_ushort(byte_bv16(rgs8(13|-&gt;id_reg_8),rgs8(14|-&gt;id_reg_8))),bv16_ushort(bv_value)) &amp; carry = add_carryUSHORT(0,bv16_ushort(byte_bv16(rgs8(13|-&gt;id_reg_8),rgs8(14|-&gt;id_reg_8))),bv16_ushort(bv_value))) &amp; </text:p>
            <text:p><text:s text:c="2"/>btrue</text:p>
            <text:p><text:s/>=&gt; </text:p>
            <text:p><text:s text:c="2"/>(rgs8&lt;+({13|-&gt;id_reg_8|-&gt;bvh}\/{14|-&gt;id_reg_8|-&gt;bvl}\/{update_flag_reg(negative,zero,half_carry,bv8get(rgs8(2|-&gt;id_reg_8),2),0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45">
            <text:p>1154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USHORT &amp; bv_value: BV16 &amp; bvh: BYTE &amp; bvl: BYTE &amp; negative: BIT &amp; carry: BIT &amp; half_carry: BIT &amp; zero: BIT &amp; get_bv_reg16(sp,rgs8,ss) = bv_value &amp; result = add16USHORT(0,bv16_ushort(byte_bv16(rgs8(13|-&gt;id_reg_8),rgs8(14|-&gt;id_reg_8))),bv16_ushort(bv_value)) &amp; bvh,bvl = bv16_byte(ushort_bv16(result)) &amp; negative = bv8get(rgs8(2|-&gt;id_reg_8),7) &amp; zero = bv8get(rgs8(2|-&gt;id_reg_8),6) &amp; half_carry = add_halfcarryUSHORT(0,bv16_ushort(byte_bv16(rgs8(13|-&gt;id_reg_8),rgs8(14|-&gt;id_reg_8))),bv16_ushort(bv_value)) &amp; carry = add_carryUSHORT(0,bv16_ushort(byte_bv16(rgs8(13|-&gt;id_reg_8),rgs8(14|-&gt;id_reg_8))),bv16_ushort(bv_value))) &amp; </text:p>
            <text:p><text:s text:c="2"/>btrue</text:p>
            <text:p><text:s/>=&gt; </text:p>
            <text:p><text:s text:c="2"/>(dom(rgs8&lt;+({13|-&gt;id_reg_8|-&gt;bvh}\/{14|-&gt;id_reg_8|-&gt;bvl}\/{update_flag_reg(negative,zero,half_carry,bv8get(rgs8(2|-&gt;id_reg_8),2),0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74">
            <text:p>11574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USHORT &amp; bv_value: BV16 &amp; bvh: BYTE &amp; bvl: BYTE &amp; negative: BIT &amp; carry: BIT &amp; half_carry: BIT &amp; zero: BIT &amp; get_bv_reg16(sp,rgs8,ss) = bv_value &amp; result = add16USHORT(bv8get(rgs8(2|-&gt;id_reg_8),0),bv16_ushort(byte_bv16(rgs8(13|-&gt;id_reg_8),rgs8(14|-&gt;id_reg_8))),bv16_ushort(bv_value)) &amp; negative = 1 &amp; zero = is_zero16USHORT(result) &amp; half_carry = add_halfcarryUSHORT(bv8get(rgs8(2|-&gt;id_reg_8),0),bv16_ushort(byte_bv16(rgs8(13|-&gt;id_reg_8),rgs8(14|-&gt;id_reg_8))),bv16_ushort(bv_value)) &amp; carry = add_carryUSHORT(bv8get(rgs8(2|-&gt;id_reg_8),0),bv16_ushort(byte_bv16(rgs8(13|-&gt;id_reg_8),rgs8(14|-&gt;id_reg_8))),bv16_ushort(bv_value))) &amp; </text:p>
            <text:p><text:s text:c="2"/>btrue</text:p>
            <text:p><text:s/>=&gt; </text:p>
            <text:p><text:s text:c="2"/>(rgs8&lt;+({13|-&gt;id_reg_8|-&gt;bvh}\/{14|-&gt;id_reg_8|-&gt;bvl}\/{update_flag_reg(negative,zero,half_carry,carry,0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8">
            <text:p>1161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USHORT &amp; bv_value: BV16 &amp; bvh: BYTE &amp; bvl: BYTE &amp; negative: BIT &amp; carry: BIT &amp; half_carry: BIT &amp; zero: BIT &amp; get_bv_reg16(sp,rgs8,ss) = bv_value &amp; result = add16USHORT(bv8get(rgs8(2|-&gt;id_reg_8),0),bv16_ushort(byte_bv16(rgs8(13|-&gt;id_reg_8),rgs8(14|-&gt;id_reg_8))),bv16_ushort(bv_value)) &amp; negative = 1 &amp; zero = is_zero16USHORT(result) &amp; half_carry = add_halfcarryUSHORT(bv8get(rgs8(2|-&gt;id_reg_8),0),bv16_ushort(byte_bv16(rgs8(13|-&gt;id_reg_8),rgs8(14|-&gt;id_reg_8))),bv16_ushort(bv_value)) &amp; carry = add_carryUSHORT(bv8get(rgs8(2|-&gt;id_reg_8),0),bv16_ushort(byte_bv16(rgs8(13|-&gt;id_reg_8),rgs8(14|-&gt;id_reg_8))),bv16_ushort(bv_value))) &amp; </text:p>
            <text:p><text:s text:c="2"/>btrue</text:p>
            <text:p><text:s/>=&gt; </text:p>
            <text:p><text:s text:c="2"/>(dom(rgs8&lt;+({13|-&gt;id_reg_8|-&gt;bvh}\/{14|-&gt;id_reg_8|-&gt;bvl}\/{update_flag_reg(negative,zero,half_carry,carry,0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84">
            <text:p>1168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USHORT &amp; bv_value: BV16 &amp; bvh: BYTE &amp; bvl: BYTE &amp; negative: BIT &amp; carry: BIT &amp; half_carry: BIT &amp; zero: BIT &amp; get_bv_reg16(sp,rgs8,ss) = bv_value &amp; result = sub16USHORT(bv8get(rgs8(2|-&gt;id_reg_8),0),bv16_ushort(byte_bv16(rgs8(13|-&gt;id_reg_8),rgs8(14|-&gt;id_reg_8))),bv16_ushort(bv_value)) &amp; negative = 1 &amp; zero = is_zero16USHORT(result) &amp; half_carry = sub_halfcarryUSHORT(bv8get(rgs8(2|-&gt;id_reg_8),0),bv16_ushort(byte_bv16(rgs8(13|-&gt;id_reg_8),rgs8(14|-&gt;id_reg_8))),bv16_ushort(bv_value)) &amp; carry = sub_carryUSHORT(bv8get(rgs8(2|-&gt;id_reg_8),0),bv16_ushort(byte_bv16(rgs8(13|-&gt;id_reg_8),rgs8(14|-&gt;id_reg_8))),bv16_ushort(bv_value))) &amp; </text:p>
            <text:p><text:s text:c="2"/>btrue</text:p>
            <text:p><text:s/>=&gt; </text:p>
            <text:p><text:s text:c="2"/>(rgs8&lt;+({13|-&gt;id_reg_8|-&gt;bvh}\/{14|-&gt;id_reg_8|-&gt;bvl}\/{update_flag_reg(negative,zero,half_carry,carry,0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8">
            <text:p>11608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USHORT &amp; bv_value: BV16 &amp; bvh: BYTE &amp; bvl: BYTE &amp; negative: BIT &amp; carry: BIT &amp; half_carry: BIT &amp; zero: BIT &amp; get_bv_reg16(sp,rgs8,ss) = bv_value &amp; result = sub16USHORT(bv8get(rgs8(2|-&gt;id_reg_8),0),bv16_ushort(byte_bv16(rgs8(13|-&gt;id_reg_8),rgs8(14|-&gt;id_reg_8))),bv16_ushort(bv_value)) &amp; negative = 1 &amp; zero = is_zero16USHORT(result) &amp; half_carry = sub_halfcarryUSHORT(bv8get(rgs8(2|-&gt;id_reg_8),0),bv16_ushort(byte_bv16(rgs8(13|-&gt;id_reg_8),rgs8(14|-&gt;id_reg_8))),bv16_ushort(bv_value)) &amp; carry = sub_carryUSHORT(bv8get(rgs8(2|-&gt;id_reg_8),0),bv16_ushort(byte_bv16(rgs8(13|-&gt;id_reg_8),rgs8(14|-&gt;id_reg_8))),bv16_ushort(bv_value))) &amp; </text:p>
            <text:p><text:s text:c="2"/>btrue</text:p>
            <text:p><text:s/>=&gt; </text:p>
            <text:p><text:s text:c="2"/>(dom(rgs8&lt;+({13|-&gt;id_reg_8|-&gt;bvh}\/{14|-&gt;id_reg_8|-&gt;bvl}\/{update_flag_reg(negative,zero,half_carry,carry,0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56">
            <text:p>1175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USHORT &amp; bv_value: BV16 &amp; bvh: BYTE &amp; bvl: BYTE &amp; negative: BIT &amp; carry: BIT &amp; half_carry: BIT &amp; zero: BIT &amp; get_bv_reg16(sp,rgs8,ss) = bv_value &amp; result = add16USHORT(0,bv16_ushort(byte_bv16(rgs8(13|-&gt;id_reg_8),rgs8(14|-&gt;id_reg_8))),bv16_ushort(bv_value)) &amp; bvh,bvl = bv16_byte(ushort_bv16(result)) &amp; negative = bv8get(rgs8(2|-&gt;id_reg_8),7) &amp; zero = bv8get(rgs8(2|-&gt;id_reg_8),6) &amp; half_carry = add_halfcarryUSHORT(0,bv16_ushort(byte_bv16(rgs8(13|-&gt;id_reg_8),rgs8(14|-&gt;id_reg_8))),bv16_ushort(bv_value)) &amp; carry = add_carryUSHORT(0,bv16_ushort(byte_bv16(rgs8(13|-&gt;id_reg_8),rgs8(14|-&gt;id_reg_8))),bv16_ushort(bv_value))) &amp; </text:p>
            <text:p><text:s text:c="2"/>btrue</text:p>
            <text:p><text:s/>=&gt; </text:p>
            <text:p><text:s text:c="2"/>(rgs8&lt;+{update_flag_reg(negative,zero,half_carry,bv8get(rgs8(2|-&gt;id_reg_8),2),0,carry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29">
            <text:p>11629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USHORT &amp; bv_value: BV16 &amp; bvh: BYTE &amp; bvl: BYTE &amp; negative: BIT &amp; carry: BIT &amp; half_carry: BIT &amp; zero: BIT &amp; get_bv_reg16(sp,rgs8,ss) = bv_value &amp; result = add16USHORT(0,bv16_ushort(byte_bv16(rgs8(13|-&gt;id_reg_8),rgs8(14|-&gt;id_reg_8))),bv16_ushort(bv_value)) &amp; bvh,bvl = bv16_byte(ushort_bv16(result)) &amp; negative = bv8get(rgs8(2|-&gt;id_reg_8),7) &amp; zero = bv8get(rgs8(2|-&gt;id_reg_8),6) &amp; half_carry = add_halfcarryUSHORT(0,bv16_ushort(byte_bv16(rgs8(13|-&gt;id_reg_8),rgs8(14|-&gt;id_reg_8))),bv16_ushort(bv_value)) &amp; carry = add_carryUSHORT(0,bv16_ushort(byte_bv16(rgs8(13|-&gt;id_reg_8),rgs8(14|-&gt;id_reg_8))),bv16_ushort(bv_value))) &amp; </text:p>
            <text:p><text:s text:c="2"/>btrue</text:p>
            <text:p><text:s/>=&gt; </text:p>
            <text:p><text:s text:c="2"/>(dom(rgs8&lt;+{update_flag_reg(negative,zero,half_carry,bv8get(rgs8(2|-&gt;id_reg_8),2),0,carry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2">
            <text:p>11592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USHORT &amp; bv_value: BV16 &amp; bvh: BYTE &amp; bvl: BYTE &amp; negative: BIT &amp; carry: BIT &amp; half_carry: BIT &amp; zero: BIT &amp; get_bv_reg16(sp,rgs8,ss) = bv_value &amp; result = add16USHORT(0,bv16_ushort(byte_bv16(rgs8(13|-&gt;id_reg_8),rgs8(14|-&gt;id_reg_8))),bv16_ushort(bv_value)) &amp; bvh,bvl = bv16_byte(ushort_bv16(result)) &amp; negative = bv8get(rgs8(2|-&gt;id_reg_8),7) &amp; zero = bv8get(rgs8(2|-&gt;id_reg_8),6) &amp; half_carry = add_halfcarryUSHORT(0,bv16_ushort(byte_bv16(rgs8(13|-&gt;id_reg_8),rgs8(14|-&gt;id_reg_8))),bv16_ushort(bv_value)) &amp; carry = add_carryUSHORT(0,bv16_ushort(byte_bv16(rgs8(13|-&gt;id_reg_8),rgs8(14|-&gt;id_reg_8))),bv16_ushort(bv_value))) &amp; </text:p>
            <text:p><text:s text:c="2"/>btrue</text:p>
            <text:p><text:s/>=&gt; </text:p>
            <text:p><text:s text:c="2"/>(ushort_bv16(result): BV16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1">
            <text:p>1159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USHORT &amp; bv_value: BV16 &amp; bvh: BYTE &amp; bvl: BYTE &amp; negative: BIT &amp; carry: BIT &amp; half_carry: BIT &amp; zero: BIT &amp; get_bv_reg16(sp,rgs8,ss) = bv_value &amp; result = add16USHORT(0,bv16_ushort(byte_bv16(rgs8(13|-&gt;id_reg_8),rgs8(14|-&gt;id_reg_8))),bv16_ushort(bv_value)) &amp; bvh,bvl = bv16_byte(ushort_bv16(result)) &amp; negative = bv8get(rgs8(2|-&gt;id_reg_8),7) &amp; zero = bv8get(rgs8(2|-&gt;id_reg_8),6) &amp; half_carry = add_halfcarryUSHORT(0,bv16_ushort(byte_bv16(rgs8(13|-&gt;id_reg_8),rgs8(14|-&gt;id_reg_8))),bv16_ushort(bv_value)) &amp; carry = add_carryUSHORT(0,bv16_ushort(byte_bv16(rgs8(13|-&gt;id_reg_8),rgs8(14|-&gt;id_reg_8))),bv16_ushort(bv_value))) &amp; </text:p>
            <text:p><text:s text:c="2"/>btrue</text:p>
            <text:p><text:s/>=&gt; </text:p>
            <text:p><text:s text:c="2"/>(rgs8&lt;+{update_flag_reg(negative,zero,half_carry,bv8get(rgs8(2|-&gt;id_reg_8),2),0,carry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1">
            <text:p>1158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USHORT &amp; bv_value: BV16 &amp; bvh: BYTE &amp; bvl: BYTE &amp; negative: BIT &amp; carry: BIT &amp; half_carry: BIT &amp; zero: BIT &amp; get_bv_reg16(sp,rgs8,ss) = bv_value &amp; result = add16USHORT(0,bv16_ushort(byte_bv16(rgs8(13|-&gt;id_reg_8),rgs8(14|-&gt;id_reg_8))),bv16_ushort(bv_value)) &amp; bvh,bvl = bv16_byte(ushort_bv16(result)) &amp; negative = bv8get(rgs8(2|-&gt;id_reg_8),7) &amp; zero = bv8get(rgs8(2|-&gt;id_reg_8),6) &amp; half_carry = add_halfcarryUSHORT(0,bv16_ushort(byte_bv16(rgs8(13|-&gt;id_reg_8),rgs8(14|-&gt;id_reg_8))),bv16_ushort(bv_value)) &amp; carry = add_carryUSHORT(0,bv16_ushort(byte_bv16(rgs8(13|-&gt;id_reg_8),rgs8(14|-&gt;id_reg_8))),bv16_ushort(bv_value))) &amp; </text:p>
            <text:p><text:s text:c="2"/>btrue</text:p>
            <text:p><text:s/>=&gt; </text:p>
            <text:p><text:s text:c="2"/>(dom(rgs8&lt;+{update_flag_reg(negative,zero,half_carry,bv8get(rgs8(2|-&gt;id_reg_8),2),0,carry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2">
            <text:p>11592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USHORT &amp; bv_value: BV16 &amp; bvh: BYTE &amp; bvl: BYTE &amp; negative: BIT &amp; carry: BIT &amp; half_carry: BIT &amp; zero: BIT &amp; get_bv_reg16(sp,rgs8,ss) = bv_value &amp; result = add16USHORT(0,bv16_ushort(byte_bv16(rgs8(13|-&gt;id_reg_8),rgs8(14|-&gt;id_reg_8))),bv16_ushort(bv_value)) &amp; bvh,bvl = bv16_byte(ushort_bv16(result)) &amp; negative = bv8get(rgs8(2|-&gt;id_reg_8),7) &amp; zero = bv8get(rgs8(2|-&gt;id_reg_8),6) &amp; half_carry = add_halfcarryUSHORT(0,bv16_ushort(byte_bv16(rgs8(13|-&gt;id_reg_8),rgs8(14|-&gt;id_reg_8))),bv16_ushort(bv_value)) &amp; carry = add_carryUSHORT(0,bv16_ushort(byte_bv16(rgs8(13|-&gt;id_reg_8),rgs8(14|-&gt;id_reg_8))),bv16_ushort(bv_value))) &amp; </text:p>
            <text:p><text:s text:c="2"/>btrue</text:p>
            <text:p><text:s/>=&gt; </text:p>
            <text:p><text:s text:c="2"/>(ushort_bv16(result): BV16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55">
            <text:p>11555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s = 4|-&gt;id_reg_16) &amp; </text:p>
            <text:p><text:s text:c="2"/>btrue</text:p>
            <text:p><text:s/>=&gt; </text:p>
            <text:p><text:s text:c="2"/>(inc_BV16(sp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531">
            <text:p>11531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ot(ss = 4|-&gt;id_reg_16) &amp; rh: (1..16)*{id_reg_8} &amp; rl: (1..16)*{id_reg_8} &amp; vh: BYTE &amp; vl: BYTE &amp; REG16_TO_REG8(ss) = rh|-&gt;rl &amp; not(rh = rl) &amp; bv16_byte(inc_BV16(byte_bv16(rgs8(rh),rgs8(rl)))) = vh|-&gt;vl) &amp; </text:p>
            <text:p><text:s text:c="2"/>btrue</text:p>
            <text:p><text:s/>=&gt; </text:p>
            <text:p><text:s text:c="2"/>(rgs8&lt;+({rh|-&gt;vh}\/{rl|-&gt;vl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6">
            <text:p>1159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ot(ss = 4|-&gt;id_reg_16) &amp; rh: (1..16)*{id_reg_8} &amp; rl: (1..16)*{id_reg_8} &amp; vh: BYTE &amp; vl: BYTE &amp; REG16_TO_REG8(ss) = rh|-&gt;rl &amp; not(rh = rl) &amp; bv16_byte(inc_BV16(byte_bv16(rgs8(rh),rgs8(rl)))) = vh|-&gt;vl) &amp; </text:p>
            <text:p><text:s text:c="2"/>btrue</text:p>
            <text:p><text:s/>=&gt; </text:p>
            <text:p><text:s text:c="2"/>(dom(rgs8&lt;+({rh|-&gt;vh}\/{rl|-&gt;vl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40">
            <text:p>1174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inc_BV16(ix): BV16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815">
            <text:p>11815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inc_BV16(iy): BV16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11">
            <text:p>1171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s = 4|-&gt;id_reg_16) &amp; </text:p>
            <text:p><text:s text:c="2"/>btrue</text:p>
            <text:p><text:s/>=&gt; </text:p>
            <text:p><text:s text:c="2"/>(inc_BV16(sp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585">
            <text:p>1158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ot(ss = 4|-&gt;id_reg_16) &amp; rh: (1..16)*{id_reg_8} &amp; rl: (1..16)*{id_reg_8} &amp; vh: BYTE &amp; vl: BYTE &amp; REG16_TO_REG8(ss) = rh|-&gt;rl &amp; not(rh = rl) &amp; bv16_byte(dec_BV16(byte_bv16(rgs8(rh),rgs8(rl)))) = vh|-&gt;vl) &amp; </text:p>
            <text:p><text:s text:c="2"/>btrue</text:p>
            <text:p><text:s/>=&gt; </text:p>
            <text:p><text:s text:c="2"/>(rgs8&lt;+({rh|-&gt;vh}\/{rl|-&gt;vl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48">
            <text:p>1164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ot(ss = 4|-&gt;id_reg_16) &amp; rh: (1..16)*{id_reg_8} &amp; rl: (1..16)*{id_reg_8} &amp; vh: BYTE &amp; vl: BYTE &amp; REG16_TO_REG8(ss) = rh|-&gt;rl &amp; not(rh = rl) &amp; bv16_byte(dec_BV16(byte_bv16(rgs8(rh),rgs8(rl)))) = vh|-&gt;vl) &amp; </text:p>
            <text:p><text:s text:c="2"/>btrue</text:p>
            <text:p><text:s/>=&gt; </text:p>
            <text:p><text:s text:c="2"/>(dom(rgs8&lt;+({rh|-&gt;vh}\/{rl|-&gt;vl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41">
            <text:p>1154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dec_BV16(ix): BV16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43">
            <text:p>1174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dec_BV16(ix): BV16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65">
            <text:p>11765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0,byte_uchar(rgs8(1|-&gt;id_reg_8)),byte_uchar(rgs8(rr)))) &amp; </text:p>
            <text:p><text:s text:c="2"/>btrue</text:p>
            <text:p><text:s/>=&gt; </text:p>
            <text:p><text:s text:c="2"/>(rgs8&lt;+({1|-&gt;id_reg_8|-&gt;uchar_byte(sum)}\/{update_flag_reg(negative,zero,half_carry,carry,0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73">
            <text:p>1157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0,byte_uchar(rgs8(1|-&gt;id_reg_8)),byte_uchar(rgs8(rr)))) &amp; </text:p>
            <text:p><text:s text:c="2"/>btrue</text:p>
            <text:p><text:s/>=&gt; </text:p>
            <text:p><text:s text:c="2"/>(dom(rgs8&lt;+({1|-&gt;id_reg_8|-&gt;uchar_byte(sum)}\/{update_flag_reg(negative,zero,half_carry,carry,0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5">
            <text:p>11585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0,byte_uchar(rgs8(1|-&gt;id_reg_8)),schar_uchar(n1))) &amp; </text:p>
            <text:p><text:s text:c="2"/>btrue</text:p>
            <text:p><text:s/>=&gt; </text:p>
            <text:p><text:s text:c="2"/>(rgs8&lt;+({1|-&gt;id_reg_8|-&gt;uchar_byte(sum)}\/{update_flag_reg(negative,zero,half_carry,carry,0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33">
            <text:p>11533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0,byte_uchar(rgs8(1|-&gt;id_reg_8)),schar_uchar(n1))) &amp; </text:p>
            <text:p><text:s text:c="2"/>btrue</text:p>
            <text:p><text:s/>=&gt; </text:p>
            <text:p><text:s text:c="2"/>(dom(rgs8&lt;+({1|-&gt;id_reg_8|-&gt;uchar_byte(sum)}\/{update_flag_reg(negative,zero,half_carry,carry,0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6">
            <text:p>11606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0,byte_uchar(rgs8(1|-&gt;id_reg_8)),byte_uchar(mem(byte_bv16(rgs8(13|-&gt;id_reg_8),rgs8(14|-&gt;id_reg_8)))))) &amp; </text:p>
            <text:p><text:s text:c="2"/>btrue</text:p>
            <text:p><text:s/>=&gt; </text:p>
            <text:p><text:s text:c="2"/>(rgs8&lt;+({1|-&gt;id_reg_8|-&gt;uchar_byte(sum)}\/{update_flag_reg(negative,zero,half_carry,carry,0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27">
            <text:p>11627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0,byte_uchar(rgs8(1|-&gt;id_reg_8)),byte_uchar(mem(byte_bv16(rgs8(13|-&gt;id_reg_8),rgs8(14|-&gt;id_reg_8)))))) &amp; </text:p>
            <text:p><text:s text:c="2"/>btrue</text:p>
            <text:p><text:s/>=&gt; </text:p>
            <text:p><text:s text:c="2"/>(dom(rgs8&lt;+({1|-&gt;id_reg_8|-&gt;uchar_byte(sum)}\/{update_flag_reg(negative,zero,half_carry,carry,0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16">
            <text:p>1171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0,byte_uchar(rgs8(1|-&gt;id_reg_8)),byte_uchar(mem(ushort_bv16((bv16_ushort(ix)+desloc+65536) mod 65536))))) &amp; </text:p>
            <text:p><text:s text:c="2"/>btrue</text:p>
            <text:p><text:s/>=&gt; </text:p>
            <text:p><text:s text:c="2"/>(rgs8&lt;+({1|-&gt;id_reg_8|-&gt;uchar_byte(sum)}\/{update_flag_reg(negative,zero,half_carry,carry,0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65">
            <text:p>11565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0,byte_uchar(rgs8(1|-&gt;id_reg_8)),byte_uchar(mem(ushort_bv16((bv16_ushort(ix)+desloc+65536) mod 65536))))) &amp; </text:p>
            <text:p><text:s text:c="2"/>btrue</text:p>
            <text:p><text:s/>=&gt; </text:p>
            <text:p><text:s text:c="2"/>(dom(rgs8&lt;+({1|-&gt;id_reg_8|-&gt;uchar_byte(sum)}\/{update_flag_reg(negative,zero,half_carry,carry,0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443">
            <text:p>1144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0,byte_uchar(rgs8(1|-&gt;id_reg_8)),byte_uchar(mem(ushort_bv16((bv16_ushort(iy)+desloc+65536) mod 65536))))) &amp; </text:p>
            <text:p><text:s text:c="2"/>btrue</text:p>
            <text:p><text:s/>=&gt; </text:p>
            <text:p><text:s text:c="2"/>(rgs8&lt;+({1|-&gt;id_reg_8|-&gt;uchar_byte(sum)}\/{update_flag_reg(negative,zero,half_carry,carry,0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2">
            <text:p>11592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0,byte_uchar(rgs8(1|-&gt;id_reg_8)),byte_uchar(mem(ushort_bv16((bv16_ushort(iy)+desloc+65536) mod 65536))))) &amp; </text:p>
            <text:p><text:s text:c="2"/>btrue</text:p>
            <text:p><text:s/>=&gt; </text:p>
            <text:p><text:s text:c="2"/>(dom(rgs8&lt;+({1|-&gt;id_reg_8|-&gt;uchar_byte(sum)}\/{update_flag_reg(negative,zero,half_carry,carry,0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7">
            <text:p>11607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bv8get(rgs8(2|-&gt;id_reg_8),0),byte_uchar(rgs8(1|-&gt;id_reg_8)),byte_uchar(rgs8(rr)))) &amp; </text:p>
            <text:p><text:s text:c="2"/>btrue</text:p>
            <text:p><text:s/>=&gt; </text:p>
            <text:p><text:s text:c="2"/>(rgs8&lt;+({1|-&gt;id_reg_8|-&gt;uchar_byte(sum)}\/{update_flag_reg(negative,zero,half_carry,carry,0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8">
            <text:p>11598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bv8get(rgs8(2|-&gt;id_reg_8),0),byte_uchar(rgs8(1|-&gt;id_reg_8)),byte_uchar(rgs8(rr)))) &amp; </text:p>
            <text:p><text:s text:c="2"/>btrue</text:p>
            <text:p><text:s/>=&gt; </text:p>
            <text:p><text:s text:c="2"/>(dom(rgs8&lt;+({1|-&gt;id_reg_8|-&gt;uchar_byte(sum)}\/{update_flag_reg(negative,zero,half_carry,carry,0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5">
            <text:p>11605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bv8get(rgs8(2|-&gt;id_reg_8),0),byte_uchar(rgs8(1|-&gt;id_reg_8)),schar_uchar(n1))) &amp; </text:p>
            <text:p><text:s text:c="2"/>btrue</text:p>
            <text:p><text:s/>=&gt; </text:p>
            <text:p><text:s text:c="2"/>(rgs8&lt;+({1|-&gt;id_reg_8|-&gt;uchar_byte(sum)}\/{update_flag_reg(negative,zero,half_carry,carry,0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2">
            <text:p>1158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bv8get(rgs8(2|-&gt;id_reg_8),0),byte_uchar(rgs8(1|-&gt;id_reg_8)),schar_uchar(n1))) &amp; </text:p>
            <text:p><text:s text:c="2"/>btrue</text:p>
            <text:p><text:s/>=&gt; </text:p>
            <text:p><text:s text:c="2"/>(dom(rgs8&lt;+({1|-&gt;id_reg_8|-&gt;uchar_byte(sum)}\/{update_flag_reg(negative,zero,half_carry,carry,0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22">
            <text:p>11522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bv8get(rgs8(2|-&gt;id_reg_8),0),byte_uchar(rgs8(1|-&gt;id_reg_8)),byte_uchar(mem(byte_bv16(rgs8(13|-&gt;id_reg_8),rgs8(14|-&gt;id_reg_8)))))) &amp; </text:p>
            <text:p><text:s text:c="2"/>btrue</text:p>
            <text:p><text:s/>=&gt; </text:p>
            <text:p><text:s text:c="2"/>(rgs8&lt;+({1|-&gt;id_reg_8|-&gt;uchar_byte(sum)}\/{update_flag_reg(negative,zero,half_carry,carry,0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21">
            <text:p>11521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bv8get(rgs8(2|-&gt;id_reg_8),0),byte_uchar(rgs8(1|-&gt;id_reg_8)),byte_uchar(mem(byte_bv16(rgs8(13|-&gt;id_reg_8),rgs8(14|-&gt;id_reg_8)))))) &amp; </text:p>
            <text:p><text:s text:c="2"/>btrue</text:p>
            <text:p><text:s/>=&gt; </text:p>
            <text:p><text:s text:c="2"/>(dom(rgs8&lt;+({1|-&gt;id_reg_8|-&gt;uchar_byte(sum)}\/{update_flag_reg(negative,zero,half_carry,carry,0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460">
            <text:p>1146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bv8get(rgs8(2|-&gt;id_reg_8),0),byte_uchar(rgs8(1|-&gt;id_reg_8)),byte_uchar(mem(ushort_bv16((bv16_ushort(ix)+desloc+65536) mod 65536))))) &amp; </text:p>
            <text:p><text:s text:c="2"/>btrue</text:p>
            <text:p><text:s/>=&gt; </text:p>
            <text:p><text:s text:c="2"/>(rgs8&lt;+({1|-&gt;id_reg_8|-&gt;uchar_byte(sum)}\/{update_flag_reg(negative,zero,half_carry,carry,0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72">
            <text:p>11672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bv8get(rgs8(2|-&gt;id_reg_8),0),byte_uchar(rgs8(1|-&gt;id_reg_8)),byte_uchar(mem(ushort_bv16((bv16_ushort(ix)+desloc+65536) mod 65536))))) &amp; </text:p>
            <text:p><text:s text:c="2"/>btrue</text:p>
            <text:p><text:s/>=&gt; </text:p>
            <text:p><text:s text:c="2"/>(dom(rgs8&lt;+({1|-&gt;id_reg_8|-&gt;uchar_byte(sum)}\/{update_flag_reg(negative,zero,half_carry,carry,0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83">
            <text:p>1168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bv8get(rgs8(2|-&gt;id_reg_8),0),byte_uchar(rgs8(1|-&gt;id_reg_8)),byte_uchar(mem(ushort_bv16((bv16_ushort(iy)+desloc+65536) mod 65536))))) &amp; </text:p>
            <text:p><text:s text:c="2"/>btrue</text:p>
            <text:p><text:s/>=&gt; </text:p>
            <text:p><text:s text:c="2"/>(rgs8&lt;+({1|-&gt;id_reg_8|-&gt;uchar_byte(sum)}\/{update_flag_reg(negative,zero,half_carry,carry,0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50">
            <text:p>1155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add8UCHAR(bv8get(rgs8(2|-&gt;id_reg_8),0),byte_uchar(rgs8(1|-&gt;id_reg_8)),byte_uchar(mem(ushort_bv16((bv16_ushort(iy)+desloc+65536) mod 65536))))) &amp; </text:p>
            <text:p><text:s text:c="2"/>btrue</text:p>
            <text:p><text:s/>=&gt; </text:p>
            <text:p><text:s text:c="2"/>(dom(rgs8&lt;+({1|-&gt;id_reg_8|-&gt;uchar_byte(sum)}\/{update_flag_reg(negative,zero,half_carry,carry,0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1">
            <text:p>1158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rgs8(1|-&gt;id_reg_8)),byte_uchar(rgs8(rr)))) &amp; </text:p>
            <text:p><text:s text:c="2"/>btrue</text:p>
            <text:p><text:s/>=&gt; </text:p>
            <text:p><text:s text:c="2"/>(rgs8&lt;+({1|-&gt;id_reg_8|-&gt;uchar_byte(sum)}\/{update_flag_reg(negative,zero,half_carry,carry,1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5">
            <text:p>1161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rgs8(1|-&gt;id_reg_8)),byte_uchar(rgs8(rr)))) &amp; </text:p>
            <text:p><text:s text:c="2"/>btrue</text:p>
            <text:p><text:s/>=&gt; </text:p>
            <text:p><text:s text:c="2"/>(dom(rgs8&lt;+({1|-&gt;id_reg_8|-&gt;uchar_byte(sum)}\/{update_flag_reg(negative,zero,half_carry,carry,1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1">
            <text:p>1159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rgs8(1|-&gt;id_reg_8)),schar_uchar(n1))) &amp; </text:p>
            <text:p><text:s text:c="2"/>btrue</text:p>
            <text:p><text:s/>=&gt; </text:p>
            <text:p><text:s text:c="2"/>(rgs8&lt;+({1|-&gt;id_reg_8|-&gt;uchar_byte(sum)}\/{update_flag_reg(negative,zero,half_carry,carry,1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76">
            <text:p>11576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rgs8(1|-&gt;id_reg_8)),schar_uchar(n1))) &amp; </text:p>
            <text:p><text:s text:c="2"/>btrue</text:p>
            <text:p><text:s/>=&gt; </text:p>
            <text:p><text:s text:c="2"/>(dom(rgs8&lt;+({1|-&gt;id_reg_8|-&gt;uchar_byte(sum)}\/{update_flag_reg(negative,zero,half_carry,carry,1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76">
            <text:p>11676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rgs8(1|-&gt;id_reg_8)),byte_uchar(mem(byte_bv16(rgs8(13|-&gt;id_reg_8),rgs8(14|-&gt;id_reg_8)))))) &amp; </text:p>
            <text:p><text:s text:c="2"/>btrue</text:p>
            <text:p><text:s/>=&gt; </text:p>
            <text:p><text:s text:c="2"/>(rgs8&lt;+({1|-&gt;id_reg_8|-&gt;uchar_byte(sum)}\/{update_flag_reg(negative,zero,half_carry,carry,1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3">
            <text:p>11593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rgs8(1|-&gt;id_reg_8)),byte_uchar(mem(byte_bv16(rgs8(13|-&gt;id_reg_8),rgs8(14|-&gt;id_reg_8)))))) &amp; </text:p>
            <text:p><text:s text:c="2"/>btrue</text:p>
            <text:p><text:s/>=&gt; </text:p>
            <text:p><text:s text:c="2"/>(dom(rgs8&lt;+({1|-&gt;id_reg_8|-&gt;uchar_byte(sum)}\/{update_flag_reg(negative,zero,half_carry,carry,1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483">
            <text:p>11483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rgs8(1|-&gt;id_reg_8)),byte_uchar(mem(ushort_bv16((bv16_ushort(ix)+desloc+65536) mod 65536))))) &amp; </text:p>
            <text:p><text:s text:c="2"/>btrue</text:p>
            <text:p><text:s/>=&gt; </text:p>
            <text:p><text:s text:c="2"/>(rgs8&lt;+({1|-&gt;id_reg_8|-&gt;uchar_byte(sum)}\/{update_flag_reg(negative,zero,half_carry,carry,1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53">
            <text:p>11653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rgs8(1|-&gt;id_reg_8)),byte_uchar(mem(ushort_bv16((bv16_ushort(ix)+desloc+65536) mod 65536))))) &amp; </text:p>
            <text:p><text:s text:c="2"/>btrue</text:p>
            <text:p><text:s/>=&gt; </text:p>
            <text:p><text:s text:c="2"/>(dom(rgs8&lt;+({1|-&gt;id_reg_8|-&gt;uchar_byte(sum)}\/{update_flag_reg(negative,zero,half_carry,carry,1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492">
            <text:p>1149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rgs8(1|-&gt;id_reg_8)),byte_uchar(mem(ushort_bv16((bv16_ushort(iy)+desloc+65536) mod 65536))))) &amp; </text:p>
            <text:p><text:s text:c="2"/>btrue</text:p>
            <text:p><text:s/>=&gt; </text:p>
            <text:p><text:s text:c="2"/>(rgs8&lt;+({1|-&gt;id_reg_8|-&gt;uchar_byte(sum)}\/{update_flag_reg(negative,zero,half_carry,carry,1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1">
            <text:p>11591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byte_uchar(rgs8(1|-&gt;id_reg_8)),byte_uchar(mem(ushort_bv16((bv16_ushort(iy)+desloc+65536) mod 65536))))) &amp; </text:p>
            <text:p><text:s text:c="2"/>btrue</text:p>
            <text:p><text:s/>=&gt; </text:p>
            <text:p><text:s text:c="2"/>(dom(rgs8&lt;+({1|-&gt;id_reg_8|-&gt;uchar_byte(sum)}\/{update_flag_reg(negative,zero,half_carry,carry,1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8">
            <text:p>1158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bv8get(rgs8(2|-&gt;id_reg_8),0),byte_uchar(rgs8(1|-&gt;id_reg_8)),byte_uchar(rgs8(rr)))) &amp; </text:p>
            <text:p><text:s text:c="2"/>btrue</text:p>
            <text:p><text:s/>=&gt; </text:p>
            <text:p><text:s text:c="2"/>(rgs8&lt;+({1|-&gt;id_reg_8|-&gt;uchar_byte(sum)}\/{update_flag_reg(negative,zero,half_carry,carry,1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494">
            <text:p>11494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bv8get(rgs8(2|-&gt;id_reg_8),0),byte_uchar(rgs8(1|-&gt;id_reg_8)),byte_uchar(rgs8(rr)))) &amp; </text:p>
            <text:p><text:s text:c="2"/>btrue</text:p>
            <text:p><text:s/>=&gt; </text:p>
            <text:p><text:s text:c="2"/>(dom(rgs8&lt;+({1|-&gt;id_reg_8|-&gt;uchar_byte(sum)}\/{update_flag_reg(negative,zero,half_carry,carry,1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64">
            <text:p>11664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bv8get(rgs8(2|-&gt;id_reg_8),0),byte_uchar(rgs8(1|-&gt;id_reg_8)),schar_uchar(n1))) &amp; </text:p>
            <text:p><text:s text:c="2"/>btrue</text:p>
            <text:p><text:s/>=&gt; </text:p>
            <text:p><text:s text:c="2"/>(rgs8&lt;+({1|-&gt;id_reg_8|-&gt;uchar_byte(sum)}\/{update_flag_reg(negative,zero,half_carry,carry,1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23">
            <text:p>1162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bv8get(rgs8(2|-&gt;id_reg_8),0),byte_uchar(rgs8(1|-&gt;id_reg_8)),schar_uchar(n1))) &amp; </text:p>
            <text:p><text:s text:c="2"/>btrue</text:p>
            <text:p><text:s/>=&gt; </text:p>
            <text:p><text:s text:c="2"/>(dom(rgs8&lt;+({1|-&gt;id_reg_8|-&gt;uchar_byte(sum)}\/{update_flag_reg(negative,zero,half_carry,carry,1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47">
            <text:p>11547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bv8get(rgs8(2|-&gt;id_reg_8),0),byte_uchar(rgs8(1|-&gt;id_reg_8)),byte_uchar(mem(byte_bv16(rgs8(13|-&gt;id_reg_8),rgs8(14|-&gt;id_reg_8)))))) &amp; </text:p>
            <text:p><text:s text:c="2"/>btrue</text:p>
            <text:p><text:s/>=&gt; </text:p>
            <text:p><text:s text:c="2"/>(rgs8&lt;+({1|-&gt;id_reg_8|-&gt;uchar_byte(sum)}\/{update_flag_reg(negative,zero,half_carry,carry,1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87">
            <text:p>11687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bv8get(rgs8(2|-&gt;id_reg_8),0),byte_uchar(rgs8(1|-&gt;id_reg_8)),byte_uchar(mem(byte_bv16(rgs8(13|-&gt;id_reg_8),rgs8(14|-&gt;id_reg_8)))))) &amp; </text:p>
            <text:p><text:s text:c="2"/>btrue</text:p>
            <text:p><text:s/>=&gt; </text:p>
            <text:p><text:s text:c="2"/>(dom(rgs8&lt;+({1|-&gt;id_reg_8|-&gt;uchar_byte(sum)}\/{update_flag_reg(negative,zero,half_carry,carry,1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5">
            <text:p>11595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bv8get(rgs8(2|-&gt;id_reg_8),0),byte_uchar(rgs8(1|-&gt;id_reg_8)),byte_uchar(mem(ushort_bv16((bv16_ushort(ix)+desloc+65536) mod 65536))))) &amp; </text:p>
            <text:p><text:s text:c="2"/>btrue</text:p>
            <text:p><text:s/>=&gt; </text:p>
            <text:p><text:s text:c="2"/>(rgs8&lt;+({1|-&gt;id_reg_8|-&gt;uchar_byte(sum)}\/{update_flag_reg(negative,zero,half_carry,carry,1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08">
            <text:p>11708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bv8get(rgs8(2|-&gt;id_reg_8),0),byte_uchar(rgs8(1|-&gt;id_reg_8)),byte_uchar(mem(ushort_bv16((bv16_ushort(ix)+desloc+65536) mod 65536))))) &amp; </text:p>
            <text:p><text:s text:c="2"/>btrue</text:p>
            <text:p><text:s/>=&gt; </text:p>
            <text:p><text:s text:c="2"/>(dom(rgs8&lt;+({1|-&gt;id_reg_8|-&gt;uchar_byte(sum)}\/{update_flag_reg(negative,zero,half_carry,carry,1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33">
            <text:p>1153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bv8get(rgs8(2|-&gt;id_reg_8),0),byte_uchar(rgs8(1|-&gt;id_reg_8)),byte_uchar(mem(ushort_bv16((bv16_ushort(ix)+desloc+65536) mod 65536))))) &amp; </text:p>
            <text:p><text:s text:c="2"/>btrue</text:p>
            <text:p><text:s/>=&gt; </text:p>
            <text:p><text:s text:c="2"/>(rgs8&lt;+({1|-&gt;id_reg_8|-&gt;uchar_byte(sum)}\/{update_flag_reg(negative,zero,half_carry,carry,1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8">
            <text:p>11588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bv8get(rgs8(2|-&gt;id_reg_8),0),byte_uchar(rgs8(1|-&gt;id_reg_8)),byte_uchar(mem(ushort_bv16((bv16_ushort(ix)+desloc+65536) mod 65536))))) &amp; </text:p>
            <text:p><text:s text:c="2"/>btrue</text:p>
            <text:p><text:s/>=&gt; </text:p>
            <text:p><text:s text:c="2"/>(dom(rgs8&lt;+({1|-&gt;id_reg_8|-&gt;uchar_byte(sum)}\/{update_flag_reg(negative,zero,half_carry,carry,1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5">
            <text:p>11615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hvn: BYTE &amp; lvn: BYTE &amp; bvn: BYTE &amp; cvn: BYTE &amp; substract8UCHAR(0,byte_uchar(rgs8(1|-&gt;id_reg_8)),byte_uchar(mem(byte_bv16(rgs8(13|-&gt;id_reg_8),rgs8(14|-&gt;id_reg_8))))) = (sum,negative,carry,half_carry)|-&gt;zero &amp; hvn,lvn = bv16_byte(inc_BV16(byte_bv16(rgs8(13|-&gt;id_reg_8),rgs8(14|-&gt;id_reg_8)))) &amp; bvn,cvn = bv16_byte(dec_BV16(byte_bv16(rgs8(5|-&gt;id_reg_8),rgs8(6|-&gt;id_reg_8)))) &amp; zero = 1) &amp; </text:p>
            <text:p><text:s text:c="2"/>btrue</text:p>
            <text:p><text:s/>=&gt; </text:p>
            <text:p><text:s text:c="2"/>(rgs8&lt;+({13|-&gt;id_reg_8|-&gt;hvn}\/{14|-&gt;id_reg_8|-&gt;lvn}\/{5|-&gt;id_reg_8|-&gt;bvn}\/{6|-&gt;id_reg_8|-&gt;cvn}\/{update_flag_reg(negative,zero,half_carry,bit_not(is_zero16USHORT(bv16_ushort(dec_BV16(byte_bv16(rgs8(5|-&gt;id_reg_8),rgs8(6|-&gt;id_reg_8)))))),1,bv8get(rgs8(2|-&gt;id_reg_8),0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20">
            <text:p>1162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hvn: BYTE &amp; lvn: BYTE &amp; bvn: BYTE &amp; cvn: BYTE &amp; substract8UCHAR(0,byte_uchar(rgs8(1|-&gt;id_reg_8)),byte_uchar(mem(byte_bv16(rgs8(13|-&gt;id_reg_8),rgs8(14|-&gt;id_reg_8))))) = (sum,negative,carry,half_carry)|-&gt;zero &amp; hvn,lvn = bv16_byte(inc_BV16(byte_bv16(rgs8(13|-&gt;id_reg_8),rgs8(14|-&gt;id_reg_8)))) &amp; bvn,cvn = bv16_byte(dec_BV16(byte_bv16(rgs8(5|-&gt;id_reg_8),rgs8(6|-&gt;id_reg_8)))) &amp; zero = 1) &amp; </text:p>
            <text:p><text:s text:c="2"/>btrue</text:p>
            <text:p><text:s/>=&gt; </text:p>
            <text:p><text:s text:c="2"/>(dom(rgs8&lt;+({13|-&gt;id_reg_8|-&gt;hvn}\/{14|-&gt;id_reg_8|-&gt;lvn}\/{5|-&gt;id_reg_8|-&gt;bvn}\/{6|-&gt;id_reg_8|-&gt;cvn}\/{update_flag_reg(negative,zero,half_carry,bit_not(is_zero16USHORT(bv16_ushort(dec_BV16(byte_bv16(rgs8(5|-&gt;id_reg_8),rgs8(6|-&gt;id_reg_8)))))),1,bv8get(rgs8(2|-&gt;id_reg_8),0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83">
            <text:p>1168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hvn: BYTE &amp; lvn: BYTE &amp; bvn: BYTE &amp; cvn: BYTE &amp; substract8UCHAR(0,byte_uchar(rgs8(1|-&gt;id_reg_8)),byte_uchar(mem(byte_bv16(rgs8(13|-&gt;id_reg_8),rgs8(14|-&gt;id_reg_8))))) = (sum,negative,carry,half_carry)|-&gt;zero &amp; hvn,lvn = bv16_byte(inc_BV16(byte_bv16(rgs8(13|-&gt;id_reg_8),rgs8(14|-&gt;id_reg_8)))) &amp; bvn,cvn = bv16_byte(dec_BV16(byte_bv16(rgs8(5|-&gt;id_reg_8),rgs8(6|-&gt;id_reg_8)))) &amp; is_zero16USHORT(bv16_ushort(dec_BV16(byte_bv16(rgs8(5|-&gt;id_reg_8),rgs8(6|-&gt;id_reg_8))))) = 0 &amp; zero = 1) &amp; </text:p>
            <text:p><text:s text:c="2"/>btrue</text:p>
            <text:p><text:s/>=&gt; </text:p>
            <text:p><text:s text:c="2"/>(rgs8&lt;+({13|-&gt;id_reg_8|-&gt;hvn}\/{14|-&gt;id_reg_8|-&gt;lvn}\/{5|-&gt;id_reg_8|-&gt;bvn}\/{6|-&gt;id_reg_8|-&gt;cvn}\/{update_flag_reg(negative,zero,half_carry,bit_not(is_zero16USHORT(bv16_ushort(dec_BV16(byte_bv16(rgs8(5|-&gt;id_reg_8),rgs8(6|-&gt;id_reg_8)))))),1,bv8get(rgs8(2|-&gt;id_reg_8),0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95">
            <text:p>11695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hvn: BYTE &amp; lvn: BYTE &amp; bvn: BYTE &amp; cvn: BYTE &amp; substract8UCHAR(0,byte_uchar(rgs8(1|-&gt;id_reg_8)),byte_uchar(mem(byte_bv16(rgs8(13|-&gt;id_reg_8),rgs8(14|-&gt;id_reg_8))))) = (sum,negative,carry,half_carry)|-&gt;zero &amp; hvn,lvn = bv16_byte(inc_BV16(byte_bv16(rgs8(13|-&gt;id_reg_8),rgs8(14|-&gt;id_reg_8)))) &amp; bvn,cvn = bv16_byte(dec_BV16(byte_bv16(rgs8(5|-&gt;id_reg_8),rgs8(6|-&gt;id_reg_8)))) &amp; is_zero16USHORT(bv16_ushort(dec_BV16(byte_bv16(rgs8(5|-&gt;id_reg_8),rgs8(6|-&gt;id_reg_8))))) = 0 &amp; zero = 1) &amp; </text:p>
            <text:p><text:s text:c="2"/>btrue</text:p>
            <text:p><text:s/>=&gt; </text:p>
            <text:p><text:s text:c="2"/>(dom(rgs8&lt;+({13|-&gt;id_reg_8|-&gt;hvn}\/{14|-&gt;id_reg_8|-&gt;lvn}\/{5|-&gt;id_reg_8|-&gt;bvn}\/{6|-&gt;id_reg_8|-&gt;cvn}\/{update_flag_reg(negative,zero,half_carry,bit_not(is_zero16USHORT(bv16_ushort(dec_BV16(byte_bv16(rgs8(5|-&gt;id_reg_8),rgs8(6|-&gt;id_reg_8)))))),1,bv8get(rgs8(2|-&gt;id_reg_8),0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5">
            <text:p>11615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hvn: BYTE &amp; lvn: BYTE &amp; bvn: BYTE &amp; cvn: BYTE &amp; substract8UCHAR(0,byte_uchar(rgs8(1|-&gt;id_reg_8)),byte_uchar(mem(byte_bv16(rgs8(13|-&gt;id_reg_8),rgs8(14|-&gt;id_reg_8))))) = (sum,negative,carry,half_carry)|-&gt;zero &amp; hvn,lvn = bv16_byte(inc_BV16(byte_bv16(rgs8(13|-&gt;id_reg_8),rgs8(14|-&gt;id_reg_8)))) &amp; bvn,cvn = bv16_byte(dec_BV16(byte_bv16(rgs8(5|-&gt;id_reg_8),rgs8(6|-&gt;id_reg_8)))) &amp; zero = 1) &amp; </text:p>
            <text:p><text:s text:c="2"/>btrue</text:p>
            <text:p><text:s/>=&gt; </text:p>
            <text:p><text:s text:c="2"/>(rgs8&lt;+({13|-&gt;id_reg_8|-&gt;hvn}\/{14|-&gt;id_reg_8|-&gt;lvn}\/{5|-&gt;id_reg_8|-&gt;bvn}\/{6|-&gt;id_reg_8|-&gt;cvn}\/{update_flag_reg(negative,zero,half_carry,bit_not(is_zero16USHORT(bv16_ushort(dec_BV16(byte_bv16(rgs8(5|-&gt;id_reg_8),rgs8(6|-&gt;id_reg_8)))))),1,bv8get(rgs8(2|-&gt;id_reg_8),0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3">
            <text:p>11583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hvn: BYTE &amp; lvn: BYTE &amp; bvn: BYTE &amp; cvn: BYTE &amp; substract8UCHAR(0,byte_uchar(rgs8(1|-&gt;id_reg_8)),byte_uchar(mem(byte_bv16(rgs8(13|-&gt;id_reg_8),rgs8(14|-&gt;id_reg_8))))) = (sum,negative,carry,half_carry)|-&gt;zero &amp; hvn,lvn = bv16_byte(inc_BV16(byte_bv16(rgs8(13|-&gt;id_reg_8),rgs8(14|-&gt;id_reg_8)))) &amp; bvn,cvn = bv16_byte(dec_BV16(byte_bv16(rgs8(5|-&gt;id_reg_8),rgs8(6|-&gt;id_reg_8)))) &amp; zero = 1) &amp; </text:p>
            <text:p><text:s text:c="2"/>btrue</text:p>
            <text:p><text:s/>=&gt; </text:p>
            <text:p><text:s text:c="2"/>(dom(rgs8&lt;+({13|-&gt;id_reg_8|-&gt;hvn}\/{14|-&gt;id_reg_8|-&gt;lvn}\/{5|-&gt;id_reg_8|-&gt;bvn}\/{6|-&gt;id_reg_8|-&gt;cvn}\/{update_flag_reg(negative,zero,half_carry,bit_not(is_zero16USHORT(bv16_ushort(dec_BV16(byte_bv16(rgs8(5|-&gt;id_reg_8),rgs8(6|-&gt;id_reg_8)))))),1,bv8get(rgs8(2|-&gt;id_reg_8),0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488">
            <text:p>11488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hvn: BYTE &amp; lvn: BYTE &amp; bvn: BYTE &amp; cvn: BYTE &amp; substract8UCHAR(0,byte_uchar(rgs8(1|-&gt;id_reg_8)),byte_uchar(mem(byte_bv16(rgs8(13|-&gt;id_reg_8),rgs8(14|-&gt;id_reg_8))))) = (sum,negative,carry,half_carry)|-&gt;zero &amp; hvn,lvn = bv16_byte(dec_BV16(byte_bv16(rgs8(13|-&gt;id_reg_8),rgs8(14|-&gt;id_reg_8)))) &amp; bvn,cvn = bv16_byte(dec_BV16(byte_bv16(rgs8(5|-&gt;id_reg_8),rgs8(6|-&gt;id_reg_8)))) &amp; zero = 1) &amp; </text:p>
            <text:p><text:s text:c="2"/>btrue</text:p>
            <text:p><text:s/>=&gt; </text:p>
            <text:p><text:s text:c="2"/>(rgs8&lt;+({13|-&gt;id_reg_8|-&gt;hvn}\/{14|-&gt;id_reg_8|-&gt;lvn}\/{5|-&gt;id_reg_8|-&gt;bvn}\/{6|-&gt;id_reg_8|-&gt;cvn}\/{update_flag_reg(negative,zero,half_carry,bit_not(is_zero16USHORT(bv16_ushort(dec_BV16(byte_bv16(rgs8(5|-&gt;id_reg_8),rgs8(6|-&gt;id_reg_8)))))),1,bv8get(rgs8(2|-&gt;id_reg_8),0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69">
            <text:p>11669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hvn: BYTE &amp; lvn: BYTE &amp; bvn: BYTE &amp; cvn: BYTE &amp; substract8UCHAR(0,byte_uchar(rgs8(1|-&gt;id_reg_8)),byte_uchar(mem(byte_bv16(rgs8(13|-&gt;id_reg_8),rgs8(14|-&gt;id_reg_8))))) = (sum,negative,carry,half_carry)|-&gt;zero &amp; hvn,lvn = bv16_byte(dec_BV16(byte_bv16(rgs8(13|-&gt;id_reg_8),rgs8(14|-&gt;id_reg_8)))) &amp; bvn,cvn = bv16_byte(dec_BV16(byte_bv16(rgs8(5|-&gt;id_reg_8),rgs8(6|-&gt;id_reg_8)))) &amp; zero = 1) &amp; </text:p>
            <text:p><text:s text:c="2"/>btrue</text:p>
            <text:p><text:s/>=&gt; </text:p>
            <text:p><text:s text:c="2"/>(dom(rgs8&lt;+({13|-&gt;id_reg_8|-&gt;hvn}\/{14|-&gt;id_reg_8|-&gt;lvn}\/{5|-&gt;id_reg_8|-&gt;bvn}\/{6|-&gt;id_reg_8|-&gt;cvn}\/{update_flag_reg(negative,zero,half_carry,bit_not(is_zero16USHORT(bv16_ushort(dec_BV16(byte_bv16(rgs8(5|-&gt;id_reg_8),rgs8(6|-&gt;id_reg_8)))))),1,bv8get(rgs8(2|-&gt;id_reg_8),0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72">
            <text:p>11572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hvn: BYTE &amp; lvn: BYTE &amp; bvn: BYTE &amp; cvn: BYTE &amp; substract8UCHAR(0,byte_uchar(rgs8(1|-&gt;id_reg_8)),byte_uchar(mem(byte_bv16(rgs8(13|-&gt;id_reg_8),rgs8(14|-&gt;id_reg_8))))) = (sum,negative,carry,half_carry)|-&gt;zero &amp; hvn,lvn = bv16_byte(dec_BV16(byte_bv16(rgs8(13|-&gt;id_reg_8),rgs8(14|-&gt;id_reg_8)))) &amp; bvn,cvn = bv16_byte(dec_BV16(byte_bv16(rgs8(5|-&gt;id_reg_8),rgs8(6|-&gt;id_reg_8)))) &amp; is_zero16USHORT(bv16_ushort(dec_BV16(byte_bv16(rgs8(5|-&gt;id_reg_8),rgs8(6|-&gt;id_reg_8))))) = 0 &amp; zero = 1) &amp; </text:p>
            <text:p><text:s text:c="2"/>btrue</text:p>
            <text:p><text:s/>=&gt; </text:p>
            <text:p><text:s text:c="2"/>(rgs8&lt;+({13|-&gt;id_reg_8|-&gt;hvn}\/{14|-&gt;id_reg_8|-&gt;lvn}\/{5|-&gt;id_reg_8|-&gt;bvn}\/{6|-&gt;id_reg_8|-&gt;cvn}\/{update_flag_reg(negative,zero,half_carry,bit_not(is_zero16USHORT(bv16_ushort(dec_BV16(byte_bv16(rgs8(5|-&gt;id_reg_8),rgs8(6|-&gt;id_reg_8)))))),1,bv8get(rgs8(2|-&gt;id_reg_8),0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6">
            <text:p>11586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hvn: BYTE &amp; lvn: BYTE &amp; bvn: BYTE &amp; cvn: BYTE &amp; substract8UCHAR(0,byte_uchar(rgs8(1|-&gt;id_reg_8)),byte_uchar(mem(byte_bv16(rgs8(13|-&gt;id_reg_8),rgs8(14|-&gt;id_reg_8))))) = (sum,negative,carry,half_carry)|-&gt;zero &amp; hvn,lvn = bv16_byte(dec_BV16(byte_bv16(rgs8(13|-&gt;id_reg_8),rgs8(14|-&gt;id_reg_8)))) &amp; bvn,cvn = bv16_byte(dec_BV16(byte_bv16(rgs8(5|-&gt;id_reg_8),rgs8(6|-&gt;id_reg_8)))) &amp; is_zero16USHORT(bv16_ushort(dec_BV16(byte_bv16(rgs8(5|-&gt;id_reg_8),rgs8(6|-&gt;id_reg_8))))) = 0 &amp; zero = 1) &amp; </text:p>
            <text:p><text:s text:c="2"/>btrue</text:p>
            <text:p><text:s/>=&gt; </text:p>
            <text:p><text:s text:c="2"/>(dom(rgs8&lt;+({13|-&gt;id_reg_8|-&gt;hvn}\/{14|-&gt;id_reg_8|-&gt;lvn}\/{5|-&gt;id_reg_8|-&gt;bvn}\/{6|-&gt;id_reg_8|-&gt;cvn}\/{update_flag_reg(negative,zero,half_carry,bit_not(is_zero16USHORT(bv16_ushort(dec_BV16(byte_bv16(rgs8(5|-&gt;id_reg_8),rgs8(6|-&gt;id_reg_8)))))),1,bv8get(rgs8(2|-&gt;id_reg_8),0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30">
            <text:p>1163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hvn: BYTE &amp; lvn: BYTE &amp; bvn: BYTE &amp; cvn: BYTE &amp; substract8UCHAR(0,byte_uchar(rgs8(1|-&gt;id_reg_8)),byte_uchar(mem(byte_bv16(rgs8(13|-&gt;id_reg_8),rgs8(14|-&gt;id_reg_8))))) = (sum,negative,carry,half_carry)|-&gt;zero &amp; hvn,lvn = bv16_byte(dec_BV16(byte_bv16(rgs8(13|-&gt;id_reg_8),rgs8(14|-&gt;id_reg_8)))) &amp; bvn,cvn = bv16_byte(dec_BV16(byte_bv16(rgs8(5|-&gt;id_reg_8),rgs8(6|-&gt;id_reg_8)))) &amp; zero = 1) &amp; </text:p>
            <text:p><text:s text:c="2"/>btrue</text:p>
            <text:p><text:s/>=&gt; </text:p>
            <text:p><text:s text:c="2"/>(rgs8&lt;+({13|-&gt;id_reg_8|-&gt;hvn}\/{14|-&gt;id_reg_8|-&gt;lvn}\/{5|-&gt;id_reg_8|-&gt;bvn}\/{6|-&gt;id_reg_8|-&gt;cvn}\/{update_flag_reg(negative,zero,half_carry,bit_not(is_zero16USHORT(bv16_ushort(dec_BV16(byte_bv16(rgs8(5|-&gt;id_reg_8),rgs8(6|-&gt;id_reg_8)))))),1,bv8get(rgs8(2|-&gt;id_reg_8),0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463">
            <text:p>11463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hvn: BYTE &amp; lvn: BYTE &amp; bvn: BYTE &amp; cvn: BYTE &amp; substract8UCHAR(0,byte_uchar(rgs8(1|-&gt;id_reg_8)),byte_uchar(mem(byte_bv16(rgs8(13|-&gt;id_reg_8),rgs8(14|-&gt;id_reg_8))))) = (sum,negative,carry,half_carry)|-&gt;zero &amp; hvn,lvn = bv16_byte(dec_BV16(byte_bv16(rgs8(13|-&gt;id_reg_8),rgs8(14|-&gt;id_reg_8)))) &amp; bvn,cvn = bv16_byte(dec_BV16(byte_bv16(rgs8(5|-&gt;id_reg_8),rgs8(6|-&gt;id_reg_8)))) &amp; zero = 1) &amp; </text:p>
            <text:p><text:s text:c="2"/>btrue</text:p>
            <text:p><text:s/>=&gt; </text:p>
            <text:p><text:s text:c="2"/>(dom(rgs8&lt;+({13|-&gt;id_reg_8|-&gt;hvn}\/{14|-&gt;id_reg_8|-&gt;lvn}\/{5|-&gt;id_reg_8|-&gt;bvn}\/{6|-&gt;id_reg_8|-&gt;cvn}\/{update_flag_reg(negative,zero,half_carry,bit_not(is_zero16USHORT(bv16_ushort(dec_BV16(byte_bv16(rgs8(5|-&gt;id_reg_8),rgs8(6|-&gt;id_reg_8)))))),1,bv8get(rgs8(2|-&gt;id_reg_8),0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44">
            <text:p>11544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result = complement(rgs8(1|-&gt;id_reg_8))) &amp; </text:p>
            <text:p><text:s text:c="2"/>btrue</text:p>
            <text:p><text:s/>=&gt; </text:p>
            <text:p><text:s text:c="2"/>(rgs8&lt;+({1|-&gt;id_reg_8|-&gt;result}\/{update_flag_reg(bv8get(rgs8(2|-&gt;id_reg_8),7),bv8get(rgs8(2|-&gt;id_reg_8),6),1,bv8get(rgs8(2|-&gt;id_reg_8),2),1,bv8get(rgs8(2|-&gt;id_reg_8),0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72">
            <text:p>11672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esult: BYTE &amp; result = complement(rgs8(1|-&gt;id_reg_8))) &amp; </text:p>
            <text:p><text:s text:c="2"/>btrue</text:p>
            <text:p><text:s/>=&gt; </text:p>
            <text:p><text:s text:c="2"/>(dom(rgs8&lt;+({1|-&gt;id_reg_8|-&gt;result}\/{update_flag_reg(bv8get(rgs8(2|-&gt;id_reg_8),7),bv8get(rgs8(2|-&gt;id_reg_8),6),1,bv8get(rgs8(2|-&gt;id_reg_8),2),1,bv8get(rgs8(2|-&gt;id_reg_8),0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05">
            <text:p>11705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0,byte_uchar(rgs8(1|-&gt;id_reg_8)))) &amp; </text:p>
            <text:p><text:s text:c="2"/>btrue</text:p>
            <text:p><text:s/>=&gt; </text:p>
            <text:p><text:s text:c="2"/>(rgs8&lt;+({1|-&gt;id_reg_8|-&gt;uchar_byte(sum)}\/{update_flag_reg(negative,zero,half_carry,carry,1,carry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83">
            <text:p>11683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sum: UCHAR &amp; negative: BIT &amp; carry: BIT &amp; half_carry: BIT &amp; zero: BIT &amp; sum,negative,carry,half_carry,zero = substract8UCHAR(0,0,byte_uchar(rgs8(1|-&gt;id_reg_8)))) &amp; </text:p>
            <text:p><text:s text:c="2"/>btrue</text:p>
            <text:p><text:s/>=&gt; </text:p>
            <text:p><text:s text:c="2"/>(dom(rgs8&lt;+({1|-&gt;id_reg_8|-&gt;uchar_byte(sum)}\/{update_flag_reg(negative,zero,half_carry,carry,1,carry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79">
            <text:p>11579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rgs8&lt;+{update_flag_reg(bv8get(rgs8(2|-&gt;id_reg_8),7),bv8get(rgs8(2|-&gt;id_reg_8),6),bv8get(rgs8(2|-&gt;id_reg_8),4),bv8get(rgs8(2|-&gt;id_reg_8),2),0,bit_not(bv8get(rgs8(2|-&gt;id_reg_8),0)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821">
            <text:p>11821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dom(rgs8&lt;+{update_flag_reg(bv8get(rgs8(2|-&gt;id_reg_8),7),bv8get(rgs8(2|-&gt;id_reg_8),6),bv8get(rgs8(2|-&gt;id_reg_8),4),bv8get(rgs8(2|-&gt;id_reg_8),2),0,bit_not(bv8get(rgs8(2|-&gt;id_reg_8),0)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844">
            <text:p>11844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rgs8&lt;+{update_flag_reg(bv8get(rgs8(2|-&gt;id_reg_8),7),bv8get(rgs8(2|-&gt;id_reg_8),6),bv8get(rgs8(2|-&gt;id_reg_8),4),bv8get(rgs8(2|-&gt;id_reg_8),2),0,1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875">
            <text:p>11875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dom(rgs8&lt;+{update_flag_reg(bv8get(rgs8(2|-&gt;id_reg_8),7),bv8get(rgs8(2|-&gt;id_reg_8),6),bv8get(rgs8(2|-&gt;id_reg_8),4),bv8get(rgs8(2|-&gt;id_reg_8),2),0,1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52">
            <text:p>11652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0: BIT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92">
            <text:p>1179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1: BIT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817">
            <text:p>11817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0: BIT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67">
            <text:p>11667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0: BIT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00">
            <text:p>1170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1: BIT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76">
            <text:p>11676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1: BIT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34">
            <text:p>11734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value: USHORT) &amp; </text:p>
            <text:p><text:s text:c="2"/>btrue</text:p>
            <text:p><text:s/>=&gt; </text:p>
            <text:p><text:s text:c="2"/>(0: USHORT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642">
            <text:p>11642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r: (1..16)*{id_reg_8} &amp; rr_: (1..16)*{id_reg_8}) &amp; </text:p>
            <text:p><text:s text:c="2"/>btrue</text:p>
            <text:p><text:s/>=&gt; </text:p>
            <text:p><text:s text:c="2"/>(rgs8&lt;+{rr|-&gt;rgs8(rr_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50">
            <text:p>1155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r: (1..16)*{id_reg_8} &amp; rr_: (1..16)*{id_reg_8}) &amp; </text:p>
            <text:p><text:s text:c="2"/>btrue</text:p>
            <text:p><text:s/>=&gt; </text:p>
            <text:p><text:s text:c="2"/>(dom(rgs8&lt;+{rr|-&gt;rgs8(rr_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77">
            <text:p>11577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r: (1..16)*{id_reg_8} &amp; n0: SCHAR) &amp; </text:p>
            <text:p><text:s text:c="2"/>btrue</text:p>
            <text:p><text:s/>=&gt; </text:p>
            <text:p><text:s text:c="2"/>(rgs8&lt;+{rr|-&gt;schar_byte(n0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02">
            <text:p>11702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r: (1..16)*{id_reg_8} &amp; n0: SCHAR) &amp; </text:p>
            <text:p><text:s text:c="2"/>btrue</text:p>
            <text:p><text:s/>=&gt; </text:p>
            <text:p><text:s text:c="2"/>(dom(rgs8&lt;+{rr|-&gt;schar_byte(n0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76">
            <text:p>11676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address: BV16 &amp; address = byte_bv16(rgs8(13|-&gt;id_reg_8),rgs8(14|-&gt;id_reg_8))) &amp; </text:p>
            <text:p><text:s text:c="2"/>btrue</text:p>
            <text:p><text:s/>=&gt; </text:p>
            <text:p><text:s text:c="2"/>(rgs8&lt;+{rr|-&gt;mem(address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451">
            <text:p>11451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address: BV16 &amp; address = byte_bv16(rgs8(13|-&gt;id_reg_8),rgs8(14|-&gt;id_reg_8))) &amp; </text:p>
            <text:p><text:s text:c="2"/>btrue</text:p>
            <text:p><text:s/>=&gt; </text:p>
            <text:p><text:s text:c="2"/>(dom(rgs8&lt;+{rr|-&gt;mem(address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474">
            <text:p>11474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r: (1..16)*{id_reg_8} &amp; desloc: SCHAR) &amp; </text:p>
            <text:p><text:s text:c="2"/>btrue</text:p>
            <text:p><text:s/>=&gt; </text:p>
            <text:p><text:s text:c="2"/>(rgs8&lt;+{rr|-&gt;mem(ushort_bv16((bv16_ushort(ix)+desloc+65536) mod 65536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14">
            <text:p>11514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r: (1..16)*{id_reg_8} &amp; desloc: SCHAR) &amp; </text:p>
            <text:p><text:s text:c="2"/>btrue</text:p>
            <text:p><text:s/>=&gt; </text:p>
            <text:p><text:s text:c="2"/>(dom(rgs8&lt;+{rr|-&gt;mem(ushort_bv16((bv16_ushort(ix)+desloc+65536) mod 65536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58">
            <text:p>11558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r: (1..16)*{id_reg_8} &amp; desloc: SCHAR) &amp; </text:p>
            <text:p><text:s text:c="2"/>btrue</text:p>
            <text:p><text:s/>=&gt; </text:p>
            <text:p><text:s text:c="2"/>(rgs8&lt;+{rr|-&gt;mem(ushort_bv16((bv16_ushort(iy)+desloc+65536) mod 65536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07">
            <text:p>11507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r: (1..16)*{id_reg_8} &amp; desloc: SCHAR) &amp; </text:p>
            <text:p><text:s text:c="2"/>btrue</text:p>
            <text:p><text:s/>=&gt; </text:p>
            <text:p><text:s text:c="2"/>(dom(rgs8&lt;+{rr|-&gt;mem(ushort_bv16((bv16_ushort(iy)+desloc+65536) mod 65536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24">
            <text:p>11624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rr: (1..16)*{id_reg_8} &amp; bv16_ushort(byte_bv16(rgs8(13|-&gt;id_reg_8),rgs8(14|-&gt;id_reg_8))): DATA_R_ADR) &amp; </text:p>
            <text:p><text:s text:c="2"/>btrue</text:p>
            <text:p><text:s/>=&gt; </text:p>
            <text:p><text:s text:c="2"/>(rgs8(rr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15">
            <text:p>11715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desloc: SCHAR &amp; rr: (1..16)*{id_reg_8} &amp; (bv16_ushort(ix)+desloc+65536) mod 65536: DATA_R_ADR) &amp; </text:p>
            <text:p><text:s text:c="2"/>btrue</text:p>
            <text:p><text:s/>=&gt; </text:p>
            <text:p><text:s text:c="2"/>(ushort_bv16((bv16_ushort(ix)+desloc+65536) mod 65536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589">
            <text:p>11589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desloc: SCHAR &amp; rr: (1..16)*{id_reg_8} &amp; (bv16_ushort(ix)+desloc+65536) mod 65536: DATA_R_ADR) &amp; </text:p>
            <text:p><text:s text:c="2"/>btrue</text:p>
            <text:p><text:s/>=&gt; </text:p>
            <text:p><text:s text:c="2"/>(rgs8(rr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70">
            <text:p>11670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desloc: SCHAR &amp; rr: (1..16)*{id_reg_8} &amp; (bv16_ushort(iy)+desloc+65536) mod 65536: DATA_R_ADR) &amp; </text:p>
            <text:p><text:s text:c="2"/>btrue</text:p>
            <text:p><text:s/>=&gt; </text:p>
            <text:p><text:s text:c="2"/>(ushort_bv16((bv16_ushort(iy)+desloc+65536) mod 65536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638">
            <text:p>11638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desloc: SCHAR &amp; rr: (1..16)*{id_reg_8} &amp; (bv16_ushort(iy)+desloc+65536) mod 65536: DATA_R_ADR) &amp; </text:p>
            <text:p><text:s text:c="2"/>btrue</text:p>
            <text:p><text:s/>=&gt; </text:p>
            <text:p><text:s text:c="2"/>(rgs8(rr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5">
            <text:p>11605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0: SCHAR &amp; bv16_ushort(byte_bv16(rgs8(13|-&gt;id_reg_8),rgs8(14|-&gt;id_reg_8))): DATA_R_ADR) &amp; </text:p>
            <text:p><text:s text:c="2"/>btrue</text:p>
            <text:p><text:s/>=&gt; </text:p>
            <text:p><text:s text:c="2"/>(schar_byte(n0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6">
            <text:p>11596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desloc: SCHAR &amp; n0: SCHAR &amp; (bv16_ushort(ix)+desloc+65536) mod 65536: DATA_R_ADR) &amp; </text:p>
            <text:p><text:s text:c="2"/>btrue</text:p>
            <text:p><text:s/>=&gt; </text:p>
            <text:p><text:s text:c="2"/>(ushort_bv16((bv16_ushort(ix)+desloc+65536) mod 65536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615">
            <text:p>1161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desloc: SCHAR &amp; n0: SCHAR &amp; (bv16_ushort(ix)+desloc+65536) mod 65536: DATA_R_ADR) &amp; </text:p>
            <text:p><text:s text:c="2"/>btrue</text:p>
            <text:p><text:s/>=&gt; </text:p>
            <text:p><text:s text:c="2"/>(schar_byte(n0): BYTE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571">
            <text:p>11571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desloc: SCHAR &amp; n0: SCHAR &amp; (bv16_ushort(iy)+desloc+65536) mod 65536: DATA_R_ADR) &amp; </text:p>
            <text:p><text:s text:c="2"/>btrue</text:p>
            <text:p><text:s/>=&gt; </text:p>
            <text:p><text:s text:c="2"/>(ushort_bv16((bv16_ushort(iy)+desloc+65536) mod 65536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619">
            <text:p>1161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desloc: SCHAR &amp; n0: SCHAR &amp; (bv16_ushort(iy)+desloc+65536) mod 65536: DATA_R_ADR) &amp; </text:p>
            <text:p><text:s text:c="2"/>btrue</text:p>
            <text:p><text:s/>=&gt; </text:p>
            <text:p><text:s text:c="2"/>(schar_byte(n0): BYTE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562">
            <text:p>11562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rgs8&lt;+{1|-&gt;id_reg_8|-&gt;mem(byte_bv16(rgs8(5|-&gt;id_reg_8),rgs8(6|-&gt;id_reg_8)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84">
            <text:p>11684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dom(rgs8&lt;+{1|-&gt;id_reg_8|-&gt;mem(byte_bv16(rgs8(5|-&gt;id_reg_8),rgs8(6|-&gt;id_reg_8)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00">
            <text:p>117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rgs8&lt;+{1|-&gt;id_reg_8|-&gt;mem(byte_bv16(rgs8(9|-&gt;id_reg_8),rgs8(10|-&gt;id_reg_8)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06">
            <text:p>11706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dom(rgs8&lt;+{1|-&gt;id_reg_8|-&gt;mem(byte_bv16(rgs8(9|-&gt;id_reg_8),rgs8(10|-&gt;id_reg_8)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89">
            <text:p>11789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n: USHORT) &amp; </text:p>
            <text:p><text:s text:c="2"/>btrue</text:p>
            <text:p><text:s/>=&gt; </text:p>
            <text:p><text:s text:c="2"/>(rgs8&lt;+{1|-&gt;id_reg_8|-&gt;mem(ushort_bv16(nn))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8">
            <text:p>11618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n: USHORT) &amp; </text:p>
            <text:p><text:s text:c="2"/>btrue</text:p>
            <text:p><text:s/>=&gt; </text:p>
            <text:p><text:s text:c="2"/>(dom(rgs8&lt;+{1|-&gt;id_reg_8|-&gt;mem(ushort_bv16(nn))}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5">
            <text:p>116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v16_ushort(byte_bv16(rgs8(5|-&gt;id_reg_8),rgs8(6|-&gt;id_reg_8))): DATA_R_ADR) &amp; </text:p>
            <text:p><text:s text:c="2"/>btrue</text:p>
            <text:p><text:s/>=&gt; </text:p>
            <text:p><text:s text:c="2"/>(rgs8(1|-&gt;id_reg_8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7">
            <text:p>11597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v16_ushort(byte_bv16(rgs8(9|-&gt;id_reg_8),rgs8(10|-&gt;id_reg_8))): DATA_R_ADR) &amp; </text:p>
            <text:p><text:s text:c="2"/>btrue</text:p>
            <text:p><text:s/>=&gt; </text:p>
            <text:p><text:s text:c="2"/>(rgs8(1|-&gt;id_reg_8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493">
            <text:p>11493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n: USHORT &amp; nn: DATA_R_ADR) &amp; </text:p>
            <text:p><text:s text:c="2"/>btrue</text:p>
            <text:p><text:s/>=&gt; </text:p>
            <text:p><text:s text:c="2"/>(ushort_bv16(nn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604">
            <text:p>11604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n: USHORT &amp; nn: DATA_R_ADR) &amp; </text:p>
            <text:p><text:s text:c="2"/>btrue</text:p>
            <text:p><text:s/>=&gt; </text:p>
            <text:p><text:s text:c="2"/>(rgs8(1|-&gt;id_reg_8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2343">
            <text:p>12343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rgs8&lt;+({1|-&gt;id_reg_8|-&gt;i_}\/{update_flag_reg(is_negative(i_),is_zero(i_),0,iff2,0,bv8get(rgs8(2|-&gt;id_reg_8),0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811">
            <text:p>11811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dom(rgs8&lt;+({1|-&gt;id_reg_8|-&gt;i_}\/{update_flag_reg(is_negative(i_),is_zero(i_),0,iff2,0,bv8get(rgs8(2|-&gt;id_reg_8),0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99">
            <text:p>11699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rgs8&lt;+({1|-&gt;id_reg_8|-&gt;r_}\/{update_flag_reg(is_negative(r_),is_zero(r_),0,iff2,0,bv8get(rgs8(2|-&gt;id_reg_8),0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67">
            <text:p>11767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dom(rgs8&lt;+({1|-&gt;id_reg_8|-&gt;r_}\/{update_flag_reg(is_negative(r_),is_zero(r_),0,iff2,0,bv8get(rgs8(2|-&gt;id_reg_8),0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21">
            <text:p>11721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rgs8(1|-&gt;id_reg_8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811">
            <text:p>11811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rgs8(1|-&gt;id_reg_8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28">
            <text:p>11628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dd = 4|-&gt;id_reg_16) &amp; </text:p>
            <text:p><text:s text:c="2"/>btrue</text:p>
            <text:p><text:s/>=&gt; </text:p>
            <text:p><text:s text:c="2"/>(ushort_bv16(nn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685">
            <text:p>11685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ot(dd = 4|-&gt;id_reg_16) &amp; rh: (1..16)*{id_reg_8} &amp; rl: (1..16)*{id_reg_8} &amp; w1: BYTE &amp; w2: BYTE &amp; rh,rl = REG16_TO_REG8(dd) &amp; not(rh = rl) &amp; bv16_byte(ushort_bv16(nn)) = w1|-&gt;w2) &amp; </text:p>
            <text:p><text:s text:c="2"/>btrue</text:p>
            <text:p><text:s/>=&gt; </text:p>
            <text:p><text:s text:c="2"/>(rgs8&lt;+({rh|-&gt;w1}\/{rl|-&gt;w2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67">
            <text:p>11567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ot(dd = 4|-&gt;id_reg_16) &amp; rh: (1..16)*{id_reg_8} &amp; rl: (1..16)*{id_reg_8} &amp; w1: BYTE &amp; w2: BYTE &amp; rh,rl = REG16_TO_REG8(dd) &amp; not(rh = rl) &amp; bv16_byte(ushort_bv16(nn)) = w1|-&gt;w2) &amp; </text:p>
            <text:p><text:s text:c="2"/>btrue</text:p>
            <text:p><text:s/>=&gt; </text:p>
            <text:p><text:s text:c="2"/>(dom(rgs8&lt;+({rh|-&gt;w1}\/{rl|-&gt;w2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6">
            <text:p>11586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n: USHORT) &amp; </text:p>
            <text:p><text:s text:c="2"/>btrue</text:p>
            <text:p><text:s/>=&gt; </text:p>
            <text:p><text:s text:c="2"/>(ushort_bv16(nn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640">
            <text:p>11640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n: USHORT) &amp; </text:p>
            <text:p><text:s text:c="2"/>btrue</text:p>
            <text:p><text:s/>=&gt; </text:p>
            <text:p><text:s text:c="2"/>(ushort_bv16(nn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578">
            <text:p>11578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n: USHORT) &amp; </text:p>
            <text:p><text:s text:c="2"/>btrue</text:p>
            <text:p><text:s/>=&gt; </text:p>
            <text:p><text:s text:c="2"/>(rgs8&lt;+({13|-&gt;id_reg_8|-&gt;mem(ushort_bv16(add16USHORT(0,nn,1)))}\/{14|-&gt;id_reg_8|-&gt;mem(ushort_bv16(nn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44">
            <text:p>11544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n: USHORT) &amp; </text:p>
            <text:p><text:s text:c="2"/>btrue</text:p>
            <text:p><text:s/>=&gt; </text:p>
            <text:p><text:s text:c="2"/>(dom(rgs8&lt;+({13|-&gt;id_reg_8|-&gt;mem(ushort_bv16(add16USHORT(0,nn,1)))}\/{14|-&gt;id_reg_8|-&gt;mem(ushort_bv16(nn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8">
            <text:p>11588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dd = 4|-&gt;id_reg_16) &amp; </text:p>
            <text:p><text:s text:c="2"/>btrue</text:p>
            <text:p><text:s/>=&gt; </text:p>
            <text:p><text:s text:c="2"/>(byte_bv16(mem(ushort_bv16(add16USHORT(0,nn,1))),mem(ushort_bv16(nn))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593">
            <text:p>11593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ot(dd = 4|-&gt;id_reg_16) &amp; rh: (1..16)*{id_reg_8} &amp; rl: (1..16)*{id_reg_8} &amp; w1: BYTE &amp; w2: BYTE &amp; rh,rl = REG16_TO_REG8(dd) &amp; not(rh = rl) &amp; w1 = mem(ushort_bv16(add16USHORT(0,nn,1))) &amp; w2 = mem(ushort_bv16(nn))) &amp; </text:p>
            <text:p><text:s text:c="2"/>btrue</text:p>
            <text:p><text:s/>=&gt; </text:p>
            <text:p><text:s text:c="2"/>(rgs8&lt;+({rh|-&gt;w1}\/{rl|-&gt;w2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24">
            <text:p>11724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ot(dd = 4|-&gt;id_reg_16) &amp; rh: (1..16)*{id_reg_8} &amp; rl: (1..16)*{id_reg_8} &amp; w1: BYTE &amp; w2: BYTE &amp; rh,rl = REG16_TO_REG8(dd) &amp; not(rh = rl) &amp; w1 = mem(ushort_bv16(add16USHORT(0,nn,1))) &amp; w2 = mem(ushort_bv16(nn))) &amp; </text:p>
            <text:p><text:s text:c="2"/>btrue</text:p>
            <text:p><text:s/>=&gt; </text:p>
            <text:p><text:s text:c="2"/>(dom(rgs8&lt;+({rh|-&gt;w1}\/{rl|-&gt;w2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452">
            <text:p>11452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n: USHORT) &amp; </text:p>
            <text:p><text:s text:c="2"/>btrue</text:p>
            <text:p><text:s/>=&gt; </text:p>
            <text:p><text:s text:c="2"/>(byte_bv16(mem(ushort_bv16(add16USHORT(0,nn,1))),mem(ushort_bv16(nn))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696">
            <text:p>11696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n: USHORT) &amp; </text:p>
            <text:p><text:s text:c="2"/>btrue</text:p>
            <text:p><text:s/>=&gt; </text:p>
            <text:p><text:s text:c="2"/>(byte_bv16(mem(ushort_bv16(add16USHORT(0,nn,1))),mem(ushort_bv16(nn))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584">
            <text:p>11584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n: USHORT &amp; nn: DATA_R_ADR &amp; add16USHORT(0,nn,1): DATA_R_ADR) &amp; </text:p>
            <text:p><text:s text:c="2"/>btrue</text:p>
            <text:p><text:s/>=&gt; </text:p>
            <text:p><text:s text:c="2"/>({ushort_bv16(add16USHORT(0,nn,1))|-&gt;rgs8(13|-&gt;id_reg_8)}\/{ushort_bv16(nn)|-&gt;rgs8(14|-&gt;id_reg_8)}: BV16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7">
            <text:p>11597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dd = 4|-&gt;id_reg_16 &amp; vh: BYTE &amp; vl: BYTE &amp; bv16_byte(sp) = vh|-&gt;vl &amp; not(ushort_bv16(add16USHORT(0,nn,1)) = ushort_bv16(nn))) &amp; </text:p>
            <text:p><text:s text:c="2"/>btrue</text:p>
            <text:p><text:s/>=&gt; </text:p>
            <text:p><text:s text:c="2"/>({ushort_bv16(add16USHORT(0,nn,1))|-&gt;vh}\/{ushort_bv16(nn)|-&gt;vl}: BV16 +-&gt; BYTE))</text:p>
          </table:table-cell>
          <table:table-cell table:number-columns-repeated="2" office:value-type="string">
            <text:p>INITIAL</text:p>
          </table:table-cell>
          <table:table-cell office:value-type="float" office:value="276866">
            <text:p>276866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not(dd = 4|-&gt;id_reg_16) &amp; rh: (1..16)*{id_reg_8} &amp; rl: (1..16)*{id_reg_8} &amp; w1: SCHAR &amp; w2: BYTE &amp; rh,rl = REG16_TO_REG8(dd) &amp; not(rh = rl)) &amp; </text:p>
            <text:p><text:s text:c="2"/>btrue</text:p>
            <text:p><text:s/>=&gt; </text:p>
            <text:p><text:s text:c="2"/>({ushort_bv16(add16USHORT(0,nn,1))|-&gt;rgs8(rh)}\/{ushort_bv16(nn)|-&gt;rgs8(rl)}: BV16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67">
            <text:p>11567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h_ix: BYTE &amp; l_ix: BYTE &amp; h_ix,l_ix = bv16_byte(ix)) &amp; </text:p>
            <text:p><text:s text:c="2"/>btrue</text:p>
            <text:p><text:s/>=&gt; </text:p>
            <text:p><text:s text:c="2"/>({ushort_bv16(add16USHORT(0,nn,1))|-&gt;h_ix}\/{ushort_bv16(nn)|-&gt;l_ix}: BV16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1">
            <text:p>11581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h_iy: BYTE &amp; l_iy: BYTE &amp; h_iy,l_iy = bv16_byte(iy)) &amp; </text:p>
            <text:p><text:s text:c="2"/>btrue</text:p>
            <text:p><text:s/>=&gt; </text:p>
            <text:p><text:s text:c="2"/>({ushort_bv16(add16USHORT(0,nn,1))|-&gt;h_iy}\/{ushort_bv16(nn)|-&gt;l_iy}: BV16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1">
            <text:p>11591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qqh: (1..16)*{id_reg_8} &amp; qql: (1..16)*{id_reg_8} &amp; REG16_TO_REG8(qq) = qqh|-&gt;qql &amp; not(qqh = qql) &amp; {qql|-&gt;mem(ushort_bv16(add16USHORT(0,bv16_ushort(sp),2)))}\/{qqh|-&gt;mem(ushort_bv16(add16USHORT(0,bv16_ushort(sp),1)))}: (1..16)*{id_reg_8} +-&gt; BYTE &amp; dom({qql|-&gt;mem(ushort_bv16(add16USHORT(0,bv16_ushort(sp),2)))}\/{qqh|-&gt;mem(ushort_bv16(add16USHORT(0,bv16_ushort(sp),1)))}) = (1..16)*{id_reg_8}) &amp; </text:p>
            <text:p><text:s text:c="2"/>btrue</text:p>
            <text:p><text:s/>=&gt; </text:p>
            <text:p><text:s text:c="2"/>(rgs8&lt;+({qql|-&gt;mem(ushort_bv16(add16USHORT(0,bv16_ushort(sp),2)))}\/{qqh|-&gt;mem(ushort_bv16(add16USHORT(0,bv16_ushort(sp),1)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5">
            <text:p>11605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qqh: (1..16)*{id_reg_8} &amp; qql: (1..16)*{id_reg_8} &amp; REG16_TO_REG8(qq) = qqh|-&gt;qql &amp; not(qqh = qql) &amp; {qql|-&gt;mem(ushort_bv16(add16USHORT(0,bv16_ushort(sp),2)))}\/{qqh|-&gt;mem(ushort_bv16(add16USHORT(0,bv16_ushort(sp),1)))}: (1..16)*{id_reg_8} +-&gt; BYTE &amp; dom({qql|-&gt;mem(ushort_bv16(add16USHORT(0,bv16_ushort(sp),2)))}\/{qqh|-&gt;mem(ushort_bv16(add16USHORT(0,bv16_ushort(sp),1)))}) = (1..16)*{id_reg_8}) &amp; </text:p>
            <text:p><text:s text:c="2"/>btrue</text:p>
            <text:p><text:s/>=&gt; </text:p>
            <text:p><text:s text:c="2"/>(dom(rgs8&lt;+({qql|-&gt;mem(ushort_bv16(add16USHORT(0,bv16_ushort(sp),2)))}\/{qqh|-&gt;mem(ushort_bv16(add16USHORT(0,bv16_ushort(sp),1)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61">
            <text:p>11561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rgs8&lt;+({9|-&gt;id_reg_8|-&gt;rgs8(13|-&gt;id_reg_8)}\/{10|-&gt;id_reg_8|-&gt;rgs8(14|-&gt;id_reg_8)}\/{13|-&gt;id_reg_8|-&gt;rgs8(9|-&gt;id_reg_8)}\/{14|-&gt;id_reg_8|-&gt;rgs8(10|-&gt;id_reg_8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79">
            <text:p>11779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dom(rgs8&lt;+({9|-&gt;id_reg_8|-&gt;rgs8(13|-&gt;id_reg_8)}\/{10|-&gt;id_reg_8|-&gt;rgs8(14|-&gt;id_reg_8)}\/{13|-&gt;id_reg_8|-&gt;rgs8(9|-&gt;id_reg_8)}\/{14|-&gt;id_reg_8|-&gt;rgs8(10|-&gt;id_reg_8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27">
            <text:p>11727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rgs8&lt;+({1|-&gt;id_reg_8|-&gt;rgs8(4|-&gt;id_reg_8)}\/{2|-&gt;id_reg_8|-&gt;rgs8(3|-&gt;id_reg_8)}\/{4|-&gt;id_reg_8|-&gt;rgs8(1|-&gt;id_reg_8)}\/{3|-&gt;id_reg_8|-&gt;rgs8(2|-&gt;id_reg_8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826">
            <text:p>11826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dom(rgs8&lt;+({1|-&gt;id_reg_8|-&gt;rgs8(4|-&gt;id_reg_8)}\/{2|-&gt;id_reg_8|-&gt;rgs8(3|-&gt;id_reg_8)}\/{4|-&gt;id_reg_8|-&gt;rgs8(1|-&gt;id_reg_8)}\/{3|-&gt;id_reg_8|-&gt;rgs8(2|-&gt;id_reg_8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24">
            <text:p>11724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rgs8&lt;+({5|-&gt;id_reg_8|-&gt;rgs8(7|-&gt;id_reg_8)}\/{6|-&gt;id_reg_8|-&gt;rgs8(8|-&gt;id_reg_8)}\/{9|-&gt;id_reg_8|-&gt;rgs8(11|-&gt;id_reg_8)}\/{10|-&gt;id_reg_8|-&gt;rgs8(12|-&gt;id_reg_8)}\/{13|-&gt;id_reg_8|-&gt;rgs8(15|-&gt;id_reg_8)}\/{14|-&gt;id_reg_8|-&gt;rgs8(16|-&gt;id_reg_8)}\/{7|-&gt;id_reg_8|-&gt;rgs8(5|-&gt;id_reg_8)}\/{8|-&gt;id_reg_8|-&gt;rgs8(6|-&gt;id_reg_8)}\/{11|-&gt;id_reg_8|-&gt;rgs8(9|-&gt;id_reg_8)}\/{12|-&gt;id_reg_8|-&gt;rgs8(10|-&gt;id_reg_8)}\/{15|-&gt;id_reg_8|-&gt;rgs8(13|-&gt;id_reg_8)}\/{16|-&gt;id_reg_8|-&gt;rgs8(14|-&gt;id_reg_8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92">
            <text:p>11692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dom(rgs8&lt;+({5|-&gt;id_reg_8|-&gt;rgs8(7|-&gt;id_reg_8)}\/{6|-&gt;id_reg_8|-&gt;rgs8(8|-&gt;id_reg_8)}\/{9|-&gt;id_reg_8|-&gt;rgs8(11|-&gt;id_reg_8)}\/{10|-&gt;id_reg_8|-&gt;rgs8(12|-&gt;id_reg_8)}\/{13|-&gt;id_reg_8|-&gt;rgs8(15|-&gt;id_reg_8)}\/{14|-&gt;id_reg_8|-&gt;rgs8(16|-&gt;id_reg_8)}\/{7|-&gt;id_reg_8|-&gt;rgs8(5|-&gt;id_reg_8)}\/{8|-&gt;id_reg_8|-&gt;rgs8(6|-&gt;id_reg_8)}\/{11|-&gt;id_reg_8|-&gt;rgs8(9|-&gt;id_reg_8)}\/{12|-&gt;id_reg_8|-&gt;rgs8(10|-&gt;id_reg_8)}\/{15|-&gt;id_reg_8|-&gt;rgs8(13|-&gt;id_reg_8)}\/{16|-&gt;id_reg_8|-&gt;rgs8(14|-&gt;id_reg_8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849">
            <text:p>11849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bv16_ushort(ushort_bv16(add16USHORT(0,bv16_ushort(sp),1))): STACK_R_ADR &amp; bv16_ushort(sp): STACK_R_ADR) &amp; </text:p>
            <text:p><text:s text:c="2"/>btrue</text:p>
            <text:p><text:s/>=&gt; </text:p>
            <text:p><text:s text:c="2"/>({ushort_bv16(add16USHORT(0,bv16_ushort(sp),1))|-&gt;rgs8(13|-&gt;id_reg_8)}\/{sp|-&gt;rgs8(14|-&gt;id_reg_8)}: BV16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00">
            <text:p>11500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mem&lt;+({ushort_bv16(add16USHORT(0,bv16_ushort(sp),1))|-&gt;rgs8(13|-&gt;id_reg_8)}\/{sp|-&gt;rgs8(14|-&gt;id_reg_8)}): BV16 +-&gt; BYTE &amp; dom(mem&lt;+({ushort_bv16(add16USHORT(0,bv16_ushort(sp),1))|-&gt;rgs8(13|-&gt;id_reg_8)}\/{sp|-&gt;rgs8(14|-&gt;id_reg_8)})) = BV16 &amp; ran(mem&lt;+({ushort_bv16(add16USHORT(0,bv16_ushort(sp),1))|-&gt;rgs8(13|-&gt;id_reg_8)}\/{sp|-&gt;rgs8(14|-&gt;id_reg_8)})): POW(BYTE) &amp; !(address,value).(address: BV16 &amp; value: BYTE =&gt; mem&lt;+({ushort_bv16(add16USHORT(0,bv16_ushort(sp),1))|-&gt;rgs8(13|-&gt;id_reg_8)}\/{sp|-&gt;rgs8(14|-&gt;id_reg_8)})&lt;+{address|-&gt;value}: BV16 +-&gt; BYTE &amp; dom(mem&lt;+({ushort_bv16(add16USHORT(0,bv16_ushort(sp),1))|-&gt;rgs8(13|-&gt;id_reg_8)}\/{sp|-&gt;rgs8(14|-&gt;id_reg_8)})&lt;+{address|-&gt;value}) = BV16)) &amp; </text:p>
            <text:p><text:s text:c="2"/>btrue</text:p>
            <text:p><text:s/>=&gt; </text:p>
            <text:p><text:s text:c="2"/>(rgs8&lt;+({13|-&gt;id_reg_8|-&gt;mem(ushort_bv16(add16USHORT(0,bv16_ushort(sp),1)))}\/{14|-&gt;id_reg_8|-&gt;mem(sp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1">
            <text:p>11601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mem&lt;+({ushort_bv16(add16USHORT(0,bv16_ushort(sp),1))|-&gt;rgs8(13|-&gt;id_reg_8)}\/{sp|-&gt;rgs8(14|-&gt;id_reg_8)}): BV16 +-&gt; BYTE &amp; dom(mem&lt;+({ushort_bv16(add16USHORT(0,bv16_ushort(sp),1))|-&gt;rgs8(13|-&gt;id_reg_8)}\/{sp|-&gt;rgs8(14|-&gt;id_reg_8)})) = BV16 &amp; ran(mem&lt;+({ushort_bv16(add16USHORT(0,bv16_ushort(sp),1))|-&gt;rgs8(13|-&gt;id_reg_8)}\/{sp|-&gt;rgs8(14|-&gt;id_reg_8)})): POW(BYTE) &amp; !(address,value).(address: BV16 &amp; value: BYTE =&gt; mem&lt;+({ushort_bv16(add16USHORT(0,bv16_ushort(sp),1))|-&gt;rgs8(13|-&gt;id_reg_8)}\/{sp|-&gt;rgs8(14|-&gt;id_reg_8)})&lt;+{address|-&gt;value}: BV16 +-&gt; BYTE &amp; dom(mem&lt;+({ushort_bv16(add16USHORT(0,bv16_ushort(sp),1))|-&gt;rgs8(13|-&gt;id_reg_8)}\/{sp|-&gt;rgs8(14|-&gt;id_reg_8)})&lt;+{address|-&gt;value}) = BV16)) &amp; </text:p>
            <text:p><text:s text:c="2"/>btrue</text:p>
            <text:p><text:s/>=&gt; </text:p>
            <text:p><text:s text:c="2"/>(dom(rgs8&lt;+({13|-&gt;id_reg_8|-&gt;mem(ushort_bv16(add16USHORT(0,bv16_ushort(sp),1)))}\/{14|-&gt;id_reg_8|-&gt;mem(sp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77">
            <text:p>11777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wh: BYTE &amp; wl: BYTE &amp; bv16_byte(ix) = wh|-&gt;wl) &amp; </text:p>
            <text:p><text:s text:c="2"/>btrue</text:p>
            <text:p><text:s/>=&gt; </text:p>
            <text:p><text:s text:c="2"/>({ushort_bv16(add16USHORT(0,bv16_ushort(sp),1))|-&gt;wh}\/{sp|-&gt;wl}: BV16 +-&gt; BYTE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689">
            <text:p>11689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wh: BYTE &amp; wl: BYTE &amp; bv16_byte(ix) = wh|-&gt;wl &amp; mem&lt;+({ushort_bv16(add16USHORT(0,bv16_ushort(sp),1))|-&gt;wh}\/{sp|-&gt;wl}): BV16 +-&gt; BYTE &amp; dom(mem&lt;+({ushort_bv16(add16USHORT(0,bv16_ushort(sp),1))|-&gt;wh}\/{sp|-&gt;wl})) = BV16 &amp; ran(mem&lt;+({ushort_bv16(add16USHORT(0,bv16_ushort(sp),1))|-&gt;wh}\/{sp|-&gt;wl})): POW(BYTE) &amp; !(address,value).(address: BV16 &amp; value: BYTE =&gt; mem&lt;+({ushort_bv16(add16USHORT(0,bv16_ushort(sp),1))|-&gt;wh}\/{sp|-&gt;wl})&lt;+{address|-&gt;value}: BV16 +-&gt; BYTE &amp; dom(mem&lt;+({ushort_bv16(add16USHORT(0,bv16_ushort(sp),1))|-&gt;wh}\/{sp|-&gt;wl})&lt;+{address|-&gt;value}) = BV16)) &amp; </text:p>
            <text:p><text:s text:c="2"/>btrue</text:p>
            <text:p><text:s/>=&gt; </text:p>
            <text:p><text:s text:c="2"/>(byte_bv16(mem(ushort_bv16(add16USHORT(0,bv16_ushort(sp),1))),mem(sp)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45368">
            <text:p>45368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wh: BYTE &amp; wl: BYTE &amp; bv16_byte(iy) = wh|-&gt;wl) &amp; </text:p>
            <text:p><text:s text:c="2"/>btrue</text:p>
            <text:p><text:s/>=&gt; </text:p>
            <text:p><text:s text:c="2"/>({ushort_bv16(add16USHORT(0,bv16_ushort(sp),1))|-&gt;wh}\/{sp|-&gt;wl}: BV16 +-&gt; BYTE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568">
            <text:p>11568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wh: BYTE &amp; wl: BYTE &amp; bv16_byte(iy) = wh|-&gt;wl &amp; mem&lt;+({ushort_bv16(add16USHORT(0,bv16_ushort(sp),1))|-&gt;wh}\/{sp|-&gt;wl}): BV16 +-&gt; BYTE &amp; dom(mem&lt;+({ushort_bv16(add16USHORT(0,bv16_ushort(sp),1))|-&gt;wh}\/{sp|-&gt;wl})) = BV16 &amp; ran(mem&lt;+({ushort_bv16(add16USHORT(0,bv16_ushort(sp),1))|-&gt;wh}\/{sp|-&gt;wl})): POW(BYTE) &amp; !(address,value).(address: BV16 &amp; value: BYTE =&gt; mem&lt;+({ushort_bv16(add16USHORT(0,bv16_ushort(sp),1))|-&gt;wh}\/{sp|-&gt;wl})&lt;+{address|-&gt;value}: BV16 +-&gt; BYTE &amp; dom(mem&lt;+({ushort_bv16(add16USHORT(0,bv16_ushort(sp),1))|-&gt;wh}\/{sp|-&gt;wl})&lt;+{address|-&gt;value}) = BV16)) &amp; </text:p>
            <text:p><text:s text:c="2"/>btrue</text:p>
            <text:p><text:s/>=&gt; </text:p>
            <text:p><text:s text:c="2"/>(byte_bv16(mem(ushort_bv16(add16USHORT(0,bv16_ushort(sp),1))),mem(sp)): BV16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45250">
            <text:p>45250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hvn: BYTE &amp; lvn: BYTE &amp; dvn: BYTE &amp; evn: BYTE &amp; bvn: BYTE &amp; cvn: BYTE &amp; hvn,lvn = bv16_byte(inc_BV16(byte_bv16(rgs8(13|-&gt;id_reg_8),rgs8(14|-&gt;id_reg_8)))) &amp; dvn,evn = bv16_byte(inc_BV16(byte_bv16(rgs8(9|-&gt;id_reg_8),rgs8(10|-&gt;id_reg_8)))) &amp; bvn,cvn = bv16_byte(dec_BV16(byte_bv16(rgs8(5|-&gt;id_reg_8),rgs8(6|-&gt;id_reg_8)))) &amp; mem&lt;+{byte_bv16(rgs8(9|-&gt;id_reg_8),rgs8(10|-&gt;id_reg_8))|-&gt;mem(byte_bv16(rgs8(13|-&gt;id_reg_8),rgs8(14|-&gt;id_reg_8)))}: BV16 +-&gt; BYTE &amp; dom(mem&lt;+{byte_bv16(rgs8(9|-&gt;id_reg_8),rgs8(10|-&gt;id_reg_8))|-&gt;mem(byte_bv16(rgs8(13|-&gt;id_reg_8),rgs8(14|-&gt;id_reg_8)))}) = BV16 &amp; ran(mem&lt;+{byte_bv16(rgs8(9|-&gt;id_reg_8),rgs8(10|-&gt;id_reg_8))|-&gt;mem(byte_bv16(rgs8(13|-&gt;id_reg_8),rgs8(14|-&gt;id_reg_8)))}): POW(BYTE) &amp; !(address,value).(address: BV16 &amp; value: BYTE =&gt; mem&lt;+{byte_bv16(rgs8(9|-&gt;id_reg_8),rgs8(10|-&gt;id_reg_8))|-&gt;mem(byte_bv16(rgs8(13|-&gt;id_reg_8),rgs8(14|-&gt;id_reg_8)))}&lt;+{address|-&gt;value}: BV16 +-&gt; BYTE &amp; dom(mem&lt;+{byte_bv16(rgs8(9|-&gt;id_reg_8),rgs8(10|-&gt;id_reg_8))|-&gt;mem(byte_bv16(rgs8(13|-&gt;id_reg_8),rgs8(14|-&gt;id_reg_8)))}&lt;+{address|-&gt;value}) = BV16)) &amp; </text:p>
            <text:p><text:s text:c="2"/>btrue</text:p>
            <text:p><text:s/>=&gt; </text:p>
            <text:p><text:s text:c="2"/>(rgs8&lt;+({13|-&gt;id_reg_8|-&gt;hvn}\/{14|-&gt;id_reg_8|-&gt;lvn}\/{9|-&gt;id_reg_8|-&gt;dvn}\/{10|-&gt;id_reg_8|-&gt;evn}\/{5|-&gt;id_reg_8|-&gt;bvn}\/{6|-&gt;id_reg_8|-&gt;cvn}\/{update_flag_reg(bv8get(rgs8(2|-&gt;id_reg_8),7),bv8get(rgs8(2|-&gt;id_reg_8),6),0,bit_not(is_zero16USHORT(bv16_ushort(dec_BV16(byte_bv16(rgs8(5|-&gt;id_reg_8),rgs8(6|-&gt;id_reg_8)))))),0,bv8get(rgs8(2|-&gt;id_reg_8),0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49">
            <text:p>11549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hvn: BYTE &amp; lvn: BYTE &amp; dvn: BYTE &amp; evn: BYTE &amp; bvn: BYTE &amp; cvn: BYTE &amp; hvn,lvn = bv16_byte(inc_BV16(byte_bv16(rgs8(13|-&gt;id_reg_8),rgs8(14|-&gt;id_reg_8)))) &amp; dvn,evn = bv16_byte(inc_BV16(byte_bv16(rgs8(9|-&gt;id_reg_8),rgs8(10|-&gt;id_reg_8)))) &amp; bvn,cvn = bv16_byte(dec_BV16(byte_bv16(rgs8(5|-&gt;id_reg_8),rgs8(6|-&gt;id_reg_8)))) &amp; mem&lt;+{byte_bv16(rgs8(9|-&gt;id_reg_8),rgs8(10|-&gt;id_reg_8))|-&gt;mem(byte_bv16(rgs8(13|-&gt;id_reg_8),rgs8(14|-&gt;id_reg_8)))}: BV16 +-&gt; BYTE &amp; dom(mem&lt;+{byte_bv16(rgs8(9|-&gt;id_reg_8),rgs8(10|-&gt;id_reg_8))|-&gt;mem(byte_bv16(rgs8(13|-&gt;id_reg_8),rgs8(14|-&gt;id_reg_8)))}) = BV16 &amp; ran(mem&lt;+{byte_bv16(rgs8(9|-&gt;id_reg_8),rgs8(10|-&gt;id_reg_8))|-&gt;mem(byte_bv16(rgs8(13|-&gt;id_reg_8),rgs8(14|-&gt;id_reg_8)))}): POW(BYTE) &amp; !(address,value).(address: BV16 &amp; value: BYTE =&gt; mem&lt;+{byte_bv16(rgs8(9|-&gt;id_reg_8),rgs8(10|-&gt;id_reg_8))|-&gt;mem(byte_bv16(rgs8(13|-&gt;id_reg_8),rgs8(14|-&gt;id_reg_8)))}&lt;+{address|-&gt;value}: BV16 +-&gt; BYTE &amp; dom(mem&lt;+{byte_bv16(rgs8(9|-&gt;id_reg_8),rgs8(10|-&gt;id_reg_8))|-&gt;mem(byte_bv16(rgs8(13|-&gt;id_reg_8),rgs8(14|-&gt;id_reg_8)))}&lt;+{address|-&gt;value}) = BV16)) &amp; </text:p>
            <text:p><text:s text:c="2"/>btrue</text:p>
            <text:p><text:s/>=&gt; </text:p>
            <text:p><text:s text:c="2"/>(dom(rgs8&lt;+({13|-&gt;id_reg_8|-&gt;hvn}\/{14|-&gt;id_reg_8|-&gt;lvn}\/{9|-&gt;id_reg_8|-&gt;dvn}\/{10|-&gt;id_reg_8|-&gt;evn}\/{5|-&gt;id_reg_8|-&gt;bvn}\/{6|-&gt;id_reg_8|-&gt;cvn}\/{update_flag_reg(bv8get(rgs8(2|-&gt;id_reg_8),7),bv8get(rgs8(2|-&gt;id_reg_8),6),0,bit_not(is_zero16USHORT(bv16_ushort(dec_BV16(byte_bv16(rgs8(5|-&gt;id_reg_8),rgs8(6|-&gt;id_reg_8)))))),0,bv8get(rgs8(2|-&gt;id_reg_8),0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61">
            <text:p>11661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hvn: BYTE &amp; lvn: BYTE &amp; dvn: BYTE &amp; evn: BYTE &amp; bvn: BYTE &amp; cvn: BYTE &amp; hvn,lvn = bv16_byte(inc_BV16(byte_bv16(rgs8(13|-&gt;id_reg_8),rgs8(14|-&gt;id_reg_8)))) &amp; dvn,evn = bv16_byte(inc_BV16(byte_bv16(rgs8(9|-&gt;id_reg_8),rgs8(10|-&gt;id_reg_8)))) &amp; bvn,cvn = bv16_byte(dec_BV16(byte_bv16(rgs8(5|-&gt;id_reg_8),rgs8(6|-&gt;id_reg_8)))) &amp; is_zero16USHORT(bv16_ushort(dec_BV16(byte_bv16(rgs8(5|-&gt;id_reg_8),rgs8(6|-&gt;id_reg_8))))) = 0 &amp; mem&lt;+{byte_bv16(rgs8(9|-&gt;id_reg_8),rgs8(10|-&gt;id_reg_8))|-&gt;mem(byte_bv16(rgs8(13|-&gt;id_reg_8),rgs8(14|-&gt;id_reg_8)))}: BV16 +-&gt; BYTE &amp; dom(mem&lt;+{byte_bv16(rgs8(9|-&gt;id_reg_8),rgs8(10|-&gt;id_reg_8))|-&gt;mem(byte_bv16(rgs8(13|-&gt;id_reg_8),rgs8(14|-&gt;id_reg_8)))}) = BV16 &amp; ran(mem&lt;+{byte_bv16(rgs8(9|-&gt;id_reg_8),rgs8(10|-&gt;id_reg_8))|-&gt;mem(byte_bv16(rgs8(13|-&gt;id_reg_8),rgs8(14|-&gt;id_reg_8)))}): POW(BYTE) &amp; !(address,value).(address: BV16 &amp; value: BYTE =&gt; mem&lt;+{byte_bv16(rgs8(9|-&gt;id_reg_8),rgs8(10|-&gt;id_reg_8))|-&gt;mem(byte_bv16(rgs8(13|-&gt;id_reg_8),rgs8(14|-&gt;id_reg_8)))}&lt;+{address|-&gt;value}: BV16 +-&gt; BYTE &amp; dom(mem&lt;+{byte_bv16(rgs8(9|-&gt;id_reg_8),rgs8(10|-&gt;id_reg_8))|-&gt;mem(byte_bv16(rgs8(13|-&gt;id_reg_8),rgs8(14|-&gt;id_reg_8)))}&lt;+{address|-&gt;value}) = BV16)) &amp; </text:p>
            <text:p><text:s text:c="2"/>btrue</text:p>
            <text:p><text:s/>=&gt; </text:p>
            <text:p><text:s text:c="2"/>(rgs8&lt;+({13|-&gt;id_reg_8|-&gt;hvn}\/{14|-&gt;id_reg_8|-&gt;lvn}\/{9|-&gt;id_reg_8|-&gt;dvn}\/{10|-&gt;id_reg_8|-&gt;evn}\/{5|-&gt;id_reg_8|-&gt;bvn}\/{6|-&gt;id_reg_8|-&gt;cvn}\/{update_flag_reg(bv8get(rgs8(2|-&gt;id_reg_8),7),bv8get(rgs8(2|-&gt;id_reg_8),6),0,0,0,bv8get(rgs8(2|-&gt;id_reg_8),0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38">
            <text:p>11638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hvn: BYTE &amp; lvn: BYTE &amp; dvn: BYTE &amp; evn: BYTE &amp; bvn: BYTE &amp; cvn: BYTE &amp; hvn,lvn = bv16_byte(inc_BV16(byte_bv16(rgs8(13|-&gt;id_reg_8),rgs8(14|-&gt;id_reg_8)))) &amp; dvn,evn = bv16_byte(inc_BV16(byte_bv16(rgs8(9|-&gt;id_reg_8),rgs8(10|-&gt;id_reg_8)))) &amp; bvn,cvn = bv16_byte(dec_BV16(byte_bv16(rgs8(5|-&gt;id_reg_8),rgs8(6|-&gt;id_reg_8)))) &amp; is_zero16USHORT(bv16_ushort(dec_BV16(byte_bv16(rgs8(5|-&gt;id_reg_8),rgs8(6|-&gt;id_reg_8))))) = 0 &amp; mem&lt;+{byte_bv16(rgs8(9|-&gt;id_reg_8),rgs8(10|-&gt;id_reg_8))|-&gt;mem(byte_bv16(rgs8(13|-&gt;id_reg_8),rgs8(14|-&gt;id_reg_8)))}: BV16 +-&gt; BYTE &amp; dom(mem&lt;+{byte_bv16(rgs8(9|-&gt;id_reg_8),rgs8(10|-&gt;id_reg_8))|-&gt;mem(byte_bv16(rgs8(13|-&gt;id_reg_8),rgs8(14|-&gt;id_reg_8)))}) = BV16 &amp; ran(mem&lt;+{byte_bv16(rgs8(9|-&gt;id_reg_8),rgs8(10|-&gt;id_reg_8))|-&gt;mem(byte_bv16(rgs8(13|-&gt;id_reg_8),rgs8(14|-&gt;id_reg_8)))}): POW(BYTE) &amp; !(address,value).(address: BV16 &amp; value: BYTE =&gt; mem&lt;+{byte_bv16(rgs8(9|-&gt;id_reg_8),rgs8(10|-&gt;id_reg_8))|-&gt;mem(byte_bv16(rgs8(13|-&gt;id_reg_8),rgs8(14|-&gt;id_reg_8)))}&lt;+{address|-&gt;value}: BV16 +-&gt; BYTE &amp; dom(mem&lt;+{byte_bv16(rgs8(9|-&gt;id_reg_8),rgs8(10|-&gt;id_reg_8))|-&gt;mem(byte_bv16(rgs8(13|-&gt;id_reg_8),rgs8(14|-&gt;id_reg_8)))}&lt;+{address|-&gt;value}) = BV16)) &amp; </text:p>
            <text:p><text:s text:c="2"/>btrue</text:p>
            <text:p><text:s/>=&gt; </text:p>
            <text:p><text:s text:c="2"/>(dom(rgs8&lt;+({13|-&gt;id_reg_8|-&gt;hvn}\/{14|-&gt;id_reg_8|-&gt;lvn}\/{9|-&gt;id_reg_8|-&gt;dvn}\/{10|-&gt;id_reg_8|-&gt;evn}\/{5|-&gt;id_reg_8|-&gt;bvn}\/{6|-&gt;id_reg_8|-&gt;cvn}\/{update_flag_reg(bv8get(rgs8(2|-&gt;id_reg_8),7),bv8get(rgs8(2|-&gt;id_reg_8),6),0,0,0,bv8get(rgs8(2|-&gt;id_reg_8),0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58">
            <text:p>11658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hvn: BYTE &amp; lvn: BYTE &amp; dvn: BYTE &amp; evn: BYTE &amp; bvn: BYTE &amp; cvn: BYTE &amp; hvn,lvn = bv16_byte(inc_BV16(byte_bv16(rgs8(13|-&gt;id_reg_8),rgs8(14|-&gt;id_reg_8)))) &amp; dvn,evn = bv16_byte(inc_BV16(byte_bv16(rgs8(9|-&gt;id_reg_8),rgs8(10|-&gt;id_reg_8)))) &amp; bvn,cvn = bv16_byte(dec_BV16(byte_bv16(rgs8(5|-&gt;id_reg_8),rgs8(6|-&gt;id_reg_8)))) &amp; not(is_zero16USHORT(bv16_ushort(dec_BV16(byte_bv16(rgs8(5|-&gt;id_reg_8),rgs8(6|-&gt;id_reg_8))))) = 0) &amp; mem&lt;+{byte_bv16(rgs8(9|-&gt;id_reg_8),rgs8(10|-&gt;id_reg_8))|-&gt;mem(byte_bv16(rgs8(13|-&gt;id_reg_8),rgs8(14|-&gt;id_reg_8)))}: BV16 +-&gt; BYTE &amp; dom(mem&lt;+{byte_bv16(rgs8(9|-&gt;id_reg_8),rgs8(10|-&gt;id_reg_8))|-&gt;mem(byte_bv16(rgs8(13|-&gt;id_reg_8),rgs8(14|-&gt;id_reg_8)))}) = BV16 &amp; ran(mem&lt;+{byte_bv16(rgs8(9|-&gt;id_reg_8),rgs8(10|-&gt;id_reg_8))|-&gt;mem(byte_bv16(rgs8(13|-&gt;id_reg_8),rgs8(14|-&gt;id_reg_8)))}): POW(BYTE) &amp; !(address,value).(address: BV16 &amp; value: BYTE =&gt; mem&lt;+{byte_bv16(rgs8(9|-&gt;id_reg_8),rgs8(10|-&gt;id_reg_8))|-&gt;mem(byte_bv16(rgs8(13|-&gt;id_reg_8),rgs8(14|-&gt;id_reg_8)))}&lt;+{address|-&gt;value}: BV16 +-&gt; BYTE &amp; dom(mem&lt;+{byte_bv16(rgs8(9|-&gt;id_reg_8),rgs8(10|-&gt;id_reg_8))|-&gt;mem(byte_bv16(rgs8(13|-&gt;id_reg_8),rgs8(14|-&gt;id_reg_8)))}&lt;+{address|-&gt;value}) = BV16)) &amp; </text:p>
            <text:p><text:s text:c="2"/>btrue</text:p>
            <text:p><text:s/>=&gt; </text:p>
            <text:p><text:s text:c="2"/>(rgs8&lt;+({13|-&gt;id_reg_8|-&gt;hvn}\/{14|-&gt;id_reg_8|-&gt;lvn}\/{9|-&gt;id_reg_8|-&gt;dvn}\/{10|-&gt;id_reg_8|-&gt;evn}\/{5|-&gt;id_reg_8|-&gt;bvn}\/{6|-&gt;id_reg_8|-&gt;cvn}\/{update_flag_reg(bv8get(rgs8(2|-&gt;id_reg_8),7),bv8get(rgs8(2|-&gt;id_reg_8),6),0,0,0,bv8get(rgs8(2|-&gt;id_reg_8),0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23">
            <text:p>11623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hvn: BYTE &amp; lvn: BYTE &amp; dvn: BYTE &amp; evn: BYTE &amp; bvn: BYTE &amp; cvn: BYTE &amp; hvn,lvn = bv16_byte(inc_BV16(byte_bv16(rgs8(13|-&gt;id_reg_8),rgs8(14|-&gt;id_reg_8)))) &amp; dvn,evn = bv16_byte(inc_BV16(byte_bv16(rgs8(9|-&gt;id_reg_8),rgs8(10|-&gt;id_reg_8)))) &amp; bvn,cvn = bv16_byte(dec_BV16(byte_bv16(rgs8(5|-&gt;id_reg_8),rgs8(6|-&gt;id_reg_8)))) &amp; not(is_zero16USHORT(bv16_ushort(dec_BV16(byte_bv16(rgs8(5|-&gt;id_reg_8),rgs8(6|-&gt;id_reg_8))))) = 0) &amp; mem&lt;+{byte_bv16(rgs8(9|-&gt;id_reg_8),rgs8(10|-&gt;id_reg_8))|-&gt;mem(byte_bv16(rgs8(13|-&gt;id_reg_8),rgs8(14|-&gt;id_reg_8)))}: BV16 +-&gt; BYTE &amp; dom(mem&lt;+{byte_bv16(rgs8(9|-&gt;id_reg_8),rgs8(10|-&gt;id_reg_8))|-&gt;mem(byte_bv16(rgs8(13|-&gt;id_reg_8),rgs8(14|-&gt;id_reg_8)))}) = BV16 &amp; ran(mem&lt;+{byte_bv16(rgs8(9|-&gt;id_reg_8),rgs8(10|-&gt;id_reg_8))|-&gt;mem(byte_bv16(rgs8(13|-&gt;id_reg_8),rgs8(14|-&gt;id_reg_8)))}): POW(BYTE) &amp; !(address,value).(address: BV16 &amp; value: BYTE =&gt; mem&lt;+{byte_bv16(rgs8(9|-&gt;id_reg_8),rgs8(10|-&gt;id_reg_8))|-&gt;mem(byte_bv16(rgs8(13|-&gt;id_reg_8),rgs8(14|-&gt;id_reg_8)))}&lt;+{address|-&gt;value}: BV16 +-&gt; BYTE &amp; dom(mem&lt;+{byte_bv16(rgs8(9|-&gt;id_reg_8),rgs8(10|-&gt;id_reg_8))|-&gt;mem(byte_bv16(rgs8(13|-&gt;id_reg_8),rgs8(14|-&gt;id_reg_8)))}&lt;+{address|-&gt;value}) = BV16)) &amp; </text:p>
            <text:p><text:s text:c="2"/>btrue</text:p>
            <text:p><text:s/>=&gt; </text:p>
            <text:p><text:s text:c="2"/>(dom(rgs8&lt;+({13|-&gt;id_reg_8|-&gt;hvn}\/{14|-&gt;id_reg_8|-&gt;lvn}\/{9|-&gt;id_reg_8|-&gt;dvn}\/{10|-&gt;id_reg_8|-&gt;evn}\/{5|-&gt;id_reg_8|-&gt;bvn}\/{6|-&gt;id_reg_8|-&gt;cvn}\/{update_flag_reg(bv8get(rgs8(2|-&gt;id_reg_8),7),bv8get(rgs8(2|-&gt;id_reg_8),6),0,0,0,bv8get(rgs8(2|-&gt;id_reg_8),0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7">
            <text:p>11607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hvn: BYTE &amp; lvn: BYTE &amp; dvn: BYTE &amp; evn: BYTE &amp; bvn: BYTE &amp; cvn: BYTE &amp; hvn,lvn = bv16_byte(dec_BV16(byte_bv16(rgs8(13|-&gt;id_reg_8),rgs8(14|-&gt;id_reg_8)))) &amp; dvn,evn = bv16_byte(dec_BV16(byte_bv16(rgs8(9|-&gt;id_reg_8),rgs8(10|-&gt;id_reg_8)))) &amp; bvn,cvn = bv16_byte(dec_BV16(byte_bv16(rgs8(5|-&gt;id_reg_8),rgs8(6|-&gt;id_reg_8)))) &amp; mem&lt;+{byte_bv16(rgs8(9|-&gt;id_reg_8),rgs8(10|-&gt;id_reg_8))|-&gt;mem(byte_bv16(rgs8(13|-&gt;id_reg_8),rgs8(14|-&gt;id_reg_8)))}: BV16 +-&gt; BYTE &amp; dom(mem&lt;+{byte_bv16(rgs8(9|-&gt;id_reg_8),rgs8(10|-&gt;id_reg_8))|-&gt;mem(byte_bv16(rgs8(13|-&gt;id_reg_8),rgs8(14|-&gt;id_reg_8)))}) = BV16 &amp; ran(mem&lt;+{byte_bv16(rgs8(9|-&gt;id_reg_8),rgs8(10|-&gt;id_reg_8))|-&gt;mem(byte_bv16(rgs8(13|-&gt;id_reg_8),rgs8(14|-&gt;id_reg_8)))}): POW(BYTE) &amp; !(address,value).(address: BV16 &amp; value: BYTE =&gt; mem&lt;+{byte_bv16(rgs8(9|-&gt;id_reg_8),rgs8(10|-&gt;id_reg_8))|-&gt;mem(byte_bv16(rgs8(13|-&gt;id_reg_8),rgs8(14|-&gt;id_reg_8)))}&lt;+{address|-&gt;value}: BV16 +-&gt; BYTE &amp; dom(mem&lt;+{byte_bv16(rgs8(9|-&gt;id_reg_8),rgs8(10|-&gt;id_reg_8))|-&gt;mem(byte_bv16(rgs8(13|-&gt;id_reg_8),rgs8(14|-&gt;id_reg_8)))}&lt;+{address|-&gt;value}) = BV16)) &amp; </text:p>
            <text:p><text:s text:c="2"/>btrue</text:p>
            <text:p><text:s/>=&gt; </text:p>
            <text:p><text:s text:c="2"/>(rgs8&lt;+({13|-&gt;id_reg_8|-&gt;hvn}\/{14|-&gt;id_reg_8|-&gt;lvn}\/{9|-&gt;id_reg_8|-&gt;dvn}\/{10|-&gt;id_reg_8|-&gt;evn}\/{5|-&gt;id_reg_8|-&gt;bvn}\/{6|-&gt;id_reg_8|-&gt;cvn}\/{update_flag_reg(bv8get(rgs8(2|-&gt;id_reg_8),7),bv8get(rgs8(2|-&gt;id_reg_8),6),0,bit_not(is_zero16USHORT(bv16_ushort(dec_BV16(byte_bv16(rgs8(5|-&gt;id_reg_8),rgs8(6|-&gt;id_reg_8)))))),0,bv8get(rgs8(2|-&gt;id_reg_8),0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07">
            <text:p>11707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hvn: BYTE &amp; lvn: BYTE &amp; dvn: BYTE &amp; evn: BYTE &amp; bvn: BYTE &amp; cvn: BYTE &amp; hvn,lvn = bv16_byte(dec_BV16(byte_bv16(rgs8(13|-&gt;id_reg_8),rgs8(14|-&gt;id_reg_8)))) &amp; dvn,evn = bv16_byte(dec_BV16(byte_bv16(rgs8(9|-&gt;id_reg_8),rgs8(10|-&gt;id_reg_8)))) &amp; bvn,cvn = bv16_byte(dec_BV16(byte_bv16(rgs8(5|-&gt;id_reg_8),rgs8(6|-&gt;id_reg_8)))) &amp; mem&lt;+{byte_bv16(rgs8(9|-&gt;id_reg_8),rgs8(10|-&gt;id_reg_8))|-&gt;mem(byte_bv16(rgs8(13|-&gt;id_reg_8),rgs8(14|-&gt;id_reg_8)))}: BV16 +-&gt; BYTE &amp; dom(mem&lt;+{byte_bv16(rgs8(9|-&gt;id_reg_8),rgs8(10|-&gt;id_reg_8))|-&gt;mem(byte_bv16(rgs8(13|-&gt;id_reg_8),rgs8(14|-&gt;id_reg_8)))}) = BV16 &amp; ran(mem&lt;+{byte_bv16(rgs8(9|-&gt;id_reg_8),rgs8(10|-&gt;id_reg_8))|-&gt;mem(byte_bv16(rgs8(13|-&gt;id_reg_8),rgs8(14|-&gt;id_reg_8)))}): POW(BYTE) &amp; !(address,value).(address: BV16 &amp; value: BYTE =&gt; mem&lt;+{byte_bv16(rgs8(9|-&gt;id_reg_8),rgs8(10|-&gt;id_reg_8))|-&gt;mem(byte_bv16(rgs8(13|-&gt;id_reg_8),rgs8(14|-&gt;id_reg_8)))}&lt;+{address|-&gt;value}: BV16 +-&gt; BYTE &amp; dom(mem&lt;+{byte_bv16(rgs8(9|-&gt;id_reg_8),rgs8(10|-&gt;id_reg_8))|-&gt;mem(byte_bv16(rgs8(13|-&gt;id_reg_8),rgs8(14|-&gt;id_reg_8)))}&lt;+{address|-&gt;value}) = BV16)) &amp; </text:p>
            <text:p><text:s text:c="2"/>btrue</text:p>
            <text:p><text:s/>=&gt; </text:p>
            <text:p><text:s text:c="2"/>(dom(rgs8&lt;+({13|-&gt;id_reg_8|-&gt;hvn}\/{14|-&gt;id_reg_8|-&gt;lvn}\/{9|-&gt;id_reg_8|-&gt;dvn}\/{10|-&gt;id_reg_8|-&gt;evn}\/{5|-&gt;id_reg_8|-&gt;bvn}\/{6|-&gt;id_reg_8|-&gt;cvn}\/{update_flag_reg(bv8get(rgs8(2|-&gt;id_reg_8),7),bv8get(rgs8(2|-&gt;id_reg_8),6),0,bit_not(is_zero16USHORT(bv16_ushort(dec_BV16(byte_bv16(rgs8(5|-&gt;id_reg_8),rgs8(6|-&gt;id_reg_8)))))),0,bv8get(rgs8(2|-&gt;id_reg_8),0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2">
            <text:p>11612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hvn: BYTE &amp; lvn: BYTE &amp; dvn: BYTE &amp; evn: BYTE &amp; bvn: BYTE &amp; cvn: BYTE &amp; hvn,lvn = bv16_byte(dec_BV16(byte_bv16(rgs8(13|-&gt;id_reg_8),rgs8(14|-&gt;id_reg_8)))) &amp; dvn,evn = bv16_byte(dec_BV16(byte_bv16(rgs8(9|-&gt;id_reg_8),rgs8(10|-&gt;id_reg_8)))) &amp; bvn,cvn = bv16_byte(dec_BV16(byte_bv16(rgs8(5|-&gt;id_reg_8),rgs8(6|-&gt;id_reg_8)))) &amp; is_zero16USHORT(bv16_ushort(dec_BV16(byte_bv16(rgs8(5|-&gt;id_reg_8),rgs8(6|-&gt;id_reg_8))))) = 0 &amp; mem&lt;+{byte_bv16(rgs8(9|-&gt;id_reg_8),rgs8(10|-&gt;id_reg_8))|-&gt;mem(byte_bv16(rgs8(13|-&gt;id_reg_8),rgs8(14|-&gt;id_reg_8)))}: BV16 +-&gt; BYTE &amp; dom(mem&lt;+{byte_bv16(rgs8(9|-&gt;id_reg_8),rgs8(10|-&gt;id_reg_8))|-&gt;mem(byte_bv16(rgs8(13|-&gt;id_reg_8),rgs8(14|-&gt;id_reg_8)))}) = BV16 &amp; ran(mem&lt;+{byte_bv16(rgs8(9|-&gt;id_reg_8),rgs8(10|-&gt;id_reg_8))|-&gt;mem(byte_bv16(rgs8(13|-&gt;id_reg_8),rgs8(14|-&gt;id_reg_8)))}): POW(BYTE) &amp; !(address,value).(address: BV16 &amp; value: BYTE =&gt; mem&lt;+{byte_bv16(rgs8(9|-&gt;id_reg_8),rgs8(10|-&gt;id_reg_8))|-&gt;mem(byte_bv16(rgs8(13|-&gt;id_reg_8),rgs8(14|-&gt;id_reg_8)))}&lt;+{address|-&gt;value}: BV16 +-&gt; BYTE &amp; dom(mem&lt;+{byte_bv16(rgs8(9|-&gt;id_reg_8),rgs8(10|-&gt;id_reg_8))|-&gt;mem(byte_bv16(rgs8(13|-&gt;id_reg_8),rgs8(14|-&gt;id_reg_8)))}&lt;+{address|-&gt;value}) = BV16)) &amp; </text:p>
            <text:p><text:s text:c="2"/>btrue</text:p>
            <text:p><text:s/>=&gt; </text:p>
            <text:p><text:s text:c="2"/>(rgs8&lt;+({13|-&gt;id_reg_8|-&gt;hvn}\/{14|-&gt;id_reg_8|-&gt;lvn}\/{9|-&gt;id_reg_8|-&gt;dvn}\/{10|-&gt;id_reg_8|-&gt;evn}\/{5|-&gt;id_reg_8|-&gt;bvn}\/{6|-&gt;id_reg_8|-&gt;cvn}\/{update_flag_reg(bv8get(rgs8(2|-&gt;id_reg_8),7),bv8get(rgs8(2|-&gt;id_reg_8),6),0,0,0,bv8get(rgs8(2|-&gt;id_reg_8),0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9">
            <text:p>11599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hvn: BYTE &amp; lvn: BYTE &amp; dvn: BYTE &amp; evn: BYTE &amp; bvn: BYTE &amp; cvn: BYTE &amp; hvn,lvn = bv16_byte(dec_BV16(byte_bv16(rgs8(13|-&gt;id_reg_8),rgs8(14|-&gt;id_reg_8)))) &amp; dvn,evn = bv16_byte(dec_BV16(byte_bv16(rgs8(9|-&gt;id_reg_8),rgs8(10|-&gt;id_reg_8)))) &amp; bvn,cvn = bv16_byte(dec_BV16(byte_bv16(rgs8(5|-&gt;id_reg_8),rgs8(6|-&gt;id_reg_8)))) &amp; is_zero16USHORT(bv16_ushort(dec_BV16(byte_bv16(rgs8(5|-&gt;id_reg_8),rgs8(6|-&gt;id_reg_8))))) = 0 &amp; mem&lt;+{byte_bv16(rgs8(9|-&gt;id_reg_8),rgs8(10|-&gt;id_reg_8))|-&gt;mem(byte_bv16(rgs8(13|-&gt;id_reg_8),rgs8(14|-&gt;id_reg_8)))}: BV16 +-&gt; BYTE &amp; dom(mem&lt;+{byte_bv16(rgs8(9|-&gt;id_reg_8),rgs8(10|-&gt;id_reg_8))|-&gt;mem(byte_bv16(rgs8(13|-&gt;id_reg_8),rgs8(14|-&gt;id_reg_8)))}) = BV16 &amp; ran(mem&lt;+{byte_bv16(rgs8(9|-&gt;id_reg_8),rgs8(10|-&gt;id_reg_8))|-&gt;mem(byte_bv16(rgs8(13|-&gt;id_reg_8),rgs8(14|-&gt;id_reg_8)))}): POW(BYTE) &amp; !(address,value).(address: BV16 &amp; value: BYTE =&gt; mem&lt;+{byte_bv16(rgs8(9|-&gt;id_reg_8),rgs8(10|-&gt;id_reg_8))|-&gt;mem(byte_bv16(rgs8(13|-&gt;id_reg_8),rgs8(14|-&gt;id_reg_8)))}&lt;+{address|-&gt;value}: BV16 +-&gt; BYTE &amp; dom(mem&lt;+{byte_bv16(rgs8(9|-&gt;id_reg_8),rgs8(10|-&gt;id_reg_8))|-&gt;mem(byte_bv16(rgs8(13|-&gt;id_reg_8),rgs8(14|-&gt;id_reg_8)))}&lt;+{address|-&gt;value}) = BV16)) &amp; </text:p>
            <text:p><text:s text:c="2"/>btrue</text:p>
            <text:p><text:s/>=&gt; </text:p>
            <text:p><text:s text:c="2"/>(dom(rgs8&lt;+({13|-&gt;id_reg_8|-&gt;hvn}\/{14|-&gt;id_reg_8|-&gt;lvn}\/{9|-&gt;id_reg_8|-&gt;dvn}\/{10|-&gt;id_reg_8|-&gt;evn}\/{5|-&gt;id_reg_8|-&gt;bvn}\/{6|-&gt;id_reg_8|-&gt;cvn}\/{update_flag_reg(bv8get(rgs8(2|-&gt;id_reg_8),7),bv8get(rgs8(2|-&gt;id_reg_8),6),0,0,0,bv8get(rgs8(2|-&gt;id_reg_8),0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35">
            <text:p>11635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hvn: BYTE &amp; lvn: BYTE &amp; dvn: BYTE &amp; evn: BYTE &amp; bvn: BYTE &amp; cvn: BYTE &amp; hvn,lvn = bv16_byte(dec_BV16(byte_bv16(rgs8(13|-&gt;id_reg_8),rgs8(14|-&gt;id_reg_8)))) &amp; dvn,evn = bv16_byte(dec_BV16(byte_bv16(rgs8(9|-&gt;id_reg_8),rgs8(10|-&gt;id_reg_8)))) &amp; bvn,cvn = bv16_byte(dec_BV16(byte_bv16(rgs8(5|-&gt;id_reg_8),rgs8(6|-&gt;id_reg_8)))) &amp; not(is_zero16USHORT(bv16_ushort(dec_BV16(byte_bv16(rgs8(5|-&gt;id_reg_8),rgs8(6|-&gt;id_reg_8))))) = 0) &amp; mem&lt;+{byte_bv16(rgs8(9|-&gt;id_reg_8),rgs8(10|-&gt;id_reg_8))|-&gt;mem(byte_bv16(rgs8(13|-&gt;id_reg_8),rgs8(14|-&gt;id_reg_8)))}: BV16 +-&gt; BYTE &amp; dom(mem&lt;+{byte_bv16(rgs8(9|-&gt;id_reg_8),rgs8(10|-&gt;id_reg_8))|-&gt;mem(byte_bv16(rgs8(13|-&gt;id_reg_8),rgs8(14|-&gt;id_reg_8)))}) = BV16 &amp; ran(mem&lt;+{byte_bv16(rgs8(9|-&gt;id_reg_8),rgs8(10|-&gt;id_reg_8))|-&gt;mem(byte_bv16(rgs8(13|-&gt;id_reg_8),rgs8(14|-&gt;id_reg_8)))}): POW(BYTE) &amp; !(address,value).(address: BV16 &amp; value: BYTE =&gt; mem&lt;+{byte_bv16(rgs8(9|-&gt;id_reg_8),rgs8(10|-&gt;id_reg_8))|-&gt;mem(byte_bv16(rgs8(13|-&gt;id_reg_8),rgs8(14|-&gt;id_reg_8)))}&lt;+{address|-&gt;value}: BV16 +-&gt; BYTE &amp; dom(mem&lt;+{byte_bv16(rgs8(9|-&gt;id_reg_8),rgs8(10|-&gt;id_reg_8))|-&gt;mem(byte_bv16(rgs8(13|-&gt;id_reg_8),rgs8(14|-&gt;id_reg_8)))}&lt;+{address|-&gt;value}) = BV16)) &amp; </text:p>
            <text:p><text:s text:c="2"/>btrue</text:p>
            <text:p><text:s/>=&gt; </text:p>
            <text:p><text:s text:c="2"/>(rgs8&lt;+({13|-&gt;id_reg_8|-&gt;hvn}\/{14|-&gt;id_reg_8|-&gt;lvn}\/{9|-&gt;id_reg_8|-&gt;dvn}\/{10|-&gt;id_reg_8|-&gt;evn}\/{5|-&gt;id_reg_8|-&gt;bvn}\/{6|-&gt;id_reg_8|-&gt;cvn}\/{update_flag_reg(bv8get(rgs8(2|-&gt;id_reg_8),7),bv8get(rgs8(2|-&gt;id_reg_8),6),0,0,0,bv8get(rgs8(2|-&gt;id_reg_8),0)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03">
            <text:p>11603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hvn: BYTE &amp; lvn: BYTE &amp; dvn: BYTE &amp; evn: BYTE &amp; bvn: BYTE &amp; cvn: BYTE &amp; hvn,lvn = bv16_byte(dec_BV16(byte_bv16(rgs8(13|-&gt;id_reg_8),rgs8(14|-&gt;id_reg_8)))) &amp; dvn,evn = bv16_byte(dec_BV16(byte_bv16(rgs8(9|-&gt;id_reg_8),rgs8(10|-&gt;id_reg_8)))) &amp; bvn,cvn = bv16_byte(dec_BV16(byte_bv16(rgs8(5|-&gt;id_reg_8),rgs8(6|-&gt;id_reg_8)))) &amp; not(is_zero16USHORT(bv16_ushort(dec_BV16(byte_bv16(rgs8(5|-&gt;id_reg_8),rgs8(6|-&gt;id_reg_8))))) = 0) &amp; mem&lt;+{byte_bv16(rgs8(9|-&gt;id_reg_8),rgs8(10|-&gt;id_reg_8))|-&gt;mem(byte_bv16(rgs8(13|-&gt;id_reg_8),rgs8(14|-&gt;id_reg_8)))}: BV16 +-&gt; BYTE &amp; dom(mem&lt;+{byte_bv16(rgs8(9|-&gt;id_reg_8),rgs8(10|-&gt;id_reg_8))|-&gt;mem(byte_bv16(rgs8(13|-&gt;id_reg_8),rgs8(14|-&gt;id_reg_8)))}) = BV16 &amp; ran(mem&lt;+{byte_bv16(rgs8(9|-&gt;id_reg_8),rgs8(10|-&gt;id_reg_8))|-&gt;mem(byte_bv16(rgs8(13|-&gt;id_reg_8),rgs8(14|-&gt;id_reg_8)))}): POW(BYTE) &amp; !(address,value).(address: BV16 &amp; value: BYTE =&gt; mem&lt;+{byte_bv16(rgs8(9|-&gt;id_reg_8),rgs8(10|-&gt;id_reg_8))|-&gt;mem(byte_bv16(rgs8(13|-&gt;id_reg_8),rgs8(14|-&gt;id_reg_8)))}&lt;+{address|-&gt;value}: BV16 +-&gt; BYTE &amp; dom(mem&lt;+{byte_bv16(rgs8(9|-&gt;id_reg_8),rgs8(10|-&gt;id_reg_8))|-&gt;mem(byte_bv16(rgs8(13|-&gt;id_reg_8),rgs8(14|-&gt;id_reg_8)))}&lt;+{address|-&gt;value}) = BV16)) &amp; </text:p>
            <text:p><text:s text:c="2"/>btrue</text:p>
            <text:p><text:s/>=&gt; </text:p>
            <text:p><text:s text:c="2"/>(dom(rgs8&lt;+({13|-&gt;id_reg_8|-&gt;hvn}\/{14|-&gt;id_reg_8|-&gt;lvn}\/{9|-&gt;id_reg_8|-&gt;dvn}\/{10|-&gt;id_reg_8|-&gt;evn}\/{5|-&gt;id_reg_8|-&gt;bvn}\/{6|-&gt;id_reg_8|-&gt;cvn}\/{update_flag_reg(bv8get(rgs8(2|-&gt;id_reg_8),7),bv8get(rgs8(2|-&gt;id_reg_8),6),0,0,0,bv8get(rgs8(2|-&gt;id_reg_8),0)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30">
            <text:p>11630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ow: BYTE &amp; pc_high: BYTE &amp; bv16_byte(ushort_bv16(pc)) = pc_low|-&gt;pc_high) &amp; </text:p>
            <text:p><text:s text:c="2"/>btrue</text:p>
            <text:p><text:s/>=&gt; </text:p>
            <text:p><text:s text:c="2"/>({ushort_bv16(sub16USHORT(0,bv16_ushort(sp),2))|-&gt;pc_low}\/{ushort_bv16(sub16USHORT(0,bv16_ushort(sp),1))|-&gt;pc_high}: BV16 +-&gt; BYTE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542">
            <text:p>11542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ow: BYTE &amp; pc_high: BYTE &amp; bv16_byte(ushort_bv16(pc)) = pc_low|-&gt;pc_high &amp; mem&lt;+({ushort_bv16(sub16USHORT(0,bv16_ushort(sp),2))|-&gt;pc_low}\/{ushort_bv16(sub16USHORT(0,bv16_ushort(sp),1))|-&gt;pc_high}): BV16 +-&gt; BYTE &amp; dom(mem&lt;+({ushort_bv16(sub16USHORT(0,bv16_ushort(sp),2))|-&gt;pc_low}\/{ushort_bv16(sub16USHORT(0,bv16_ushort(sp),1))|-&gt;pc_high})) = BV16 &amp; ran(mem&lt;+({ushort_bv16(sub16USHORT(0,bv16_ushort(sp),2))|-&gt;pc_low}\/{ushort_bv16(sub16USHORT(0,bv16_ushort(sp),1))|-&gt;pc_high})): POW(BYTE) &amp; !(address,value).(address: BV16 &amp; value: BYTE =&gt; mem&lt;+({ushort_bv16(sub16USHORT(0,bv16_ushort(sp),2))|-&gt;pc_low}\/{ushort_bv16(sub16USHORT(0,bv16_ushort(sp),1))|-&gt;pc_high})&lt;+{address|-&gt;value}: BV16 +-&gt; BYTE &amp; dom(mem&lt;+({ushort_bv16(sub16USHORT(0,bv16_ushort(sp),2))|-&gt;pc_low}\/{ushort_bv16(sub16USHORT(0,bv16_ushort(sp),1))|-&gt;pc_high})&lt;+{address|-&gt;value}) = BV16)) &amp; </text:p>
            <text:p><text:s text:c="2"/>btrue</text:p>
            <text:p><text:s/>=&gt; </text:p>
            <text:p><text:s text:c="2"/>(102: USHORT))</text:p>
          </table:table-cell>
          <table:table-cell table:number-columns-repeated="2" office:value-type="string">
            <text:p>INITIAL</text:p>
          </table:table-cell>
          <table:table-cell office:value-type="float" office:value="169661">
            <text:p>169661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ow: BYTE &amp; pc_high: BYTE &amp; bv16_byte(ushort_bv16(pc)) = pc_low|-&gt;pc_high &amp; mem&lt;+({ushort_bv16(sub16USHORT(0,bv16_ushort(sp),2))|-&gt;pc_low}\/{ushort_bv16(sub16USHORT(0,bv16_ushort(sp),1))|-&gt;pc_high}): BV16 +-&gt; BYTE &amp; dom(mem&lt;+({ushort_bv16(sub16USHORT(0,bv16_ushort(sp),2))|-&gt;pc_low}\/{ushort_bv16(sub16USHORT(0,bv16_ushort(sp),1))|-&gt;pc_high})) = BV16 &amp; ran(mem&lt;+({ushort_bv16(sub16USHORT(0,bv16_ushort(sp),2))|-&gt;pc_low}\/{ushort_bv16(sub16USHORT(0,bv16_ushort(sp),1))|-&gt;pc_high})): POW(BYTE) &amp; !(address,value).(address: BV16 &amp; value: BYTE =&gt; mem&lt;+({ushort_bv16(sub16USHORT(0,bv16_ushort(sp),2))|-&gt;pc_low}\/{ushort_bv16(sub16USHORT(0,bv16_ushort(sp),1))|-&gt;pc_high})&lt;+{address|-&gt;value}: BV16 +-&gt; BYTE &amp; dom(mem&lt;+({ushort_bv16(sub16USHORT(0,bv16_ushort(sp),2))|-&gt;pc_low}\/{ushort_bv16(sub16USHORT(0,bv16_ushort(sp),1))|-&gt;pc_high})&lt;+{address|-&gt;value}) = BV16)) &amp; </text:p>
            <text:p><text:s text:c="2"/>btrue</text:p>
            <text:p><text:s/>=&gt; </text:p>
            <text:p><text:s text:c="2"/>(0: BIT))</text:p>
          </table:table-cell>
          <table:table-cell table:number-columns-repeated="2" office:value-type="string">
            <text:p>INITIAL</text:p>
          </table:table-cell>
          <table:table-cell office:value-type="float" office:value="162009">
            <text:p>162009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ow: BYTE &amp; pc_high: BYTE &amp; bv16_byte(ushort_bv16(pc)) = pc_low|-&gt;pc_high &amp; im = 0|-&gt;0 &amp; byte_bus = 199) &amp; </text:p>
            <text:p><text:s text:c="2"/>btrue</text:p>
            <text:p><text:s/>=&gt; </text:p>
            <text:p><text:s text:c="2"/>({ushort_bv16(sub16USHORT(0,bv16_ushort(sp),1))|-&gt;pc_low}\/{ushort_bv16(sub16USHORT(0,bv16_ushort(sp),2))|-&gt;pc_high}: BV16 +-&gt; BYTE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459">
            <text:p>1145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ow: BYTE &amp; pc_high: BYTE &amp; bv16_byte(ushort_bv16(pc)) = pc_low|-&gt;pc_high &amp; im = 0|-&gt;0 &amp; byte_bus = 199 &amp; mem&lt;+({ushort_bv16(sub16USHORT(0,bv16_ushort(sp),1))|-&gt;pc_low}\/{ushort_bv16(sub16USHORT(0,bv16_ushort(sp),2))|-&gt;pc_high}): BV16 +-&gt; BYTE &amp; dom(mem&lt;+({ushort_bv16(sub16USHORT(0,bv16_ushort(sp),1))|-&gt;pc_low}\/{ushort_bv16(sub16USHORT(0,bv16_ushort(sp),2))|-&gt;pc_high})) = BV16 &amp; ran(mem&lt;+({ushort_bv16(sub16USHORT(0,bv16_ushort(sp),1))|-&gt;pc_low}\/{ushort_bv16(sub16USHORT(0,bv16_ushort(sp),2))|-&gt;pc_high})): POW(BYTE) &amp; !(address,value).(address: BV16 &amp; value: BYTE =&gt; mem&lt;+({ushort_bv16(sub16USHORT(0,bv16_ushort(sp),1))|-&gt;pc_low}\/{ushort_bv16(sub16USHORT(0,bv16_ushort(sp),2))|-&gt;pc_high})&lt;+{address|-&gt;value}: BV16 +-&gt; BYTE &amp; dom(mem&lt;+({ushort_bv16(sub16USHORT(0,bv16_ushort(sp),1))|-&gt;pc_low}\/{ushort_bv16(sub16USHORT(0,bv16_ushort(sp),2))|-&gt;pc_high})&lt;+{address|-&gt;value}) = BV16)) &amp; </text:p>
            <text:p><text:s text:c="2"/>btrue</text:p>
            <text:p><text:s/>=&gt; </text:p>
            <text:p><text:s text:c="2"/>(byte_bus-199: USHORT))</text:p>
          </table:table-cell>
          <table:table-cell table:number-columns-repeated="2" office:value-type="string">
            <text:p>INITIAL</text:p>
          </table:table-cell>
          <table:table-cell office:value-type="float" office:value="163739">
            <text:p>163739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ow: BYTE &amp; pc_high: BYTE &amp; bv16_byte(ushort_bv16(pc)) = pc_low|-&gt;pc_high &amp; im = 0|-&gt;0 &amp; byte_bus = 207) &amp; </text:p>
            <text:p><text:s text:c="2"/>btrue</text:p>
            <text:p><text:s/>=&gt; </text:p>
            <text:p><text:s text:c="2"/>({ushort_bv16(sub16USHORT(0,bv16_ushort(sp),1))|-&gt;pc_low}\/{ushort_bv16(sub16USHORT(0,bv16_ushort(sp),2))|-&gt;pc_high}: BV16 +-&gt; BYTE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600">
            <text:p>11600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ow: BYTE &amp; pc_high: BYTE &amp; bv16_byte(ushort_bv16(pc)) = pc_low|-&gt;pc_high &amp; im = 0|-&gt;0 &amp; byte_bus = 207 &amp; mem&lt;+({ushort_bv16(sub16USHORT(0,bv16_ushort(sp),1))|-&gt;pc_low}\/{ushort_bv16(sub16USHORT(0,bv16_ushort(sp),2))|-&gt;pc_high}): BV16 +-&gt; BYTE &amp; dom(mem&lt;+({ushort_bv16(sub16USHORT(0,bv16_ushort(sp),1))|-&gt;pc_low}\/{ushort_bv16(sub16USHORT(0,bv16_ushort(sp),2))|-&gt;pc_high})) = BV16 &amp; ran(mem&lt;+({ushort_bv16(sub16USHORT(0,bv16_ushort(sp),1))|-&gt;pc_low}\/{ushort_bv16(sub16USHORT(0,bv16_ushort(sp),2))|-&gt;pc_high})): POW(BYTE) &amp; !(address,value).(address: BV16 &amp; value: BYTE =&gt; mem&lt;+({ushort_bv16(sub16USHORT(0,bv16_ushort(sp),1))|-&gt;pc_low}\/{ushort_bv16(sub16USHORT(0,bv16_ushort(sp),2))|-&gt;pc_high})&lt;+{address|-&gt;value}: BV16 +-&gt; BYTE &amp; dom(mem&lt;+({ushort_bv16(sub16USHORT(0,bv16_ushort(sp),1))|-&gt;pc_low}\/{ushort_bv16(sub16USHORT(0,bv16_ushort(sp),2))|-&gt;pc_high})&lt;+{address|-&gt;value}) = BV16)) &amp; </text:p>
            <text:p><text:s text:c="2"/>btrue</text:p>
            <text:p><text:s/>=&gt; </text:p>
            <text:p><text:s text:c="2"/>(byte_bus-199: USHORT))</text:p>
          </table:table-cell>
          <table:table-cell table:number-columns-repeated="2" office:value-type="string">
            <text:p>INITIAL</text:p>
          </table:table-cell>
          <table:table-cell office:value-type="float" office:value="161681">
            <text:p>161681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ow: BYTE &amp; pc_high: BYTE &amp; bv16_byte(ushort_bv16(pc)) = pc_low|-&gt;pc_high &amp; im = 0|-&gt;0 &amp; byte_bus = 215) &amp; </text:p>
            <text:p><text:s text:c="2"/>btrue</text:p>
            <text:p><text:s/>=&gt; </text:p>
            <text:p><text:s text:c="2"/>({ushort_bv16(sub16USHORT(0,bv16_ushort(sp),1))|-&gt;pc_low}\/{ushort_bv16(sub16USHORT(0,bv16_ushort(sp),2))|-&gt;pc_high}: BV16 +-&gt; BYTE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705">
            <text:p>11705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ow: BYTE &amp; pc_high: BYTE &amp; bv16_byte(ushort_bv16(pc)) = pc_low|-&gt;pc_high &amp; im = 0|-&gt;0 &amp; byte_bus = 215 &amp; mem&lt;+({ushort_bv16(sub16USHORT(0,bv16_ushort(sp),1))|-&gt;pc_low}\/{ushort_bv16(sub16USHORT(0,bv16_ushort(sp),2))|-&gt;pc_high}): BV16 +-&gt; BYTE &amp; dom(mem&lt;+({ushort_bv16(sub16USHORT(0,bv16_ushort(sp),1))|-&gt;pc_low}\/{ushort_bv16(sub16USHORT(0,bv16_ushort(sp),2))|-&gt;pc_high})) = BV16 &amp; ran(mem&lt;+({ushort_bv16(sub16USHORT(0,bv16_ushort(sp),1))|-&gt;pc_low}\/{ushort_bv16(sub16USHORT(0,bv16_ushort(sp),2))|-&gt;pc_high})): POW(BYTE) &amp; !(address,value).(address: BV16 &amp; value: BYTE =&gt; mem&lt;+({ushort_bv16(sub16USHORT(0,bv16_ushort(sp),1))|-&gt;pc_low}\/{ushort_bv16(sub16USHORT(0,bv16_ushort(sp),2))|-&gt;pc_high})&lt;+{address|-&gt;value}: BV16 +-&gt; BYTE &amp; dom(mem&lt;+({ushort_bv16(sub16USHORT(0,bv16_ushort(sp),1))|-&gt;pc_low}\/{ushort_bv16(sub16USHORT(0,bv16_ushort(sp),2))|-&gt;pc_high})&lt;+{address|-&gt;value}) = BV16)) &amp; </text:p>
            <text:p><text:s text:c="2"/>btrue</text:p>
            <text:p><text:s/>=&gt; </text:p>
            <text:p><text:s text:c="2"/>(byte_bus-199: USHORT))</text:p>
          </table:table-cell>
          <table:table-cell table:number-columns-repeated="2" office:value-type="string">
            <text:p>INITIAL</text:p>
          </table:table-cell>
          <table:table-cell office:value-type="float" office:value="161854">
            <text:p>161854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ow: BYTE &amp; pc_high: BYTE &amp; bv16_byte(ushort_bv16(pc)) = pc_low|-&gt;pc_high &amp; im = 0|-&gt;0 &amp; byte_bus = 223) &amp; </text:p>
            <text:p><text:s text:c="2"/>btrue</text:p>
            <text:p><text:s/>=&gt; </text:p>
            <text:p><text:s text:c="2"/>({ushort_bv16(sub16USHORT(0,bv16_ushort(sp),1))|-&gt;pc_low}\/{ushort_bv16(sub16USHORT(0,bv16_ushort(sp),2))|-&gt;pc_high}: BV16 +-&gt; BYTE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577">
            <text:p>11577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ow: BYTE &amp; pc_high: BYTE &amp; bv16_byte(ushort_bv16(pc)) = pc_low|-&gt;pc_high &amp; im = 0|-&gt;0 &amp; byte_bus = 223 &amp; mem&lt;+({ushort_bv16(sub16USHORT(0,bv16_ushort(sp),1))|-&gt;pc_low}\/{ushort_bv16(sub16USHORT(0,bv16_ushort(sp),2))|-&gt;pc_high}): BV16 +-&gt; BYTE &amp; dom(mem&lt;+({ushort_bv16(sub16USHORT(0,bv16_ushort(sp),1))|-&gt;pc_low}\/{ushort_bv16(sub16USHORT(0,bv16_ushort(sp),2))|-&gt;pc_high})) = BV16 &amp; ran(mem&lt;+({ushort_bv16(sub16USHORT(0,bv16_ushort(sp),1))|-&gt;pc_low}\/{ushort_bv16(sub16USHORT(0,bv16_ushort(sp),2))|-&gt;pc_high})): POW(BYTE) &amp; !(address,value).(address: BV16 &amp; value: BYTE =&gt; mem&lt;+({ushort_bv16(sub16USHORT(0,bv16_ushort(sp),1))|-&gt;pc_low}\/{ushort_bv16(sub16USHORT(0,bv16_ushort(sp),2))|-&gt;pc_high})&lt;+{address|-&gt;value}: BV16 +-&gt; BYTE &amp; dom(mem&lt;+({ushort_bv16(sub16USHORT(0,bv16_ushort(sp),1))|-&gt;pc_low}\/{ushort_bv16(sub16USHORT(0,bv16_ushort(sp),2))|-&gt;pc_high})&lt;+{address|-&gt;value}) = BV16)) &amp; </text:p>
            <text:p><text:s text:c="2"/>btrue</text:p>
            <text:p><text:s/>=&gt; </text:p>
            <text:p><text:s text:c="2"/>(byte_bus-199: USHORT))</text:p>
          </table:table-cell>
          <table:table-cell table:number-columns-repeated="2" office:value-type="string">
            <text:p>INITIAL</text:p>
          </table:table-cell>
          <table:table-cell office:value-type="float" office:value="162190">
            <text:p>16219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ow: BYTE &amp; pc_high: BYTE &amp; bv16_byte(ushort_bv16(pc)) = pc_low|-&gt;pc_high &amp; im = 0|-&gt;0 &amp; byte_bus = 231) &amp; </text:p>
            <text:p><text:s text:c="2"/>btrue</text:p>
            <text:p><text:s/>=&gt; </text:p>
            <text:p><text:s text:c="2"/>({ushort_bv16(sub16USHORT(0,bv16_ushort(sp),1))|-&gt;pc_low}\/{ushort_bv16(sub16USHORT(0,bv16_ushort(sp),2))|-&gt;pc_high}: BV16 +-&gt; BYTE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545">
            <text:p>11545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ow: BYTE &amp; pc_high: BYTE &amp; bv16_byte(ushort_bv16(pc)) = pc_low|-&gt;pc_high &amp; im = 0|-&gt;0 &amp; byte_bus = 231 &amp; mem&lt;+({ushort_bv16(sub16USHORT(0,bv16_ushort(sp),1))|-&gt;pc_low}\/{ushort_bv16(sub16USHORT(0,bv16_ushort(sp),2))|-&gt;pc_high}): BV16 +-&gt; BYTE &amp; dom(mem&lt;+({ushort_bv16(sub16USHORT(0,bv16_ushort(sp),1))|-&gt;pc_low}\/{ushort_bv16(sub16USHORT(0,bv16_ushort(sp),2))|-&gt;pc_high})) = BV16 &amp; ran(mem&lt;+({ushort_bv16(sub16USHORT(0,bv16_ushort(sp),1))|-&gt;pc_low}\/{ushort_bv16(sub16USHORT(0,bv16_ushort(sp),2))|-&gt;pc_high})): POW(BYTE) &amp; !(address,value).(address: BV16 &amp; value: BYTE =&gt; mem&lt;+({ushort_bv16(sub16USHORT(0,bv16_ushort(sp),1))|-&gt;pc_low}\/{ushort_bv16(sub16USHORT(0,bv16_ushort(sp),2))|-&gt;pc_high})&lt;+{address|-&gt;value}: BV16 +-&gt; BYTE &amp; dom(mem&lt;+({ushort_bv16(sub16USHORT(0,bv16_ushort(sp),1))|-&gt;pc_low}\/{ushort_bv16(sub16USHORT(0,bv16_ushort(sp),2))|-&gt;pc_high})&lt;+{address|-&gt;value}) = BV16)) &amp; </text:p>
            <text:p><text:s text:c="2"/>btrue</text:p>
            <text:p><text:s/>=&gt; </text:p>
            <text:p><text:s text:c="2"/>(byte_bus-199: USHORT))</text:p>
          </table:table-cell>
          <table:table-cell table:number-columns-repeated="2" office:value-type="string">
            <text:p>INITIAL</text:p>
          </table:table-cell>
          <table:table-cell office:value-type="float" office:value="162302">
            <text:p>162302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ow: BYTE &amp; pc_high: BYTE &amp; bv16_byte(ushort_bv16(pc)) = pc_low|-&gt;pc_high &amp; im = 0|-&gt;0 &amp; byte_bus = 239) &amp; </text:p>
            <text:p><text:s text:c="2"/>btrue</text:p>
            <text:p><text:s/>=&gt; </text:p>
            <text:p><text:s text:c="2"/>({ushort_bv16(sub16USHORT(0,bv16_ushort(sp),1))|-&gt;pc_low}\/{ushort_bv16(sub16USHORT(0,bv16_ushort(sp),2))|-&gt;pc_high}: BV16 +-&gt; BYTE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704">
            <text:p>11704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ow: BYTE &amp; pc_high: BYTE &amp; bv16_byte(ushort_bv16(pc)) = pc_low|-&gt;pc_high &amp; im = 0|-&gt;0 &amp; byte_bus = 239 &amp; mem&lt;+({ushort_bv16(sub16USHORT(0,bv16_ushort(sp),1))|-&gt;pc_low}\/{ushort_bv16(sub16USHORT(0,bv16_ushort(sp),2))|-&gt;pc_high}): BV16 +-&gt; BYTE &amp; dom(mem&lt;+({ushort_bv16(sub16USHORT(0,bv16_ushort(sp),1))|-&gt;pc_low}\/{ushort_bv16(sub16USHORT(0,bv16_ushort(sp),2))|-&gt;pc_high})) = BV16 &amp; ran(mem&lt;+({ushort_bv16(sub16USHORT(0,bv16_ushort(sp),1))|-&gt;pc_low}\/{ushort_bv16(sub16USHORT(0,bv16_ushort(sp),2))|-&gt;pc_high})): POW(BYTE) &amp; !(address,value).(address: BV16 &amp; value: BYTE =&gt; mem&lt;+({ushort_bv16(sub16USHORT(0,bv16_ushort(sp),1))|-&gt;pc_low}\/{ushort_bv16(sub16USHORT(0,bv16_ushort(sp),2))|-&gt;pc_high})&lt;+{address|-&gt;value}: BV16 +-&gt; BYTE &amp; dom(mem&lt;+({ushort_bv16(sub16USHORT(0,bv16_ushort(sp),1))|-&gt;pc_low}\/{ushort_bv16(sub16USHORT(0,bv16_ushort(sp),2))|-&gt;pc_high})&lt;+{address|-&gt;value}) = BV16)) &amp; </text:p>
            <text:p><text:s text:c="2"/>btrue</text:p>
            <text:p><text:s/>=&gt; </text:p>
            <text:p><text:s text:c="2"/>(byte_bus-199: USHORT))</text:p>
          </table:table-cell>
          <table:table-cell table:number-columns-repeated="2" office:value-type="string">
            <text:p>INITIAL</text:p>
          </table:table-cell>
          <table:table-cell office:value-type="float" office:value="162373">
            <text:p>162373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ow: BYTE &amp; pc_high: BYTE &amp; bv16_byte(ushort_bv16(pc)) = pc_low|-&gt;pc_high &amp; im = 0|-&gt;0 &amp; byte_bus = 247) &amp; </text:p>
            <text:p><text:s text:c="2"/>btrue</text:p>
            <text:p><text:s/>=&gt; </text:p>
            <text:p><text:s text:c="2"/>({ushort_bv16(sub16USHORT(0,bv16_ushort(sp),1))|-&gt;pc_low}\/{ushort_bv16(sub16USHORT(0,bv16_ushort(sp),2))|-&gt;pc_high}: BV16 +-&gt; BYTE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490">
            <text:p>1149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ow: BYTE &amp; pc_high: BYTE &amp; bv16_byte(ushort_bv16(pc)) = pc_low|-&gt;pc_high &amp; im = 0|-&gt;0 &amp; byte_bus = 247 &amp; mem&lt;+({ushort_bv16(sub16USHORT(0,bv16_ushort(sp),1))|-&gt;pc_low}\/{ushort_bv16(sub16USHORT(0,bv16_ushort(sp),2))|-&gt;pc_high}): BV16 +-&gt; BYTE &amp; dom(mem&lt;+({ushort_bv16(sub16USHORT(0,bv16_ushort(sp),1))|-&gt;pc_low}\/{ushort_bv16(sub16USHORT(0,bv16_ushort(sp),2))|-&gt;pc_high})) = BV16 &amp; ran(mem&lt;+({ushort_bv16(sub16USHORT(0,bv16_ushort(sp),1))|-&gt;pc_low}\/{ushort_bv16(sub16USHORT(0,bv16_ushort(sp),2))|-&gt;pc_high})): POW(BYTE) &amp; !(address,value).(address: BV16 &amp; value: BYTE =&gt; mem&lt;+({ushort_bv16(sub16USHORT(0,bv16_ushort(sp),1))|-&gt;pc_low}\/{ushort_bv16(sub16USHORT(0,bv16_ushort(sp),2))|-&gt;pc_high})&lt;+{address|-&gt;value}: BV16 +-&gt; BYTE &amp; dom(mem&lt;+({ushort_bv16(sub16USHORT(0,bv16_ushort(sp),1))|-&gt;pc_low}\/{ushort_bv16(sub16USHORT(0,bv16_ushort(sp),2))|-&gt;pc_high})&lt;+{address|-&gt;value}) = BV16)) &amp; </text:p>
            <text:p><text:s text:c="2"/>btrue</text:p>
            <text:p><text:s/>=&gt; </text:p>
            <text:p><text:s text:c="2"/>(byte_bus-199: USHORT))</text:p>
          </table:table-cell>
          <table:table-cell table:number-columns-repeated="2" office:value-type="string">
            <text:p>INITIAL</text:p>
          </table:table-cell>
          <table:table-cell office:value-type="float" office:value="163202">
            <text:p>163202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ow: BYTE &amp; pc_high: BYTE &amp; bv16_byte(ushort_bv16(pc)) = pc_low|-&gt;pc_high &amp; im = 0|-&gt;0 &amp; byte_bus = 255) &amp; </text:p>
            <text:p><text:s text:c="2"/>btrue</text:p>
            <text:p><text:s/>=&gt; </text:p>
            <text:p><text:s text:c="2"/>({ushort_bv16(sub16USHORT(0,bv16_ushort(sp),1))|-&gt;pc_low}\/{ushort_bv16(sub16USHORT(0,bv16_ushort(sp),2))|-&gt;pc_high}: BV16 +-&gt; BYTE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557">
            <text:p>11557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ow: BYTE &amp; pc_high: BYTE &amp; bv16_byte(ushort_bv16(pc)) = pc_low|-&gt;pc_high &amp; im = 0|-&gt;0 &amp; byte_bus = 255 &amp; mem&lt;+({ushort_bv16(sub16USHORT(0,bv16_ushort(sp),1))|-&gt;pc_low}\/{ushort_bv16(sub16USHORT(0,bv16_ushort(sp),2))|-&gt;pc_high}): BV16 +-&gt; BYTE &amp; dom(mem&lt;+({ushort_bv16(sub16USHORT(0,bv16_ushort(sp),1))|-&gt;pc_low}\/{ushort_bv16(sub16USHORT(0,bv16_ushort(sp),2))|-&gt;pc_high})) = BV16 &amp; ran(mem&lt;+({ushort_bv16(sub16USHORT(0,bv16_ushort(sp),1))|-&gt;pc_low}\/{ushort_bv16(sub16USHORT(0,bv16_ushort(sp),2))|-&gt;pc_high})): POW(BYTE) &amp; !(address,value).(address: BV16 &amp; value: BYTE =&gt; mem&lt;+({ushort_bv16(sub16USHORT(0,bv16_ushort(sp),1))|-&gt;pc_low}\/{ushort_bv16(sub16USHORT(0,bv16_ushort(sp),2))|-&gt;pc_high})&lt;+{address|-&gt;value}: BV16 +-&gt; BYTE &amp; dom(mem&lt;+({ushort_bv16(sub16USHORT(0,bv16_ushort(sp),1))|-&gt;pc_low}\/{ushort_bv16(sub16USHORT(0,bv16_ushort(sp),2))|-&gt;pc_high})&lt;+{address|-&gt;value}) = BV16)) &amp; </text:p>
            <text:p><text:s text:c="2"/>btrue</text:p>
            <text:p><text:s/>=&gt; </text:p>
            <text:p><text:s text:c="2"/>(byte_bus-199: USHORT))</text:p>
          </table:table-cell>
          <table:table-cell table:number-columns-repeated="2" office:value-type="string">
            <text:p>INITIAL</text:p>
          </table:table-cell>
          <table:table-cell office:value-type="float" office:value="162846">
            <text:p>162846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ow: BYTE &amp; pc_high: BYTE &amp; bv16_byte(ushort_bv16(pc)) = pc_low|-&gt;pc_high &amp; not(im = 0|-&gt;0) &amp; im = 0|-&gt;1) &amp; </text:p>
            <text:p><text:s text:c="2"/>btrue</text:p>
            <text:p><text:s/>=&gt; </text:p>
            <text:p><text:s text:c="2"/>({ushort_bv16(sub16USHORT(0,bv16_ushort(sp),1))|-&gt;pc_low}\/{ushort_bv16(sub16USHORT(0,bv16_ushort(sp),2))|-&gt;pc_high}: BV16 +-&gt; BYTE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678">
            <text:p>11678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ow: BYTE &amp; pc_high: BYTE &amp; bv16_byte(ushort_bv16(pc)) = pc_low|-&gt;pc_high &amp; not(im = 0|-&gt;0) &amp; im = 0|-&gt;1 &amp; mem&lt;+({ushort_bv16(sub16USHORT(0,bv16_ushort(sp),1))|-&gt;pc_low}\/{ushort_bv16(sub16USHORT(0,bv16_ushort(sp),2))|-&gt;pc_high}): BV16 +-&gt; BYTE &amp; dom(mem&lt;+({ushort_bv16(sub16USHORT(0,bv16_ushort(sp),1))|-&gt;pc_low}\/{ushort_bv16(sub16USHORT(0,bv16_ushort(sp),2))|-&gt;pc_high})) = BV16 &amp; ran(mem&lt;+({ushort_bv16(sub16USHORT(0,bv16_ushort(sp),1))|-&gt;pc_low}\/{ushort_bv16(sub16USHORT(0,bv16_ushort(sp),2))|-&gt;pc_high})): POW(BYTE) &amp; !(address,value).(address: BV16 &amp; value: BYTE =&gt; mem&lt;+({ushort_bv16(sub16USHORT(0,bv16_ushort(sp),1))|-&gt;pc_low}\/{ushort_bv16(sub16USHORT(0,bv16_ushort(sp),2))|-&gt;pc_high})&lt;+{address|-&gt;value}: BV16 +-&gt; BYTE &amp; dom(mem&lt;+({ushort_bv16(sub16USHORT(0,bv16_ushort(sp),1))|-&gt;pc_low}\/{ushort_bv16(sub16USHORT(0,bv16_ushort(sp),2))|-&gt;pc_high})&lt;+{address|-&gt;value}) = BV16)) &amp; </text:p>
            <text:p><text:s text:c="2"/>btrue</text:p>
            <text:p><text:s/>=&gt; </text:p>
            <text:p><text:s text:c="2"/>(56: USHORT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44604">
            <text:p>44604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ow: BYTE &amp; pc_high: BYTE &amp; bv16_byte(ushort_bv16(pc)) = pc_low|-&gt;pc_high &amp; not(im = 0|-&gt;0) &amp; not(im = 0|-&gt;1) &amp; im = 1|-&gt;1) &amp; </text:p>
            <text:p><text:s text:c="2"/>btrue</text:p>
            <text:p><text:s/>=&gt; </text:p>
            <text:p><text:s text:c="2"/>({ushort_bv16(sub16USHORT(0,bv16_ushort(sp),1))|-&gt;pc_low}\/{ushort_bv16(sub16USHORT(0,bv16_ushort(sp),2))|-&gt;pc_high}: BV16 +-&gt; BYTE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11612">
            <text:p>11612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pc_low: BYTE &amp; pc_high: BYTE &amp; bv16_byte(ushort_bv16(pc)) = pc_low|-&gt;pc_high &amp; not(im = 0|-&gt;0) &amp; not(im = 0|-&gt;1) &amp; im = 1|-&gt;1 &amp; mem&lt;+({ushort_bv16(sub16USHORT(0,bv16_ushort(sp),1))|-&gt;pc_low}\/{ushort_bv16(sub16USHORT(0,bv16_ushort(sp),2))|-&gt;pc_high}): BV16 +-&gt; BYTE &amp; dom(mem&lt;+({ushort_bv16(sub16USHORT(0,bv16_ushort(sp),1))|-&gt;pc_low}\/{ushort_bv16(sub16USHORT(0,bv16_ushort(sp),2))|-&gt;pc_high})) = BV16 &amp; ran(mem&lt;+({ushort_bv16(sub16USHORT(0,bv16_ushort(sp),1))|-&gt;pc_low}\/{ushort_bv16(sub16USHORT(0,bv16_ushort(sp),2))|-&gt;pc_high})): POW(BYTE) &amp; !(address,value).(address: BV16 &amp; value: BYTE =&gt; mem&lt;+({ushort_bv16(sub16USHORT(0,bv16_ushort(sp),1))|-&gt;pc_low}\/{ushort_bv16(sub16USHORT(0,bv16_ushort(sp),2))|-&gt;pc_high})&lt;+{address|-&gt;value}: BV16 +-&gt; BYTE &amp; dom(mem&lt;+({ushort_bv16(sub16USHORT(0,bv16_ushort(sp),1))|-&gt;pc_low}\/{ushort_bv16(sub16USHORT(0,bv16_ushort(sp),2))|-&gt;pc_high})&lt;+{address|-&gt;value}) = BV16)) &amp; </text:p>
            <text:p><text:s text:c="2"/>btrue</text:p>
            <text:p><text:s/>=&gt; </text:p>
            <text:p><text:s text:c="2"/>(bv16_ushort(byte_bv16(i_,bitclear(rotateleft(uchar_byte(byte_bus)),0))): USHORT))</text:p>
          </table:table-cell>
          <table:table-cell table:style-name="ce1" office:value-type="string">
            <text:p>TRUE</text:p>
          </table:table-cell>
          <table:table-cell office:value-type="string">
            <text:p>INITIAL</text:p>
          </table:table-cell>
          <table:table-cell office:value-type="float" office:value="44903">
            <text:p>44903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rgs8&lt;+({1|-&gt;id_reg_8|-&gt;uchar_byte(255)}\/{2|-&gt;id_reg_8|-&gt;uchar_byte(255)})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84">
            <text:p>11584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dom(rgs8&lt;+({1|-&gt;id_reg_8|-&gt;uchar_byte(255)}\/{2|-&gt;id_reg_8|-&gt;uchar_byte(255)})) = (1..16)*{id_reg_8}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82">
            <text:p>11682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0: USHORT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10">
            <text:p>11610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byte_bv16(uchar_byte(255),uchar_byte(255)): BV16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697">
            <text:p>11697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uchar_byte(0):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52">
            <text:p>11752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card(REG16_TO_REG8) = 5 &amp; card(update_flag_reg) = 64 &amp; get_bv_reg16: BV16*((1..16)*{id_reg_8} --&gt; BYTE)*((1..5)*{id_reg_16}) +-&gt; BV16 &amp; cc_get: ((1..16)*{id_reg_8} --&gt; BYTE)*(0..8) +-&gt; BIT &amp; ran(mem): POW(BYTE) &amp; dom(mem) = BV16 &amp; ran(rgs8): POW(BYTE) &amp; dom(rgs8) = (1..16)*{id_reg_8} &amp; instruction_next(pc): USHORT &amp; mem(byte_bv16(rgs8(5|-&gt;id_reg_8),rgs8(6|-&gt;id_reg_8))): BYTE &amp; mem(byte_bv16(schar_byte(0),mem(byte_bv16(rgs8(5|-&gt;id_reg_8),rgs8(6|-&gt;id_reg_8))))): BYTE &amp; mem(byte_bv16(rgs8(9|-&gt;id_reg_8),rgs8(10|-&gt;id_reg_8))): BYTE &amp; mem(byte_bv16(schar_byte(0),mem(byte_bv16(rgs8(9|-&gt;id_reg_8),rgs8(10|-&gt;id_reg_8))))): BYTE &amp; mem(byte_bv16(rgs8(13|-&gt;id_reg_8),rgs8(14|-&gt;id_reg_8))): BYTE &amp; mem(byte_bv16(schar_byte(0),mem(byte_bv16(rgs8(13|-&gt;id_reg_8),rgs8(14|-&gt;id_reg_8))))): BYTE &amp; mem(byte_bv16(rgs8(1|-&gt;id_reg_8),rgs8(2|-&gt;id_reg_8))): BYTE &amp; mem(byte_bv16(schar_byte(0),mem(byte_bv16(rgs8(1|-&gt;id_reg_8),rgs8(2|-&gt;id_reg_8))))): BYTE &amp; mem(sp): BYTE &amp; mem(ix): BYTE &amp; mem(iy): BYTE &amp; update_refresh_reg(r_): BYTE &amp; dom(update_flag_reg) = BIT*BIT*BIT*BIT*BIT*BIT &amp; ran(update_flag_reg): POW({2|-&gt;id_reg_8}*BYTE) &amp; !(b1,b2,b3,b4,b5,b6).(b1: BIT &amp; b2: BIT &amp; b3: BIT &amp; b4: BIT &amp; b5: BIT &amp; b6: BIT =&gt; update_flag_reg(b1,b2,b3,b4,b5,b6): {2|-&gt;id_reg_8}*BYTE) &amp; !xx.(xx: (1..16)*{id_reg_8} +-&gt; BYTE &amp; dom(xx) = (1..16)*{id_reg_8} =&gt; rgs8&lt;+xx: (1..16)*{id_reg_8} +-&gt; BYTE &amp; dom(rgs8&lt;+xx) = (1..16)*{id_reg_8}) &amp; !(xx,xxr).(xx: (1..16)*{id_reg_8} &amp; xxr: BYTE =&gt; rgs8&lt;+{xx|-&gt;xxr}: (1..16)*{id_reg_8} +-&gt; BYTE &amp; dom(rgs8&lt;+{xx|-&gt;xxr}) = (1..16)*{id_reg_8}) &amp; !(xx,xxr,yy,yyr).(xx: (1..16)*{id_reg_8} &amp; xxr: BYTE &amp; yy: (1..16)*{id_reg_8} &amp; yyr: BYTE &amp; not(xx = yy) =&gt; rgs8&lt;+({xx|-&gt;xxr}\/{yy|-&gt;yyr}): (1..16)*{id_reg_8} +-&gt; BYTE &amp; dom(rgs8&lt;+({xx|-&gt;xxr}\/{yy|-&gt;yyr})) = (1..16)*{id_reg_8}) &amp; !(xx,xxr,yy,yyr,zz,zzr).(xx: (1..16)*{id_reg_8} &amp; xxr: BYTE &amp; yy: (1..16)*{id_reg_8} &amp; yyr: BYTE &amp; zz: (1..16)*{id_reg_8} &amp; zzr: BYTE &amp; not(xx = yy) &amp; not(xx = zz) &amp; not(yy = zz) =&gt; rgs8&lt;+({xx|-&gt;xxr}\/{yy|-&gt;yyr}\/{zz|-&gt;zzr}): (1..16)*{id_reg_8} +-&gt; BYTE &amp; dom(rgs8&lt;+({xx|-&gt;xxr}\/{yy|-&gt;yyr}\/{zz|-&gt;zzr})) = (1..16)*{id_reg_8}) &amp; !(xx,xxr,yy,yyr,zz,zzr,vv,vvr).(xx: (1..16)*{id_reg_8} &amp; xxr: BYTE &amp; yy: (1..16)*{id_reg_8} &amp; yyr: BYTE &amp; zz: (1..16)*{id_reg_8} &amp; zzr: BYTE &amp; vv: (1..16)*{id_reg_8} &amp; vvr: BYTE &amp; not(xx = yy) &amp; not(xx = zz) &amp; not(xx = vv) &amp; not(yy = zz) &amp; not(yy = vv) &amp; not(zz = vv) =&gt; rgs8&lt;+({xx|-&gt;xxr}\/{yy|-&gt;yyr}\/{zz|-&gt;zzr}\/{vv|-&gt;vvr}): (1..16)*{id_reg_8} +-&gt; BYTE &amp; dom(rgs8&lt;+({xx|-&gt;xxr}\/{yy|-&gt;yyr}\/{zz|-&gt;zzr}\/{vv|-&gt;vvr})) = (1..16)*{id_reg_8}) &amp; !(xx,xxr,yy,yyr,zz,zzr,vv,vvr,ww,wwr).(xx: (1..16)*{id_reg_8} &amp; xxr: BYTE &amp; yy: (1..16)*{id_reg_8} &amp; yyr: BYTE &amp; zz: (1..16)*{id_reg_8} &amp; zzr: BYTE &amp; vv: (1..16)*{id_reg_8} &amp; vvr: BYTE &amp; ww: (1..16)*{id_reg_8} &amp; wwr: BYTE &amp; not(xx = yy) &amp; not(xx = zz) &amp; not(xx = vv) &amp; not(xx = ww) &amp; not(yy = zz) &amp; not(yy = vv) &amp; not(yy = ww) &amp; not(zz = vv) &amp; not(zz = ww) &amp; not(vv = ww) =&gt; rgs8&lt;+({xx|-&gt;xxr}\/{yy|-&gt;yyr}\/{zz|-&gt;zzr}\/{vv|-&gt;vvr}\/{ww|-&gt;wwr}): (1..16)*{id_reg_8} +-&gt; BYTE &amp; dom(rgs8&lt;+({xx|-&gt;xxr}\/{yy|-&gt;yyr}\/{zz|-&gt;zzr}\/{vv|-&gt;vvr}\/{ww|-&gt;wwr})) = (1..16)*{id_reg_8}) &amp; !(xx,xxr,yy,yyr,zz,zzr,vv,vvr,ww,wwr,aa,aar).(xx: (1..16)*{id_reg_8} &amp; xxr: BYTE &amp; yy: (1..16)*{id_reg_8} &amp; yyr: BYTE &amp; zz: (1..16)*{id_reg_8} &amp; zzr: BYTE &amp; vv: (1..16)*{id_reg_8} &amp; vvr: BYTE &amp; ww: (1..16)*{id_reg_8} &amp; wwr: BYTE &amp; aa: (1..16)*{id_reg_8} &amp; aar: BYTE &amp; not(xx = yy) &amp; not(xx = zz) &amp; not(xx = vv) &amp; not(xx = ww) &amp; not(xx = aa) &amp; not(yy = zz) &amp; not(yy = vv) &amp; not(yy = ww) &amp; not(yy = aa) &amp; not(zz = vv) &amp; not(zz = ww) &amp; not(zz = aa) &amp; not(vv = ww) &amp; not(vv = aa) &amp; not(ww = aa) =&gt; rgs8&lt;+({xx|-&gt;xxr}\/{yy|-&gt;yyr}\/{zz|-&gt;zzr}\/{vv|-&gt;vvr}\/{ww|-&gt;wwr}\/{aa|-&gt;aar}): (1..16)*{id_reg_8} +-&gt; BYTE &amp; dom(rgs8&lt;+({xx|-&gt;xxr}\/{yy|-&gt;yyr}\/{zz|-&gt;zzr}\/{vv|-&gt;vvr}\/{ww|-&gt;wwr}\/{aa|-&gt;aar})) = (1..16)*{id_reg_8}) &amp; !(xx,xxr,yy,yyr,zz,zzr,vv,vvr,ww,wwr,aa,aar,bb,bbr).(xx: (1..16)*{id_reg_8} &amp; xxr: BYTE &amp; yy: (1..16)*{id_reg_8} &amp; yyr: BYTE &amp; zz: (1..16)*{id_reg_8} &amp; zzr: BYTE &amp; vv: (1..16)*{id_reg_8} &amp; vvr: BYTE &amp; ww: (1..16)*{id_reg_8} &amp; wwr: BYTE &amp; aa: (1..16)*{id_reg_8} &amp; aar: BYTE &amp; bb: (1..16)*{id_reg_8} &amp; bbr: BYTE &amp; not(xx = yy) &amp; not(xx = zz) &amp; not(xx = vv) &amp; not(xx = ww) &amp; not(xx = aa) &amp; not(xx = bb) &amp; not(yy = zz) &amp; not(yy = vv) &amp; not(yy = ww) &amp; not(yy = aa) &amp; not(yy = bb) &amp; not(zz = vv) &amp; not(zz = ww) &amp; not(zz = aa) &amp; not(zz = bb) &amp; not(vv = ww) &amp; not(vv = aa) &amp; not(vv = bb) &amp; not(ww = aa) &amp; not(ww = bb) &amp; not(aa = bb) =&gt; rgs8&lt;+({xx|-&gt;xxr}\/{yy|-&gt;yyr}\/{zz|-&gt;zzr}\/{vv|-&gt;vvr}\/{ww|-&gt;wwr}\/{aa|-&gt;aar}\/{bb|-&gt;bbr}): (1..16)*{id_reg_8} +-&gt; BYTE &amp; dom(rgs8&lt;+({xx|-&gt;xxr}\/{yy|-&gt;yyr}\/{zz|-&gt;zzr}\/{vv|-&gt;vvr}\/{ww|-&gt;wwr}\/{aa|-&gt;aar}\/{bb|-&gt;bbr})) = (1..16)*{id_reg_8}) &amp; byte_bv16(rgs8(5|-&gt;id_reg_8),rgs8(6|-&gt;id_reg_8)): BV16 &amp; byte_bv16(rgs8(13|-&gt;id_reg_8),rgs8(14|-&gt;id_reg_8)): BV16 &amp; byte_bv16(rgs8(9|-&gt;id_reg_8),rgs8(10|-&gt;id_reg_8)): BV16 &amp; byte_bv16(rgs8(1|-&gt;id_reg_8),rgs8(2|-&gt;id_reg_8)): BV16 &amp; dec_BV16(byte_bv16(rgs8(5|-&gt;id_reg_8),rgs8(6|-&gt;id_reg_8))): BV16 &amp; inc_BV16(byte_bv16(rgs8(5|-&gt;id_reg_8),rgs8(6|-&gt;id_reg_8))): BV16 &amp; dec_BV16(byte_bv16(rgs8(9|-&gt;id_reg_8),rgs8(10|-&gt;id_reg_8))): BV16 &amp; inc_BV16(byte_bv16(rgs8(9|-&gt;id_reg_8),rgs8(10|-&gt;id_reg_8))): BV16 &amp; inc_BV16(byte_bv16(rgs8(13|-&gt;id_reg_8),rgs8(14|-&gt;id_reg_8))): BV16 &amp; dec_BV16(byte_bv16(rgs8(13|-&gt;id_reg_8),rgs8(14|-&gt;id_reg_8))): BV16 &amp; ushort_bv16(add16USHORT(0,bv16_ushort(sp),1)): BV16 &amp; ushort_bv16(add16USHORT(0,bv16_ushort(sp),2)): BV16 &amp; ushort_bv16(sub16USHORT(0,bv16_ushort(sp),1)): BV16 &amp; ushort_bv16(sub16USHORT(0,bv16_ushort(sp),2)): BV16 &amp; bv8get(rgs8(2|-&gt;id_reg_8),7): BIT &amp; bv8get(rgs8(2|-&gt;id_reg_8),6): BIT &amp; bv8get(rgs8(2|-&gt;id_reg_8),5): BIT &amp; bv8get(rgs8(2|-&gt;id_reg_8),4): BIT &amp; bv8get(rgs8(2|-&gt;id_reg_8),3): BIT &amp; bv8get(rgs8(2|-&gt;id_reg_8),2): BIT &amp; bv8get(rgs8(2|-&gt;id_reg_8),1): BIT &amp; bv8get(rgs8(2|-&gt;id_reg_8),0): BIT &amp; io_ports(rgs8(6|-&gt;id_reg_8)): BYTE &amp; dec(rgs8(5|-&gt;id_reg_8)): BYTE) &amp; </text:p>
            <text:p><text:s text:c="2"/>btrue</text:p>
            <text:p><text:s/>=&gt; </text:p>
            <text:p><text:s text:c="2"/>(0: BIT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713">
            <text:p>11713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aa: (1..16)*{id_reg_8} &amp; value: BYTE) &amp; </text:p>
            <text:p><text:s text:c="2"/>btrue</text:p>
            <text:p><text:s/>=&gt; </text:p>
            <text:p><text:s text:c="2"/>(rgs8&lt;+{aa|-&gt;value}: (1..16)*{id_reg_8} +-&gt; BYTE)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446">
            <text:p>11446</text:p>
          </table:table-cell>
        </table:table-row>
        <table:table-row table:style-name="ro2">
          <table:table-cell office:value-type="float" office:value="489">
            <text:p>489</text:p>
          </table:table-cell>
          <table:table-cell office:value-type="string">
            <text:p>/media/B_Resources/Z80_ProB/Z80.mch -init -p BOOL_AS_PREDICATE TRUE </text:p>
            <text:p>-p CLPFD TRUE </text:p>
            <text:p>-p MAXINT 65536 </text:p>
            <text:p>-p MININT -65536 </text:p>
            <text:p>-p TIME_OUT 50000 </text:p>
          </table:table-cell>
          <table:table-cell office:value-type="string">
            <text:p>Common</text:p>
          </table:table-cell>
          <table:table-cell office:value-type="string">
            <text:p>Full</text:p>
          </table:table-cell>
          <table:table-cell office:value-type="string">
            <text:p><text:s text:c="2"/>Unproved</text:p>
          </table:table-cell>
          <table:table-cell office:value-type="string">
            <text:p>(</text:p>
            <text:p><text:s text:c="2"/>(btrue &amp; aa: (1..16)*{id_reg_8} &amp; value: BYTE) &amp; </text:p>
            <text:p><text:s text:c="2"/>btrue</text:p>
            <text:p><text:s/>=&gt; </text:p>
            <text:p><text:s text:c="2"/>(dom(rgs8&lt;+{aa|-&gt;value}) = (1..16)*{id_reg_8})</text:p>
            <text:p>)</text:p>
          </table:table-cell>
          <table:table-cell office:value-type="string">
            <text:p>ERROR</text:p>
          </table:table-cell>
          <table:table-cell office:value-type="string">
            <text:p>INITIAL</text:p>
          </table:table-cell>
          <table:table-cell office:value-type="float" office:value="11591">
            <text:p>11591</text:p>
          </table:table-cell>
        </table:table-row>
        <table:table-row table:style-name="ro3">
          <table:table-cell office:value-type="string">
            <text:p>Number of verified with AtelierB:0</text:p>
          </table:table-cell>
          <table:table-cell office:value-type="string">
            <text:p>Number Of verified with A telierB not automatically:462</text:p>
          </table:table-cell>
          <table:table-cell office:value-type="string">
            <text:p>Number of verified with ProB automatically:0</text:p>
          </table:table-cell>
          <table:table-cell office:value-type="string">
            <text:p>Number of ProB disproved:0</text:p>
          </table:table-cell>
          <table:table-cell office:value-type="string">
            <text:p>Number of ProB errors:0</text:p>
          </table:table-cell>
          <table:table-cell office:value-type="string">
            <text:p>Number of total POs:462</text:p>
          </table:table-cell>
          <table:table-cell table:number-columns-repeated="3"/>
        </table:table-row>
        <table:table-row table:style-name="ro4">
          <table:table-cell table:number-columns-repeated="6"/>
          <table:table-cell table:formula="of:=COUNTIF([.G1:.G462];&quot;TRUE&quot;)" office:value-type="float" office:value="52">
            <text:p>52</text:p>
          </table:table-cell>
          <table:table-cell table:number-columns-repeated="2"/>
        </table:table-row>
        <table:table-row table:style-name="ro4">
          <table:table-cell table:number-columns-repeated="6"/>
          <table:table-cell table:formula="of:=COUNTIF([.G1:.G463];&quot;ERROR&quot;)" office:value-type="float" office:value="394">
            <text:p>394</text:p>
          </table:table-cell>
          <table:table-cell table:number-columns-repeated="2"/>
        </table:table-row>
        <table:table-row table:style-name="ro4">
          <table:table-cell table:number-columns-repeated="6"/>
          <table:table-cell table:formula="of:=COUNTIF([.G2:.G464];&quot;INITIAL&quot;)" office:value-type="float" office:value="16">
            <text:p>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3T21:08:27</dc:date>
    <meta:document-statistic meta:table-count="1" meta:cell-count="4167" meta:object-count="0"/>
    <meta:generator>LibreOffice/3.6$Linux_x86 LibreOffice_project/360m1$Build-2</meta:generator>
  </office:meta>
</office:document-meta>
</file>